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5" table:number-columns-repeated="16274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10-01T00:00:00" table:style-name="ce5">
            <text:p>2019/10/1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47157" table:style-name="ce6">
            <text:p>47,157<text:s/></text:p>
          </table:table-cell>
          <table:table-cell office:value-type="float" office:value="45910" table:style-name="ce6">
            <text:p>45,910<text:s/></text:p>
          </table:table-cell>
          <table:table-cell office:value-type="float" office:value="29004" table:style-name="ce6">
            <text:p>29,004<text:s/></text:p>
          </table:table-cell>
          <table:table-cell office:value-type="float" office:value="16538" table:style-name="ce6">
            <text:p>16,538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16681" table:style-name="ce6">
            <text:p>16,681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21156" table:style-name="ce6">
            <text:p>21,156<text:s/></text:p>
          </table:table-cell>
          <table:table-cell office:value-type="float" office:value="18998" table:style-name="ce6">
            <text:p>18,998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29914" table:style-name="ce6">
            <text:p>29,914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18143" table:style-name="ce6">
            <text:p>18,143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18689" table:style-name="ce6">
            <text:p>18,689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30736" table:style-name="ce6">
            <text:p>30,736<text:s/></text:p>
          </table:table-cell>
          <table:table-cell office:value-type="float" office:value="18795" table:style-name="ce6">
            <text:p>18,795<text:s/></text:p>
          </table:table-cell>
          <table:table-cell office:value-type="float" office:value="37062" table:style-name="ce6">
            <text:p>37,062<text:s/></text:p>
          </table:table-cell>
          <table:table-cell office:value-type="float" office:value="30174" table:style-name="ce6">
            <text:p>30,174<text:s/></text:p>
          </table:table-cell>
          <table:table-cell office:value-type="float" office:value="13256" table:style-name="ce6">
            <text:p>13,256<text:s/></text:p>
          </table:table-cell>
          <table:table-cell office:value-type="float" office:value="40443" table:style-name="ce6">
            <text:p>40,443<text:s/></text:p>
          </table:table-cell>
          <table:table-cell office:value-type="float" office:value="29672" table:style-name="ce6">
            <text:p>29,672<text:s/></text:p>
          </table:table-cell>
          <table:table-cell office:value-type="float" office:value="27574" table:style-name="ce6">
            <text:p>27,574<text:s/></text:p>
          </table:table-cell>
          <table:table-cell office:value-type="float" office:value="23386" table:style-name="ce6">
            <text:p>23,386<text:s/></text:p>
          </table:table-cell>
          <table:table-cell office:value-type="float" office:value="29131" table:style-name="ce6">
            <text:p>29,131<text:s/></text:p>
          </table:table-cell>
          <table:table-cell office:value-type="float" office:value="136312" table:style-name="ce6">
            <text:p>136,312<text:s/></text:p>
          </table:table-cell>
          <table:table-cell office:value-type="float" office:value="41896" table:style-name="ce6">
            <text:p>41,896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26000" table:style-name="ce6">
            <text:p>26,000<text:s/></text:p>
          </table:table-cell>
          <table:table-cell office:value-type="float" office:value="30144" table:style-name="ce6">
            <text:p>30,144<text:s/></text:p>
          </table:table-cell>
          <table:table-cell office:value-type="float" office:value="33724" table:style-name="ce6">
            <text:p>33,724<text:s/></text:p>
          </table:table-cell>
          <table:table-cell office:value-type="float" office:value="30840" table:style-name="ce6">
            <text:p>30,840<text:s/></text:p>
          </table:table-cell>
          <table:table-cell office:value-type="float" office:value="24552" table:style-name="ce6">
            <text:p>24,552<text:s/></text:p>
          </table:table-cell>
          <table:table-cell office:value-type="float" office:value="14090" table:style-name="ce6">
            <text:p>14,090<text:s/></text:p>
          </table:table-cell>
          <table:table-cell office:value-type="float" office:value="34835" table:style-name="ce6">
            <text:p>34,835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20965" table:style-name="ce6">
            <text:p>20,965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35541" table:style-name="ce6">
            <text:p>35,541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4286" table:style-name="ce6">
            <text:p>14,286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23839" table:style-name="ce6">
            <text:p>23,839<text:s/></text:p>
          </table:table-cell>
          <table:table-cell office:value-type="float" office:value="26511" table:style-name="ce6">
            <text:p>26,511<text:s/></text:p>
          </table:table-cell>
          <table:table-cell office:value-type="float" office:value="29108" table:style-name="ce6">
            <text:p>29,108<text:s/></text:p>
          </table:table-cell>
          <table:table-cell office:value-type="float" office:value="43582" table:style-name="ce6">
            <text:p>43,582<text:s/></text:p>
          </table:table-cell>
          <table:table-cell office:value-type="float" office:value="44634" table:style-name="ce6">
            <text:p>44,634<text:s/></text:p>
          </table:table-cell>
          <table:table-cell office:value-type="float" office:value="28162" table:style-name="ce6">
            <text:p>28,162<text:s/></text:p>
          </table:table-cell>
          <table:table-cell office:value-type="float" office:value="30509" table:style-name="ce6">
            <text:p>30,509<text:s/></text:p>
          </table:table-cell>
          <table:table-cell office:value-type="float" office:value="68053" table:style-name="ce6">
            <text:p>68,053<text:s/></text:p>
          </table:table-cell>
          <table:table-cell office:value-type="float" office:value="27209" table:style-name="ce6">
            <text:p>27,209<text:s/></text:p>
          </table:table-cell>
          <table:table-cell office:value-type="float" office:value="35085" table:style-name="ce6">
            <text:p>35,085<text:s/></text:p>
          </table:table-cell>
          <table:table-cell office:value-type="float" office:value="36666" table:style-name="ce6">
            <text:p>36,666<text:s/></text:p>
          </table:table-cell>
          <table:table-cell office:value-type="float" office:value="22652" table:style-name="ce6">
            <text:p>22,652<text:s/></text:p>
          </table:table-cell>
          <table:table-cell office:value-type="float" office:value="63916" table:style-name="ce6">
            <text:p>63,916<text:s/></text:p>
          </table:table-cell>
          <table:table-cell office:value-type="float" office:value="22453" table:style-name="ce6">
            <text:p>22,453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15829" table:style-name="ce6">
            <text:p>15,829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14258" table:style-name="ce6">
            <text:p>14,258<text:s/></text:p>
          </table:table-cell>
          <table:table-cell office:value-type="float" office:value="32595" table:style-name="ce6">
            <text:p>32,595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45101" table:style-name="ce6">
            <text:p>45,101<text:s/></text:p>
          </table:table-cell>
          <table:table-cell office:value-type="float" office:value="25629" table:style-name="ce6">
            <text:p>25,629<text:s/></text:p>
          </table:table-cell>
          <table:table-cell office:value-type="float" office:value="26937" table:style-name="ce6">
            <text:p>26,937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6651" table:style-name="ce6">
            <text:p>6,651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12545" table:style-name="ce6">
            <text:p>12,545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32635" table:style-name="ce6">
            <text:p>32,635<text:s/></text:p>
          </table:table-cell>
          <table:table-cell office:value-type="float" office:value="26950" table:style-name="ce6">
            <text:p>26,950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9804" table:style-name="ce6">
            <text:p>9,804<text:s/></text:p>
          </table:table-cell>
          <table:table-cell table:number-columns-repeated="16275"/>
        </table:table-row>
        <table:table-row table:style-name="ro2">
          <table:table-cell office:value-type="date" office:date-value="2019-10-02T00:00:00" table:style-name="ce5">
            <text:p>2019/10/2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46661" table:style-name="ce6">
            <text:p>46,661<text:s/></text:p>
          </table:table-cell>
          <table:table-cell office:value-type="float" office:value="46792" table:style-name="ce6">
            <text:p>46,792<text:s/></text:p>
          </table:table-cell>
          <table:table-cell office:value-type="float" office:value="29406" table:style-name="ce6">
            <text:p>29,406<text:s/></text:p>
          </table:table-cell>
          <table:table-cell office:value-type="float" office:value="16462" table:style-name="ce6">
            <text:p>16,462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16712" table:style-name="ce6">
            <text:p>16,712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20696" table:style-name="ce6">
            <text:p>20,696<text:s/></text:p>
          </table:table-cell>
          <table:table-cell office:value-type="float" office:value="18746" table:style-name="ce6">
            <text:p>18,746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30220" table:style-name="ce6">
            <text:p>30,220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17969" table:style-name="ce6">
            <text:p>17,969<text:s/></text:p>
          </table:table-cell>
          <table:table-cell office:value-type="float" office:value="23176" table:style-name="ce6">
            <text:p>23,176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30053" table:style-name="ce6">
            <text:p>30,053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37275" table:style-name="ce6">
            <text:p>37,275<text:s/></text:p>
          </table:table-cell>
          <table:table-cell office:value-type="float" office:value="31641" table:style-name="ce6">
            <text:p>31,641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40321" table:style-name="ce6">
            <text:p>40,321<text:s/></text:p>
          </table:table-cell>
          <table:table-cell office:value-type="float" office:value="29710" table:style-name="ce6">
            <text:p>29,710<text:s/></text:p>
          </table:table-cell>
          <table:table-cell office:value-type="float" office:value="27230" table:style-name="ce6">
            <text:p>27,230<text:s/></text:p>
          </table:table-cell>
          <table:table-cell office:value-type="float" office:value="23406" table:style-name="ce6">
            <text:p>23,406<text:s/></text:p>
          </table:table-cell>
          <table:table-cell office:value-type="float" office:value="29473" table:style-name="ce6">
            <text:p>29,473<text:s/></text:p>
          </table:table-cell>
          <table:table-cell office:value-type="float" office:value="139667" table:style-name="ce6">
            <text:p>139,667<text:s/></text:p>
          </table:table-cell>
          <table:table-cell office:value-type="float" office:value="42852" table:style-name="ce6">
            <text:p>42,852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26050" table:style-name="ce6">
            <text:p>26,050<text:s/></text:p>
          </table:table-cell>
          <table:table-cell office:value-type="float" office:value="30482" table:style-name="ce6">
            <text:p>30,482<text:s/></text:p>
          </table:table-cell>
          <table:table-cell office:value-type="float" office:value="34079" table:style-name="ce6">
            <text:p>34,079<text:s/></text:p>
          </table:table-cell>
          <table:table-cell office:value-type="float" office:value="31136" table:style-name="ce6">
            <text:p>31,136<text:s/></text:p>
          </table:table-cell>
          <table:table-cell office:value-type="float" office:value="25108" table:style-name="ce6">
            <text:p>25,108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35859" table:style-name="ce6">
            <text:p>35,859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21804" table:style-name="ce6">
            <text:p>21,804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15008" table:style-name="ce6">
            <text:p>15,008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36729" table:style-name="ce6">
            <text:p>36,729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24028" table:style-name="ce6">
            <text:p>24,028<text:s/></text:p>
          </table:table-cell>
          <table:table-cell office:value-type="float" office:value="26715" table:style-name="ce6">
            <text:p>26,715<text:s/></text:p>
          </table:table-cell>
          <table:table-cell office:value-type="float" office:value="29768" table:style-name="ce6">
            <text:p>29,768<text:s/></text:p>
          </table:table-cell>
          <table:table-cell office:value-type="float" office:value="44604" table:style-name="ce6">
            <text:p>44,604<text:s/></text:p>
          </table:table-cell>
          <table:table-cell office:value-type="float" office:value="45044" table:style-name="ce6">
            <text:p>45,044<text:s/></text:p>
          </table:table-cell>
          <table:table-cell office:value-type="float" office:value="28431" table:style-name="ce6">
            <text:p>28,431<text:s/></text:p>
          </table:table-cell>
          <table:table-cell office:value-type="float" office:value="30695" table:style-name="ce6">
            <text:p>30,695<text:s/></text:p>
          </table:table-cell>
          <table:table-cell office:value-type="float" office:value="69567" table:style-name="ce6">
            <text:p>69,567<text:s/></text:p>
          </table:table-cell>
          <table:table-cell office:value-type="float" office:value="27810" table:style-name="ce6">
            <text:p>27,810<text:s/></text:p>
          </table:table-cell>
          <table:table-cell office:value-type="float" office:value="35080" table:style-name="ce6">
            <text:p>35,080<text:s/></text:p>
          </table:table-cell>
          <table:table-cell office:value-type="float" office:value="37171" table:style-name="ce6">
            <text:p>37,171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65886" table:style-name="ce6">
            <text:p>65,886<text:s/></text:p>
          </table:table-cell>
          <table:table-cell office:value-type="float" office:value="22361" table:style-name="ce6">
            <text:p>22,361<text:s/></text:p>
          </table:table-cell>
          <table:table-cell office:value-type="float" office:value="17077" table:style-name="ce6">
            <text:p>17,077<text:s/></text:p>
          </table:table-cell>
          <table:table-cell office:value-type="float" office:value="15864" table:style-name="ce6">
            <text:p>15,864<text:s/></text:p>
          </table:table-cell>
          <table:table-cell office:value-type="float" office:value="19241" table:style-name="ce6">
            <text:p>19,241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32660" table:style-name="ce6">
            <text:p>32,660<text:s/></text:p>
          </table:table-cell>
          <table:table-cell office:value-type="float" office:value="20559" table:style-name="ce6">
            <text:p>20,559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45253" table:style-name="ce6">
            <text:p>45,253<text:s/></text:p>
          </table:table-cell>
          <table:table-cell office:value-type="float" office:value="25500" table:style-name="ce6">
            <text:p>25,500<text:s/></text:p>
          </table:table-cell>
          <table:table-cell office:value-type="float" office:value="27320" table:style-name="ce6">
            <text:p>27,320<text:s/></text:p>
          </table:table-cell>
          <table:table-cell office:value-type="float" office:value="25826" table:style-name="ce6">
            <text:p>25,826<text:s/></text:p>
          </table:table-cell>
          <table:table-cell office:value-type="float" office:value="15729" table:style-name="ce6">
            <text:p>15,729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6907" table:style-name="ce6">
            <text:p>6,907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19008" table:style-name="ce6">
            <text:p>19,008<text:s/></text:p>
          </table:table-cell>
          <table:table-cell office:value-type="float" office:value="32886" table:style-name="ce6">
            <text:p>32,886<text:s/></text:p>
          </table:table-cell>
          <table:table-cell office:value-type="float" office:value="28185" table:style-name="ce6">
            <text:p>28,185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9879" table:style-name="ce6">
            <text:p>9,879<text:s/></text:p>
          </table:table-cell>
          <table:table-cell table:number-columns-repeated="16275"/>
        </table:table-row>
        <table:table-row table:style-name="ro2">
          <table:table-cell office:value-type="date" office:date-value="2019-10-03T00:00:00" table:style-name="ce5">
            <text:p>2019/10/3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47450" table:style-name="ce6">
            <text:p>47,450<text:s/></text:p>
          </table:table-cell>
          <table:table-cell office:value-type="float" office:value="47432" table:style-name="ce6">
            <text:p>47,432<text:s/></text:p>
          </table:table-cell>
          <table:table-cell office:value-type="float" office:value="29432" table:style-name="ce6">
            <text:p>29,432<text:s/></text:p>
          </table:table-cell>
          <table:table-cell office:value-type="float" office:value="16221" table:style-name="ce6">
            <text:p>16,221<text:s/></text:p>
          </table:table-cell>
          <table:table-cell office:value-type="float" office:value="12731" table:style-name="ce6">
            <text:p>12,731<text:s/></text:p>
          </table:table-cell>
          <table:table-cell office:value-type="float" office:value="4495" table:style-name="ce6">
            <text:p>4,495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16456" table:style-name="ce6">
            <text:p>16,456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20530" table:style-name="ce6">
            <text:p>20,530<text:s/></text:p>
          </table:table-cell>
          <table:table-cell office:value-type="float" office:value="18500" table:style-name="ce6">
            <text:p>18,500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30111" table:style-name="ce6">
            <text:p>30,111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3272" table:style-name="ce6">
            <text:p>13,272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23303" table:style-name="ce6">
            <text:p>23,303<text:s/></text:p>
          </table:table-cell>
          <table:table-cell office:value-type="float" office:value="18876" table:style-name="ce6">
            <text:p>18,876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30270" table:style-name="ce6">
            <text:p>30,270<text:s/></text:p>
          </table:table-cell>
          <table:table-cell office:value-type="float" office:value="19129" table:style-name="ce6">
            <text:p>19,129<text:s/></text:p>
          </table:table-cell>
          <table:table-cell office:value-type="float" office:value="36906" table:style-name="ce6">
            <text:p>36,906<text:s/></text:p>
          </table:table-cell>
          <table:table-cell office:value-type="float" office:value="31133" table:style-name="ce6">
            <text:p>31,133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40510" table:style-name="ce6">
            <text:p>40,510<text:s/></text:p>
          </table:table-cell>
          <table:table-cell office:value-type="float" office:value="29754" table:style-name="ce6">
            <text:p>29,754<text:s/></text:p>
          </table:table-cell>
          <table:table-cell office:value-type="float" office:value="27696" table:style-name="ce6">
            <text:p>27,696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28720" table:style-name="ce6">
            <text:p>28,720<text:s/></text:p>
          </table:table-cell>
          <table:table-cell office:value-type="float" office:value="144662" table:style-name="ce6">
            <text:p>144,662<text:s/></text:p>
          </table:table-cell>
          <table:table-cell office:value-type="float" office:value="51416" table:style-name="ce6">
            <text:p>51,416<text:s/></text:p>
          </table:table-cell>
          <table:table-cell office:value-type="float" office:value="25940" table:style-name="ce6">
            <text:p>25,940<text:s/></text:p>
          </table:table-cell>
          <table:table-cell office:value-type="float" office:value="26135" table:style-name="ce6">
            <text:p>26,135<text:s/></text:p>
          </table:table-cell>
          <table:table-cell office:value-type="float" office:value="29714" table:style-name="ce6">
            <text:p>29,714<text:s/></text:p>
          </table:table-cell>
          <table:table-cell office:value-type="float" office:value="35578" table:style-name="ce6">
            <text:p>35,578<text:s/></text:p>
          </table:table-cell>
          <table:table-cell office:value-type="float" office:value="31849" table:style-name="ce6">
            <text:p>31,849<text:s/></text:p>
          </table:table-cell>
          <table:table-cell office:value-type="float" office:value="25209" table:style-name="ce6">
            <text:p>25,209<text:s/></text:p>
          </table:table-cell>
          <table:table-cell office:value-type="float" office:value="14270" table:style-name="ce6">
            <text:p>14,270<text:s/></text:p>
          </table:table-cell>
          <table:table-cell office:value-type="float" office:value="35721" table:style-name="ce6">
            <text:p>35,721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21422" table:style-name="ce6">
            <text:p>21,422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14545" table:style-name="ce6">
            <text:p>14,545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37507" table:style-name="ce6">
            <text:p>37,507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4629" table:style-name="ce6">
            <text:p>14,629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23696" table:style-name="ce6">
            <text:p>23,696<text:s/></text:p>
          </table:table-cell>
          <table:table-cell office:value-type="float" office:value="26351" table:style-name="ce6">
            <text:p>26,351<text:s/></text:p>
          </table:table-cell>
          <table:table-cell office:value-type="float" office:value="29511" table:style-name="ce6">
            <text:p>29,511<text:s/></text:p>
          </table:table-cell>
          <table:table-cell office:value-type="float" office:value="43969" table:style-name="ce6">
            <text:p>43,969<text:s/></text:p>
          </table:table-cell>
          <table:table-cell office:value-type="float" office:value="44945" table:style-name="ce6">
            <text:p>44,945<text:s/></text:p>
          </table:table-cell>
          <table:table-cell office:value-type="float" office:value="28436" table:style-name="ce6">
            <text:p>28,436<text:s/></text:p>
          </table:table-cell>
          <table:table-cell office:value-type="float" office:value="30619" table:style-name="ce6">
            <text:p>30,619<text:s/></text:p>
          </table:table-cell>
          <table:table-cell office:value-type="float" office:value="70434" table:style-name="ce6">
            <text:p>70,434<text:s/></text:p>
          </table:table-cell>
          <table:table-cell office:value-type="float" office:value="27226" table:style-name="ce6">
            <text:p>27,226<text:s/></text:p>
          </table:table-cell>
          <table:table-cell office:value-type="float" office:value="35069" table:style-name="ce6">
            <text:p>35,069<text:s/></text:p>
          </table:table-cell>
          <table:table-cell office:value-type="float" office:value="37724" table:style-name="ce6">
            <text:p>37,724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66452" table:style-name="ce6">
            <text:p>66,452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17081" table:style-name="ce6">
            <text:p>17,081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19238" table:style-name="ce6">
            <text:p>19,238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32677" table:style-name="ce6">
            <text:p>32,677<text:s/></text:p>
          </table:table-cell>
          <table:table-cell office:value-type="float" office:value="20843" table:style-name="ce6">
            <text:p>20,843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45400" table:style-name="ce6">
            <text:p>45,400<text:s/></text:p>
          </table:table-cell>
          <table:table-cell office:value-type="float" office:value="25933" table:style-name="ce6">
            <text:p>25,933<text:s/></text:p>
          </table:table-cell>
          <table:table-cell office:value-type="float" office:value="27461" table:style-name="ce6">
            <text:p>27,461<text:s/></text:p>
          </table:table-cell>
          <table:table-cell office:value-type="float" office:value="26321" table:style-name="ce6">
            <text:p>26,321<text:s/></text:p>
          </table:table-cell>
          <table:table-cell office:value-type="float" office:value="15779" table:style-name="ce6">
            <text:p>15,779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18024" table:style-name="ce6">
            <text:p>18,024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19267" table:style-name="ce6">
            <text:p>19,267<text:s/></text:p>
          </table:table-cell>
          <table:table-cell office:value-type="float" office:value="32717" table:style-name="ce6">
            <text:p>32,717<text:s/></text:p>
          </table:table-cell>
          <table:table-cell office:value-type="float" office:value="27971" table:style-name="ce6">
            <text:p>27,971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9840" table:style-name="ce6">
            <text:p>9,840<text:s/></text:p>
          </table:table-cell>
          <table:table-cell table:number-columns-repeated="16275"/>
        </table:table-row>
        <table:table-row table:style-name="ro2">
          <table:table-cell office:value-type="date" office:date-value="2019-10-04T00:00:00" table:style-name="ce5">
            <text:p>2019/10/4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16734" table:style-name="ce6">
            <text:p>16,734<text:s/></text:p>
          </table:table-cell>
          <table:table-cell office:value-type="float" office:value="49166" table:style-name="ce6">
            <text:p>49,166<text:s/></text:p>
          </table:table-cell>
          <table:table-cell office:value-type="float" office:value="51879" table:style-name="ce6">
            <text:p>51,879<text:s/></text:p>
          </table:table-cell>
          <table:table-cell office:value-type="float" office:value="30253" table:style-name="ce6">
            <text:p>30,253<text:s/></text:p>
          </table:table-cell>
          <table:table-cell office:value-type="float" office:value="16461" table:style-name="ce6">
            <text:p>16,461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16510" table:style-name="ce6">
            <text:p>16,510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20593" table:style-name="ce6">
            <text:p>20,593<text:s/></text:p>
          </table:table-cell>
          <table:table-cell office:value-type="float" office:value="18680" table:style-name="ce6">
            <text:p>18,680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30623" table:style-name="ce6">
            <text:p>30,623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13562" table:style-name="ce6">
            <text:p>13,562<text:s/></text:p>
          </table:table-cell>
          <table:table-cell office:value-type="float" office:value="18621" table:style-name="ce6">
            <text:p>18,621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33185" table:style-name="ce6">
            <text:p>33,185<text:s/></text:p>
          </table:table-cell>
          <table:table-cell office:value-type="float" office:value="20509" table:style-name="ce6">
            <text:p>20,509<text:s/></text:p>
          </table:table-cell>
          <table:table-cell office:value-type="float" office:value="37986" table:style-name="ce6">
            <text:p>37,986<text:s/></text:p>
          </table:table-cell>
          <table:table-cell office:value-type="float" office:value="34854" table:style-name="ce6">
            <text:p>34,854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41464" table:style-name="ce6">
            <text:p>41,464<text:s/></text:p>
          </table:table-cell>
          <table:table-cell office:value-type="float" office:value="30852" table:style-name="ce6">
            <text:p>30,852<text:s/></text:p>
          </table:table-cell>
          <table:table-cell office:value-type="float" office:value="27913" table:style-name="ce6">
            <text:p>27,913<text:s/></text:p>
          </table:table-cell>
          <table:table-cell office:value-type="float" office:value="23534" table:style-name="ce6">
            <text:p>23,534<text:s/></text:p>
          </table:table-cell>
          <table:table-cell office:value-type="float" office:value="28733" table:style-name="ce6">
            <text:p>28,733<text:s/></text:p>
          </table:table-cell>
          <table:table-cell office:value-type="float" office:value="164606" table:style-name="ce6">
            <text:p>164,606<text:s/></text:p>
          </table:table-cell>
          <table:table-cell office:value-type="float" office:value="55070" table:style-name="ce6">
            <text:p>55,070<text:s/></text:p>
          </table:table-cell>
          <table:table-cell office:value-type="float" office:value="26874" table:style-name="ce6">
            <text:p>26,874<text:s/></text:p>
          </table:table-cell>
          <table:table-cell office:value-type="float" office:value="27022" table:style-name="ce6">
            <text:p>27,022<text:s/></text:p>
          </table:table-cell>
          <table:table-cell office:value-type="float" office:value="30706" table:style-name="ce6">
            <text:p>30,706<text:s/></text:p>
          </table:table-cell>
          <table:table-cell office:value-type="float" office:value="37624" table:style-name="ce6">
            <text:p>37,624<text:s/></text:p>
          </table:table-cell>
          <table:table-cell office:value-type="float" office:value="32600" table:style-name="ce6">
            <text:p>32,600<text:s/></text:p>
          </table:table-cell>
          <table:table-cell office:value-type="float" office:value="26258" table:style-name="ce6">
            <text:p>26,258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36222" table:style-name="ce6">
            <text:p>36,222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14443" table:style-name="ce6">
            <text:p>14,443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38538" table:style-name="ce6">
            <text:p>38,538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26527" table:style-name="ce6">
            <text:p>26,527<text:s/></text:p>
          </table:table-cell>
          <table:table-cell office:value-type="float" office:value="31441" table:style-name="ce6">
            <text:p>31,441<text:s/></text:p>
          </table:table-cell>
          <table:table-cell office:value-type="float" office:value="47044" table:style-name="ce6">
            <text:p>47,044<text:s/></text:p>
          </table:table-cell>
          <table:table-cell office:value-type="float" office:value="45668" table:style-name="ce6">
            <text:p>45,668<text:s/></text:p>
          </table:table-cell>
          <table:table-cell office:value-type="float" office:value="28723" table:style-name="ce6">
            <text:p>28,723<text:s/></text:p>
          </table:table-cell>
          <table:table-cell office:value-type="float" office:value="31983" table:style-name="ce6">
            <text:p>31,983<text:s/></text:p>
          </table:table-cell>
          <table:table-cell office:value-type="float" office:value="79981" table:style-name="ce6">
            <text:p>79,981<text:s/></text:p>
          </table:table-cell>
          <table:table-cell office:value-type="float" office:value="28009" table:style-name="ce6">
            <text:p>28,009<text:s/></text:p>
          </table:table-cell>
          <table:table-cell office:value-type="float" office:value="38549" table:style-name="ce6">
            <text:p>38,549<text:s/></text:p>
          </table:table-cell>
          <table:table-cell office:value-type="float" office:value="41600" table:style-name="ce6">
            <text:p>41,600<text:s/></text:p>
          </table:table-cell>
          <table:table-cell office:value-type="float" office:value="26127" table:style-name="ce6">
            <text:p>26,127<text:s/></text:p>
          </table:table-cell>
          <table:table-cell office:value-type="float" office:value="72176" table:style-name="ce6">
            <text:p>72,176<text:s/></text:p>
          </table:table-cell>
          <table:table-cell office:value-type="float" office:value="22786" table:style-name="ce6">
            <text:p>22,786<text:s/></text:p>
          </table:table-cell>
          <table:table-cell office:value-type="float" office:value="17941" table:style-name="ce6">
            <text:p>17,941<text:s/></text:p>
          </table:table-cell>
          <table:table-cell office:value-type="float" office:value="16293" table:style-name="ce6">
            <text:p>16,293<text:s/></text:p>
          </table:table-cell>
          <table:table-cell office:value-type="float" office:value="21195" table:style-name="ce6">
            <text:p>21,195<text:s/></text:p>
          </table:table-cell>
          <table:table-cell office:value-type="float" office:value="14727" table:style-name="ce6">
            <text:p>14,727<text:s/></text:p>
          </table:table-cell>
          <table:table-cell office:value-type="float" office:value="37096" table:style-name="ce6">
            <text:p>37,096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15231" table:style-name="ce6">
            <text:p>15,231<text:s/></text:p>
          </table:table-cell>
          <table:table-cell office:value-type="float" office:value="46699" table:style-name="ce6">
            <text:p>46,699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28586" table:style-name="ce6">
            <text:p>28,586<text:s/></text:p>
          </table:table-cell>
          <table:table-cell office:value-type="float" office:value="27543" table:style-name="ce6">
            <text:p>27,543<text:s/></text:p>
          </table:table-cell>
          <table:table-cell office:value-type="float" office:value="15932" table:style-name="ce6">
            <text:p>15,932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21333" table:style-name="ce6">
            <text:p>21,333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20283" table:style-name="ce6">
            <text:p>20,283<text:s/></text:p>
          </table:table-cell>
          <table:table-cell office:value-type="float" office:value="33802" table:style-name="ce6">
            <text:p>33,802<text:s/></text:p>
          </table:table-cell>
          <table:table-cell office:value-type="float" office:value="29717" table:style-name="ce6">
            <text:p>29,717<text:s/></text:p>
          </table:table-cell>
          <table:table-cell office:value-type="float" office:value="15104" table:style-name="ce6">
            <text:p>15,104<text:s/></text:p>
          </table:table-cell>
          <table:table-cell office:value-type="float" office:value="13733" table:style-name="ce6">
            <text:p>13,733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13434" table:style-name="ce6">
            <text:p>13,434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0197" table:style-name="ce6">
            <text:p>10,197<text:s/></text:p>
          </table:table-cell>
          <table:table-cell table:number-columns-repeated="16275"/>
        </table:table-row>
        <table:table-row table:style-name="ro2">
          <table:table-cell office:value-type="date" office:date-value="2019-10-05T00:00:00" table:style-name="ce5">
            <text:p>2019/10/5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15486" table:style-name="ce6">
            <text:p>15,486<text:s/></text:p>
          </table:table-cell>
          <table:table-cell office:value-type="float" office:value="45379" table:style-name="ce6">
            <text:p>45,379<text:s/></text:p>
          </table:table-cell>
          <table:table-cell office:value-type="float" office:value="58694" table:style-name="ce6">
            <text:p>58,694<text:s/></text:p>
          </table:table-cell>
          <table:table-cell office:value-type="float" office:value="27701" table:style-name="ce6">
            <text:p>27,701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14726" table:style-name="ce6">
            <text:p>14,726<text:s/></text:p>
          </table:table-cell>
          <table:table-cell office:value-type="float" office:value="41062" table:style-name="ce6">
            <text:p>41,062<text:s/></text:p>
          </table:table-cell>
          <table:table-cell office:value-type="float" office:value="16412" table:style-name="ce6">
            <text:p>16,412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26165" table:style-name="ce6">
            <text:p>26,165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7487" table:style-name="ce6">
            <text:p>17,487<text:s/></text:p>
          </table:table-cell>
          <table:table-cell office:value-type="float" office:value="20836" table:style-name="ce6">
            <text:p>20,836<text:s/></text:p>
          </table:table-cell>
          <table:table-cell office:value-type="float" office:value="18183" table:style-name="ce6">
            <text:p>18,183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34309" table:style-name="ce6">
            <text:p>34,309<text:s/></text:p>
          </table:table-cell>
          <table:table-cell office:value-type="float" office:value="20132" table:style-name="ce6">
            <text:p>20,132<text:s/></text:p>
          </table:table-cell>
          <table:table-cell office:value-type="float" office:value="33101" table:style-name="ce6">
            <text:p>33,101<text:s/></text:p>
          </table:table-cell>
          <table:table-cell office:value-type="float" office:value="37031" table:style-name="ce6">
            <text:p>37,031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40000" table:style-name="ce6">
            <text:p>40,000<text:s/></text:p>
          </table:table-cell>
          <table:table-cell office:value-type="float" office:value="28904" table:style-name="ce6">
            <text:p>28,904<text:s/></text:p>
          </table:table-cell>
          <table:table-cell office:value-type="float" office:value="25629" table:style-name="ce6">
            <text:p>25,629<text:s/></text:p>
          </table:table-cell>
          <table:table-cell office:value-type="float" office:value="22224" table:style-name="ce6">
            <text:p>22,224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171944" table:style-name="ce6">
            <text:p>171,944<text:s/></text:p>
          </table:table-cell>
          <table:table-cell office:value-type="float" office:value="63083" table:style-name="ce6">
            <text:p>63,083<text:s/></text:p>
          </table:table-cell>
          <table:table-cell office:value-type="float" office:value="25028" table:style-name="ce6">
            <text:p>25,028<text:s/></text:p>
          </table:table-cell>
          <table:table-cell office:value-type="float" office:value="25593" table:style-name="ce6">
            <text:p>25,593<text:s/></text:p>
          </table:table-cell>
          <table:table-cell office:value-type="float" office:value="33767" table:style-name="ce6">
            <text:p>33,767<text:s/></text:p>
          </table:table-cell>
          <table:table-cell office:value-type="float" office:value="37479" table:style-name="ce6">
            <text:p>37,479<text:s/></text:p>
          </table:table-cell>
          <table:table-cell office:value-type="float" office:value="30698" table:style-name="ce6">
            <text:p>30,698<text:s/></text:p>
          </table:table-cell>
          <table:table-cell office:value-type="float" office:value="24100" table:style-name="ce6">
            <text:p>24,100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30990" table:style-name="ce6">
            <text:p>30,990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41866" table:style-name="ce6">
            <text:p>41,866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14749" table:style-name="ce6">
            <text:p>14,749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21842" table:style-name="ce6">
            <text:p>21,842<text:s/></text:p>
          </table:table-cell>
          <table:table-cell office:value-type="float" office:value="31600" table:style-name="ce6">
            <text:p>31,600<text:s/></text:p>
          </table:table-cell>
          <table:table-cell office:value-type="float" office:value="48716" table:style-name="ce6">
            <text:p>48,716<text:s/></text:p>
          </table:table-cell>
          <table:table-cell office:value-type="float" office:value="41293" table:style-name="ce6">
            <text:p>41,293<text:s/></text:p>
          </table:table-cell>
          <table:table-cell office:value-type="float" office:value="27362" table:style-name="ce6">
            <text:p>27,362<text:s/></text:p>
          </table:table-cell>
          <table:table-cell office:value-type="float" office:value="33199" table:style-name="ce6">
            <text:p>33,199<text:s/></text:p>
          </table:table-cell>
          <table:table-cell office:value-type="float" office:value="95591" table:style-name="ce6">
            <text:p>95,591<text:s/></text:p>
          </table:table-cell>
          <table:table-cell office:value-type="float" office:value="24690" table:style-name="ce6">
            <text:p>24,690<text:s/></text:p>
          </table:table-cell>
          <table:table-cell office:value-type="float" office:value="36617" table:style-name="ce6">
            <text:p>36,617<text:s/></text:p>
          </table:table-cell>
          <table:table-cell office:value-type="float" office:value="42327" table:style-name="ce6">
            <text:p>42,327<text:s/></text:p>
          </table:table-cell>
          <table:table-cell office:value-type="float" office:value="27594" table:style-name="ce6">
            <text:p>27,594<text:s/></text:p>
          </table:table-cell>
          <table:table-cell office:value-type="float" office:value="73990" table:style-name="ce6">
            <text:p>73,990<text:s/></text:p>
          </table:table-cell>
          <table:table-cell office:value-type="float" office:value="21754" table:style-name="ce6">
            <text:p>21,754<text:s/></text:p>
          </table:table-cell>
          <table:table-cell office:value-type="float" office:value="16886" table:style-name="ce6">
            <text:p>16,886<text:s/></text:p>
          </table:table-cell>
          <table:table-cell office:value-type="float" office:value="14565" table:style-name="ce6">
            <text:p>14,565<text:s/></text:p>
          </table:table-cell>
          <table:table-cell office:value-type="float" office:value="20579" table:style-name="ce6">
            <text:p>20,579<text:s/></text:p>
          </table:table-cell>
          <table:table-cell office:value-type="float" office:value="14647" table:style-name="ce6">
            <text:p>14,647<text:s/></text:p>
          </table:table-cell>
          <table:table-cell office:value-type="float" office:value="39183" table:style-name="ce6">
            <text:p>39,183<text:s/></text:p>
          </table:table-cell>
          <table:table-cell office:value-type="float" office:value="20706" table:style-name="ce6">
            <text:p>20,706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6367" table:style-name="ce6">
            <text:p>16,367<text:s/></text:p>
          </table:table-cell>
          <table:table-cell office:value-type="float" office:value="41692" table:style-name="ce6">
            <text:p>41,692<text:s/></text:p>
          </table:table-cell>
          <table:table-cell office:value-type="float" office:value="30427" table:style-name="ce6">
            <text:p>30,427<text:s/></text:p>
          </table:table-cell>
          <table:table-cell office:value-type="float" office:value="26578" table:style-name="ce6">
            <text:p>26,578<text:s/></text:p>
          </table:table-cell>
          <table:table-cell office:value-type="float" office:value="27087" table:style-name="ce6">
            <text:p>27,087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33154" table:style-name="ce6">
            <text:p>33,154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14096" table:style-name="ce6">
            <text:p>14,096<text:s/></text:p>
          </table:table-cell>
          <table:table-cell office:value-type="float" office:value="19544" table:style-name="ce6">
            <text:p>19,544<text:s/></text:p>
          </table:table-cell>
          <table:table-cell office:value-type="float" office:value="31296" table:style-name="ce6">
            <text:p>31,296<text:s/></text:p>
          </table:table-cell>
          <table:table-cell office:value-type="float" office:value="31336" table:style-name="ce6">
            <text:p>31,336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9742" table:style-name="ce6">
            <text:p>9,742<text:s/></text:p>
          </table:table-cell>
          <table:table-cell table:number-columns-repeated="16275"/>
        </table:table-row>
        <table:table-row table:style-name="ro2">
          <table:table-cell office:value-type="date" office:date-value="2019-10-06T00:00:00" table:style-name="ce5">
            <text:p>2019/10/6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21912" table:style-name="ce6">
            <text:p>21,912<text:s/></text:p>
          </table:table-cell>
          <table:table-cell office:value-type="float" office:value="41525" table:style-name="ce6">
            <text:p>41,525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14875" table:style-name="ce6">
            <text:p>14,875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29522" table:style-name="ce6">
            <text:p>29,522<text:s/></text:p>
          </table:table-cell>
          <table:table-cell office:value-type="float" office:value="16086" table:style-name="ce6">
            <text:p>16,086<text:s/></text:p>
          </table:table-cell>
          <table:table-cell office:value-type="float" office:value="23813" table:style-name="ce6">
            <text:p>23,813<text:s/></text:p>
          </table:table-cell>
          <table:table-cell office:value-type="float" office:value="29050" table:style-name="ce6">
            <text:p>29,050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30101" table:style-name="ce6">
            <text:p>30,101<text:s/></text:p>
          </table:table-cell>
          <table:table-cell office:value-type="float" office:value="21674" table:style-name="ce6">
            <text:p>21,674<text:s/></text:p>
          </table:table-cell>
          <table:table-cell office:value-type="float" office:value="18548" table:style-name="ce6">
            <text:p>18,548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62346" table:style-name="ce6">
            <text:p>162,346<text:s/></text:p>
          </table:table-cell>
          <table:table-cell office:value-type="float" office:value="51013" table:style-name="ce6">
            <text:p>51,013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19561" table:style-name="ce6">
            <text:p>19,561<text:s/></text:p>
          </table:table-cell>
          <table:table-cell office:value-type="float" office:value="27020" table:style-name="ce6">
            <text:p>27,020<text:s/></text:p>
          </table:table-cell>
          <table:table-cell office:value-type="float" office:value="32477" table:style-name="ce6">
            <text:p>32,477<text:s/></text:p>
          </table:table-cell>
          <table:table-cell office:value-type="float" office:value="25664" table:style-name="ce6">
            <text:p>25,664<text:s/></text:p>
          </table:table-cell>
          <table:table-cell office:value-type="float" office:value="21409" table:style-name="ce6">
            <text:p>21,409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23519" table:style-name="ce6">
            <text:p>23,519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11374" table:style-name="ce6">
            <text:p>11,374<text:s/></text:p>
          </table:table-cell>
          <table:table-cell office:value-type="float" office:value="43425" table:style-name="ce6">
            <text:p>43,425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14384" table:style-name="ce6">
            <text:p>14,384<text:s/></text:p>
          </table:table-cell>
          <table:table-cell office:value-type="float" office:value="24509" table:style-name="ce6">
            <text:p>24,509<text:s/></text:p>
          </table:table-cell>
          <table:table-cell office:value-type="float" office:value="39624" table:style-name="ce6">
            <text:p>39,624<text:s/></text:p>
          </table:table-cell>
          <table:table-cell office:value-type="float" office:value="29585" table:style-name="ce6">
            <text:p>29,585<text:s/></text:p>
          </table:table-cell>
          <table:table-cell office:value-type="float" office:value="19823" table:style-name="ce6">
            <text:p>19,823<text:s/></text:p>
          </table:table-cell>
          <table:table-cell office:value-type="float" office:value="28677" table:style-name="ce6">
            <text:p>28,677<text:s/></text:p>
          </table:table-cell>
          <table:table-cell office:value-type="float" office:value="80766" table:style-name="ce6">
            <text:p>80,766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31377" table:style-name="ce6">
            <text:p>31,377<text:s/></text:p>
          </table:table-cell>
          <table:table-cell office:value-type="float" office:value="28669" table:style-name="ce6">
            <text:p>28,669<text:s/></text:p>
          </table:table-cell>
          <table:table-cell office:value-type="float" office:value="17114" table:style-name="ce6">
            <text:p>17,114<text:s/></text:p>
          </table:table-cell>
          <table:table-cell office:value-type="float" office:value="51802" table:style-name="ce6">
            <text:p>51,802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8799" table:style-name="ce6">
            <text:p>8,799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30738" table:style-name="ce6">
            <text:p>30,738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18958" table:style-name="ce6">
            <text:p>18,958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8310" table:style-name="ce6">
            <text:p>18,310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37465" table:style-name="ce6">
            <text:p>37,465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12952" table:style-name="ce6">
            <text:p>12,952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7484" table:style-name="ce6">
            <text:p>7,484<text:s/></text:p>
          </table:table-cell>
          <table:table-cell table:number-columns-repeated="16275"/>
        </table:table-row>
        <table:table-row table:style-name="ro2">
          <table:table-cell office:value-type="date" office:date-value="2019-10-07T00:00:00" table:style-name="ce5">
            <text:p>2019/10/7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15441" table:style-name="ce6">
            <text:p>15,441<text:s/></text:p>
          </table:table-cell>
          <table:table-cell office:value-type="float" office:value="44979" table:style-name="ce6">
            <text:p>44,979<text:s/></text:p>
          </table:table-cell>
          <table:table-cell office:value-type="float" office:value="44186" table:style-name="ce6">
            <text:p>44,186<text:s/></text:p>
          </table:table-cell>
          <table:table-cell office:value-type="float" office:value="28257" table:style-name="ce6">
            <text:p>28,257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15822" table:style-name="ce6">
            <text:p>15,822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18056" table:style-name="ce6">
            <text:p>18,056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33040" table:style-name="ce6">
            <text:p>33,040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17829" table:style-name="ce6">
            <text:p>17,829<text:s/></text:p>
          </table:table-cell>
          <table:table-cell office:value-type="float" office:value="22816" table:style-name="ce6">
            <text:p>22,816<text:s/></text:p>
          </table:table-cell>
          <table:table-cell office:value-type="float" office:value="18395" table:style-name="ce6">
            <text:p>18,395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29084" table:style-name="ce6">
            <text:p>29,084<text:s/></text:p>
          </table:table-cell>
          <table:table-cell office:value-type="float" office:value="17876" table:style-name="ce6">
            <text:p>17,876<text:s/></text:p>
          </table:table-cell>
          <table:table-cell office:value-type="float" office:value="35156" table:style-name="ce6">
            <text:p>35,156<text:s/></text:p>
          </table:table-cell>
          <table:table-cell office:value-type="float" office:value="28209" table:style-name="ce6">
            <text:p>28,209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39497" table:style-name="ce6">
            <text:p>39,497<text:s/></text:p>
          </table:table-cell>
          <table:table-cell office:value-type="float" office:value="28402" table:style-name="ce6">
            <text:p>28,402<text:s/></text:p>
          </table:table-cell>
          <table:table-cell office:value-type="float" office:value="26897" table:style-name="ce6">
            <text:p>26,897<text:s/></text:p>
          </table:table-cell>
          <table:table-cell office:value-type="float" office:value="22964" table:style-name="ce6">
            <text:p>22,964<text:s/></text:p>
          </table:table-cell>
          <table:table-cell office:value-type="float" office:value="28479" table:style-name="ce6">
            <text:p>28,479<text:s/></text:p>
          </table:table-cell>
          <table:table-cell office:value-type="float" office:value="141399" table:style-name="ce6">
            <text:p>141,399<text:s/></text:p>
          </table:table-cell>
          <table:table-cell office:value-type="float" office:value="43641" table:style-name="ce6">
            <text:p>43,641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25222" table:style-name="ce6">
            <text:p>25,222<text:s/></text:p>
          </table:table-cell>
          <table:table-cell office:value-type="float" office:value="27617" table:style-name="ce6">
            <text:p>27,617<text:s/></text:p>
          </table:table-cell>
          <table:table-cell office:value-type="float" office:value="32318" table:style-name="ce6">
            <text:p>32,318<text:s/></text:p>
          </table:table-cell>
          <table:table-cell office:value-type="float" office:value="29133" table:style-name="ce6">
            <text:p>29,133<text:s/></text:p>
          </table:table-cell>
          <table:table-cell office:value-type="float" office:value="23675" table:style-name="ce6">
            <text:p>23,675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34759" table:style-name="ce6">
            <text:p>34,759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20487" table:style-name="ce6">
            <text:p>20,487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14411" table:style-name="ce6">
            <text:p>14,411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12100" table:style-name="ce6">
            <text:p>12,100<text:s/></text:p>
          </table:table-cell>
          <table:table-cell office:value-type="float" office:value="37802" table:style-name="ce6">
            <text:p>37,802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23178" table:style-name="ce6">
            <text:p>23,178<text:s/></text:p>
          </table:table-cell>
          <table:table-cell office:value-type="float" office:value="25620" table:style-name="ce6">
            <text:p>25,620<text:s/></text:p>
          </table:table-cell>
          <table:table-cell office:value-type="float" office:value="28066" table:style-name="ce6">
            <text:p>28,066<text:s/></text:p>
          </table:table-cell>
          <table:table-cell office:value-type="float" office:value="43308" table:style-name="ce6">
            <text:p>43,308<text:s/></text:p>
          </table:table-cell>
          <table:table-cell office:value-type="float" office:value="43333" table:style-name="ce6">
            <text:p>43,333<text:s/></text:p>
          </table:table-cell>
          <table:table-cell office:value-type="float" office:value="27379" table:style-name="ce6">
            <text:p>27,379<text:s/></text:p>
          </table:table-cell>
          <table:table-cell office:value-type="float" office:value="29979" table:style-name="ce6">
            <text:p>29,979<text:s/></text:p>
          </table:table-cell>
          <table:table-cell office:value-type="float" office:value="65651" table:style-name="ce6">
            <text:p>65,651<text:s/></text:p>
          </table:table-cell>
          <table:table-cell office:value-type="float" office:value="25433" table:style-name="ce6">
            <text:p>25,433<text:s/></text:p>
          </table:table-cell>
          <table:table-cell office:value-type="float" office:value="33993" table:style-name="ce6">
            <text:p>33,993<text:s/></text:p>
          </table:table-cell>
          <table:table-cell office:value-type="float" office:value="35175" table:style-name="ce6">
            <text:p>35,175<text:s/></text:p>
          </table:table-cell>
          <table:table-cell office:value-type="float" office:value="22203" table:style-name="ce6">
            <text:p>22,203<text:s/></text:p>
          </table:table-cell>
          <table:table-cell office:value-type="float" office:value="63863" table:style-name="ce6">
            <text:p>63,863<text:s/></text:p>
          </table:table-cell>
          <table:table-cell office:value-type="float" office:value="20987" table:style-name="ce6">
            <text:p>20,987<text:s/></text:p>
          </table:table-cell>
          <table:table-cell office:value-type="float" office:value="16871" table:style-name="ce6">
            <text:p>16,871<text:s/></text:p>
          </table:table-cell>
          <table:table-cell office:value-type="float" office:value="15911" table:style-name="ce6">
            <text:p>15,911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32110" table:style-name="ce6">
            <text:p>32,110<text:s/></text:p>
          </table:table-cell>
          <table:table-cell office:value-type="float" office:value="19479" table:style-name="ce6">
            <text:p>19,479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42938" table:style-name="ce6">
            <text:p>42,938<text:s/></text:p>
          </table:table-cell>
          <table:table-cell office:value-type="float" office:value="24381" table:style-name="ce6">
            <text:p>24,381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24572" table:style-name="ce6">
            <text:p>24,572<text:s/></text:p>
          </table:table-cell>
          <table:table-cell office:value-type="float" office:value="15571" table:style-name="ce6">
            <text:p>15,571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8069" table:style-name="ce6">
            <text:p>18,069<text:s/></text:p>
          </table:table-cell>
          <table:table-cell office:value-type="float" office:value="30942" table:style-name="ce6">
            <text:p>30,942<text:s/></text:p>
          </table:table-cell>
          <table:table-cell office:value-type="float" office:value="25836" table:style-name="ce6">
            <text:p>25,836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9525" table:style-name="ce6">
            <text:p>9,525<text:s/></text:p>
          </table:table-cell>
          <table:table-cell table:number-columns-repeated="16275"/>
        </table:table-row>
        <table:table-row table:style-name="ro2">
          <table:table-cell office:value-type="date" office:date-value="2019-10-08T00:00:00" table:style-name="ce5">
            <text:p>2019/10/8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15777" table:style-name="ce6">
            <text:p>15,777<text:s/></text:p>
          </table:table-cell>
          <table:table-cell office:value-type="float" office:value="46237" table:style-name="ce6">
            <text:p>46,237<text:s/></text:p>
          </table:table-cell>
          <table:table-cell office:value-type="float" office:value="46144" table:style-name="ce6">
            <text:p>46,144<text:s/></text:p>
          </table:table-cell>
          <table:table-cell office:value-type="float" office:value="28733" table:style-name="ce6">
            <text:p>28,733<text:s/></text:p>
          </table:table-cell>
          <table:table-cell office:value-type="float" office:value="16074" table:style-name="ce6">
            <text:p>16,074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16772" table:style-name="ce6">
            <text:p>16,772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34713" table:style-name="ce6">
            <text:p>34,713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17775" table:style-name="ce6">
            <text:p>17,775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18852" table:style-name="ce6">
            <text:p>18,852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29654" table:style-name="ce6">
            <text:p>29,654<text:s/></text:p>
          </table:table-cell>
          <table:table-cell office:value-type="float" office:value="18432" table:style-name="ce6">
            <text:p>18,432<text:s/></text:p>
          </table:table-cell>
          <table:table-cell office:value-type="float" office:value="36197" table:style-name="ce6">
            <text:p>36,197<text:s/></text:p>
          </table:table-cell>
          <table:table-cell office:value-type="float" office:value="30830" table:style-name="ce6">
            <text:p>30,830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40173" table:style-name="ce6">
            <text:p>40,173<text:s/></text:p>
          </table:table-cell>
          <table:table-cell office:value-type="float" office:value="29196" table:style-name="ce6">
            <text:p>29,196<text:s/></text:p>
          </table:table-cell>
          <table:table-cell office:value-type="float" office:value="27383" table:style-name="ce6">
            <text:p>27,383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30403" table:style-name="ce6">
            <text:p>30,403<text:s/></text:p>
          </table:table-cell>
          <table:table-cell office:value-type="float" office:value="144358" table:style-name="ce6">
            <text:p>144,358<text:s/></text:p>
          </table:table-cell>
          <table:table-cell office:value-type="float" office:value="43972" table:style-name="ce6">
            <text:p>43,972<text:s/></text:p>
          </table:table-cell>
          <table:table-cell office:value-type="float" office:value="25427" table:style-name="ce6">
            <text:p>25,427<text:s/></text:p>
          </table:table-cell>
          <table:table-cell office:value-type="float" office:value="25735" table:style-name="ce6">
            <text:p>25,735<text:s/></text:p>
          </table:table-cell>
          <table:table-cell office:value-type="float" office:value="29331" table:style-name="ce6">
            <text:p>29,331<text:s/></text:p>
          </table:table-cell>
          <table:table-cell office:value-type="float" office:value="33010" table:style-name="ce6">
            <text:p>33,010<text:s/></text:p>
          </table:table-cell>
          <table:table-cell office:value-type="float" office:value="29944" table:style-name="ce6">
            <text:p>29,944<text:s/></text:p>
          </table:table-cell>
          <table:table-cell office:value-type="float" office:value="24773" table:style-name="ce6">
            <text:p>24,773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35254" table:style-name="ce6">
            <text:p>35,254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21122" table:style-name="ce6">
            <text:p>21,122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35811" table:style-name="ce6">
            <text:p>35,811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14635" table:style-name="ce6">
            <text:p>14,635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23742" table:style-name="ce6">
            <text:p>23,742<text:s/></text:p>
          </table:table-cell>
          <table:table-cell office:value-type="float" office:value="26600" table:style-name="ce6">
            <text:p>26,600<text:s/></text:p>
          </table:table-cell>
          <table:table-cell office:value-type="float" office:value="29328" table:style-name="ce6">
            <text:p>29,328<text:s/></text:p>
          </table:table-cell>
          <table:table-cell office:value-type="float" office:value="45348" table:style-name="ce6">
            <text:p>45,348<text:s/></text:p>
          </table:table-cell>
          <table:table-cell office:value-type="float" office:value="44393" table:style-name="ce6">
            <text:p>44,393<text:s/></text:p>
          </table:table-cell>
          <table:table-cell office:value-type="float" office:value="27970" table:style-name="ce6">
            <text:p>27,970<text:s/></text:p>
          </table:table-cell>
          <table:table-cell office:value-type="float" office:value="30771" table:style-name="ce6">
            <text:p>30,771<text:s/></text:p>
          </table:table-cell>
          <table:table-cell office:value-type="float" office:value="68659" table:style-name="ce6">
            <text:p>68,659<text:s/></text:p>
          </table:table-cell>
          <table:table-cell office:value-type="float" office:value="26125" table:style-name="ce6">
            <text:p>26,125<text:s/></text:p>
          </table:table-cell>
          <table:table-cell office:value-type="float" office:value="34544" table:style-name="ce6">
            <text:p>34,544<text:s/></text:p>
          </table:table-cell>
          <table:table-cell office:value-type="float" office:value="36914" table:style-name="ce6">
            <text:p>36,914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64310" table:style-name="ce6">
            <text:p>64,310<text:s/></text:p>
          </table:table-cell>
          <table:table-cell office:value-type="float" office:value="21706" table:style-name="ce6">
            <text:p>21,706<text:s/></text:p>
          </table:table-cell>
          <table:table-cell office:value-type="float" office:value="17258" table:style-name="ce6">
            <text:p>17,258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20432" table:style-name="ce6">
            <text:p>20,432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29926" table:style-name="ce6">
            <text:p>29,926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43605" table:style-name="ce6">
            <text:p>43,605<text:s/></text:p>
          </table:table-cell>
          <table:table-cell office:value-type="float" office:value="25194" table:style-name="ce6">
            <text:p>25,194<text:s/></text:p>
          </table:table-cell>
          <table:table-cell office:value-type="float" office:value="26839" table:style-name="ce6">
            <text:p>26,839<text:s/></text:p>
          </table:table-cell>
          <table:table-cell office:value-type="float" office:value="24714" table:style-name="ce6">
            <text:p>24,714<text:s/></text:p>
          </table:table-cell>
          <table:table-cell office:value-type="float" office:value="15832" table:style-name="ce6">
            <text:p>15,832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18722" table:style-name="ce6">
            <text:p>18,722<text:s/></text:p>
          </table:table-cell>
          <table:table-cell office:value-type="float" office:value="31602" table:style-name="ce6">
            <text:p>31,602<text:s/></text:p>
          </table:table-cell>
          <table:table-cell office:value-type="float" office:value="26746" table:style-name="ce6">
            <text:p>26,746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9602" table:style-name="ce6">
            <text:p>9,602<text:s/></text:p>
          </table:table-cell>
          <table:table-cell table:number-columns-repeated="16275"/>
        </table:table-row>
        <table:table-row table:style-name="ro2">
          <table:table-cell office:value-type="date" office:date-value="2019-10-09T00:00:00" table:style-name="ce5">
            <text:p>2019/10/9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16083" table:style-name="ce6">
            <text:p>16,083<text:s/></text:p>
          </table:table-cell>
          <table:table-cell office:value-type="float" office:value="46637" table:style-name="ce6">
            <text:p>46,637<text:s/></text:p>
          </table:table-cell>
          <table:table-cell office:value-type="float" office:value="49857" table:style-name="ce6">
            <text:p>49,857<text:s/></text:p>
          </table:table-cell>
          <table:table-cell office:value-type="float" office:value="29187" table:style-name="ce6">
            <text:p>29,187<text:s/></text:p>
          </table:table-cell>
          <table:table-cell office:value-type="float" office:value="16699" table:style-name="ce6">
            <text:p>16,699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19865" table:style-name="ce6">
            <text:p>19,865<text:s/></text:p>
          </table:table-cell>
          <table:table-cell office:value-type="float" office:value="18549" table:style-name="ce6">
            <text:p>18,549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33967" table:style-name="ce6">
            <text:p>33,967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13852" table:style-name="ce6">
            <text:p>13,852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19370" table:style-name="ce6">
            <text:p>19,370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31697" table:style-name="ce6">
            <text:p>31,697<text:s/></text:p>
          </table:table-cell>
          <table:table-cell office:value-type="float" office:value="18992" table:style-name="ce6">
            <text:p>18,992<text:s/></text:p>
          </table:table-cell>
          <table:table-cell office:value-type="float" office:value="36126" table:style-name="ce6">
            <text:p>36,126<text:s/></text:p>
          </table:table-cell>
          <table:table-cell office:value-type="float" office:value="29741" table:style-name="ce6">
            <text:p>29,741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41311" table:style-name="ce6">
            <text:p>41,311<text:s/></text:p>
          </table:table-cell>
          <table:table-cell office:value-type="float" office:value="30089" table:style-name="ce6">
            <text:p>30,089<text:s/></text:p>
          </table:table-cell>
          <table:table-cell office:value-type="float" office:value="27824" table:style-name="ce6">
            <text:p>27,824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30506" table:style-name="ce6">
            <text:p>30,506<text:s/></text:p>
          </table:table-cell>
          <table:table-cell office:value-type="float" office:value="197071" table:style-name="ce6">
            <text:p>197,071<text:s/></text:p>
          </table:table-cell>
          <table:table-cell office:value-type="float" office:value="48767" table:style-name="ce6">
            <text:p>48,767<text:s/></text:p>
          </table:table-cell>
          <table:table-cell office:value-type="float" office:value="26545" table:style-name="ce6">
            <text:p>26,545<text:s/></text:p>
          </table:table-cell>
          <table:table-cell office:value-type="float" office:value="26486" table:style-name="ce6">
            <text:p>26,486<text:s/></text:p>
          </table:table-cell>
          <table:table-cell office:value-type="float" office:value="31118" table:style-name="ce6">
            <text:p>31,118<text:s/></text:p>
          </table:table-cell>
          <table:table-cell office:value-type="float" office:value="36182" table:style-name="ce6">
            <text:p>36,182<text:s/></text:p>
          </table:table-cell>
          <table:table-cell office:value-type="float" office:value="31223" table:style-name="ce6">
            <text:p>31,223<text:s/></text:p>
          </table:table-cell>
          <table:table-cell office:value-type="float" office:value="25783" table:style-name="ce6">
            <text:p>25,783<text:s/></text:p>
          </table:table-cell>
          <table:table-cell office:value-type="float" office:value="14371" table:style-name="ce6">
            <text:p>14,371<text:s/></text:p>
          </table:table-cell>
          <table:table-cell office:value-type="float" office:value="36335" table:style-name="ce6">
            <text:p>36,335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37718" table:style-name="ce6">
            <text:p>37,718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16499" table:style-name="ce6">
            <text:p>16,499<text:s/></text:p>
          </table:table-cell>
          <table:table-cell office:value-type="float" office:value="8127" table:style-name="ce6">
            <text:p>8,127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26817" table:style-name="ce6">
            <text:p>26,817<text:s/></text:p>
          </table:table-cell>
          <table:table-cell office:value-type="float" office:value="31404" table:style-name="ce6">
            <text:p>31,404<text:s/></text:p>
          </table:table-cell>
          <table:table-cell office:value-type="float" office:value="50365" table:style-name="ce6">
            <text:p>50,365<text:s/></text:p>
          </table:table-cell>
          <table:table-cell office:value-type="float" office:value="45383" table:style-name="ce6">
            <text:p>45,383<text:s/></text:p>
          </table:table-cell>
          <table:table-cell office:value-type="float" office:value="28792" table:style-name="ce6">
            <text:p>28,792<text:s/></text:p>
          </table:table-cell>
          <table:table-cell office:value-type="float" office:value="31219" table:style-name="ce6">
            <text:p>31,219<text:s/></text:p>
          </table:table-cell>
          <table:table-cell office:value-type="float" office:value="78224" table:style-name="ce6">
            <text:p>78,224<text:s/></text:p>
          </table:table-cell>
          <table:table-cell office:value-type="float" office:value="26902" table:style-name="ce6">
            <text:p>26,902<text:s/></text:p>
          </table:table-cell>
          <table:table-cell office:value-type="float" office:value="36051" table:style-name="ce6">
            <text:p>36,051<text:s/></text:p>
          </table:table-cell>
          <table:table-cell office:value-type="float" office:value="39773" table:style-name="ce6">
            <text:p>39,773<text:s/></text:p>
          </table:table-cell>
          <table:table-cell office:value-type="float" office:value="24941" table:style-name="ce6">
            <text:p>24,941<text:s/></text:p>
          </table:table-cell>
          <table:table-cell office:value-type="float" office:value="75785" table:style-name="ce6">
            <text:p>75,785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17609" table:style-name="ce6">
            <text:p>17,609<text:s/></text:p>
          </table:table-cell>
          <table:table-cell office:value-type="float" office:value="16059" table:style-name="ce6">
            <text:p>16,059<text:s/></text:p>
          </table:table-cell>
          <table:table-cell office:value-type="float" office:value="27901" table:style-name="ce6">
            <text:p>27,901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32694" table:style-name="ce6">
            <text:p>32,694<text:s/></text:p>
          </table:table-cell>
          <table:table-cell office:value-type="float" office:value="21018" table:style-name="ce6">
            <text:p>21,018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44708" table:style-name="ce6">
            <text:p>44,708<text:s/></text:p>
          </table:table-cell>
          <table:table-cell office:value-type="float" office:value="25603" table:style-name="ce6">
            <text:p>25,603<text:s/></text:p>
          </table:table-cell>
          <table:table-cell office:value-type="float" office:value="27401" table:style-name="ce6">
            <text:p>27,401<text:s/></text:p>
          </table:table-cell>
          <table:table-cell office:value-type="float" office:value="27045" table:style-name="ce6">
            <text:p>27,045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32406" table:style-name="ce6">
            <text:p>32,406<text:s/></text:p>
          </table:table-cell>
          <table:table-cell office:value-type="float" office:value="27613" table:style-name="ce6">
            <text:p>27,613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14132" table:style-name="ce6">
            <text:p>14,132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13444" table:style-name="ce6">
            <text:p>13,444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10004" table:style-name="ce6">
            <text:p>10,004<text:s/></text:p>
          </table:table-cell>
          <table:table-cell table:number-columns-repeated="16275"/>
        </table:table-row>
        <table:table-row table:style-name="ro2">
          <table:table-cell office:value-type="date" office:date-value="2019-10-10T00:00:00" table:style-name="ce5">
            <text:p>2019/10/10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47112" table:style-name="ce6">
            <text:p>47,112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18102" table:style-name="ce6">
            <text:p>18,102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17443" table:style-name="ce6">
            <text:p>17,443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13480" table:style-name="ce6">
            <text:p>13,480<text:s/></text:p>
          </table:table-cell>
          <table:table-cell office:value-type="float" office:value="14324" table:style-name="ce6">
            <text:p>14,324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26557" table:style-name="ce6">
            <text:p>26,557<text:s/></text:p>
          </table:table-cell>
          <table:table-cell office:value-type="float" office:value="14750" table:style-name="ce6">
            <text:p>14,750<text:s/></text:p>
          </table:table-cell>
          <table:table-cell office:value-type="float" office:value="20213" table:style-name="ce6">
            <text:p>20,213<text:s/></text:p>
          </table:table-cell>
          <table:table-cell office:value-type="float" office:value="39585" table:style-name="ce6">
            <text:p>39,585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30821" table:style-name="ce6">
            <text:p>30,821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19193" table:style-name="ce6">
            <text:p>19,193<text:s/></text:p>
          </table:table-cell>
          <table:table-cell office:value-type="float" office:value="18167" table:style-name="ce6">
            <text:p>18,167<text:s/></text:p>
          </table:table-cell>
          <table:table-cell office:value-type="float" office:value="19681" table:style-name="ce6">
            <text:p>19,681<text:s/></text:p>
          </table:table-cell>
          <table:table-cell office:value-type="float" office:value="194531" table:style-name="ce6">
            <text:p>194,531<text:s/></text:p>
          </table:table-cell>
          <table:table-cell office:value-type="float" office:value="52021" table:style-name="ce6">
            <text:p>52,021<text:s/></text:p>
          </table:table-cell>
          <table:table-cell office:value-type="float" office:value="18316" table:style-name="ce6">
            <text:p>18,316<text:s/></text:p>
          </table:table-cell>
          <table:table-cell office:value-type="float" office:value="17240" table:style-name="ce6">
            <text:p>17,240<text:s/></text:p>
          </table:table-cell>
          <table:table-cell office:value-type="float" office:value="26847" table:style-name="ce6">
            <text:p>26,847<text:s/></text:p>
          </table:table-cell>
          <table:table-cell office:value-type="float" office:value="38385" table:style-name="ce6">
            <text:p>38,385<text:s/></text:p>
          </table:table-cell>
          <table:table-cell office:value-type="float" office:value="28176" table:style-name="ce6">
            <text:p>28,176<text:s/></text:p>
          </table:table-cell>
          <table:table-cell office:value-type="float" office:value="19294" table:style-name="ce6">
            <text:p>19,294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22271" table:style-name="ce6">
            <text:p>22,271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56705" table:style-name="ce6">
            <text:p>56,705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12420" table:style-name="ce6">
            <text:p>12,420<text:s/></text:p>
          </table:table-cell>
          <table:table-cell office:value-type="float" office:value="5965" table:style-name="ce6">
            <text:p>5,965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14639" table:style-name="ce6">
            <text:p>14,639<text:s/></text:p>
          </table:table-cell>
          <table:table-cell office:value-type="float" office:value="26995" table:style-name="ce6">
            <text:p>26,995<text:s/></text:p>
          </table:table-cell>
          <table:table-cell office:value-type="float" office:value="45714" table:style-name="ce6">
            <text:p>45,714<text:s/></text:p>
          </table:table-cell>
          <table:table-cell office:value-type="float" office:value="30352" table:style-name="ce6">
            <text:p>30,352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30252" table:style-name="ce6">
            <text:p>30,252<text:s/></text:p>
          </table:table-cell>
          <table:table-cell office:value-type="float" office:value="99145" table:style-name="ce6">
            <text:p>99,145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29754" table:style-name="ce6">
            <text:p>29,754<text:s/></text:p>
          </table:table-cell>
          <table:table-cell office:value-type="float" office:value="32391" table:style-name="ce6">
            <text:p>32,391<text:s/></text:p>
          </table:table-cell>
          <table:table-cell office:value-type="float" office:value="23061" table:style-name="ce6">
            <text:p>23,061<text:s/></text:p>
          </table:table-cell>
          <table:table-cell office:value-type="float" office:value="64077" table:style-name="ce6">
            <text:p>64,077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21955" table:style-name="ce6">
            <text:p>21,955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40670" table:style-name="ce6">
            <text:p>40,670<text:s/></text:p>
          </table:table-cell>
          <table:table-cell office:value-type="float" office:value="13679" table:style-name="ce6">
            <text:p>13,679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20586" table:style-name="ce6">
            <text:p>20,586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16496" table:style-name="ce6">
            <text:p>16,496<text:s/></text:p>
          </table:table-cell>
          <table:table-cell office:value-type="float" office:value="20838" table:style-name="ce6">
            <text:p>20,838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9060" table:style-name="ce6">
            <text:p>19,060<text:s/></text:p>
          </table:table-cell>
          <table:table-cell office:value-type="float" office:value="23156" table:style-name="ce6">
            <text:p>23,156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7201" table:style-name="ce6">
            <text:p>7,201<text:s/></text:p>
          </table:table-cell>
          <table:table-cell table:number-columns-repeated="16275"/>
        </table:table-row>
        <table:table-row table:style-name="ro2">
          <table:table-cell office:value-type="date" office:date-value="2019-10-11T00:00:00" table:style-name="ce5">
            <text:p>2019/10/11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22600" table:style-name="ce6">
            <text:p>22,600<text:s/></text:p>
          </table:table-cell>
          <table:table-cell office:value-type="float" office:value="48413" table:style-name="ce6">
            <text:p>48,413<text:s/></text:p>
          </table:table-cell>
          <table:table-cell office:value-type="float" office:value="15548" table:style-name="ce6">
            <text:p>15,548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23873" table:style-name="ce6">
            <text:p>23,873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15629" table:style-name="ce6">
            <text:p>15,629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18118" table:style-name="ce6">
            <text:p>18,118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21434" table:style-name="ce6">
            <text:p>21,434<text:s/></text:p>
          </table:table-cell>
          <table:table-cell office:value-type="float" office:value="35379" table:style-name="ce6">
            <text:p>35,379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31207" table:style-name="ce6">
            <text:p>31,207<text:s/></text:p>
          </table:table-cell>
          <table:table-cell office:value-type="float" office:value="21871" table:style-name="ce6">
            <text:p>21,871<text:s/></text:p>
          </table:table-cell>
          <table:table-cell office:value-type="float" office:value="19805" table:style-name="ce6">
            <text:p>19,805<text:s/></text:p>
          </table:table-cell>
          <table:table-cell office:value-type="float" office:value="18387" table:style-name="ce6">
            <text:p>18,387<text:s/></text:p>
          </table:table-cell>
          <table:table-cell office:value-type="float" office:value="18007" table:style-name="ce6">
            <text:p>18,007<text:s/></text:p>
          </table:table-cell>
          <table:table-cell office:value-type="float" office:value="179549" table:style-name="ce6">
            <text:p>179,549<text:s/></text:p>
          </table:table-cell>
          <table:table-cell office:value-type="float" office:value="51075" table:style-name="ce6">
            <text:p>51,075<text:s/></text:p>
          </table:table-cell>
          <table:table-cell office:value-type="float" office:value="22162" table:style-name="ce6">
            <text:p>22,162<text:s/></text:p>
          </table:table-cell>
          <table:table-cell office:value-type="float" office:value="17104" table:style-name="ce6">
            <text:p>17,104<text:s/></text:p>
          </table:table-cell>
          <table:table-cell office:value-type="float" office:value="26936" table:style-name="ce6">
            <text:p>26,936<text:s/></text:p>
          </table:table-cell>
          <table:table-cell office:value-type="float" office:value="39663" table:style-name="ce6">
            <text:p>39,663<text:s/></text:p>
          </table:table-cell>
          <table:table-cell office:value-type="float" office:value="29428" table:style-name="ce6">
            <text:p>29,428<text:s/></text:p>
          </table:table-cell>
          <table:table-cell office:value-type="float" office:value="19689" table:style-name="ce6">
            <text:p>19,689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22817" table:style-name="ce6">
            <text:p>22,817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4519" table:style-name="ce6">
            <text:p>14,519<text:s/></text:p>
          </table:table-cell>
          <table:table-cell office:value-type="float" office:value="63636" table:style-name="ce6">
            <text:p>63,636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17499" table:style-name="ce6">
            <text:p>17,499<text:s/></text:p>
          </table:table-cell>
          <table:table-cell office:value-type="float" office:value="27457" table:style-name="ce6">
            <text:p>27,457<text:s/></text:p>
          </table:table-cell>
          <table:table-cell office:value-type="float" office:value="43318" table:style-name="ce6">
            <text:p>43,318<text:s/></text:p>
          </table:table-cell>
          <table:table-cell office:value-type="float" office:value="30853" table:style-name="ce6">
            <text:p>30,853<text:s/></text:p>
          </table:table-cell>
          <table:table-cell office:value-type="float" office:value="19801" table:style-name="ce6">
            <text:p>19,801<text:s/></text:p>
          </table:table-cell>
          <table:table-cell office:value-type="float" office:value="31730" table:style-name="ce6">
            <text:p>31,730<text:s/></text:p>
          </table:table-cell>
          <table:table-cell office:value-type="float" office:value="96387" table:style-name="ce6">
            <text:p>96,387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31188" table:style-name="ce6">
            <text:p>31,188<text:s/></text:p>
          </table:table-cell>
          <table:table-cell office:value-type="float" office:value="33242" table:style-name="ce6">
            <text:p>33,242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61651" table:style-name="ce6">
            <text:p>61,651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12764" table:style-name="ce6">
            <text:p>12,764<text:s/></text:p>
          </table:table-cell>
          <table:table-cell office:value-type="float" office:value="46675" table:style-name="ce6">
            <text:p>46,675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16994" table:style-name="ce6">
            <text:p>16,994<text:s/></text:p>
          </table:table-cell>
          <table:table-cell office:value-type="float" office:value="21034" table:style-name="ce6">
            <text:p>21,034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8791" table:style-name="ce6">
            <text:p>8,791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9214" table:style-name="ce6">
            <text:p>19,214<text:s/></text:p>
          </table:table-cell>
          <table:table-cell office:value-type="float" office:value="23626" table:style-name="ce6">
            <text:p>23,626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7374" table:style-name="ce6">
            <text:p>7,374<text:s/></text:p>
          </table:table-cell>
          <table:table-cell table:number-columns-repeated="16275"/>
        </table:table-row>
        <table:table-row table:style-name="ro2">
          <table:table-cell office:value-type="date" office:date-value="2019-10-12T00:00:00" table:style-name="ce5">
            <text:p>2019/10/12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46407" table:style-name="ce6">
            <text:p>46,407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17660" table:style-name="ce6">
            <text:p>17,660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17829" table:style-name="ce6">
            <text:p>17,829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14492" table:style-name="ce6">
            <text:p>14,492<text:s/></text:p>
          </table:table-cell>
          <table:table-cell office:value-type="float" office:value="17252" table:style-name="ce6">
            <text:p>17,252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28308" table:style-name="ce6">
            <text:p>28,308<text:s/></text:p>
          </table:table-cell>
          <table:table-cell office:value-type="float" office:value="15432" table:style-name="ce6">
            <text:p>15,432<text:s/></text:p>
          </table:table-cell>
          <table:table-cell office:value-type="float" office:value="23390" table:style-name="ce6">
            <text:p>23,390<text:s/></text:p>
          </table:table-cell>
          <table:table-cell office:value-type="float" office:value="35331" table:style-name="ce6">
            <text:p>35,331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32122" table:style-name="ce6">
            <text:p>32,122<text:s/></text:p>
          </table:table-cell>
          <table:table-cell office:value-type="float" office:value="22964" table:style-name="ce6">
            <text:p>22,964<text:s/></text:p>
          </table:table-cell>
          <table:table-cell office:value-type="float" office:value="20094" table:style-name="ce6">
            <text:p>20,094<text:s/></text:p>
          </table:table-cell>
          <table:table-cell office:value-type="float" office:value="18835" table:style-name="ce6">
            <text:p>18,835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176634" table:style-name="ce6">
            <text:p>176,634<text:s/></text:p>
          </table:table-cell>
          <table:table-cell office:value-type="float" office:value="50241" table:style-name="ce6">
            <text:p>50,241<text:s/></text:p>
          </table:table-cell>
          <table:table-cell office:value-type="float" office:value="20087" table:style-name="ce6">
            <text:p>20,087<text:s/></text:p>
          </table:table-cell>
          <table:table-cell office:value-type="float" office:value="17501" table:style-name="ce6">
            <text:p>17,501<text:s/></text:p>
          </table:table-cell>
          <table:table-cell office:value-type="float" office:value="30966" table:style-name="ce6">
            <text:p>30,966<text:s/></text:p>
          </table:table-cell>
          <table:table-cell office:value-type="float" office:value="38454" table:style-name="ce6">
            <text:p>38,454<text:s/></text:p>
          </table:table-cell>
          <table:table-cell office:value-type="float" office:value="28895" table:style-name="ce6">
            <text:p>28,895<text:s/></text:p>
          </table:table-cell>
          <table:table-cell office:value-type="float" office:value="20391" table:style-name="ce6">
            <text:p>20,391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23098" table:style-name="ce6">
            <text:p>23,098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16871" table:style-name="ce6">
            <text:p>16,871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57041" table:style-name="ce6">
            <text:p>57,041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18332" table:style-name="ce6">
            <text:p>18,332<text:s/></text:p>
          </table:table-cell>
          <table:table-cell office:value-type="float" office:value="16833" table:style-name="ce6">
            <text:p>16,833<text:s/></text:p>
          </table:table-cell>
          <table:table-cell office:value-type="float" office:value="28732" table:style-name="ce6">
            <text:p>28,732<text:s/></text:p>
          </table:table-cell>
          <table:table-cell office:value-type="float" office:value="43250" table:style-name="ce6">
            <text:p>43,250<text:s/></text:p>
          </table:table-cell>
          <table:table-cell office:value-type="float" office:value="32127" table:style-name="ce6">
            <text:p>32,127<text:s/></text:p>
          </table:table-cell>
          <table:table-cell office:value-type="float" office:value="20791" table:style-name="ce6">
            <text:p>20,791<text:s/></text:p>
          </table:table-cell>
          <table:table-cell office:value-type="float" office:value="32532" table:style-name="ce6">
            <text:p>32,532<text:s/></text:p>
          </table:table-cell>
          <table:table-cell office:value-type="float" office:value="92357" table:style-name="ce6">
            <text:p>92,357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31656" table:style-name="ce6">
            <text:p>31,656<text:s/></text:p>
          </table:table-cell>
          <table:table-cell office:value-type="float" office:value="32182" table:style-name="ce6">
            <text:p>32,182<text:s/></text:p>
          </table:table-cell>
          <table:table-cell office:value-type="float" office:value="20223" table:style-name="ce6">
            <text:p>20,223<text:s/></text:p>
          </table:table-cell>
          <table:table-cell office:value-type="float" office:value="59251" table:style-name="ce6">
            <text:p>59,251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13750" table:style-name="ce6">
            <text:p>13,750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41795" table:style-name="ce6">
            <text:p>41,795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16481" table:style-name="ce6">
            <text:p>16,481<text:s/></text:p>
          </table:table-cell>
          <table:table-cell office:value-type="float" office:value="16852" table:style-name="ce6">
            <text:p>16,852<text:s/></text:p>
          </table:table-cell>
          <table:table-cell office:value-type="float" office:value="20733" table:style-name="ce6">
            <text:p>20,733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20010" table:style-name="ce6">
            <text:p>20,010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11363" table:style-name="ce6">
            <text:p>11,363<text:s/></text:p>
          </table:table-cell>
          <table:table-cell office:value-type="float" office:value="10383" table:style-name="ce6">
            <text:p>10,383<text:s/></text:p>
          </table:table-cell>
          <table:table-cell office:value-type="float" office:value="11738" table:style-name="ce6">
            <text:p>11,738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7784" table:style-name="ce6">
            <text:p>7,784<text:s/></text:p>
          </table:table-cell>
          <table:table-cell table:number-columns-repeated="16275"/>
        </table:table-row>
        <table:table-row table:style-name="ro2">
          <table:table-cell office:value-type="date" office:date-value="2019-10-13T00:00:00" table:style-name="ce5">
            <text:p>2019/10/13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18440" table:style-name="ce6">
            <text:p>18,440<text:s/></text:p>
          </table:table-cell>
          <table:table-cell office:value-type="float" office:value="37487" table:style-name="ce6">
            <text:p>37,487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17116" table:style-name="ce6">
            <text:p>17,116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13864" table:style-name="ce6">
            <text:p>13,864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29011" table:style-name="ce6">
            <text:p>29,011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31772" table:style-name="ce6">
            <text:p>31,772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29274" table:style-name="ce6">
            <text:p>29,274<text:s/></text:p>
          </table:table-cell>
          <table:table-cell office:value-type="float" office:value="20558" table:style-name="ce6">
            <text:p>20,558<text:s/></text:p>
          </table:table-cell>
          <table:table-cell office:value-type="float" office:value="17803" table:style-name="ce6">
            <text:p>17,803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11022" table:style-name="ce6">
            <text:p>11,022<text:s/></text:p>
          </table:table-cell>
          <table:table-cell office:value-type="float" office:value="167113" table:style-name="ce6">
            <text:p>167,113<text:s/></text:p>
          </table:table-cell>
          <table:table-cell office:value-type="float" office:value="42133" table:style-name="ce6">
            <text:p>42,133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17576" table:style-name="ce6">
            <text:p>17,576<text:s/></text:p>
          </table:table-cell>
          <table:table-cell office:value-type="float" office:value="25437" table:style-name="ce6">
            <text:p>25,437<text:s/></text:p>
          </table:table-cell>
          <table:table-cell office:value-type="float" office:value="30407" table:style-name="ce6">
            <text:p>30,407<text:s/></text:p>
          </table:table-cell>
          <table:table-cell office:value-type="float" office:value="23791" table:style-name="ce6">
            <text:p>23,791<text:s/></text:p>
          </table:table-cell>
          <table:table-cell office:value-type="float" office:value="20579" table:style-name="ce6">
            <text:p>20,579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22729" table:style-name="ce6">
            <text:p>22,729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46651" table:style-name="ce6">
            <text:p>46,651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16057" table:style-name="ce6">
            <text:p>16,057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23892" table:style-name="ce6">
            <text:p>23,892<text:s/></text:p>
          </table:table-cell>
          <table:table-cell office:value-type="float" office:value="38301" table:style-name="ce6">
            <text:p>38,301<text:s/></text:p>
          </table:table-cell>
          <table:table-cell office:value-type="float" office:value="29233" table:style-name="ce6">
            <text:p>29,233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28910" table:style-name="ce6">
            <text:p>28,910<text:s/></text:p>
          </table:table-cell>
          <table:table-cell office:value-type="float" office:value="74163" table:style-name="ce6">
            <text:p>74,163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26990" table:style-name="ce6">
            <text:p>26,990<text:s/></text:p>
          </table:table-cell>
          <table:table-cell office:value-type="float" office:value="25353" table:style-name="ce6">
            <text:p>25,353<text:s/></text:p>
          </table:table-cell>
          <table:table-cell office:value-type="float" office:value="15442" table:style-name="ce6">
            <text:p>15,442<text:s/></text:p>
          </table:table-cell>
          <table:table-cell office:value-type="float" office:value="51817" table:style-name="ce6">
            <text:p>51,817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3081" table:style-name="ce6">
            <text:p>13,081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15008" table:style-name="ce6">
            <text:p>15,008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34670" table:style-name="ce6">
            <text:p>34,670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15820" table:style-name="ce6">
            <text:p>15,820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18191" table:style-name="ce6">
            <text:p>18,191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6862" table:style-name="ce6">
            <text:p>6,862<text:s/></text:p>
          </table:table-cell>
          <table:table-cell table:number-columns-repeated="16275"/>
        </table:table-row>
        <table:table-row table:style-name="ro2">
          <table:table-cell office:value-type="date" office:date-value="2019-10-14T00:00:00" table:style-name="ce5">
            <text:p>2019/10/14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43858" table:style-name="ce6">
            <text:p>43,858<text:s/></text:p>
          </table:table-cell>
          <table:table-cell office:value-type="float" office:value="40840" table:style-name="ce6">
            <text:p>40,840<text:s/></text:p>
          </table:table-cell>
          <table:table-cell office:value-type="float" office:value="27205" table:style-name="ce6">
            <text:p>27,205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28967" table:style-name="ce6">
            <text:p>28,967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7712" table:style-name="ce6">
            <text:p>17,712<text:s/></text:p>
          </table:table-cell>
          <table:table-cell office:value-type="float" office:value="22665" table:style-name="ce6">
            <text:p>22,665<text:s/></text:p>
          </table:table-cell>
          <table:table-cell office:value-type="float" office:value="18317" table:style-name="ce6">
            <text:p>18,317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30046" table:style-name="ce6">
            <text:p>30,046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34831" table:style-name="ce6">
            <text:p>34,831<text:s/></text:p>
          </table:table-cell>
          <table:table-cell office:value-type="float" office:value="29389" table:style-name="ce6">
            <text:p>29,389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39007" table:style-name="ce6">
            <text:p>39,007<text:s/></text:p>
          </table:table-cell>
          <table:table-cell office:value-type="float" office:value="28341" table:style-name="ce6">
            <text:p>28,341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27352" table:style-name="ce6">
            <text:p>27,352<text:s/></text:p>
          </table:table-cell>
          <table:table-cell office:value-type="float" office:value="137092" table:style-name="ce6">
            <text:p>137,092<text:s/></text:p>
          </table:table-cell>
          <table:table-cell office:value-type="float" office:value="40250" table:style-name="ce6">
            <text:p>40,250<text:s/></text:p>
          </table:table-cell>
          <table:table-cell office:value-type="float" office:value="24416" table:style-name="ce6">
            <text:p>24,416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27544" table:style-name="ce6">
            <text:p>27,544<text:s/></text:p>
          </table:table-cell>
          <table:table-cell office:value-type="float" office:value="32305" table:style-name="ce6">
            <text:p>32,305<text:s/></text:p>
          </table:table-cell>
          <table:table-cell office:value-type="float" office:value="28832" table:style-name="ce6">
            <text:p>28,832<text:s/></text:p>
          </table:table-cell>
          <table:table-cell office:value-type="float" office:value="23326" table:style-name="ce6">
            <text:p>23,326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34996" table:style-name="ce6">
            <text:p>34,996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1578" table:style-name="ce6">
            <text:p>11,578<text:s/></text:p>
          </table:table-cell>
          <table:table-cell office:value-type="float" office:value="35960" table:style-name="ce6">
            <text:p>35,960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23197" table:style-name="ce6">
            <text:p>23,197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27758" table:style-name="ce6">
            <text:p>27,758<text:s/></text:p>
          </table:table-cell>
          <table:table-cell office:value-type="float" office:value="42419" table:style-name="ce6">
            <text:p>42,419<text:s/></text:p>
          </table:table-cell>
          <table:table-cell office:value-type="float" office:value="43119" table:style-name="ce6">
            <text:p>43,119<text:s/></text:p>
          </table:table-cell>
          <table:table-cell office:value-type="float" office:value="26982" table:style-name="ce6">
            <text:p>26,982<text:s/></text:p>
          </table:table-cell>
          <table:table-cell office:value-type="float" office:value="29069" table:style-name="ce6">
            <text:p>29,069<text:s/></text:p>
          </table:table-cell>
          <table:table-cell office:value-type="float" office:value="62493" table:style-name="ce6">
            <text:p>62,493<text:s/></text:p>
          </table:table-cell>
          <table:table-cell office:value-type="float" office:value="24210" table:style-name="ce6">
            <text:p>24,210<text:s/></text:p>
          </table:table-cell>
          <table:table-cell office:value-type="float" office:value="32312" table:style-name="ce6">
            <text:p>32,312<text:s/></text:p>
          </table:table-cell>
          <table:table-cell office:value-type="float" office:value="33624" table:style-name="ce6">
            <text:p>33,624<text:s/></text:p>
          </table:table-cell>
          <table:table-cell office:value-type="float" office:value="21048" table:style-name="ce6">
            <text:p>21,048<text:s/></text:p>
          </table:table-cell>
          <table:table-cell office:value-type="float" office:value="61462" table:style-name="ce6">
            <text:p>61,462<text:s/></text:p>
          </table:table-cell>
          <table:table-cell office:value-type="float" office:value="20979" table:style-name="ce6">
            <text:p>20,979<text:s/></text:p>
          </table:table-cell>
          <table:table-cell office:value-type="float" office:value="16590" table:style-name="ce6">
            <text:p>16,590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28766" table:style-name="ce6">
            <text:p>28,766<text:s/></text:p>
          </table:table-cell>
          <table:table-cell office:value-type="float" office:value="19150" table:style-name="ce6">
            <text:p>19,150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13235" table:style-name="ce6">
            <text:p>13,235<text:s/></text:p>
          </table:table-cell>
          <table:table-cell office:value-type="float" office:value="41289" table:style-name="ce6">
            <text:p>41,289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25465" table:style-name="ce6">
            <text:p>25,465<text:s/></text:p>
          </table:table-cell>
          <table:table-cell office:value-type="float" office:value="24394" table:style-name="ce6">
            <text:p>24,394<text:s/></text:p>
          </table:table-cell>
          <table:table-cell office:value-type="float" office:value="15506" table:style-name="ce6">
            <text:p>15,506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5281" table:style-name="ce6">
            <text:p>5,281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17726" table:style-name="ce6">
            <text:p>17,726<text:s/></text:p>
          </table:table-cell>
          <table:table-cell office:value-type="float" office:value="30217" table:style-name="ce6">
            <text:p>30,217<text:s/></text:p>
          </table:table-cell>
          <table:table-cell office:value-type="float" office:value="24778" table:style-name="ce6">
            <text:p>24,778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3135" table:style-name="ce6">
            <text:p>13,135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11048" table:style-name="ce6">
            <text:p>11,048<text:s/></text:p>
          </table:table-cell>
          <table:table-cell office:value-type="float" office:value="9471" table:style-name="ce6">
            <text:p>9,471<text:s/></text:p>
          </table:table-cell>
          <table:table-cell table:number-columns-repeated="16275"/>
        </table:table-row>
        <table:table-row table:style-name="ro2">
          <table:table-cell office:value-type="date" office:date-value="2019-10-15T00:00:00" table:style-name="ce5">
            <text:p>2019/10/15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15532" table:style-name="ce6">
            <text:p>15,532<text:s/></text:p>
          </table:table-cell>
          <table:table-cell office:value-type="float" office:value="45053" table:style-name="ce6">
            <text:p>45,053<text:s/></text:p>
          </table:table-cell>
          <table:table-cell office:value-type="float" office:value="43174" table:style-name="ce6">
            <text:p>43,174<text:s/></text:p>
          </table:table-cell>
          <table:table-cell office:value-type="float" office:value="28374" table:style-name="ce6">
            <text:p>28,374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4211" table:style-name="ce6">
            <text:p>4,211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6397" table:style-name="ce6">
            <text:p>16,397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11267" table:style-name="ce6">
            <text:p>11,267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20189" table:style-name="ce6">
            <text:p>20,189<text:s/></text:p>
          </table:table-cell>
          <table:table-cell office:value-type="float" office:value="18282" table:style-name="ce6">
            <text:p>18,282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30250" table:style-name="ce6">
            <text:p>30,250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17814" table:style-name="ce6">
            <text:p>17,814<text:s/></text:p>
          </table:table-cell>
          <table:table-cell office:value-type="float" office:value="22937" table:style-name="ce6">
            <text:p>22,937<text:s/></text:p>
          </table:table-cell>
          <table:table-cell office:value-type="float" office:value="18753" table:style-name="ce6">
            <text:p>18,753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28539" table:style-name="ce6">
            <text:p>28,539<text:s/></text:p>
          </table:table-cell>
          <table:table-cell office:value-type="float" office:value="18026" table:style-name="ce6">
            <text:p>18,026<text:s/></text:p>
          </table:table-cell>
          <table:table-cell office:value-type="float" office:value="35442" table:style-name="ce6">
            <text:p>35,442<text:s/></text:p>
          </table:table-cell>
          <table:table-cell office:value-type="float" office:value="30436" table:style-name="ce6">
            <text:p>30,436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39573" table:style-name="ce6">
            <text:p>39,573<text:s/></text:p>
          </table:table-cell>
          <table:table-cell office:value-type="float" office:value="28997" table:style-name="ce6">
            <text:p>28,997<text:s/></text:p>
          </table:table-cell>
          <table:table-cell office:value-type="float" office:value="27054" table:style-name="ce6">
            <text:p>27,054<text:s/></text:p>
          </table:table-cell>
          <table:table-cell office:value-type="float" office:value="23142" table:style-name="ce6">
            <text:p>23,142<text:s/></text:p>
          </table:table-cell>
          <table:table-cell office:value-type="float" office:value="27866" table:style-name="ce6">
            <text:p>27,866<text:s/></text:p>
          </table:table-cell>
          <table:table-cell office:value-type="float" office:value="135119" table:style-name="ce6">
            <text:p>135,119<text:s/></text:p>
          </table:table-cell>
          <table:table-cell office:value-type="float" office:value="40639" table:style-name="ce6">
            <text:p>40,639<text:s/></text:p>
          </table:table-cell>
          <table:table-cell office:value-type="float" office:value="24975" table:style-name="ce6">
            <text:p>24,975<text:s/></text:p>
          </table:table-cell>
          <table:table-cell office:value-type="float" office:value="25324" table:style-name="ce6">
            <text:p>25,324<text:s/></text:p>
          </table:table-cell>
          <table:table-cell office:value-type="float" office:value="28985" table:style-name="ce6">
            <text:p>28,985<text:s/></text:p>
          </table:table-cell>
          <table:table-cell office:value-type="float" office:value="32170" table:style-name="ce6">
            <text:p>32,170<text:s/></text:p>
          </table:table-cell>
          <table:table-cell office:value-type="float" office:value="29427" table:style-name="ce6">
            <text:p>29,427<text:s/></text:p>
          </table:table-cell>
          <table:table-cell office:value-type="float" office:value="24359" table:style-name="ce6">
            <text:p>24,359<text:s/></text:p>
          </table:table-cell>
          <table:table-cell office:value-type="float" office:value="13821" table:style-name="ce6">
            <text:p>13,821<text:s/></text:p>
          </table:table-cell>
          <table:table-cell office:value-type="float" office:value="34522" table:style-name="ce6">
            <text:p>34,522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14423" table:style-name="ce6">
            <text:p>14,423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34325" table:style-name="ce6">
            <text:p>34,325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14334" table:style-name="ce6">
            <text:p>14,334<text:s/></text:p>
          </table:table-cell>
          <table:table-cell office:value-type="float" office:value="7481" table:style-name="ce6">
            <text:p>7,481<text:s/></text:p>
          </table:table-cell>
          <table:table-cell office:value-type="float" office:value="23274" table:style-name="ce6">
            <text:p>23,274<text:s/></text:p>
          </table:table-cell>
          <table:table-cell office:value-type="float" office:value="26063" table:style-name="ce6">
            <text:p>26,063<text:s/></text:p>
          </table:table-cell>
          <table:table-cell office:value-type="float" office:value="29062" table:style-name="ce6">
            <text:p>29,062<text:s/></text:p>
          </table:table-cell>
          <table:table-cell office:value-type="float" office:value="42783" table:style-name="ce6">
            <text:p>42,783<text:s/></text:p>
          </table:table-cell>
          <table:table-cell office:value-type="float" office:value="43887" table:style-name="ce6">
            <text:p>43,887<text:s/></text:p>
          </table:table-cell>
          <table:table-cell office:value-type="float" office:value="27750" table:style-name="ce6">
            <text:p>27,750<text:s/></text:p>
          </table:table-cell>
          <table:table-cell office:value-type="float" office:value="29403" table:style-name="ce6">
            <text:p>29,403<text:s/></text:p>
          </table:table-cell>
          <table:table-cell office:value-type="float" office:value="65506" table:style-name="ce6">
            <text:p>65,506<text:s/></text:p>
          </table:table-cell>
          <table:table-cell office:value-type="float" office:value="26006" table:style-name="ce6">
            <text:p>26,006<text:s/></text:p>
          </table:table-cell>
          <table:table-cell office:value-type="float" office:value="33041" table:style-name="ce6">
            <text:p>33,041<text:s/></text:p>
          </table:table-cell>
          <table:table-cell office:value-type="float" office:value="35238" table:style-name="ce6">
            <text:p>35,238<text:s/></text:p>
          </table:table-cell>
          <table:table-cell office:value-type="float" office:value="22098" table:style-name="ce6">
            <text:p>22,098<text:s/></text:p>
          </table:table-cell>
          <table:table-cell office:value-type="float" office:value="62296" table:style-name="ce6">
            <text:p>62,296<text:s/></text:p>
          </table:table-cell>
          <table:table-cell office:value-type="float" office:value="21432" table:style-name="ce6">
            <text:p>21,432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15449" table:style-name="ce6">
            <text:p>15,449<text:s/></text:p>
          </table:table-cell>
          <table:table-cell office:value-type="float" office:value="18818" table:style-name="ce6">
            <text:p>18,818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28944" table:style-name="ce6">
            <text:p>28,944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42884" table:style-name="ce6">
            <text:p>42,884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26659" table:style-name="ce6">
            <text:p>26,659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18464" table:style-name="ce6">
            <text:p>18,464<text:s/></text:p>
          </table:table-cell>
          <table:table-cell office:value-type="float" office:value="31223" table:style-name="ce6">
            <text:p>31,223<text:s/></text:p>
          </table:table-cell>
          <table:table-cell office:value-type="float" office:value="25442" table:style-name="ce6">
            <text:p>25,442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13357" table:style-name="ce6">
            <text:p>13,357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12667" table:style-name="ce6">
            <text:p>12,667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9591" table:style-name="ce6">
            <text:p>9,591<text:s/></text:p>
          </table:table-cell>
          <table:table-cell table:number-columns-repeated="16275"/>
        </table:table-row>
        <table:table-row table:style-name="ro2">
          <table:table-cell office:value-type="date" office:date-value="2019-10-16T00:00:00" table:style-name="ce5">
            <text:p>2019/10/16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15967" table:style-name="ce6">
            <text:p>15,967<text:s/></text:p>
          </table:table-cell>
          <table:table-cell office:value-type="float" office:value="45923" table:style-name="ce6">
            <text:p>45,923<text:s/></text:p>
          </table:table-cell>
          <table:table-cell office:value-type="float" office:value="44349" table:style-name="ce6">
            <text:p>44,349<text:s/></text:p>
          </table:table-cell>
          <table:table-cell office:value-type="float" office:value="28835" table:style-name="ce6">
            <text:p>28,835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20324" table:style-name="ce6">
            <text:p>20,324<text:s/></text:p>
          </table:table-cell>
          <table:table-cell office:value-type="float" office:value="18582" table:style-name="ce6">
            <text:p>18,582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34921" table:style-name="ce6">
            <text:p>34,921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18047" table:style-name="ce6">
            <text:p>18,047<text:s/></text:p>
          </table:table-cell>
          <table:table-cell office:value-type="float" office:value="23106" table:style-name="ce6">
            <text:p>23,106<text:s/></text:p>
          </table:table-cell>
          <table:table-cell office:value-type="float" office:value="18633" table:style-name="ce6">
            <text:p>18,633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29140" table:style-name="ce6">
            <text:p>29,140<text:s/></text:p>
          </table:table-cell>
          <table:table-cell office:value-type="float" office:value="18747" table:style-name="ce6">
            <text:p>18,747<text:s/></text:p>
          </table:table-cell>
          <table:table-cell office:value-type="float" office:value="36401" table:style-name="ce6">
            <text:p>36,401<text:s/></text:p>
          </table:table-cell>
          <table:table-cell office:value-type="float" office:value="30839" table:style-name="ce6">
            <text:p>30,839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39978" table:style-name="ce6">
            <text:p>39,978<text:s/></text:p>
          </table:table-cell>
          <table:table-cell office:value-type="float" office:value="29323" table:style-name="ce6">
            <text:p>29,323<text:s/></text:p>
          </table:table-cell>
          <table:table-cell office:value-type="float" office:value="27380" table:style-name="ce6">
            <text:p>27,380<text:s/></text:p>
          </table:table-cell>
          <table:table-cell office:value-type="float" office:value="23319" table:style-name="ce6">
            <text:p>23,319<text:s/></text:p>
          </table:table-cell>
          <table:table-cell office:value-type="float" office:value="28328" table:style-name="ce6">
            <text:p>28,328<text:s/></text:p>
          </table:table-cell>
          <table:table-cell office:value-type="float" office:value="138718" table:style-name="ce6">
            <text:p>138,718<text:s/></text:p>
          </table:table-cell>
          <table:table-cell office:value-type="float" office:value="42539" table:style-name="ce6">
            <text:p>42,539<text:s/></text:p>
          </table:table-cell>
          <table:table-cell office:value-type="float" office:value="25411" table:style-name="ce6">
            <text:p>25,411<text:s/></text:p>
          </table:table-cell>
          <table:table-cell office:value-type="float" office:value="25712" table:style-name="ce6">
            <text:p>25,712<text:s/></text:p>
          </table:table-cell>
          <table:table-cell office:value-type="float" office:value="29019" table:style-name="ce6">
            <text:p>29,019<text:s/></text:p>
          </table:table-cell>
          <table:table-cell office:value-type="float" office:value="33186" table:style-name="ce6">
            <text:p>33,186<text:s/></text:p>
          </table:table-cell>
          <table:table-cell office:value-type="float" office:value="30333" table:style-name="ce6">
            <text:p>30,333<text:s/></text:p>
          </table:table-cell>
          <table:table-cell office:value-type="float" office:value="24347" table:style-name="ce6">
            <text:p>24,347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35096" table:style-name="ce6">
            <text:p>35,096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20890" table:style-name="ce6">
            <text:p>20,890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34704" table:style-name="ce6">
            <text:p>34,704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14395" table:style-name="ce6">
            <text:p>14,395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26377" table:style-name="ce6">
            <text:p>26,377<text:s/></text:p>
          </table:table-cell>
          <table:table-cell office:value-type="float" office:value="29207" table:style-name="ce6">
            <text:p>29,207<text:s/></text:p>
          </table:table-cell>
          <table:table-cell office:value-type="float" office:value="44034" table:style-name="ce6">
            <text:p>44,034<text:s/></text:p>
          </table:table-cell>
          <table:table-cell office:value-type="float" office:value="44062" table:style-name="ce6">
            <text:p>44,062<text:s/></text:p>
          </table:table-cell>
          <table:table-cell office:value-type="float" office:value="28165" table:style-name="ce6">
            <text:p>28,165<text:s/></text:p>
          </table:table-cell>
          <table:table-cell office:value-type="float" office:value="30151" table:style-name="ce6">
            <text:p>30,151<text:s/></text:p>
          </table:table-cell>
          <table:table-cell office:value-type="float" office:value="68421" table:style-name="ce6">
            <text:p>68,421<text:s/></text:p>
          </table:table-cell>
          <table:table-cell office:value-type="float" office:value="27389" table:style-name="ce6">
            <text:p>27,389<text:s/></text:p>
          </table:table-cell>
          <table:table-cell office:value-type="float" office:value="33722" table:style-name="ce6">
            <text:p>33,722<text:s/></text:p>
          </table:table-cell>
          <table:table-cell office:value-type="float" office:value="36510" table:style-name="ce6">
            <text:p>36,510<text:s/></text:p>
          </table:table-cell>
          <table:table-cell office:value-type="float" office:value="23110" table:style-name="ce6">
            <text:p>23,110<text:s/></text:p>
          </table:table-cell>
          <table:table-cell office:value-type="float" office:value="64041" table:style-name="ce6">
            <text:p>64,041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17170" table:style-name="ce6">
            <text:p>17,170<text:s/></text:p>
          </table:table-cell>
          <table:table-cell office:value-type="float" office:value="15764" table:style-name="ce6">
            <text:p>15,764<text:s/></text:p>
          </table:table-cell>
          <table:table-cell office:value-type="float" office:value="20536" table:style-name="ce6">
            <text:p>20,536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30400" table:style-name="ce6">
            <text:p>30,400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43936" table:style-name="ce6">
            <text:p>43,936<text:s/></text:p>
          </table:table-cell>
          <table:table-cell office:value-type="float" office:value="25985" table:style-name="ce6">
            <text:p>25,985<text:s/></text:p>
          </table:table-cell>
          <table:table-cell office:value-type="float" office:value="26852" table:style-name="ce6">
            <text:p>26,852<text:s/></text:p>
          </table:table-cell>
          <table:table-cell office:value-type="float" office:value="25544" table:style-name="ce6">
            <text:p>25,544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5447" table:style-name="ce6">
            <text:p>5,447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18579" table:style-name="ce6">
            <text:p>18,579<text:s/></text:p>
          </table:table-cell>
          <table:table-cell office:value-type="float" office:value="31515" table:style-name="ce6">
            <text:p>31,515<text:s/></text:p>
          </table:table-cell>
          <table:table-cell office:value-type="float" office:value="26981" table:style-name="ce6">
            <text:p>26,981<text:s/></text:p>
          </table:table-cell>
          <table:table-cell office:value-type="float" office:value="14670" table:style-name="ce6">
            <text:p>14,670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13713" table:style-name="ce6">
            <text:p>13,713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9671" table:style-name="ce6">
            <text:p>9,671<text:s/></text:p>
          </table:table-cell>
          <table:table-cell table:number-columns-repeated="16275"/>
        </table:table-row>
        <table:table-row table:style-name="ro2">
          <table:table-cell office:value-type="date" office:date-value="2019-10-17T00:00:00" table:style-name="ce5">
            <text:p>2019/10/17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5696" table:style-name="ce6">
            <text:p>15,696<text:s/></text:p>
          </table:table-cell>
          <table:table-cell office:value-type="float" office:value="46133" table:style-name="ce6">
            <text:p>46,133<text:s/></text:p>
          </table:table-cell>
          <table:table-cell office:value-type="float" office:value="44962" table:style-name="ce6">
            <text:p>44,962<text:s/></text:p>
          </table:table-cell>
          <table:table-cell office:value-type="float" office:value="29000" table:style-name="ce6">
            <text:p>29,000<text:s/></text:p>
          </table:table-cell>
          <table:table-cell office:value-type="float" office:value="15899" table:style-name="ce6">
            <text:p>15,899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20464" table:style-name="ce6">
            <text:p>20,464<text:s/></text:p>
          </table:table-cell>
          <table:table-cell office:value-type="float" office:value="18408" table:style-name="ce6">
            <text:p>18,408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35439" table:style-name="ce6">
            <text:p>35,439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22904" table:style-name="ce6">
            <text:p>22,904<text:s/></text:p>
          </table:table-cell>
          <table:table-cell office:value-type="float" office:value="18546" table:style-name="ce6">
            <text:p>18,546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29536" table:style-name="ce6">
            <text:p>29,536<text:s/></text:p>
          </table:table-cell>
          <table:table-cell office:value-type="float" office:value="18437" table:style-name="ce6">
            <text:p>18,437<text:s/></text:p>
          </table:table-cell>
          <table:table-cell office:value-type="float" office:value="36007" table:style-name="ce6">
            <text:p>36,007<text:s/></text:p>
          </table:table-cell>
          <table:table-cell office:value-type="float" office:value="33029" table:style-name="ce6">
            <text:p>33,029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40254" table:style-name="ce6">
            <text:p>40,254<text:s/></text:p>
          </table:table-cell>
          <table:table-cell office:value-type="float" office:value="29319" table:style-name="ce6">
            <text:p>29,319<text:s/></text:p>
          </table:table-cell>
          <table:table-cell office:value-type="float" office:value="27177" table:style-name="ce6">
            <text:p>27,177<text:s/></text:p>
          </table:table-cell>
          <table:table-cell office:value-type="float" office:value="23509" table:style-name="ce6">
            <text:p>23,509<text:s/></text:p>
          </table:table-cell>
          <table:table-cell office:value-type="float" office:value="28315" table:style-name="ce6">
            <text:p>28,315<text:s/></text:p>
          </table:table-cell>
          <table:table-cell office:value-type="float" office:value="141927" table:style-name="ce6">
            <text:p>141,927<text:s/></text:p>
          </table:table-cell>
          <table:table-cell office:value-type="float" office:value="43143" table:style-name="ce6">
            <text:p>43,143<text:s/></text:p>
          </table:table-cell>
          <table:table-cell office:value-type="float" office:value="25188" table:style-name="ce6">
            <text:p>25,188<text:s/></text:p>
          </table:table-cell>
          <table:table-cell office:value-type="float" office:value="25497" table:style-name="ce6">
            <text:p>25,497<text:s/></text:p>
          </table:table-cell>
          <table:table-cell office:value-type="float" office:value="29415" table:style-name="ce6">
            <text:p>29,415<text:s/></text:p>
          </table:table-cell>
          <table:table-cell office:value-type="float" office:value="33847" table:style-name="ce6">
            <text:p>33,847<text:s/></text:p>
          </table:table-cell>
          <table:table-cell office:value-type="float" office:value="31115" table:style-name="ce6">
            <text:p>31,115<text:s/></text:p>
          </table:table-cell>
          <table:table-cell office:value-type="float" office:value="24982" table:style-name="ce6">
            <text:p>24,982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35084" table:style-name="ce6">
            <text:p>35,084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21295" table:style-name="ce6">
            <text:p>21,295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14359" table:style-name="ce6">
            <text:p>14,359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35550" table:style-name="ce6">
            <text:p>35,550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14689" table:style-name="ce6">
            <text:p>14,689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23800" table:style-name="ce6">
            <text:p>23,800<text:s/></text:p>
          </table:table-cell>
          <table:table-cell office:value-type="float" office:value="26083" table:style-name="ce6">
            <text:p>26,083<text:s/></text:p>
          </table:table-cell>
          <table:table-cell office:value-type="float" office:value="29845" table:style-name="ce6">
            <text:p>29,845<text:s/></text:p>
          </table:table-cell>
          <table:table-cell office:value-type="float" office:value="44348" table:style-name="ce6">
            <text:p>44,348<text:s/></text:p>
          </table:table-cell>
          <table:table-cell office:value-type="float" office:value="44492" table:style-name="ce6">
            <text:p>44,492<text:s/></text:p>
          </table:table-cell>
          <table:table-cell office:value-type="float" office:value="28153" table:style-name="ce6">
            <text:p>28,153<text:s/></text:p>
          </table:table-cell>
          <table:table-cell office:value-type="float" office:value="33750" table:style-name="ce6">
            <text:p>33,750<text:s/></text:p>
          </table:table-cell>
          <table:table-cell office:value-type="float" office:value="69570" table:style-name="ce6">
            <text:p>69,570<text:s/></text:p>
          </table:table-cell>
          <table:table-cell office:value-type="float" office:value="27572" table:style-name="ce6">
            <text:p>27,572<text:s/></text:p>
          </table:table-cell>
          <table:table-cell office:value-type="float" office:value="34151" table:style-name="ce6">
            <text:p>34,151<text:s/></text:p>
          </table:table-cell>
          <table:table-cell office:value-type="float" office:value="36509" table:style-name="ce6">
            <text:p>36,509<text:s/></text:p>
          </table:table-cell>
          <table:table-cell office:value-type="float" office:value="23520" table:style-name="ce6">
            <text:p>23,520<text:s/></text:p>
          </table:table-cell>
          <table:table-cell office:value-type="float" office:value="72831" table:style-name="ce6">
            <text:p>72,831<text:s/></text:p>
          </table:table-cell>
          <table:table-cell office:value-type="float" office:value="21769" table:style-name="ce6">
            <text:p>21,769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16538" table:style-name="ce6">
            <text:p>16,538<text:s/></text:p>
          </table:table-cell>
          <table:table-cell office:value-type="float" office:value="20677" table:style-name="ce6">
            <text:p>20,677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33998" table:style-name="ce6">
            <text:p>33,998<text:s/></text:p>
          </table:table-cell>
          <table:table-cell office:value-type="float" office:value="20221" table:style-name="ce6">
            <text:p>20,221<text:s/></text:p>
          </table:table-cell>
          <table:table-cell office:value-type="float" office:value="8101" table:style-name="ce6">
            <text:p>8,101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44479" table:style-name="ce6">
            <text:p>44,479<text:s/></text:p>
          </table:table-cell>
          <table:table-cell office:value-type="float" office:value="25642" table:style-name="ce6">
            <text:p>25,642<text:s/></text:p>
          </table:table-cell>
          <table:table-cell office:value-type="float" office:value="26812" table:style-name="ce6">
            <text:p>26,812<text:s/></text:p>
          </table:table-cell>
          <table:table-cell office:value-type="float" office:value="25708" table:style-name="ce6">
            <text:p>25,708<text:s/></text:p>
          </table:table-cell>
          <table:table-cell office:value-type="float" office:value="15447" table:style-name="ce6">
            <text:p>15,447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12764" table:style-name="ce6">
            <text:p>12,764<text:s/></text:p>
          </table:table-cell>
          <table:table-cell office:value-type="float" office:value="19013" table:style-name="ce6">
            <text:p>19,013<text:s/></text:p>
          </table:table-cell>
          <table:table-cell office:value-type="float" office:value="32281" table:style-name="ce6">
            <text:p>32,281<text:s/></text:p>
          </table:table-cell>
          <table:table-cell office:value-type="float" office:value="27339" table:style-name="ce6">
            <text:p>27,339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9682" table:style-name="ce6">
            <text:p>9,682<text:s/></text:p>
          </table:table-cell>
          <table:table-cell table:number-columns-repeated="16275"/>
        </table:table-row>
        <table:table-row table:style-name="ro2">
          <table:table-cell office:value-type="date" office:date-value="2019-10-18T00:00:00" table:style-name="ce5">
            <text:p>2019/10/18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49046" table:style-name="ce6">
            <text:p>49,046<text:s/></text:p>
          </table:table-cell>
          <table:table-cell office:value-type="float" office:value="51245" table:style-name="ce6">
            <text:p>51,245<text:s/></text:p>
          </table:table-cell>
          <table:table-cell office:value-type="float" office:value="30384" table:style-name="ce6">
            <text:p>30,384<text:s/></text:p>
          </table:table-cell>
          <table:table-cell office:value-type="float" office:value="16465" table:style-name="ce6">
            <text:p>16,465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1574" table:style-name="ce6">
            <text:p>11,574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20486" table:style-name="ce6">
            <text:p>20,486<text:s/></text:p>
          </table:table-cell>
          <table:table-cell office:value-type="float" office:value="19040" table:style-name="ce6">
            <text:p>19,040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35797" table:style-name="ce6">
            <text:p>35,797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24434" table:style-name="ce6">
            <text:p>24,434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32333" table:style-name="ce6">
            <text:p>32,333<text:s/></text:p>
          </table:table-cell>
          <table:table-cell office:value-type="float" office:value="21007" table:style-name="ce6">
            <text:p>21,007<text:s/></text:p>
          </table:table-cell>
          <table:table-cell office:value-type="float" office:value="37685" table:style-name="ce6">
            <text:p>37,685<text:s/></text:p>
          </table:table-cell>
          <table:table-cell office:value-type="float" office:value="35052" table:style-name="ce6">
            <text:p>35,052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41560" table:style-name="ce6">
            <text:p>41,560<text:s/></text:p>
          </table:table-cell>
          <table:table-cell office:value-type="float" office:value="30554" table:style-name="ce6">
            <text:p>30,554<text:s/></text:p>
          </table:table-cell>
          <table:table-cell office:value-type="float" office:value="28081" table:style-name="ce6">
            <text:p>28,081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28497" table:style-name="ce6">
            <text:p>28,497<text:s/></text:p>
          </table:table-cell>
          <table:table-cell office:value-type="float" office:value="177817" table:style-name="ce6">
            <text:p>177,817<text:s/></text:p>
          </table:table-cell>
          <table:table-cell office:value-type="float" office:value="50521" table:style-name="ce6">
            <text:p>50,521<text:s/></text:p>
          </table:table-cell>
          <table:table-cell office:value-type="float" office:value="27305" table:style-name="ce6">
            <text:p>27,305<text:s/></text:p>
          </table:table-cell>
          <table:table-cell office:value-type="float" office:value="26479" table:style-name="ce6">
            <text:p>26,479<text:s/></text:p>
          </table:table-cell>
          <table:table-cell office:value-type="float" office:value="31843" table:style-name="ce6">
            <text:p>31,843<text:s/></text:p>
          </table:table-cell>
          <table:table-cell office:value-type="float" office:value="38425" table:style-name="ce6">
            <text:p>38,425<text:s/></text:p>
          </table:table-cell>
          <table:table-cell office:value-type="float" office:value="33047" table:style-name="ce6">
            <text:p>33,047<text:s/></text:p>
          </table:table-cell>
          <table:table-cell office:value-type="float" office:value="26516" table:style-name="ce6">
            <text:p>26,516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35671" table:style-name="ce6">
            <text:p>35,671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22574" table:style-name="ce6">
            <text:p>22,574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39142" table:style-name="ce6">
            <text:p>39,142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15876" table:style-name="ce6">
            <text:p>15,876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24841" table:style-name="ce6">
            <text:p>24,841<text:s/></text:p>
          </table:table-cell>
          <table:table-cell office:value-type="float" office:value="26621" table:style-name="ce6">
            <text:p>26,621<text:s/></text:p>
          </table:table-cell>
          <table:table-cell office:value-type="float" office:value="32266" table:style-name="ce6">
            <text:p>32,266<text:s/></text:p>
          </table:table-cell>
          <table:table-cell office:value-type="float" office:value="48851" table:style-name="ce6">
            <text:p>48,851<text:s/></text:p>
          </table:table-cell>
          <table:table-cell office:value-type="float" office:value="45784" table:style-name="ce6">
            <text:p>45,784<text:s/></text:p>
          </table:table-cell>
          <table:table-cell office:value-type="float" office:value="29119" table:style-name="ce6">
            <text:p>29,119<text:s/></text:p>
          </table:table-cell>
          <table:table-cell office:value-type="float" office:value="32969" table:style-name="ce6">
            <text:p>32,969<text:s/></text:p>
          </table:table-cell>
          <table:table-cell office:value-type="float" office:value="82060" table:style-name="ce6">
            <text:p>82,060<text:s/></text:p>
          </table:table-cell>
          <table:table-cell office:value-type="float" office:value="27502" table:style-name="ce6">
            <text:p>27,502<text:s/></text:p>
          </table:table-cell>
          <table:table-cell office:value-type="float" office:value="37334" table:style-name="ce6">
            <text:p>37,334<text:s/></text:p>
          </table:table-cell>
          <table:table-cell office:value-type="float" office:value="42207" table:style-name="ce6">
            <text:p>42,207<text:s/></text:p>
          </table:table-cell>
          <table:table-cell office:value-type="float" office:value="27387" table:style-name="ce6">
            <text:p>27,387<text:s/></text:p>
          </table:table-cell>
          <table:table-cell office:value-type="float" office:value="81241" table:style-name="ce6">
            <text:p>81,241<text:s/></text:p>
          </table:table-cell>
          <table:table-cell office:value-type="float" office:value="22718" table:style-name="ce6">
            <text:p>22,718<text:s/></text:p>
          </table:table-cell>
          <table:table-cell office:value-type="float" office:value="18175" table:style-name="ce6">
            <text:p>18,175<text:s/></text:p>
          </table:table-cell>
          <table:table-cell office:value-type="float" office:value="16409" table:style-name="ce6">
            <text:p>16,409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38093" table:style-name="ce6">
            <text:p>38,093<text:s/></text:p>
          </table:table-cell>
          <table:table-cell office:value-type="float" office:value="22072" table:style-name="ce6">
            <text:p>22,072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46360" table:style-name="ce6">
            <text:p>46,360<text:s/></text:p>
          </table:table-cell>
          <table:table-cell office:value-type="float" office:value="26674" table:style-name="ce6">
            <text:p>26,674<text:s/></text:p>
          </table:table-cell>
          <table:table-cell office:value-type="float" office:value="28196" table:style-name="ce6">
            <text:p>28,196<text:s/></text:p>
          </table:table-cell>
          <table:table-cell office:value-type="float" office:value="27774" table:style-name="ce6">
            <text:p>27,774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13037" table:style-name="ce6">
            <text:p>13,037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11198" table:style-name="ce6">
            <text:p>11,198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19851" table:style-name="ce6">
            <text:p>19,851<text:s/></text:p>
          </table:table-cell>
          <table:table-cell office:value-type="float" office:value="33715" table:style-name="ce6">
            <text:p>33,715<text:s/></text:p>
          </table:table-cell>
          <table:table-cell office:value-type="float" office:value="29818" table:style-name="ce6">
            <text:p>29,818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14567" table:style-name="ce6">
            <text:p>14,567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10199" table:style-name="ce6">
            <text:p>10,199<text:s/></text:p>
          </table:table-cell>
          <table:table-cell table:number-columns-repeated="16275"/>
        </table:table-row>
        <table:table-row table:style-name="ro2">
          <table:table-cell office:value-type="date" office:date-value="2019-10-19T00:00:00" table:style-name="ce5">
            <text:p>2019/10/19</text:p>
          </table:table-cell>
          <table:table-cell office:value-type="float" office:value="5142" table:style-name="ce6">
            <text:p>5,142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29573" table:style-name="ce6">
            <text:p>29,573<text:s/></text:p>
          </table:table-cell>
          <table:table-cell office:value-type="float" office:value="51765" table:style-name="ce6">
            <text:p>51,765<text:s/></text:p>
          </table:table-cell>
          <table:table-cell office:value-type="float" office:value="21356" table:style-name="ce6">
            <text:p>21,356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6925" table:style-name="ce6">
            <text:p>6,925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15330" table:style-name="ce6">
            <text:p>15,330<text:s/></text:p>
          </table:table-cell>
          <table:table-cell office:value-type="float" office:value="18284" table:style-name="ce6">
            <text:p>18,284<text:s/></text:p>
          </table:table-cell>
          <table:table-cell office:value-type="float" office:value="17309" table:style-name="ce6">
            <text:p>17,309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35240" table:style-name="ce6">
            <text:p>35,240<text:s/></text:p>
          </table:table-cell>
          <table:table-cell office:value-type="float" office:value="19573" table:style-name="ce6">
            <text:p>19,573<text:s/></text:p>
          </table:table-cell>
          <table:table-cell office:value-type="float" office:value="31818" table:style-name="ce6">
            <text:p>31,818<text:s/></text:p>
          </table:table-cell>
          <table:table-cell office:value-type="float" office:value="32879" table:style-name="ce6">
            <text:p>32,879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35491" table:style-name="ce6">
            <text:p>35,491<text:s/></text:p>
          </table:table-cell>
          <table:table-cell office:value-type="float" office:value="25289" table:style-name="ce6">
            <text:p>25,289<text:s/></text:p>
          </table:table-cell>
          <table:table-cell office:value-type="float" office:value="22503" table:style-name="ce6">
            <text:p>22,503<text:s/></text:p>
          </table:table-cell>
          <table:table-cell office:value-type="float" office:value="20816" table:style-name="ce6">
            <text:p>20,816<text:s/></text:p>
          </table:table-cell>
          <table:table-cell office:value-type="float" office:value="17104" table:style-name="ce6">
            <text:p>17,104<text:s/></text:p>
          </table:table-cell>
          <table:table-cell office:value-type="float" office:value="181309" table:style-name="ce6">
            <text:p>181,309<text:s/></text:p>
          </table:table-cell>
          <table:table-cell office:value-type="float" office:value="54378" table:style-name="ce6">
            <text:p>54,378<text:s/></text:p>
          </table:table-cell>
          <table:table-cell office:value-type="float" office:value="22853" table:style-name="ce6">
            <text:p>22,853<text:s/></text:p>
          </table:table-cell>
          <table:table-cell office:value-type="float" office:value="20403" table:style-name="ce6">
            <text:p>20,403<text:s/></text:p>
          </table:table-cell>
          <table:table-cell office:value-type="float" office:value="32091" table:style-name="ce6">
            <text:p>32,091<text:s/></text:p>
          </table:table-cell>
          <table:table-cell office:value-type="float" office:value="36608" table:style-name="ce6">
            <text:p>36,608<text:s/></text:p>
          </table:table-cell>
          <table:table-cell office:value-type="float" office:value="30671" table:style-name="ce6">
            <text:p>30,671<text:s/></text:p>
          </table:table-cell>
          <table:table-cell office:value-type="float" office:value="22062" table:style-name="ce6">
            <text:p>22,062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27111" table:style-name="ce6">
            <text:p>27,111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18184" table:style-name="ce6">
            <text:p>18,184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11000" table:style-name="ce6">
            <text:p>11,000<text:s/></text:p>
          </table:table-cell>
          <table:table-cell office:value-type="float" office:value="40585" table:style-name="ce6">
            <text:p>40,585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19600" table:style-name="ce6">
            <text:p>19,600<text:s/></text:p>
          </table:table-cell>
          <table:table-cell office:value-type="float" office:value="20008" table:style-name="ce6">
            <text:p>20,008<text:s/></text:p>
          </table:table-cell>
          <table:table-cell office:value-type="float" office:value="31081" table:style-name="ce6">
            <text:p>31,081<text:s/></text:p>
          </table:table-cell>
          <table:table-cell office:value-type="float" office:value="45747" table:style-name="ce6">
            <text:p>45,747<text:s/></text:p>
          </table:table-cell>
          <table:table-cell office:value-type="float" office:value="36915" table:style-name="ce6">
            <text:p>36,915<text:s/></text:p>
          </table:table-cell>
          <table:table-cell office:value-type="float" office:value="24115" table:style-name="ce6">
            <text:p>24,115<text:s/></text:p>
          </table:table-cell>
          <table:table-cell office:value-type="float" office:value="36339" table:style-name="ce6">
            <text:p>36,339<text:s/></text:p>
          </table:table-cell>
          <table:table-cell office:value-type="float" office:value="97570" table:style-name="ce6">
            <text:p>97,570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33629" table:style-name="ce6">
            <text:p>33,629<text:s/></text:p>
          </table:table-cell>
          <table:table-cell office:value-type="float" office:value="39385" table:style-name="ce6">
            <text:p>39,385<text:s/></text:p>
          </table:table-cell>
          <table:table-cell office:value-type="float" office:value="26014" table:style-name="ce6">
            <text:p>26,014<text:s/></text:p>
          </table:table-cell>
          <table:table-cell office:value-type="float" office:value="77146" table:style-name="ce6">
            <text:p>77,146<text:s/></text:p>
          </table:table-cell>
          <table:table-cell office:value-type="float" office:value="16629" table:style-name="ce6">
            <text:p>16,629<text:s/></text:p>
          </table:table-cell>
          <table:table-cell office:value-type="float" office:value="16231" table:style-name="ce6">
            <text:p>16,231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39842" table:style-name="ce6">
            <text:p>39,842<text:s/></text:p>
          </table:table-cell>
          <table:table-cell office:value-type="float" office:value="15802" table:style-name="ce6">
            <text:p>15,802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26740" table:style-name="ce6">
            <text:p>26,740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21841" table:style-name="ce6">
            <text:p>21,841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15316" table:style-name="ce6">
            <text:p>15,316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29309" table:style-name="ce6">
            <text:p>29,309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8387" table:style-name="ce6">
            <text:p>8,387<text:s/></text:p>
          </table:table-cell>
          <table:table-cell table:number-columns-repeated="16275"/>
        </table:table-row>
        <table:table-row table:style-name="ro2">
          <table:table-cell office:value-type="date" office:date-value="2019-10-20T00:00:00" table:style-name="ce5">
            <text:p>2019/10/20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21957" table:style-name="ce6">
            <text:p>21,957<text:s/></text:p>
          </table:table-cell>
          <table:table-cell office:value-type="float" office:value="40427" table:style-name="ce6">
            <text:p>40,427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9481" table:style-name="ce6">
            <text:p>9,481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5483" table:style-name="ce6">
            <text:p>5,483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5808" table:style-name="ce6">
            <text:p>5,808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15420" table:style-name="ce6">
            <text:p>15,420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15194" table:style-name="ce6">
            <text:p>15,194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33434" table:style-name="ce6">
            <text:p>33,434<text:s/></text:p>
          </table:table-cell>
          <table:table-cell office:value-type="float" office:value="16374" table:style-name="ce6">
            <text:p>16,374<text:s/></text:p>
          </table:table-cell>
          <table:table-cell office:value-type="float" office:value="24783" table:style-name="ce6">
            <text:p>24,783<text:s/></text:p>
          </table:table-cell>
          <table:table-cell office:value-type="float" office:value="35444" table:style-name="ce6">
            <text:p>35,444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31191" table:style-name="ce6">
            <text:p>31,191<text:s/></text:p>
          </table:table-cell>
          <table:table-cell office:value-type="float" office:value="22631" table:style-name="ce6">
            <text:p>22,631<text:s/></text:p>
          </table:table-cell>
          <table:table-cell office:value-type="float" office:value="18610" table:style-name="ce6">
            <text:p>18,610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173147" table:style-name="ce6">
            <text:p>173,147<text:s/></text:p>
          </table:table-cell>
          <table:table-cell office:value-type="float" office:value="44784" table:style-name="ce6">
            <text:p>44,784<text:s/></text:p>
          </table:table-cell>
          <table:table-cell office:value-type="float" office:value="17067" table:style-name="ce6">
            <text:p>17,067<text:s/></text:p>
          </table:table-cell>
          <table:table-cell office:value-type="float" office:value="19107" table:style-name="ce6">
            <text:p>19,107<text:s/></text:p>
          </table:table-cell>
          <table:table-cell office:value-type="float" office:value="29755" table:style-name="ce6">
            <text:p>29,755<text:s/></text:p>
          </table:table-cell>
          <table:table-cell office:value-type="float" office:value="32844" table:style-name="ce6">
            <text:p>32,844<text:s/></text:p>
          </table:table-cell>
          <table:table-cell office:value-type="float" office:value="27164" table:style-name="ce6">
            <text:p>27,164<text:s/></text:p>
          </table:table-cell>
          <table:table-cell office:value-type="float" office:value="21624" table:style-name="ce6">
            <text:p>21,624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23836" table:style-name="ce6">
            <text:p>23,836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46437" table:style-name="ce6">
            <text:p>46,437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16519" table:style-name="ce6">
            <text:p>16,519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25816" table:style-name="ce6">
            <text:p>25,816<text:s/></text:p>
          </table:table-cell>
          <table:table-cell office:value-type="float" office:value="40451" table:style-name="ce6">
            <text:p>40,451<text:s/></text:p>
          </table:table-cell>
          <table:table-cell office:value-type="float" office:value="31343" table:style-name="ce6">
            <text:p>31,343<text:s/></text:p>
          </table:table-cell>
          <table:table-cell office:value-type="float" office:value="19953" table:style-name="ce6">
            <text:p>19,953<text:s/></text:p>
          </table:table-cell>
          <table:table-cell office:value-type="float" office:value="30092" table:style-name="ce6">
            <text:p>30,092<text:s/></text:p>
          </table:table-cell>
          <table:table-cell office:value-type="float" office:value="82843" table:style-name="ce6">
            <text:p>82,843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27743" table:style-name="ce6">
            <text:p>27,743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18816" table:style-name="ce6">
            <text:p>18,816<text:s/></text:p>
          </table:table-cell>
          <table:table-cell office:value-type="float" office:value="62229" table:style-name="ce6">
            <text:p>62,229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14661" table:style-name="ce6">
            <text:p>14,661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37716" table:style-name="ce6">
            <text:p>37,716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18291" table:style-name="ce6">
            <text:p>18,291<text:s/></text:p>
          </table:table-cell>
          <table:table-cell office:value-type="float" office:value="16624" table:style-name="ce6">
            <text:p>16,624<text:s/></text:p>
          </table:table-cell>
          <table:table-cell office:value-type="float" office:value="15177" table:style-name="ce6">
            <text:p>15,177<text:s/></text:p>
          </table:table-cell>
          <table:table-cell office:value-type="float" office:value="17887" table:style-name="ce6">
            <text:p>17,887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21046" table:style-name="ce6">
            <text:p>21,046<text:s/></text:p>
          </table:table-cell>
          <table:table-cell office:value-type="float" office:value="24869" table:style-name="ce6">
            <text:p>24,869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7298" table:style-name="ce6">
            <text:p>7,298<text:s/></text:p>
          </table:table-cell>
          <table:table-cell table:number-columns-repeated="16275"/>
        </table:table-row>
        <table:table-row table:style-name="ro2">
          <table:table-cell office:value-type="date" office:date-value="2019-10-21T00:00:00" table:style-name="ce5">
            <text:p>2019/10/21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44705" table:style-name="ce6">
            <text:p>44,705<text:s/></text:p>
          </table:table-cell>
          <table:table-cell office:value-type="float" office:value="43123" table:style-name="ce6">
            <text:p>43,123<text:s/></text:p>
          </table:table-cell>
          <table:table-cell office:value-type="float" office:value="27997" table:style-name="ce6">
            <text:p>27,997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15753" table:style-name="ce6">
            <text:p>15,753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19781" table:style-name="ce6">
            <text:p>19,781<text:s/></text:p>
          </table:table-cell>
          <table:table-cell office:value-type="float" office:value="18028" table:style-name="ce6">
            <text:p>18,028<text:s/></text:p>
          </table:table-cell>
          <table:table-cell office:value-type="float" office:value="5858" table:style-name="ce6">
            <text:p>5,858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29350" table:style-name="ce6">
            <text:p>29,350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7480" table:style-name="ce6">
            <text:p>17,480<text:s/></text:p>
          </table:table-cell>
          <table:table-cell office:value-type="float" office:value="22488" table:style-name="ce6">
            <text:p>22,488<text:s/></text:p>
          </table:table-cell>
          <table:table-cell office:value-type="float" office:value="17827" table:style-name="ce6">
            <text:p>17,827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28056" table:style-name="ce6">
            <text:p>28,056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34894" table:style-name="ce6">
            <text:p>34,894<text:s/></text:p>
          </table:table-cell>
          <table:table-cell office:value-type="float" office:value="29158" table:style-name="ce6">
            <text:p>29,158<text:s/></text:p>
          </table:table-cell>
          <table:table-cell office:value-type="float" office:value="12670" table:style-name="ce6">
            <text:p>12,670<text:s/></text:p>
          </table:table-cell>
          <table:table-cell office:value-type="float" office:value="38504" table:style-name="ce6">
            <text:p>38,504<text:s/></text:p>
          </table:table-cell>
          <table:table-cell office:value-type="float" office:value="28167" table:style-name="ce6">
            <text:p>28,167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27526" table:style-name="ce6">
            <text:p>27,526<text:s/></text:p>
          </table:table-cell>
          <table:table-cell office:value-type="float" office:value="142402" table:style-name="ce6">
            <text:p>142,402<text:s/></text:p>
          </table:table-cell>
          <table:table-cell office:value-type="float" office:value="41447" table:style-name="ce6">
            <text:p>41,447<text:s/></text:p>
          </table:table-cell>
          <table:table-cell office:value-type="float" office:value="25630" table:style-name="ce6">
            <text:p>25,630<text:s/></text:p>
          </table:table-cell>
          <table:table-cell office:value-type="float" office:value="25273" table:style-name="ce6">
            <text:p>25,273<text:s/></text:p>
          </table:table-cell>
          <table:table-cell office:value-type="float" office:value="27870" table:style-name="ce6">
            <text:p>27,870<text:s/></text:p>
          </table:table-cell>
          <table:table-cell office:value-type="float" office:value="33523" table:style-name="ce6">
            <text:p>33,523<text:s/></text:p>
          </table:table-cell>
          <table:table-cell office:value-type="float" office:value="29674" table:style-name="ce6">
            <text:p>29,674<text:s/></text:p>
          </table:table-cell>
          <table:table-cell office:value-type="float" office:value="23412" table:style-name="ce6">
            <text:p>23,412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34376" table:style-name="ce6">
            <text:p>34,376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20470" table:style-name="ce6">
            <text:p>20,470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36380" table:style-name="ce6">
            <text:p>36,380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7622" table:style-name="ce6">
            <text:p>7,622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25158" table:style-name="ce6">
            <text:p>25,158<text:s/></text:p>
          </table:table-cell>
          <table:table-cell office:value-type="float" office:value="28379" table:style-name="ce6">
            <text:p>28,379<text:s/></text:p>
          </table:table-cell>
          <table:table-cell office:value-type="float" office:value="42796" table:style-name="ce6">
            <text:p>42,796<text:s/></text:p>
          </table:table-cell>
          <table:table-cell office:value-type="float" office:value="42645" table:style-name="ce6">
            <text:p>42,645<text:s/></text:p>
          </table:table-cell>
          <table:table-cell office:value-type="float" office:value="27104" table:style-name="ce6">
            <text:p>27,104<text:s/></text:p>
          </table:table-cell>
          <table:table-cell office:value-type="float" office:value="31534" table:style-name="ce6">
            <text:p>31,534<text:s/></text:p>
          </table:table-cell>
          <table:table-cell office:value-type="float" office:value="68242" table:style-name="ce6">
            <text:p>68,242<text:s/></text:p>
          </table:table-cell>
          <table:table-cell office:value-type="float" office:value="24272" table:style-name="ce6">
            <text:p>24,272<text:s/></text:p>
          </table:table-cell>
          <table:table-cell office:value-type="float" office:value="32421" table:style-name="ce6">
            <text:p>32,421<text:s/></text:p>
          </table:table-cell>
          <table:table-cell office:value-type="float" office:value="34388" table:style-name="ce6">
            <text:p>34,388<text:s/></text:p>
          </table:table-cell>
          <table:table-cell office:value-type="float" office:value="21806" table:style-name="ce6">
            <text:p>21,806<text:s/></text:p>
          </table:table-cell>
          <table:table-cell office:value-type="float" office:value="65605" table:style-name="ce6">
            <text:p>65,605<text:s/></text:p>
          </table:table-cell>
          <table:table-cell office:value-type="float" office:value="20738" table:style-name="ce6">
            <text:p>20,738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15962" table:style-name="ce6">
            <text:p>15,962<text:s/></text:p>
          </table:table-cell>
          <table:table-cell office:value-type="float" office:value="18828" table:style-name="ce6">
            <text:p>18,828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35378" table:style-name="ce6">
            <text:p>35,378<text:s/></text:p>
          </table:table-cell>
          <table:table-cell office:value-type="float" office:value="19519" table:style-name="ce6">
            <text:p>19,519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14044" table:style-name="ce6">
            <text:p>14,044<text:s/></text:p>
          </table:table-cell>
          <table:table-cell office:value-type="float" office:value="42331" table:style-name="ce6">
            <text:p>42,331<text:s/></text:p>
          </table:table-cell>
          <table:table-cell office:value-type="float" office:value="24035" table:style-name="ce6">
            <text:p>24,035<text:s/></text:p>
          </table:table-cell>
          <table:table-cell office:value-type="float" office:value="25937" table:style-name="ce6">
            <text:p>25,937<text:s/></text:p>
          </table:table-cell>
          <table:table-cell office:value-type="float" office:value="25221" table:style-name="ce6">
            <text:p>25,221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18616" table:style-name="ce6">
            <text:p>18,616<text:s/></text:p>
          </table:table-cell>
          <table:table-cell office:value-type="float" office:value="31028" table:style-name="ce6">
            <text:p>31,028<text:s/></text:p>
          </table:table-cell>
          <table:table-cell office:value-type="float" office:value="27326" table:style-name="ce6">
            <text:p>27,326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9472" table:style-name="ce6">
            <text:p>9,472<text:s/></text:p>
          </table:table-cell>
          <table:table-cell table:number-columns-repeated="16275"/>
        </table:table-row>
        <table:table-row table:style-name="ro2">
          <table:table-cell office:value-type="date" office:date-value="2019-10-22T00:00:00" table:style-name="ce5">
            <text:p>2019/10/22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45618" table:style-name="ce6">
            <text:p>45,618<text:s/></text:p>
          </table:table-cell>
          <table:table-cell office:value-type="float" office:value="44329" table:style-name="ce6">
            <text:p>44,329<text:s/></text:p>
          </table:table-cell>
          <table:table-cell office:value-type="float" office:value="29172" table:style-name="ce6">
            <text:p>29,172<text:s/></text:p>
          </table:table-cell>
          <table:table-cell office:value-type="float" office:value="15994" table:style-name="ce6">
            <text:p>15,994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6357" table:style-name="ce6">
            <text:p>16,357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20174" table:style-name="ce6">
            <text:p>20,174<text:s/></text:p>
          </table:table-cell>
          <table:table-cell office:value-type="float" office:value="18652" table:style-name="ce6">
            <text:p>18,652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36615" table:style-name="ce6">
            <text:p>36,615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17747" table:style-name="ce6">
            <text:p>17,747<text:s/></text:p>
          </table:table-cell>
          <table:table-cell office:value-type="float" office:value="22665" table:style-name="ce6">
            <text:p>22,665<text:s/></text:p>
          </table:table-cell>
          <table:table-cell office:value-type="float" office:value="18637" table:style-name="ce6">
            <text:p>18,637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29071" table:style-name="ce6">
            <text:p>29,071<text:s/></text:p>
          </table:table-cell>
          <table:table-cell office:value-type="float" office:value="18229" table:style-name="ce6">
            <text:p>18,229<text:s/></text:p>
          </table:table-cell>
          <table:table-cell office:value-type="float" office:value="35805" table:style-name="ce6">
            <text:p>35,805<text:s/></text:p>
          </table:table-cell>
          <table:table-cell office:value-type="float" office:value="30480" table:style-name="ce6">
            <text:p>30,480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39579" table:style-name="ce6">
            <text:p>39,579<text:s/></text:p>
          </table:table-cell>
          <table:table-cell office:value-type="float" office:value="29293" table:style-name="ce6">
            <text:p>29,293<text:s/></text:p>
          </table:table-cell>
          <table:table-cell office:value-type="float" office:value="27222" table:style-name="ce6">
            <text:p>27,222<text:s/></text:p>
          </table:table-cell>
          <table:table-cell office:value-type="float" office:value="23230" table:style-name="ce6">
            <text:p>23,230<text:s/></text:p>
          </table:table-cell>
          <table:table-cell office:value-type="float" office:value="28826" table:style-name="ce6">
            <text:p>28,826<text:s/></text:p>
          </table:table-cell>
          <table:table-cell office:value-type="float" office:value="139138" table:style-name="ce6">
            <text:p>139,138<text:s/></text:p>
          </table:table-cell>
          <table:table-cell office:value-type="float" office:value="41699" table:style-name="ce6">
            <text:p>41,699<text:s/></text:p>
          </table:table-cell>
          <table:table-cell office:value-type="float" office:value="25683" table:style-name="ce6">
            <text:p>25,683<text:s/></text:p>
          </table:table-cell>
          <table:table-cell office:value-type="float" office:value="25788" table:style-name="ce6">
            <text:p>25,788<text:s/></text:p>
          </table:table-cell>
          <table:table-cell office:value-type="float" office:value="29928" table:style-name="ce6">
            <text:p>29,928<text:s/></text:p>
          </table:table-cell>
          <table:table-cell office:value-type="float" office:value="34332" table:style-name="ce6">
            <text:p>34,332<text:s/></text:p>
          </table:table-cell>
          <table:table-cell office:value-type="float" office:value="30578" table:style-name="ce6">
            <text:p>30,578<text:s/></text:p>
          </table:table-cell>
          <table:table-cell office:value-type="float" office:value="24335" table:style-name="ce6">
            <text:p>24,335<text:s/></text:p>
          </table:table-cell>
          <table:table-cell office:value-type="float" office:value="14196" table:style-name="ce6">
            <text:p>14,196<text:s/></text:p>
          </table:table-cell>
          <table:table-cell office:value-type="float" office:value="34640" table:style-name="ce6">
            <text:p>34,640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21096" table:style-name="ce6">
            <text:p>21,096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36938" table:style-name="ce6">
            <text:p>36,938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23572" table:style-name="ce6">
            <text:p>23,572<text:s/></text:p>
          </table:table-cell>
          <table:table-cell office:value-type="float" office:value="26079" table:style-name="ce6">
            <text:p>26,079<text:s/></text:p>
          </table:table-cell>
          <table:table-cell office:value-type="float" office:value="29232" table:style-name="ce6">
            <text:p>29,232<text:s/></text:p>
          </table:table-cell>
          <table:table-cell office:value-type="float" office:value="43133" table:style-name="ce6">
            <text:p>43,133<text:s/></text:p>
          </table:table-cell>
          <table:table-cell office:value-type="float" office:value="43960" table:style-name="ce6">
            <text:p>43,960<text:s/></text:p>
          </table:table-cell>
          <table:table-cell office:value-type="float" office:value="27884" table:style-name="ce6">
            <text:p>27,884<text:s/></text:p>
          </table:table-cell>
          <table:table-cell office:value-type="float" office:value="31156" table:style-name="ce6">
            <text:p>31,156<text:s/></text:p>
          </table:table-cell>
          <table:table-cell office:value-type="float" office:value="69223" table:style-name="ce6">
            <text:p>69,223<text:s/></text:p>
          </table:table-cell>
          <table:table-cell office:value-type="float" office:value="26456" table:style-name="ce6">
            <text:p>26,456<text:s/></text:p>
          </table:table-cell>
          <table:table-cell office:value-type="float" office:value="33156" table:style-name="ce6">
            <text:p>33,156<text:s/></text:p>
          </table:table-cell>
          <table:table-cell office:value-type="float" office:value="36404" table:style-name="ce6">
            <text:p>36,404<text:s/></text:p>
          </table:table-cell>
          <table:table-cell office:value-type="float" office:value="22804" table:style-name="ce6">
            <text:p>22,804<text:s/></text:p>
          </table:table-cell>
          <table:table-cell office:value-type="float" office:value="65370" table:style-name="ce6">
            <text:p>65,370<text:s/></text:p>
          </table:table-cell>
          <table:table-cell office:value-type="float" office:value="21948" table:style-name="ce6">
            <text:p>21,948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20345" table:style-name="ce6">
            <text:p>20,345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33055" table:style-name="ce6">
            <text:p>33,055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43035" table:style-name="ce6">
            <text:p>43,035<text:s/></text:p>
          </table:table-cell>
          <table:table-cell office:value-type="float" office:value="24956" table:style-name="ce6">
            <text:p>24,956<text:s/></text:p>
          </table:table-cell>
          <table:table-cell office:value-type="float" office:value="26794" table:style-name="ce6">
            <text:p>26,794<text:s/></text:p>
          </table:table-cell>
          <table:table-cell office:value-type="float" office:value="25533" table:style-name="ce6">
            <text:p>25,533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12289" table:style-name="ce6">
            <text:p>12,289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6798" table:style-name="ce6">
            <text:p>6,798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18943" table:style-name="ce6">
            <text:p>18,943<text:s/></text:p>
          </table:table-cell>
          <table:table-cell office:value-type="float" office:value="31660" table:style-name="ce6">
            <text:p>31,660<text:s/></text:p>
          </table:table-cell>
          <table:table-cell office:value-type="float" office:value="27760" table:style-name="ce6">
            <text:p>27,760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13440" table:style-name="ce6">
            <text:p>13,440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9633" table:style-name="ce6">
            <text:p>9,633<text:s/></text:p>
          </table:table-cell>
          <table:table-cell table:number-columns-repeated="16275"/>
        </table:table-row>
        <table:table-row table:style-name="ro2">
          <table:table-cell office:value-type="date" office:date-value="2019-10-23T00:00:00" table:style-name="ce5">
            <text:p>2019/10/23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46290" table:style-name="ce6">
            <text:p>46,290<text:s/></text:p>
          </table:table-cell>
          <table:table-cell office:value-type="float" office:value="45449" table:style-name="ce6">
            <text:p>45,449<text:s/></text:p>
          </table:table-cell>
          <table:table-cell office:value-type="float" office:value="29455" table:style-name="ce6">
            <text:p>29,455<text:s/></text:p>
          </table:table-cell>
          <table:table-cell office:value-type="float" office:value="16098" table:style-name="ce6">
            <text:p>16,098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18406" table:style-name="ce6">
            <text:p>18,406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33062" table:style-name="ce6">
            <text:p>33,062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17904" table:style-name="ce6">
            <text:p>17,904<text:s/></text:p>
          </table:table-cell>
          <table:table-cell office:value-type="float" office:value="22769" table:style-name="ce6">
            <text:p>22,769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18552" table:style-name="ce6">
            <text:p>18,552<text:s/></text:p>
          </table:table-cell>
          <table:table-cell office:value-type="float" office:value="36430" table:style-name="ce6">
            <text:p>36,430<text:s/></text:p>
          </table:table-cell>
          <table:table-cell office:value-type="float" office:value="31341" table:style-name="ce6">
            <text:p>31,341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39728" table:style-name="ce6">
            <text:p>39,728<text:s/></text:p>
          </table:table-cell>
          <table:table-cell office:value-type="float" office:value="29276" table:style-name="ce6">
            <text:p>29,276<text:s/></text:p>
          </table:table-cell>
          <table:table-cell office:value-type="float" office:value="27166" table:style-name="ce6">
            <text:p>27,166<text:s/></text:p>
          </table:table-cell>
          <table:table-cell office:value-type="float" office:value="23263" table:style-name="ce6">
            <text:p>23,263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141595" table:style-name="ce6">
            <text:p>141,595<text:s/></text:p>
          </table:table-cell>
          <table:table-cell office:value-type="float" office:value="43511" table:style-name="ce6">
            <text:p>43,511<text:s/></text:p>
          </table:table-cell>
          <table:table-cell office:value-type="float" office:value="26114" table:style-name="ce6">
            <text:p>26,114<text:s/></text:p>
          </table:table-cell>
          <table:table-cell office:value-type="float" office:value="25719" table:style-name="ce6">
            <text:p>25,719<text:s/></text:p>
          </table:table-cell>
          <table:table-cell office:value-type="float" office:value="29274" table:style-name="ce6">
            <text:p>29,274<text:s/></text:p>
          </table:table-cell>
          <table:table-cell office:value-type="float" office:value="34564" table:style-name="ce6">
            <text:p>34,564<text:s/></text:p>
          </table:table-cell>
          <table:table-cell office:value-type="float" office:value="30341" table:style-name="ce6">
            <text:p>30,341<text:s/></text:p>
          </table:table-cell>
          <table:table-cell office:value-type="float" office:value="24473" table:style-name="ce6">
            <text:p>24,473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35058" table:style-name="ce6">
            <text:p>35,058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21237" table:style-name="ce6">
            <text:p>21,237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36536" table:style-name="ce6">
            <text:p>36,536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25816" table:style-name="ce6">
            <text:p>25,816<text:s/></text:p>
          </table:table-cell>
          <table:table-cell office:value-type="float" office:value="29539" table:style-name="ce6">
            <text:p>29,539<text:s/></text:p>
          </table:table-cell>
          <table:table-cell office:value-type="float" office:value="43218" table:style-name="ce6">
            <text:p>43,218<text:s/></text:p>
          </table:table-cell>
          <table:table-cell office:value-type="float" office:value="44010" table:style-name="ce6">
            <text:p>44,010<text:s/></text:p>
          </table:table-cell>
          <table:table-cell office:value-type="float" office:value="28176" table:style-name="ce6">
            <text:p>28,176<text:s/></text:p>
          </table:table-cell>
          <table:table-cell office:value-type="float" office:value="31100" table:style-name="ce6">
            <text:p>31,100<text:s/></text:p>
          </table:table-cell>
          <table:table-cell office:value-type="float" office:value="71644" table:style-name="ce6">
            <text:p>71,644<text:s/></text:p>
          </table:table-cell>
          <table:table-cell office:value-type="float" office:value="27218" table:style-name="ce6">
            <text:p>27,218<text:s/></text:p>
          </table:table-cell>
          <table:table-cell office:value-type="float" office:value="33587" table:style-name="ce6">
            <text:p>33,587<text:s/></text:p>
          </table:table-cell>
          <table:table-cell office:value-type="float" office:value="36788" table:style-name="ce6">
            <text:p>36,788<text:s/></text:p>
          </table:table-cell>
          <table:table-cell office:value-type="float" office:value="23471" table:style-name="ce6">
            <text:p>23,471<text:s/></text:p>
          </table:table-cell>
          <table:table-cell office:value-type="float" office:value="66656" table:style-name="ce6">
            <text:p>66,656<text:s/></text:p>
          </table:table-cell>
          <table:table-cell office:value-type="float" office:value="21898" table:style-name="ce6">
            <text:p>21,898<text:s/></text:p>
          </table:table-cell>
          <table:table-cell office:value-type="float" office:value="17185" table:style-name="ce6">
            <text:p>17,185<text:s/></text:p>
          </table:table-cell>
          <table:table-cell office:value-type="float" office:value="16045" table:style-name="ce6">
            <text:p>16,045<text:s/></text:p>
          </table:table-cell>
          <table:table-cell office:value-type="float" office:value="19979" table:style-name="ce6">
            <text:p>19,979<text:s/></text:p>
          </table:table-cell>
          <table:table-cell office:value-type="float" office:value="14124" table:style-name="ce6">
            <text:p>14,124<text:s/></text:p>
          </table:table-cell>
          <table:table-cell office:value-type="float" office:value="34101" table:style-name="ce6">
            <text:p>34,101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44254" table:style-name="ce6">
            <text:p>44,254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26911" table:style-name="ce6">
            <text:p>26,911<text:s/></text:p>
          </table:table-cell>
          <table:table-cell office:value-type="float" office:value="25813" table:style-name="ce6">
            <text:p>25,813<text:s/></text:p>
          </table:table-cell>
          <table:table-cell office:value-type="float" office:value="15478" table:style-name="ce6">
            <text:p>15,478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8992" table:style-name="ce6">
            <text:p>18,992<text:s/></text:p>
          </table:table-cell>
          <table:table-cell office:value-type="float" office:value="32029" table:style-name="ce6">
            <text:p>32,029<text:s/></text:p>
          </table:table-cell>
          <table:table-cell office:value-type="float" office:value="28202" table:style-name="ce6">
            <text:p>28,202<text:s/></text:p>
          </table:table-cell>
          <table:table-cell office:value-type="float" office:value="14634" table:style-name="ce6">
            <text:p>14,634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9710" table:style-name="ce6">
            <text:p>9,710<text:s/></text:p>
          </table:table-cell>
          <table:table-cell table:number-columns-repeated="16275"/>
        </table:table-row>
        <table:table-row table:style-name="ro2">
          <table:table-cell office:value-type="date" office:date-value="2019-10-24T00:00:00" table:style-name="ce5">
            <text:p>2019/10/24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46643" table:style-name="ce6">
            <text:p>46,643<text:s/></text:p>
          </table:table-cell>
          <table:table-cell office:value-type="float" office:value="46205" table:style-name="ce6">
            <text:p>46,205<text:s/></text:p>
          </table:table-cell>
          <table:table-cell office:value-type="float" office:value="29325" table:style-name="ce6">
            <text:p>29,325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6165" table:style-name="ce6">
            <text:p>16,165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20507" table:style-name="ce6">
            <text:p>20,507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33372" table:style-name="ce6">
            <text:p>33,372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17990" table:style-name="ce6">
            <text:p>17,990<text:s/></text:p>
          </table:table-cell>
          <table:table-cell office:value-type="float" office:value="23225" table:style-name="ce6">
            <text:p>23,225<text:s/></text:p>
          </table:table-cell>
          <table:table-cell office:value-type="float" office:value="18600" table:style-name="ce6">
            <text:p>18,600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29279" table:style-name="ce6">
            <text:p>29,279<text:s/></text:p>
          </table:table-cell>
          <table:table-cell office:value-type="float" office:value="18714" table:style-name="ce6">
            <text:p>18,714<text:s/></text:p>
          </table:table-cell>
          <table:table-cell office:value-type="float" office:value="36026" table:style-name="ce6">
            <text:p>36,026<text:s/></text:p>
          </table:table-cell>
          <table:table-cell office:value-type="float" office:value="32288" table:style-name="ce6">
            <text:p>32,288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39776" table:style-name="ce6">
            <text:p>39,776<text:s/></text:p>
          </table:table-cell>
          <table:table-cell office:value-type="float" office:value="29441" table:style-name="ce6">
            <text:p>29,441<text:s/></text:p>
          </table:table-cell>
          <table:table-cell office:value-type="float" office:value="27224" table:style-name="ce6">
            <text:p>27,224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28198" table:style-name="ce6">
            <text:p>28,198<text:s/></text:p>
          </table:table-cell>
          <table:table-cell office:value-type="float" office:value="143397" table:style-name="ce6">
            <text:p>143,397<text:s/></text:p>
          </table:table-cell>
          <table:table-cell office:value-type="float" office:value="43382" table:style-name="ce6">
            <text:p>43,382<text:s/></text:p>
          </table:table-cell>
          <table:table-cell office:value-type="float" office:value="25863" table:style-name="ce6">
            <text:p>25,863<text:s/></text:p>
          </table:table-cell>
          <table:table-cell office:value-type="float" office:value="26020" table:style-name="ce6">
            <text:p>26,020<text:s/></text:p>
          </table:table-cell>
          <table:table-cell office:value-type="float" office:value="29510" table:style-name="ce6">
            <text:p>29,510<text:s/></text:p>
          </table:table-cell>
          <table:table-cell office:value-type="float" office:value="34934" table:style-name="ce6">
            <text:p>34,934<text:s/></text:p>
          </table:table-cell>
          <table:table-cell office:value-type="float" office:value="31232" table:style-name="ce6">
            <text:p>31,232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34612" table:style-name="ce6">
            <text:p>34,612<text:s/></text:p>
          </table:table-cell>
          <table:table-cell office:value-type="float" office:value="7077" table:style-name="ce6">
            <text:p>7,077<text:s/></text:p>
          </table:table-cell>
          <table:table-cell office:value-type="float" office:value="8906" table:style-name="ce6">
            <text:p>8,906<text:s/></text:p>
          </table:table-cell>
          <table:table-cell office:value-type="float" office:value="21021" table:style-name="ce6">
            <text:p>21,021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36921" table:style-name="ce6">
            <text:p>36,921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14550" table:style-name="ce6">
            <text:p>14,550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23697" table:style-name="ce6">
            <text:p>23,697<text:s/></text:p>
          </table:table-cell>
          <table:table-cell office:value-type="float" office:value="25948" table:style-name="ce6">
            <text:p>25,948<text:s/></text:p>
          </table:table-cell>
          <table:table-cell office:value-type="float" office:value="29598" table:style-name="ce6">
            <text:p>29,598<text:s/></text:p>
          </table:table-cell>
          <table:table-cell office:value-type="float" office:value="45507" table:style-name="ce6">
            <text:p>45,507<text:s/></text:p>
          </table:table-cell>
          <table:table-cell office:value-type="float" office:value="44194" table:style-name="ce6">
            <text:p>44,194<text:s/></text:p>
          </table:table-cell>
          <table:table-cell office:value-type="float" office:value="28125" table:style-name="ce6">
            <text:p>28,125<text:s/></text:p>
          </table:table-cell>
          <table:table-cell office:value-type="float" office:value="30790" table:style-name="ce6">
            <text:p>30,790<text:s/></text:p>
          </table:table-cell>
          <table:table-cell office:value-type="float" office:value="72441" table:style-name="ce6">
            <text:p>72,441<text:s/></text:p>
          </table:table-cell>
          <table:table-cell office:value-type="float" office:value="26789" table:style-name="ce6">
            <text:p>26,789<text:s/></text:p>
          </table:table-cell>
          <table:table-cell office:value-type="float" office:value="33539" table:style-name="ce6">
            <text:p>33,539<text:s/></text:p>
          </table:table-cell>
          <table:table-cell office:value-type="float" office:value="37397" table:style-name="ce6">
            <text:p>37,397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66616" table:style-name="ce6">
            <text:p>66,616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16848" table:style-name="ce6">
            <text:p>16,848<text:s/></text:p>
          </table:table-cell>
          <table:table-cell office:value-type="float" office:value="16397" table:style-name="ce6">
            <text:p>16,397<text:s/></text:p>
          </table:table-cell>
          <table:table-cell office:value-type="float" office:value="20458" table:style-name="ce6">
            <text:p>20,458<text:s/></text:p>
          </table:table-cell>
          <table:table-cell office:value-type="float" office:value="14270" table:style-name="ce6">
            <text:p>14,270<text:s/></text:p>
          </table:table-cell>
          <table:table-cell office:value-type="float" office:value="33531" table:style-name="ce6">
            <text:p>33,531<text:s/></text:p>
          </table:table-cell>
          <table:table-cell office:value-type="float" office:value="20190" table:style-name="ce6">
            <text:p>20,190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13876" table:style-name="ce6">
            <text:p>13,876<text:s/></text:p>
          </table:table-cell>
          <table:table-cell office:value-type="float" office:value="44329" table:style-name="ce6">
            <text:p>44,329<text:s/></text:p>
          </table:table-cell>
          <table:table-cell office:value-type="float" office:value="25908" table:style-name="ce6">
            <text:p>25,908<text:s/></text:p>
          </table:table-cell>
          <table:table-cell office:value-type="float" office:value="27090" table:style-name="ce6">
            <text:p>27,090<text:s/></text:p>
          </table:table-cell>
          <table:table-cell office:value-type="float" office:value="25724" table:style-name="ce6">
            <text:p>25,724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18758" table:style-name="ce6">
            <text:p>18,758<text:s/></text:p>
          </table:table-cell>
          <table:table-cell office:value-type="float" office:value="33001" table:style-name="ce6">
            <text:p>33,001<text:s/></text:p>
          </table:table-cell>
          <table:table-cell office:value-type="float" office:value="28134" table:style-name="ce6">
            <text:p>28,134<text:s/></text:p>
          </table:table-cell>
          <table:table-cell office:value-type="float" office:value="14587" table:style-name="ce6">
            <text:p>14,587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9873" table:style-name="ce6">
            <text:p>9,873<text:s/></text:p>
          </table:table-cell>
          <table:table-cell table:number-columns-repeated="16275"/>
        </table:table-row>
        <table:table-row table:style-name="ro2">
          <table:table-cell office:value-type="date" office:date-value="2019-10-25T00:00:00" table:style-name="ce5">
            <text:p>2019/10/25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48757" table:style-name="ce6">
            <text:p>48,757<text:s/></text:p>
          </table:table-cell>
          <table:table-cell office:value-type="float" office:value="53138" table:style-name="ce6">
            <text:p>53,138<text:s/></text:p>
          </table:table-cell>
          <table:table-cell office:value-type="float" office:value="31082" table:style-name="ce6">
            <text:p>31,082<text:s/></text:p>
          </table:table-cell>
          <table:table-cell office:value-type="float" office:value="16530" table:style-name="ce6">
            <text:p>16,530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6024" table:style-name="ce6">
            <text:p>16,024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20189" table:style-name="ce6">
            <text:p>20,189<text:s/></text:p>
          </table:table-cell>
          <table:table-cell office:value-type="float" office:value="18433" table:style-name="ce6">
            <text:p>18,433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33583" table:style-name="ce6">
            <text:p>33,583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8822" table:style-name="ce6">
            <text:p>18,822<text:s/></text:p>
          </table:table-cell>
          <table:table-cell office:value-type="float" office:value="24346" table:style-name="ce6">
            <text:p>24,346<text:s/></text:p>
          </table:table-cell>
          <table:table-cell office:value-type="float" office:value="19787" table:style-name="ce6">
            <text:p>19,787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33285" table:style-name="ce6">
            <text:p>33,285<text:s/></text:p>
          </table:table-cell>
          <table:table-cell office:value-type="float" office:value="20762" table:style-name="ce6">
            <text:p>20,762<text:s/></text:p>
          </table:table-cell>
          <table:table-cell office:value-type="float" office:value="37984" table:style-name="ce6">
            <text:p>37,984<text:s/></text:p>
          </table:table-cell>
          <table:table-cell office:value-type="float" office:value="33813" table:style-name="ce6">
            <text:p>33,813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41783" table:style-name="ce6">
            <text:p>41,783<text:s/></text:p>
          </table:table-cell>
          <table:table-cell office:value-type="float" office:value="30677" table:style-name="ce6">
            <text:p>30,677<text:s/></text:p>
          </table:table-cell>
          <table:table-cell office:value-type="float" office:value="27886" table:style-name="ce6">
            <text:p>27,886<text:s/></text:p>
          </table:table-cell>
          <table:table-cell office:value-type="float" office:value="23983" table:style-name="ce6">
            <text:p>23,983<text:s/></text:p>
          </table:table-cell>
          <table:table-cell office:value-type="float" office:value="29458" table:style-name="ce6">
            <text:p>29,458<text:s/></text:p>
          </table:table-cell>
          <table:table-cell office:value-type="float" office:value="184995" table:style-name="ce6">
            <text:p>184,995<text:s/></text:p>
          </table:table-cell>
          <table:table-cell office:value-type="float" office:value="51657" table:style-name="ce6">
            <text:p>51,657<text:s/></text:p>
          </table:table-cell>
          <table:table-cell office:value-type="float" office:value="27829" table:style-name="ce6">
            <text:p>27,829<text:s/></text:p>
          </table:table-cell>
          <table:table-cell office:value-type="float" office:value="27283" table:style-name="ce6">
            <text:p>27,283<text:s/></text:p>
          </table:table-cell>
          <table:table-cell office:value-type="float" office:value="34303" table:style-name="ce6">
            <text:p>34,303<text:s/></text:p>
          </table:table-cell>
          <table:table-cell office:value-type="float" office:value="38373" table:style-name="ce6">
            <text:p>38,373<text:s/></text:p>
          </table:table-cell>
          <table:table-cell office:value-type="float" office:value="33041" table:style-name="ce6">
            <text:p>33,041<text:s/></text:p>
          </table:table-cell>
          <table:table-cell office:value-type="float" office:value="26329" table:style-name="ce6">
            <text:p>26,329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36487" table:style-name="ce6">
            <text:p>36,487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9287" table:style-name="ce6">
            <text:p>9,287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14943" table:style-name="ce6">
            <text:p>14,943<text:s/></text:p>
          </table:table-cell>
          <table:table-cell office:value-type="float" office:value="10902" table:style-name="ce6">
            <text:p>10,902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40420" table:style-name="ce6">
            <text:p>40,420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16006" table:style-name="ce6">
            <text:p>16,006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24775" table:style-name="ce6">
            <text:p>24,775<text:s/></text:p>
          </table:table-cell>
          <table:table-cell office:value-type="float" office:value="26214" table:style-name="ce6">
            <text:p>26,214<text:s/></text:p>
          </table:table-cell>
          <table:table-cell office:value-type="float" office:value="32209" table:style-name="ce6">
            <text:p>32,209<text:s/></text:p>
          </table:table-cell>
          <table:table-cell office:value-type="float" office:value="50904" table:style-name="ce6">
            <text:p>50,904<text:s/></text:p>
          </table:table-cell>
          <table:table-cell office:value-type="float" office:value="45610" table:style-name="ce6">
            <text:p>45,610<text:s/></text:p>
          </table:table-cell>
          <table:table-cell office:value-type="float" office:value="29642" table:style-name="ce6">
            <text:p>29,642<text:s/></text:p>
          </table:table-cell>
          <table:table-cell office:value-type="float" office:value="33589" table:style-name="ce6">
            <text:p>33,589<text:s/></text:p>
          </table:table-cell>
          <table:table-cell office:value-type="float" office:value="90606" table:style-name="ce6">
            <text:p>90,606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37688" table:style-name="ce6">
            <text:p>37,688<text:s/></text:p>
          </table:table-cell>
          <table:table-cell office:value-type="float" office:value="43091" table:style-name="ce6">
            <text:p>43,091<text:s/></text:p>
          </table:table-cell>
          <table:table-cell office:value-type="float" office:value="26385" table:style-name="ce6">
            <text:p>26,385<text:s/></text:p>
          </table:table-cell>
          <table:table-cell office:value-type="float" office:value="78073" table:style-name="ce6">
            <text:p>78,073<text:s/></text:p>
          </table:table-cell>
          <table:table-cell office:value-type="float" office:value="22922" table:style-name="ce6">
            <text:p>22,922<text:s/></text:p>
          </table:table-cell>
          <table:table-cell office:value-type="float" office:value="18310" table:style-name="ce6">
            <text:p>18,310<text:s/></text:p>
          </table:table-cell>
          <table:table-cell office:value-type="float" office:value="16587" table:style-name="ce6">
            <text:p>16,587<text:s/></text:p>
          </table:table-cell>
          <table:table-cell office:value-type="float" office:value="23959" table:style-name="ce6">
            <text:p>23,959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38811" table:style-name="ce6">
            <text:p>38,811<text:s/></text:p>
          </table:table-cell>
          <table:table-cell office:value-type="float" office:value="22704" table:style-name="ce6">
            <text:p>22,704<text:s/></text:p>
          </table:table-cell>
          <table:table-cell office:value-type="float" office:value="10173" table:style-name="ce6">
            <text:p>10,173<text:s/></text:p>
          </table:table-cell>
          <table:table-cell office:value-type="float" office:value="15724" table:style-name="ce6">
            <text:p>15,724<text:s/></text:p>
          </table:table-cell>
          <table:table-cell office:value-type="float" office:value="46396" table:style-name="ce6">
            <text:p>46,396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28490" table:style-name="ce6">
            <text:p>28,490<text:s/></text:p>
          </table:table-cell>
          <table:table-cell office:value-type="float" office:value="28125" table:style-name="ce6">
            <text:p>28,125<text:s/></text:p>
          </table:table-cell>
          <table:table-cell office:value-type="float" office:value="15500" table:style-name="ce6">
            <text:p>15,500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20268" table:style-name="ce6">
            <text:p>20,268<text:s/></text:p>
          </table:table-cell>
          <table:table-cell office:value-type="float" office:value="34368" table:style-name="ce6">
            <text:p>34,368<text:s/></text:p>
          </table:table-cell>
          <table:table-cell office:value-type="float" office:value="31135" table:style-name="ce6">
            <text:p>31,135<text:s/></text:p>
          </table:table-cell>
          <table:table-cell office:value-type="float" office:value="15332" table:style-name="ce6">
            <text:p>15,332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10171" table:style-name="ce6">
            <text:p>10,171<text:s/></text:p>
          </table:table-cell>
          <table:table-cell table:number-columns-repeated="16275"/>
        </table:table-row>
        <table:table-row table:style-name="ro2">
          <table:table-cell office:value-type="date" office:date-value="2019-10-26T00:00:00" table:style-name="ce5">
            <text:p>2019/10/26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29902" table:style-name="ce6">
            <text:p>29,902<text:s/></text:p>
          </table:table-cell>
          <table:table-cell office:value-type="float" office:value="55582" table:style-name="ce6">
            <text:p>55,582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16363" table:style-name="ce6">
            <text:p>16,363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27157" table:style-name="ce6">
            <text:p>27,157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15222" table:style-name="ce6">
            <text:p>15,222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19332" table:style-name="ce6">
            <text:p>19,332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35397" table:style-name="ce6">
            <text:p>35,397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32515" table:style-name="ce6">
            <text:p>32,515<text:s/></text:p>
          </table:table-cell>
          <table:table-cell office:value-type="float" office:value="31319" table:style-name="ce6">
            <text:p>31,319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36505" table:style-name="ce6">
            <text:p>36,505<text:s/></text:p>
          </table:table-cell>
          <table:table-cell office:value-type="float" office:value="25819" table:style-name="ce6">
            <text:p>25,819<text:s/></text:p>
          </table:table-cell>
          <table:table-cell office:value-type="float" office:value="22825" table:style-name="ce6">
            <text:p>22,825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21704" table:style-name="ce6">
            <text:p>21,704<text:s/></text:p>
          </table:table-cell>
          <table:table-cell office:value-type="float" office:value="193234" table:style-name="ce6">
            <text:p>193,234<text:s/></text:p>
          </table:table-cell>
          <table:table-cell office:value-type="float" office:value="54323" table:style-name="ce6">
            <text:p>54,323<text:s/></text:p>
          </table:table-cell>
          <table:table-cell office:value-type="float" office:value="23441" table:style-name="ce6">
            <text:p>23,441<text:s/></text:p>
          </table:table-cell>
          <table:table-cell office:value-type="float" office:value="21938" table:style-name="ce6">
            <text:p>21,938<text:s/></text:p>
          </table:table-cell>
          <table:table-cell office:value-type="float" office:value="39606" table:style-name="ce6">
            <text:p>39,606<text:s/></text:p>
          </table:table-cell>
          <table:table-cell office:value-type="float" office:value="40717" table:style-name="ce6">
            <text:p>40,717<text:s/></text:p>
          </table:table-cell>
          <table:table-cell office:value-type="float" office:value="32424" table:style-name="ce6">
            <text:p>32,424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30602" table:style-name="ce6">
            <text:p>30,602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20348" table:style-name="ce6">
            <text:p>20,348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11668" table:style-name="ce6">
            <text:p>11,668<text:s/></text:p>
          </table:table-cell>
          <table:table-cell office:value-type="float" office:value="47072" table:style-name="ce6">
            <text:p>47,072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14705" table:style-name="ce6">
            <text:p>14,705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20902" table:style-name="ce6">
            <text:p>20,902<text:s/></text:p>
          </table:table-cell>
          <table:table-cell office:value-type="float" office:value="18904" table:style-name="ce6">
            <text:p>18,904<text:s/></text:p>
          </table:table-cell>
          <table:table-cell office:value-type="float" office:value="37400" table:style-name="ce6">
            <text:p>37,400<text:s/></text:p>
          </table:table-cell>
          <table:table-cell office:value-type="float" office:value="50886" table:style-name="ce6">
            <text:p>50,886<text:s/></text:p>
          </table:table-cell>
          <table:table-cell office:value-type="float" office:value="38090" table:style-name="ce6">
            <text:p>38,090<text:s/></text:p>
          </table:table-cell>
          <table:table-cell office:value-type="float" office:value="25698" table:style-name="ce6">
            <text:p>25,698<text:s/></text:p>
          </table:table-cell>
          <table:table-cell office:value-type="float" office:value="34676" table:style-name="ce6">
            <text:p>34,676<text:s/></text:p>
          </table:table-cell>
          <table:table-cell office:value-type="float" office:value="109796" table:style-name="ce6">
            <text:p>109,796<text:s/></text:p>
          </table:table-cell>
          <table:table-cell office:value-type="float" office:value="25661" table:style-name="ce6">
            <text:p>25,661<text:s/></text:p>
          </table:table-cell>
          <table:table-cell office:value-type="float" office:value="43046" table:style-name="ce6">
            <text:p>43,046<text:s/></text:p>
          </table:table-cell>
          <table:table-cell office:value-type="float" office:value="41242" table:style-name="ce6">
            <text:p>41,242<text:s/></text:p>
          </table:table-cell>
          <table:table-cell office:value-type="float" office:value="30964" table:style-name="ce6">
            <text:p>30,964<text:s/></text:p>
          </table:table-cell>
          <table:table-cell office:value-type="float" office:value="98476" table:style-name="ce6">
            <text:p>98,476<text:s/></text:p>
          </table:table-cell>
          <table:table-cell office:value-type="float" office:value="17902" table:style-name="ce6">
            <text:p>17,902<text:s/></text:p>
          </table:table-cell>
          <table:table-cell office:value-type="float" office:value="16169" table:style-name="ce6">
            <text:p>16,169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19869" table:style-name="ce6">
            <text:p>19,869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41955" table:style-name="ce6">
            <text:p>41,955<text:s/></text:p>
          </table:table-cell>
          <table:table-cell office:value-type="float" office:value="17313" table:style-name="ce6">
            <text:p>17,313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24983" table:style-name="ce6">
            <text:p>24,983<text:s/></text:p>
          </table:table-cell>
          <table:table-cell office:value-type="float" office:value="21978" table:style-name="ce6">
            <text:p>21,978<text:s/></text:p>
          </table:table-cell>
          <table:table-cell office:value-type="float" office:value="19442" table:style-name="ce6">
            <text:p>19,442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15935" table:style-name="ce6">
            <text:p>15,935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28659" table:style-name="ce6">
            <text:p>28,659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8621" table:style-name="ce6">
            <text:p>8,621<text:s/></text:p>
          </table:table-cell>
          <table:table-cell table:number-columns-repeated="16275"/>
        </table:table-row>
        <table:table-row table:style-name="ro2">
          <table:table-cell office:value-type="date" office:date-value="2019-10-27T00:00:00" table:style-name="ce5">
            <text:p>2019/10/27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21775" table:style-name="ce6">
            <text:p>21,775<text:s/></text:p>
          </table:table-cell>
          <table:table-cell office:value-type="float" office:value="39940" table:style-name="ce6">
            <text:p>39,940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16055" table:style-name="ce6">
            <text:p>16,055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16333" table:style-name="ce6">
            <text:p>16,333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5996" table:style-name="ce6">
            <text:p>15,996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30113" table:style-name="ce6">
            <text:p>30,113<text:s/></text:p>
          </table:table-cell>
          <table:table-cell office:value-type="float" office:value="15974" table:style-name="ce6">
            <text:p>15,974<text:s/></text:p>
          </table:table-cell>
          <table:table-cell office:value-type="float" office:value="24225" table:style-name="ce6">
            <text:p>24,225<text:s/></text:p>
          </table:table-cell>
          <table:table-cell office:value-type="float" office:value="28640" table:style-name="ce6">
            <text:p>28,640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30774" table:style-name="ce6">
            <text:p>30,774<text:s/></text:p>
          </table:table-cell>
          <table:table-cell office:value-type="float" office:value="21835" table:style-name="ce6">
            <text:p>21,835<text:s/></text:p>
          </table:table-cell>
          <table:table-cell office:value-type="float" office:value="18766" table:style-name="ce6">
            <text:p>18,766<text:s/></text:p>
          </table:table-cell>
          <table:table-cell office:value-type="float" office:value="17681" table:style-name="ce6">
            <text:p>17,681<text:s/></text:p>
          </table:table-cell>
          <table:table-cell office:value-type="float" office:value="13713" table:style-name="ce6">
            <text:p>13,713<text:s/></text:p>
          </table:table-cell>
          <table:table-cell office:value-type="float" office:value="174096" table:style-name="ce6">
            <text:p>174,096<text:s/></text:p>
          </table:table-cell>
          <table:table-cell office:value-type="float" office:value="43196" table:style-name="ce6">
            <text:p>43,196<text:s/></text:p>
          </table:table-cell>
          <table:table-cell office:value-type="float" office:value="17236" table:style-name="ce6">
            <text:p>17,236<text:s/></text:p>
          </table:table-cell>
          <table:table-cell office:value-type="float" office:value="19119" table:style-name="ce6">
            <text:p>19,119<text:s/></text:p>
          </table:table-cell>
          <table:table-cell office:value-type="float" office:value="37350" table:style-name="ce6">
            <text:p>37,350<text:s/></text:p>
          </table:table-cell>
          <table:table-cell office:value-type="float" office:value="33506" table:style-name="ce6">
            <text:p>33,506<text:s/></text:p>
          </table:table-cell>
          <table:table-cell office:value-type="float" office:value="25845" table:style-name="ce6">
            <text:p>25,845<text:s/></text:p>
          </table:table-cell>
          <table:table-cell office:value-type="float" office:value="21621" table:style-name="ce6">
            <text:p>21,621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1783" table:style-name="ce6">
            <text:p>1,783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44922" table:style-name="ce6">
            <text:p>44,922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42127" table:style-name="ce6">
            <text:p>42,127<text:s/></text:p>
          </table:table-cell>
          <table:table-cell office:value-type="float" office:value="31129" table:style-name="ce6">
            <text:p>31,129<text:s/></text:p>
          </table:table-cell>
          <table:table-cell office:value-type="float" office:value="20381" table:style-name="ce6">
            <text:p>20,381<text:s/></text:p>
          </table:table-cell>
          <table:table-cell office:value-type="float" office:value="28955" table:style-name="ce6">
            <text:p>28,955<text:s/></text:p>
          </table:table-cell>
          <table:table-cell office:value-type="float" office:value="82826" table:style-name="ce6">
            <text:p>82,826<text:s/></text:p>
          </table:table-cell>
          <table:table-cell office:value-type="float" office:value="16061" table:style-name="ce6">
            <text:p>16,061<text:s/></text:p>
          </table:table-cell>
          <table:table-cell office:value-type="float" office:value="31401" table:style-name="ce6">
            <text:p>31,401<text:s/></text:p>
          </table:table-cell>
          <table:table-cell office:value-type="float" office:value="27898" table:style-name="ce6">
            <text:p>27,898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57263" table:style-name="ce6">
            <text:p>57,263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31143" table:style-name="ce6">
            <text:p>31,143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7890" table:style-name="ce6">
            <text:p>17,890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15556" table:style-name="ce6">
            <text:p>15,556<text:s/></text:p>
          </table:table-cell>
          <table:table-cell office:value-type="float" office:value="18069" table:style-name="ce6">
            <text:p>18,069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20228" table:style-name="ce6">
            <text:p>20,228<text:s/></text:p>
          </table:table-cell>
          <table:table-cell office:value-type="float" office:value="23982" table:style-name="ce6">
            <text:p>23,982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7221" table:style-name="ce6">
            <text:p>7,221<text:s/></text:p>
          </table:table-cell>
          <table:table-cell table:number-columns-repeated="16275"/>
        </table:table-row>
        <table:table-row table:style-name="ro2">
          <table:table-cell office:value-type="date" office:date-value="2019-10-28T00:00:00" table:style-name="ce5">
            <text:p>2019/10/28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43831" table:style-name="ce6">
            <text:p>43,831<text:s/></text:p>
          </table:table-cell>
          <table:table-cell office:value-type="float" office:value="42316" table:style-name="ce6">
            <text:p>42,316<text:s/></text:p>
          </table:table-cell>
          <table:table-cell office:value-type="float" office:value="27772" table:style-name="ce6">
            <text:p>27,772<text:s/></text:p>
          </table:table-cell>
          <table:table-cell office:value-type="float" office:value="15147" table:style-name="ce6">
            <text:p>15,147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11022" table:style-name="ce6">
            <text:p>11,022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17922" table:style-name="ce6">
            <text:p>17,922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28937" table:style-name="ce6">
            <text:p>28,937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12733" table:style-name="ce6">
            <text:p>12,733<text:s/></text:p>
          </table:table-cell>
          <table:table-cell office:value-type="float" office:value="17707" table:style-name="ce6">
            <text:p>17,707<text:s/></text:p>
          </table:table-cell>
          <table:table-cell office:value-type="float" office:value="22077" table:style-name="ce6">
            <text:p>22,077<text:s/></text:p>
          </table:table-cell>
          <table:table-cell office:value-type="float" office:value="17954" table:style-name="ce6">
            <text:p>17,954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28217" table:style-name="ce6">
            <text:p>28,217<text:s/></text:p>
          </table:table-cell>
          <table:table-cell office:value-type="float" office:value="17654" table:style-name="ce6">
            <text:p>17,654<text:s/></text:p>
          </table:table-cell>
          <table:table-cell office:value-type="float" office:value="34804" table:style-name="ce6">
            <text:p>34,804<text:s/></text:p>
          </table:table-cell>
          <table:table-cell office:value-type="float" office:value="28377" table:style-name="ce6">
            <text:p>28,377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39060" table:style-name="ce6">
            <text:p>39,060<text:s/></text:p>
          </table:table-cell>
          <table:table-cell office:value-type="float" office:value="28421" table:style-name="ce6">
            <text:p>28,421<text:s/></text:p>
          </table:table-cell>
          <table:table-cell office:value-type="float" office:value="26624" table:style-name="ce6">
            <text:p>26,624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27695" table:style-name="ce6">
            <text:p>27,695<text:s/></text:p>
          </table:table-cell>
          <table:table-cell office:value-type="float" office:value="140689" table:style-name="ce6">
            <text:p>140,689<text:s/></text:p>
          </table:table-cell>
          <table:table-cell office:value-type="float" office:value="40019" table:style-name="ce6">
            <text:p>40,019<text:s/></text:p>
          </table:table-cell>
          <table:table-cell office:value-type="float" office:value="25020" table:style-name="ce6">
            <text:p>25,020<text:s/></text:p>
          </table:table-cell>
          <table:table-cell office:value-type="float" office:value="24721" table:style-name="ce6">
            <text:p>24,721<text:s/></text:p>
          </table:table-cell>
          <table:table-cell office:value-type="float" office:value="30526" table:style-name="ce6">
            <text:p>30,526<text:s/></text:p>
          </table:table-cell>
          <table:table-cell office:value-type="float" office:value="33066" table:style-name="ce6">
            <text:p>33,066<text:s/></text:p>
          </table:table-cell>
          <table:table-cell office:value-type="float" office:value="29404" table:style-name="ce6">
            <text:p>29,404<text:s/></text:p>
          </table:table-cell>
          <table:table-cell office:value-type="float" office:value="23805" table:style-name="ce6">
            <text:p>23,805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34255" table:style-name="ce6">
            <text:p>34,255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20605" table:style-name="ce6">
            <text:p>20,605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14626" table:style-name="ce6">
            <text:p>14,626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36465" table:style-name="ce6">
            <text:p>36,465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23353" table:style-name="ce6">
            <text:p>23,353<text:s/></text:p>
          </table:table-cell>
          <table:table-cell office:value-type="float" office:value="25633" table:style-name="ce6">
            <text:p>25,633<text:s/></text:p>
          </table:table-cell>
          <table:table-cell office:value-type="float" office:value="28762" table:style-name="ce6">
            <text:p>28,762<text:s/></text:p>
          </table:table-cell>
          <table:table-cell office:value-type="float" office:value="43217" table:style-name="ce6">
            <text:p>43,217<text:s/></text:p>
          </table:table-cell>
          <table:table-cell office:value-type="float" office:value="42880" table:style-name="ce6">
            <text:p>42,880<text:s/></text:p>
          </table:table-cell>
          <table:table-cell office:value-type="float" office:value="27170" table:style-name="ce6">
            <text:p>27,170<text:s/></text:p>
          </table:table-cell>
          <table:table-cell office:value-type="float" office:value="31327" table:style-name="ce6">
            <text:p>31,327<text:s/></text:p>
          </table:table-cell>
          <table:table-cell office:value-type="float" office:value="68593" table:style-name="ce6">
            <text:p>68,593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32444" table:style-name="ce6">
            <text:p>32,444<text:s/></text:p>
          </table:table-cell>
          <table:table-cell office:value-type="float" office:value="34283" table:style-name="ce6">
            <text:p>34,283<text:s/></text:p>
          </table:table-cell>
          <table:table-cell office:value-type="float" office:value="21688" table:style-name="ce6">
            <text:p>21,688<text:s/></text:p>
          </table:table-cell>
          <table:table-cell office:value-type="float" office:value="63960" table:style-name="ce6">
            <text:p>63,960<text:s/></text:p>
          </table:table-cell>
          <table:table-cell office:value-type="float" office:value="20882" table:style-name="ce6">
            <text:p>20,882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15899" table:style-name="ce6">
            <text:p>15,899<text:s/></text:p>
          </table:table-cell>
          <table:table-cell office:value-type="float" office:value="18674" table:style-name="ce6">
            <text:p>18,674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32417" table:style-name="ce6">
            <text:p>32,417<text:s/></text:p>
          </table:table-cell>
          <table:table-cell office:value-type="float" office:value="19472" table:style-name="ce6">
            <text:p>19,472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41720" table:style-name="ce6">
            <text:p>41,720<text:s/></text:p>
          </table:table-cell>
          <table:table-cell office:value-type="float" office:value="24167" table:style-name="ce6">
            <text:p>24,167<text:s/></text:p>
          </table:table-cell>
          <table:table-cell office:value-type="float" office:value="26091" table:style-name="ce6">
            <text:p>26,091<text:s/></text:p>
          </table:table-cell>
          <table:table-cell office:value-type="float" office:value="25236" table:style-name="ce6">
            <text:p>25,236<text:s/></text:p>
          </table:table-cell>
          <table:table-cell office:value-type="float" office:value="15109" table:style-name="ce6">
            <text:p>15,109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10631" table:style-name="ce6">
            <text:p>10,631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31758" table:style-name="ce6">
            <text:p>31,758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12851" table:style-name="ce6">
            <text:p>12,851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9582" table:style-name="ce6">
            <text:p>9,582<text:s/></text:p>
          </table:table-cell>
          <table:table-cell table:number-columns-repeated="16275"/>
        </table:table-row>
        <table:table-row table:style-name="ro2">
          <table:table-cell office:value-type="date" office:date-value="2019-10-29T00:00:00" table:style-name="ce5">
            <text:p>2019/10/29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15808" table:style-name="ce6">
            <text:p>15,808<text:s/></text:p>
          </table:table-cell>
          <table:table-cell office:value-type="float" office:value="45449" table:style-name="ce6">
            <text:p>45,449<text:s/></text:p>
          </table:table-cell>
          <table:table-cell office:value-type="float" office:value="44813" table:style-name="ce6">
            <text:p>44,813<text:s/></text:p>
          </table:table-cell>
          <table:table-cell office:value-type="float" office:value="28952" table:style-name="ce6">
            <text:p>28,952<text:s/></text:p>
          </table:table-cell>
          <table:table-cell office:value-type="float" office:value="15983" table:style-name="ce6">
            <text:p>15,983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6443" table:style-name="ce6">
            <text:p>16,443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18217" table:style-name="ce6">
            <text:p>18,217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29410" table:style-name="ce6">
            <text:p>29,410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7662" table:style-name="ce6">
            <text:p>17,662<text:s/></text:p>
          </table:table-cell>
          <table:table-cell office:value-type="float" office:value="23028" table:style-name="ce6">
            <text:p>23,028<text:s/></text:p>
          </table:table-cell>
          <table:table-cell office:value-type="float" office:value="18611" table:style-name="ce6">
            <text:p>18,611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28198" table:style-name="ce6">
            <text:p>28,198<text:s/></text:p>
          </table:table-cell>
          <table:table-cell office:value-type="float" office:value="18361" table:style-name="ce6">
            <text:p>18,361<text:s/></text:p>
          </table:table-cell>
          <table:table-cell office:value-type="float" office:value="35446" table:style-name="ce6">
            <text:p>35,446<text:s/></text:p>
          </table:table-cell>
          <table:table-cell office:value-type="float" office:value="29334" table:style-name="ce6">
            <text:p>29,334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39628" table:style-name="ce6">
            <text:p>39,628<text:s/></text:p>
          </table:table-cell>
          <table:table-cell office:value-type="float" office:value="29158" table:style-name="ce6">
            <text:p>29,158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22955" table:style-name="ce6">
            <text:p>22,955<text:s/></text:p>
          </table:table-cell>
          <table:table-cell office:value-type="float" office:value="28659" table:style-name="ce6">
            <text:p>28,659<text:s/></text:p>
          </table:table-cell>
          <table:table-cell office:value-type="float" office:value="134282" table:style-name="ce6">
            <text:p>134,282<text:s/></text:p>
          </table:table-cell>
          <table:table-cell office:value-type="float" office:value="40750" table:style-name="ce6">
            <text:p>40,750<text:s/></text:p>
          </table:table-cell>
          <table:table-cell office:value-type="float" office:value="25061" table:style-name="ce6">
            <text:p>25,061<text:s/></text:p>
          </table:table-cell>
          <table:table-cell office:value-type="float" office:value="25472" table:style-name="ce6">
            <text:p>25,472<text:s/></text:p>
          </table:table-cell>
          <table:table-cell office:value-type="float" office:value="28738" table:style-name="ce6">
            <text:p>28,738<text:s/></text:p>
          </table:table-cell>
          <table:table-cell office:value-type="float" office:value="32158" table:style-name="ce6">
            <text:p>32,158<text:s/></text:p>
          </table:table-cell>
          <table:table-cell office:value-type="float" office:value="29717" table:style-name="ce6">
            <text:p>29,717<text:s/></text:p>
          </table:table-cell>
          <table:table-cell office:value-type="float" office:value="24210" table:style-name="ce6">
            <text:p>24,210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34677" table:style-name="ce6">
            <text:p>34,677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8799" table:style-name="ce6">
            <text:p>8,799<text:s/></text:p>
          </table:table-cell>
          <table:table-cell office:value-type="float" office:value="20832" table:style-name="ce6">
            <text:p>20,832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34016" table:style-name="ce6">
            <text:p>34,016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23601" table:style-name="ce6">
            <text:p>23,601<text:s/></text:p>
          </table:table-cell>
          <table:table-cell office:value-type="float" office:value="26185" table:style-name="ce6">
            <text:p>26,185<text:s/></text:p>
          </table:table-cell>
          <table:table-cell office:value-type="float" office:value="28774" table:style-name="ce6">
            <text:p>28,774<text:s/></text:p>
          </table:table-cell>
          <table:table-cell office:value-type="float" office:value="43353" table:style-name="ce6">
            <text:p>43,353<text:s/></text:p>
          </table:table-cell>
          <table:table-cell office:value-type="float" office:value="44095" table:style-name="ce6">
            <text:p>44,095<text:s/></text:p>
          </table:table-cell>
          <table:table-cell office:value-type="float" office:value="27735" table:style-name="ce6">
            <text:p>27,735<text:s/></text:p>
          </table:table-cell>
          <table:table-cell office:value-type="float" office:value="30338" table:style-name="ce6">
            <text:p>30,338<text:s/></text:p>
          </table:table-cell>
          <table:table-cell office:value-type="float" office:value="67559" table:style-name="ce6">
            <text:p>67,559<text:s/></text:p>
          </table:table-cell>
          <table:table-cell office:value-type="float" office:value="25727" table:style-name="ce6">
            <text:p>25,727<text:s/></text:p>
          </table:table-cell>
          <table:table-cell office:value-type="float" office:value="32846" table:style-name="ce6">
            <text:p>32,846<text:s/></text:p>
          </table:table-cell>
          <table:table-cell office:value-type="float" office:value="35585" table:style-name="ce6">
            <text:p>35,585<text:s/></text:p>
          </table:table-cell>
          <table:table-cell office:value-type="float" office:value="22399" table:style-name="ce6">
            <text:p>22,399<text:s/></text:p>
          </table:table-cell>
          <table:table-cell office:value-type="float" office:value="64422" table:style-name="ce6">
            <text:p>64,422<text:s/></text:p>
          </table:table-cell>
          <table:table-cell office:value-type="float" office:value="21753" table:style-name="ce6">
            <text:p>21,753<text:s/></text:p>
          </table:table-cell>
          <table:table-cell office:value-type="float" office:value="17112" table:style-name="ce6">
            <text:p>17,112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31150" table:style-name="ce6">
            <text:p>31,150<text:s/></text:p>
          </table:table-cell>
          <table:table-cell office:value-type="float" office:value="20012" table:style-name="ce6">
            <text:p>20,012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43424" table:style-name="ce6">
            <text:p>43,424<text:s/></text:p>
          </table:table-cell>
          <table:table-cell office:value-type="float" office:value="25257" table:style-name="ce6">
            <text:p>25,257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25437" table:style-name="ce6">
            <text:p>25,437<text:s/></text:p>
          </table:table-cell>
          <table:table-cell office:value-type="float" office:value="15385" table:style-name="ce6">
            <text:p>15,385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31337" table:style-name="ce6">
            <text:p>31,337<text:s/></text:p>
          </table:table-cell>
          <table:table-cell office:value-type="float" office:value="26971" table:style-name="ce6">
            <text:p>26,971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13062" table:style-name="ce6">
            <text:p>13,062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9587" table:style-name="ce6">
            <text:p>9,587<text:s/></text:p>
          </table:table-cell>
          <table:table-cell table:number-columns-repeated="16275"/>
        </table:table-row>
        <table:table-row table:style-name="ro2">
          <table:table-cell office:value-type="date" office:date-value="2019-10-30T00:00:00" table:style-name="ce5">
            <text:p>2019/10/30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45453" table:style-name="ce6">
            <text:p>45,453<text:s/></text:p>
          </table:table-cell>
          <table:table-cell office:value-type="float" office:value="46362" table:style-name="ce6">
            <text:p>46,362<text:s/></text:p>
          </table:table-cell>
          <table:table-cell office:value-type="float" office:value="28895" table:style-name="ce6">
            <text:p>28,895<text:s/></text:p>
          </table:table-cell>
          <table:table-cell office:value-type="float" office:value="15996" table:style-name="ce6">
            <text:p>15,996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6380" table:style-name="ce6">
            <text:p>16,380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5167" table:style-name="ce6">
            <text:p>5,167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20421" table:style-name="ce6">
            <text:p>20,421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30011" table:style-name="ce6">
            <text:p>30,011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7895" table:style-name="ce6">
            <text:p>17,895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18370" table:style-name="ce6">
            <text:p>18,370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28581" table:style-name="ce6">
            <text:p>28,581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35825" table:style-name="ce6">
            <text:p>35,825<text:s/></text:p>
          </table:table-cell>
          <table:table-cell office:value-type="float" office:value="29871" table:style-name="ce6">
            <text:p>29,871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39808" table:style-name="ce6">
            <text:p>39,808<text:s/></text:p>
          </table:table-cell>
          <table:table-cell office:value-type="float" office:value="29536" table:style-name="ce6">
            <text:p>29,536<text:s/></text:p>
          </table:table-cell>
          <table:table-cell office:value-type="float" office:value="27288" table:style-name="ce6">
            <text:p>27,288<text:s/></text:p>
          </table:table-cell>
          <table:table-cell office:value-type="float" office:value="23286" table:style-name="ce6">
            <text:p>23,286<text:s/></text:p>
          </table:table-cell>
          <table:table-cell office:value-type="float" office:value="28677" table:style-name="ce6">
            <text:p>28,677<text:s/></text:p>
          </table:table-cell>
          <table:table-cell office:value-type="float" office:value="135245" table:style-name="ce6">
            <text:p>135,245<text:s/></text:p>
          </table:table-cell>
          <table:table-cell office:value-type="float" office:value="41503" table:style-name="ce6">
            <text:p>41,503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25715" table:style-name="ce6">
            <text:p>25,715<text:s/></text:p>
          </table:table-cell>
          <table:table-cell office:value-type="float" office:value="28840" table:style-name="ce6">
            <text:p>28,840<text:s/></text:p>
          </table:table-cell>
          <table:table-cell office:value-type="float" office:value="33566" table:style-name="ce6">
            <text:p>33,566<text:s/></text:p>
          </table:table-cell>
          <table:table-cell office:value-type="float" office:value="30099" table:style-name="ce6">
            <text:p>30,099<text:s/></text:p>
          </table:table-cell>
          <table:table-cell office:value-type="float" office:value="25109" table:style-name="ce6">
            <text:p>25,109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35157" table:style-name="ce6">
            <text:p>35,157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21343" table:style-name="ce6">
            <text:p>21,343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35318" table:style-name="ce6">
            <text:p>35,318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23707" table:style-name="ce6">
            <text:p>23,707<text:s/></text:p>
          </table:table-cell>
          <table:table-cell office:value-type="float" office:value="26139" table:style-name="ce6">
            <text:p>26,139<text:s/></text:p>
          </table:table-cell>
          <table:table-cell office:value-type="float" office:value="29115" table:style-name="ce6">
            <text:p>29,115<text:s/></text:p>
          </table:table-cell>
          <table:table-cell office:value-type="float" office:value="44208" table:style-name="ce6">
            <text:p>44,208<text:s/></text:p>
          </table:table-cell>
          <table:table-cell office:value-type="float" office:value="44094" table:style-name="ce6">
            <text:p>44,094<text:s/></text:p>
          </table:table-cell>
          <table:table-cell office:value-type="float" office:value="28089" table:style-name="ce6">
            <text:p>28,089<text:s/></text:p>
          </table:table-cell>
          <table:table-cell office:value-type="float" office:value="30344" table:style-name="ce6">
            <text:p>30,344<text:s/></text:p>
          </table:table-cell>
          <table:table-cell office:value-type="float" office:value="69755" table:style-name="ce6">
            <text:p>69,755<text:s/></text:p>
          </table:table-cell>
          <table:table-cell office:value-type="float" office:value="26331" table:style-name="ce6">
            <text:p>26,331<text:s/></text:p>
          </table:table-cell>
          <table:table-cell office:value-type="float" office:value="33968" table:style-name="ce6">
            <text:p>33,968<text:s/></text:p>
          </table:table-cell>
          <table:table-cell office:value-type="float" office:value="36792" table:style-name="ce6">
            <text:p>36,792<text:s/></text:p>
          </table:table-cell>
          <table:table-cell office:value-type="float" office:value="24464" table:style-name="ce6">
            <text:p>24,464<text:s/></text:p>
          </table:table-cell>
          <table:table-cell office:value-type="float" office:value="65848" table:style-name="ce6">
            <text:p>65,848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15984" table:style-name="ce6">
            <text:p>15,984<text:s/></text:p>
          </table:table-cell>
          <table:table-cell office:value-type="float" office:value="18930" table:style-name="ce6">
            <text:p>18,930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31807" table:style-name="ce6">
            <text:p>31,807<text:s/></text:p>
          </table:table-cell>
          <table:table-cell office:value-type="float" office:value="19931" table:style-name="ce6">
            <text:p>19,931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43572" table:style-name="ce6">
            <text:p>43,572<text:s/></text:p>
          </table:table-cell>
          <table:table-cell office:value-type="float" office:value="24869" table:style-name="ce6">
            <text:p>24,869<text:s/></text:p>
          </table:table-cell>
          <table:table-cell office:value-type="float" office:value="26837" table:style-name="ce6">
            <text:p>26,837<text:s/></text:p>
          </table:table-cell>
          <table:table-cell office:value-type="float" office:value="25432" table:style-name="ce6">
            <text:p>25,432<text:s/></text:p>
          </table:table-cell>
          <table:table-cell office:value-type="float" office:value="14906" table:style-name="ce6">
            <text:p>14,906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12743" table:style-name="ce6">
            <text:p>12,743<text:s/></text:p>
          </table:table-cell>
          <table:table-cell office:value-type="float" office:value="18376" table:style-name="ce6">
            <text:p>18,376<text:s/></text:p>
          </table:table-cell>
          <table:table-cell office:value-type="float" office:value="31919" table:style-name="ce6">
            <text:p>31,919<text:s/></text:p>
          </table:table-cell>
          <table:table-cell office:value-type="float" office:value="27560" table:style-name="ce6">
            <text:p>27,560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9618" table:style-name="ce6">
            <text:p>9,618<text:s/></text:p>
          </table:table-cell>
          <table:table-cell table:number-columns-repeated="16275"/>
        </table:table-row>
        <table:table-row table:style-name="ro2">
          <table:table-cell office:value-type="date" office:date-value="2019-10-31T00:00:00" table:style-name="ce5">
            <text:p>2019/10/31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16501" table:style-name="ce6">
            <text:p>16,501<text:s/></text:p>
          </table:table-cell>
          <table:table-cell office:value-type="float" office:value="47248" table:style-name="ce6">
            <text:p>47,248<text:s/></text:p>
          </table:table-cell>
          <table:table-cell office:value-type="float" office:value="48472" table:style-name="ce6">
            <text:p>48,472<text:s/></text:p>
          </table:table-cell>
          <table:table-cell office:value-type="float" office:value="29484" table:style-name="ce6">
            <text:p>29,484<text:s/></text:p>
          </table:table-cell>
          <table:table-cell office:value-type="float" office:value="16739" table:style-name="ce6">
            <text:p>16,739<text:s/></text:p>
          </table:table-cell>
          <table:table-cell office:value-type="float" office:value="12830" table:style-name="ce6">
            <text:p>12,830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6278" table:style-name="ce6">
            <text:p>16,278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20620" table:style-name="ce6">
            <text:p>20,620<text:s/></text:p>
          </table:table-cell>
          <table:table-cell office:value-type="float" office:value="18620" table:style-name="ce6">
            <text:p>18,620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31966" table:style-name="ce6">
            <text:p>31,966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17861" table:style-name="ce6">
            <text:p>17,861<text:s/></text:p>
          </table:table-cell>
          <table:table-cell office:value-type="float" office:value="23366" table:style-name="ce6">
            <text:p>23,366<text:s/></text:p>
          </table:table-cell>
          <table:table-cell office:value-type="float" office:value="18444" table:style-name="ce6">
            <text:p>18,444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29014" table:style-name="ce6">
            <text:p>29,014<text:s/></text:p>
          </table:table-cell>
          <table:table-cell office:value-type="float" office:value="19156" table:style-name="ce6">
            <text:p>19,156<text:s/></text:p>
          </table:table-cell>
          <table:table-cell office:value-type="float" office:value="37131" table:style-name="ce6">
            <text:p>37,131<text:s/></text:p>
          </table:table-cell>
          <table:table-cell office:value-type="float" office:value="30801" table:style-name="ce6">
            <text:p>30,801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40720" table:style-name="ce6">
            <text:p>40,720<text:s/></text:p>
          </table:table-cell>
          <table:table-cell office:value-type="float" office:value="29763" table:style-name="ce6">
            <text:p>29,763<text:s/></text:p>
          </table:table-cell>
          <table:table-cell office:value-type="float" office:value="27397" table:style-name="ce6">
            <text:p>27,397<text:s/></text:p>
          </table:table-cell>
          <table:table-cell office:value-type="float" office:value="23236" table:style-name="ce6">
            <text:p>23,236<text:s/></text:p>
          </table:table-cell>
          <table:table-cell office:value-type="float" office:value="27904" table:style-name="ce6">
            <text:p>27,904<text:s/></text:p>
          </table:table-cell>
          <table:table-cell office:value-type="float" office:value="140959" table:style-name="ce6">
            <text:p>140,959<text:s/></text:p>
          </table:table-cell>
          <table:table-cell office:value-type="float" office:value="43363" table:style-name="ce6">
            <text:p>43,363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25629" table:style-name="ce6">
            <text:p>25,629<text:s/></text:p>
          </table:table-cell>
          <table:table-cell office:value-type="float" office:value="28625" table:style-name="ce6">
            <text:p>28,625<text:s/></text:p>
          </table:table-cell>
          <table:table-cell office:value-type="float" office:value="32454" table:style-name="ce6">
            <text:p>32,454<text:s/></text:p>
          </table:table-cell>
          <table:table-cell office:value-type="float" office:value="30368" table:style-name="ce6">
            <text:p>30,368<text:s/></text:p>
          </table:table-cell>
          <table:table-cell office:value-type="float" office:value="24045" table:style-name="ce6">
            <text:p>24,045<text:s/></text:p>
          </table:table-cell>
          <table:table-cell office:value-type="float" office:value="13853" table:style-name="ce6">
            <text:p>13,853<text:s/></text:p>
          </table:table-cell>
          <table:table-cell office:value-type="float" office:value="34722" table:style-name="ce6">
            <text:p>34,722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20802" table:style-name="ce6">
            <text:p>20,802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14846" table:style-name="ce6">
            <text:p>14,846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34280" table:style-name="ce6">
            <text:p>34,280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23612" table:style-name="ce6">
            <text:p>23,612<text:s/></text:p>
          </table:table-cell>
          <table:table-cell office:value-type="float" office:value="25994" table:style-name="ce6">
            <text:p>25,994<text:s/></text:p>
          </table:table-cell>
          <table:table-cell office:value-type="float" office:value="29005" table:style-name="ce6">
            <text:p>29,005<text:s/></text:p>
          </table:table-cell>
          <table:table-cell office:value-type="float" office:value="44663" table:style-name="ce6">
            <text:p>44,663<text:s/></text:p>
          </table:table-cell>
          <table:table-cell office:value-type="float" office:value="45146" table:style-name="ce6">
            <text:p>45,146<text:s/></text:p>
          </table:table-cell>
          <table:table-cell office:value-type="float" office:value="28021" table:style-name="ce6">
            <text:p>28,021<text:s/></text:p>
          </table:table-cell>
          <table:table-cell office:value-type="float" office:value="30393" table:style-name="ce6">
            <text:p>30,393<text:s/></text:p>
          </table:table-cell>
          <table:table-cell office:value-type="float" office:value="70439" table:style-name="ce6">
            <text:p>70,439<text:s/></text:p>
          </table:table-cell>
          <table:table-cell office:value-type="float" office:value="26742" table:style-name="ce6">
            <text:p>26,742<text:s/></text:p>
          </table:table-cell>
          <table:table-cell office:value-type="float" office:value="34420" table:style-name="ce6">
            <text:p>34,420<text:s/></text:p>
          </table:table-cell>
          <table:table-cell office:value-type="float" office:value="37769" table:style-name="ce6">
            <text:p>37,769<text:s/></text:p>
          </table:table-cell>
          <table:table-cell office:value-type="float" office:value="23763" table:style-name="ce6">
            <text:p>23,763<text:s/></text:p>
          </table:table-cell>
          <table:table-cell office:value-type="float" office:value="66401" table:style-name="ce6">
            <text:p>66,401<text:s/></text:p>
          </table:table-cell>
          <table:table-cell office:value-type="float" office:value="22832" table:style-name="ce6">
            <text:p>22,832<text:s/></text:p>
          </table:table-cell>
          <table:table-cell office:value-type="float" office:value="17413" table:style-name="ce6">
            <text:p>17,413<text:s/></text:p>
          </table:table-cell>
          <table:table-cell office:value-type="float" office:value="16772" table:style-name="ce6">
            <text:p>16,772<text:s/></text:p>
          </table:table-cell>
          <table:table-cell office:value-type="float" office:value="20094" table:style-name="ce6">
            <text:p>20,094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33652" table:style-name="ce6">
            <text:p>33,652<text:s/></text:p>
          </table:table-cell>
          <table:table-cell office:value-type="float" office:value="20762" table:style-name="ce6">
            <text:p>20,762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44544" table:style-name="ce6">
            <text:p>44,544<text:s/></text:p>
          </table:table-cell>
          <table:table-cell office:value-type="float" office:value="26024" table:style-name="ce6">
            <text:p>26,024<text:s/></text:p>
          </table:table-cell>
          <table:table-cell office:value-type="float" office:value="27300" table:style-name="ce6">
            <text:p>27,300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15163" table:style-name="ce6">
            <text:p>15,163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9148" table:style-name="ce6">
            <text:p>19,148<text:s/></text:p>
          </table:table-cell>
          <table:table-cell office:value-type="float" office:value="32220" table:style-name="ce6">
            <text:p>32,220<text:s/></text:p>
          </table:table-cell>
          <table:table-cell office:value-type="float" office:value="27923" table:style-name="ce6">
            <text:p>27,923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13232" table:style-name="ce6">
            <text:p>13,232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9648" table:style-name="ce6">
            <text:p>9,648<text:s/></text:p>
          </table:table-cell>
          <table:table-cell table:number-columns-repeated="16275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1"/>
          <table:table-cell table:number-columns-repeated="19" table:style-name="ce8"/>
          <table:table-cell table:number-columns-repeated="16274"/>
        </table:table-row>
        <table:table-row table:style-name="ro3">
          <table:table-cell table:number-columns-repeated="91"/>
          <table:table-cell table:number-columns-repeated="18" table:style-name="ce9"/>
          <table:table-cell table:style-name="ce8"/>
          <table:table-cell table:number-columns-repeated="16274"/>
        </table:table-row>
        <table:table-row table:style-name="ro4"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1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6274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91"/>
          <table:table-cell table:number-columns-repeated="19" table:style-name="ce8"/>
          <table:table-cell table:number-columns-repeated="16274"/>
        </table:table-row>
        <table:table-row table:number-rows-repeated="1048537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7" table:default-cell-style-name="ce1"/>
        <table:table-column table:style-name="co5" table:number-columns-repeated="1627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10-01T00:00:00" table:style-name="ce5">
            <text:p>2019/10/1</text:p>
          </table:table-cell>
          <table:table-cell office:value-type="float" office:value="6651" table:style-name="ce6">
            <text:p>6,651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43864" table:style-name="ce6">
            <text:p>43,864<text:s/></text:p>
          </table:table-cell>
          <table:table-cell office:value-type="float" office:value="45143" table:style-name="ce6">
            <text:p>45,143<text:s/></text:p>
          </table:table-cell>
          <table:table-cell office:value-type="float" office:value="29363" table:style-name="ce6">
            <text:p>29,363<text:s/></text:p>
          </table:table-cell>
          <table:table-cell office:value-type="float" office:value="16884" table:style-name="ce6">
            <text:p>16,884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5702" table:style-name="ce6">
            <text:p>15,702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20277" table:style-name="ce6">
            <text:p>20,277<text:s/></text:p>
          </table:table-cell>
          <table:table-cell office:value-type="float" office:value="19273" table:style-name="ce6">
            <text:p>19,273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9293" table:style-name="ce6">
            <text:p>9,293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32432" table:style-name="ce6">
            <text:p>32,432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8291" table:style-name="ce6">
            <text:p>18,291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18318" table:style-name="ce6">
            <text:p>18,318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30973" table:style-name="ce6">
            <text:p>30,973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36706" table:style-name="ce6">
            <text:p>36,706<text:s/></text:p>
          </table:table-cell>
          <table:table-cell office:value-type="float" office:value="30709" table:style-name="ce6">
            <text:p>30,709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38948" table:style-name="ce6">
            <text:p>38,948<text:s/></text:p>
          </table:table-cell>
          <table:table-cell office:value-type="float" office:value="29104" table:style-name="ce6">
            <text:p>29,104<text:s/></text:p>
          </table:table-cell>
          <table:table-cell office:value-type="float" office:value="28254" table:style-name="ce6">
            <text:p>28,254<text:s/></text:p>
          </table:table-cell>
          <table:table-cell office:value-type="float" office:value="23995" table:style-name="ce6">
            <text:p>23,995<text:s/></text:p>
          </table:table-cell>
          <table:table-cell office:value-type="float" office:value="28286" table:style-name="ce6">
            <text:p>28,286<text:s/></text:p>
          </table:table-cell>
          <table:table-cell office:value-type="float" office:value="142552" table:style-name="ce6">
            <text:p>142,552<text:s/></text:p>
          </table:table-cell>
          <table:table-cell office:value-type="float" office:value="40436" table:style-name="ce6">
            <text:p>40,436<text:s/></text:p>
          </table:table-cell>
          <table:table-cell office:value-type="float" office:value="24209" table:style-name="ce6">
            <text:p>24,209<text:s/></text:p>
          </table:table-cell>
          <table:table-cell office:value-type="float" office:value="26436" table:style-name="ce6">
            <text:p>26,436<text:s/></text:p>
          </table:table-cell>
          <table:table-cell office:value-type="float" office:value="29621" table:style-name="ce6">
            <text:p>29,621<text:s/></text:p>
          </table:table-cell>
          <table:table-cell office:value-type="float" office:value="34508" table:style-name="ce6">
            <text:p>34,508<text:s/></text:p>
          </table:table-cell>
          <table:table-cell office:value-type="float" office:value="30532" table:style-name="ce6">
            <text:p>30,532<text:s/></text:p>
          </table:table-cell>
          <table:table-cell office:value-type="float" office:value="24770" table:style-name="ce6">
            <text:p>24,770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33665" table:style-name="ce6">
            <text:p>33,665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18895" table:style-name="ce6">
            <text:p>18,895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14465" table:style-name="ce6">
            <text:p>14,465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36517" table:style-name="ce6">
            <text:p>36,517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23491" table:style-name="ce6">
            <text:p>23,491<text:s/></text:p>
          </table:table-cell>
          <table:table-cell office:value-type="float" office:value="28748" table:style-name="ce6">
            <text:p>28,748<text:s/></text:p>
          </table:table-cell>
          <table:table-cell office:value-type="float" office:value="33078" table:style-name="ce6">
            <text:p>33,078<text:s/></text:p>
          </table:table-cell>
          <table:table-cell office:value-type="float" office:value="39175" table:style-name="ce6">
            <text:p>39,175<text:s/></text:p>
          </table:table-cell>
          <table:table-cell office:value-type="float" office:value="45987" table:style-name="ce6">
            <text:p>45,987<text:s/></text:p>
          </table:table-cell>
          <table:table-cell office:value-type="float" office:value="27183" table:style-name="ce6">
            <text:p>27,183<text:s/></text:p>
          </table:table-cell>
          <table:table-cell office:value-type="float" office:value="32346" table:style-name="ce6">
            <text:p>32,346<text:s/></text:p>
          </table:table-cell>
          <table:table-cell office:value-type="float" office:value="68279" table:style-name="ce6">
            <text:p>68,279<text:s/></text:p>
          </table:table-cell>
          <table:table-cell office:value-type="float" office:value="26202" table:style-name="ce6">
            <text:p>26,202<text:s/></text:p>
          </table:table-cell>
          <table:table-cell office:value-type="float" office:value="35369" table:style-name="ce6">
            <text:p>35,369<text:s/></text:p>
          </table:table-cell>
          <table:table-cell office:value-type="float" office:value="35464" table:style-name="ce6">
            <text:p>35,464<text:s/></text:p>
          </table:table-cell>
          <table:table-cell office:value-type="float" office:value="21357" table:style-name="ce6">
            <text:p>21,357<text:s/></text:p>
          </table:table-cell>
          <table:table-cell office:value-type="float" office:value="61201" table:style-name="ce6">
            <text:p>61,201<text:s/></text:p>
          </table:table-cell>
          <table:table-cell office:value-type="float" office:value="22577" table:style-name="ce6">
            <text:p>22,577<text:s/></text:p>
          </table:table-cell>
          <table:table-cell office:value-type="float" office:value="17349" table:style-name="ce6">
            <text:p>17,349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18641" table:style-name="ce6">
            <text:p>18,641<text:s/></text:p>
          </table:table-cell>
          <table:table-cell office:value-type="float" office:value="15647" table:style-name="ce6">
            <text:p>15,647<text:s/></text:p>
          </table:table-cell>
          <table:table-cell office:value-type="float" office:value="32186" table:style-name="ce6">
            <text:p>32,186<text:s/></text:p>
          </table:table-cell>
          <table:table-cell office:value-type="float" office:value="19704" table:style-name="ce6">
            <text:p>19,704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43161" table:style-name="ce6">
            <text:p>43,161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25700" table:style-name="ce6">
            <text:p>25,700<text:s/></text:p>
          </table:table-cell>
          <table:table-cell office:value-type="float" office:value="26824" table:style-name="ce6">
            <text:p>26,824<text:s/></text:p>
          </table:table-cell>
          <table:table-cell office:value-type="float" office:value="14890" table:style-name="ce6">
            <text:p>14,890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19119" table:style-name="ce6">
            <text:p>19,119<text:s/></text:p>
          </table:table-cell>
          <table:table-cell office:value-type="float" office:value="31468" table:style-name="ce6">
            <text:p>31,468<text:s/></text:p>
          </table:table-cell>
          <table:table-cell office:value-type="float" office:value="26407" table:style-name="ce6">
            <text:p>26,407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13232" table:style-name="ce6">
            <text:p>13,232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0837" table:style-name="ce6">
            <text:p>10,837<text:s/></text:p>
          </table:table-cell>
          <table:table-cell table:number-columns-repeated="16275"/>
        </table:table-row>
        <table:table-row table:style-name="ro2">
          <table:table-cell office:value-type="date" office:date-value="2019-10-02T00:00:00" table:style-name="ce5">
            <text:p>2019/10/2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16180" table:style-name="ce6">
            <text:p>16,180<text:s/></text:p>
          </table:table-cell>
          <table:table-cell office:value-type="float" office:value="43874" table:style-name="ce6">
            <text:p>43,874<text:s/></text:p>
          </table:table-cell>
          <table:table-cell office:value-type="float" office:value="46688" table:style-name="ce6">
            <text:p>46,688<text:s/></text:p>
          </table:table-cell>
          <table:table-cell office:value-type="float" office:value="29930" table:style-name="ce6">
            <text:p>29,930<text:s/></text:p>
          </table:table-cell>
          <table:table-cell office:value-type="float" office:value="17000" table:style-name="ce6">
            <text:p>17,000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15773" table:style-name="ce6">
            <text:p>15,773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11790" table:style-name="ce6">
            <text:p>11,790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20046" table:style-name="ce6">
            <text:p>20,046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32408" table:style-name="ce6">
            <text:p>32,408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14195" table:style-name="ce6">
            <text:p>14,195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23930" table:style-name="ce6">
            <text:p>23,930<text:s/></text:p>
          </table:table-cell>
          <table:table-cell office:value-type="float" office:value="19056" table:style-name="ce6">
            <text:p>19,056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30991" table:style-name="ce6">
            <text:p>30,991<text:s/></text:p>
          </table:table-cell>
          <table:table-cell office:value-type="float" office:value="19167" table:style-name="ce6">
            <text:p>19,167<text:s/></text:p>
          </table:table-cell>
          <table:table-cell office:value-type="float" office:value="37207" table:style-name="ce6">
            <text:p>37,207<text:s/></text:p>
          </table:table-cell>
          <table:table-cell office:value-type="float" office:value="32620" table:style-name="ce6">
            <text:p>32,620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38509" table:style-name="ce6">
            <text:p>38,509<text:s/></text:p>
          </table:table-cell>
          <table:table-cell office:value-type="float" office:value="29027" table:style-name="ce6">
            <text:p>29,027<text:s/></text:p>
          </table:table-cell>
          <table:table-cell office:value-type="float" office:value="27846" table:style-name="ce6">
            <text:p>27,846<text:s/></text:p>
          </table:table-cell>
          <table:table-cell office:value-type="float" office:value="24031" table:style-name="ce6">
            <text:p>24,031<text:s/></text:p>
          </table:table-cell>
          <table:table-cell office:value-type="float" office:value="28372" table:style-name="ce6">
            <text:p>28,372<text:s/></text:p>
          </table:table-cell>
          <table:table-cell office:value-type="float" office:value="140923" table:style-name="ce6">
            <text:p>140,923<text:s/></text:p>
          </table:table-cell>
          <table:table-cell office:value-type="float" office:value="41875" table:style-name="ce6">
            <text:p>41,875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26636" table:style-name="ce6">
            <text:p>26,636<text:s/></text:p>
          </table:table-cell>
          <table:table-cell office:value-type="float" office:value="29262" table:style-name="ce6">
            <text:p>29,262<text:s/></text:p>
          </table:table-cell>
          <table:table-cell office:value-type="float" office:value="35229" table:style-name="ce6">
            <text:p>35,229<text:s/></text:p>
          </table:table-cell>
          <table:table-cell office:value-type="float" office:value="31693" table:style-name="ce6">
            <text:p>31,693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14781" table:style-name="ce6">
            <text:p>14,781<text:s/></text:p>
          </table:table-cell>
          <table:table-cell office:value-type="float" office:value="34673" table:style-name="ce6">
            <text:p>34,673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39184" table:style-name="ce6">
            <text:p>39,184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4071" table:style-name="ce6">
            <text:p>14,071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23585" table:style-name="ce6">
            <text:p>23,585<text:s/></text:p>
          </table:table-cell>
          <table:table-cell office:value-type="float" office:value="28945" table:style-name="ce6">
            <text:p>28,945<text:s/></text:p>
          </table:table-cell>
          <table:table-cell office:value-type="float" office:value="33175" table:style-name="ce6">
            <text:p>33,175<text:s/></text:p>
          </table:table-cell>
          <table:table-cell office:value-type="float" office:value="39603" table:style-name="ce6">
            <text:p>39,603<text:s/></text:p>
          </table:table-cell>
          <table:table-cell office:value-type="float" office:value="46480" table:style-name="ce6">
            <text:p>46,480<text:s/></text:p>
          </table:table-cell>
          <table:table-cell office:value-type="float" office:value="27453" table:style-name="ce6">
            <text:p>27,453<text:s/></text:p>
          </table:table-cell>
          <table:table-cell office:value-type="float" office:value="31963" table:style-name="ce6">
            <text:p>31,963<text:s/></text:p>
          </table:table-cell>
          <table:table-cell office:value-type="float" office:value="69548" table:style-name="ce6">
            <text:p>69,548<text:s/></text:p>
          </table:table-cell>
          <table:table-cell office:value-type="float" office:value="26771" table:style-name="ce6">
            <text:p>26,771<text:s/></text:p>
          </table:table-cell>
          <table:table-cell office:value-type="float" office:value="35738" table:style-name="ce6">
            <text:p>35,738<text:s/></text:p>
          </table:table-cell>
          <table:table-cell office:value-type="float" office:value="35566" table:style-name="ce6">
            <text:p>35,566<text:s/></text:p>
          </table:table-cell>
          <table:table-cell office:value-type="float" office:value="22227" table:style-name="ce6">
            <text:p>22,227<text:s/></text:p>
          </table:table-cell>
          <table:table-cell office:value-type="float" office:value="63777" table:style-name="ce6">
            <text:p>63,777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17321" table:style-name="ce6">
            <text:p>17,321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19139" table:style-name="ce6">
            <text:p>19,139<text:s/></text:p>
          </table:table-cell>
          <table:table-cell office:value-type="float" office:value="16157" table:style-name="ce6">
            <text:p>16,157<text:s/></text:p>
          </table:table-cell>
          <table:table-cell office:value-type="float" office:value="32127" table:style-name="ce6">
            <text:p>32,127<text:s/></text:p>
          </table:table-cell>
          <table:table-cell office:value-type="float" office:value="19512" table:style-name="ce6">
            <text:p>19,512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44258" table:style-name="ce6">
            <text:p>44,258<text:s/></text:p>
          </table:table-cell>
          <table:table-cell office:value-type="float" office:value="24548" table:style-name="ce6">
            <text:p>24,548<text:s/></text:p>
          </table:table-cell>
          <table:table-cell office:value-type="float" office:value="26222" table:style-name="ce6">
            <text:p>26,222<text:s/></text:p>
          </table:table-cell>
          <table:table-cell office:value-type="float" office:value="26931" table:style-name="ce6">
            <text:p>26,931<text:s/></text:p>
          </table:table-cell>
          <table:table-cell office:value-type="float" office:value="14785" table:style-name="ce6">
            <text:p>14,785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31592" table:style-name="ce6">
            <text:p>31,592<text:s/></text:p>
          </table:table-cell>
          <table:table-cell office:value-type="float" office:value="27598" table:style-name="ce6">
            <text:p>27,598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3807" table:style-name="ce6">
            <text:p>13,807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10698" table:style-name="ce6">
            <text:p>10,698<text:s/></text:p>
          </table:table-cell>
          <table:table-cell table:number-columns-repeated="16275"/>
        </table:table-row>
        <table:table-row table:style-name="ro2">
          <table:table-cell office:value-type="date" office:date-value="2019-10-03T00:00:00" table:style-name="ce5">
            <text:p>2019/10/3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16451" table:style-name="ce6">
            <text:p>16,451<text:s/></text:p>
          </table:table-cell>
          <table:table-cell office:value-type="float" office:value="44650" table:style-name="ce6">
            <text:p>44,650<text:s/></text:p>
          </table:table-cell>
          <table:table-cell office:value-type="float" office:value="47230" table:style-name="ce6">
            <text:p>47,230<text:s/></text:p>
          </table:table-cell>
          <table:table-cell office:value-type="float" office:value="29910" table:style-name="ce6">
            <text:p>29,910<text:s/></text:p>
          </table:table-cell>
          <table:table-cell office:value-type="float" office:value="16810" table:style-name="ce6">
            <text:p>16,810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15525" table:style-name="ce6">
            <text:p>15,525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19873" table:style-name="ce6">
            <text:p>19,873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32131" table:style-name="ce6">
            <text:p>32,131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4379" table:style-name="ce6">
            <text:p>14,379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24005" table:style-name="ce6">
            <text:p>24,005<text:s/></text:p>
          </table:table-cell>
          <table:table-cell office:value-type="float" office:value="18791" table:style-name="ce6">
            <text:p>18,791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31398" table:style-name="ce6">
            <text:p>31,398<text:s/></text:p>
          </table:table-cell>
          <table:table-cell office:value-type="float" office:value="19279" table:style-name="ce6">
            <text:p>19,279<text:s/></text:p>
          </table:table-cell>
          <table:table-cell office:value-type="float" office:value="37216" table:style-name="ce6">
            <text:p>37,216<text:s/></text:p>
          </table:table-cell>
          <table:table-cell office:value-type="float" office:value="31945" table:style-name="ce6">
            <text:p>31,945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38789" table:style-name="ce6">
            <text:p>38,789<text:s/></text:p>
          </table:table-cell>
          <table:table-cell office:value-type="float" office:value="29064" table:style-name="ce6">
            <text:p>29,064<text:s/></text:p>
          </table:table-cell>
          <table:table-cell office:value-type="float" office:value="28044" table:style-name="ce6">
            <text:p>28,044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27919" table:style-name="ce6">
            <text:p>27,919<text:s/></text:p>
          </table:table-cell>
          <table:table-cell office:value-type="float" office:value="145581" table:style-name="ce6">
            <text:p>145,581<text:s/></text:p>
          </table:table-cell>
          <table:table-cell office:value-type="float" office:value="49521" table:style-name="ce6">
            <text:p>49,521<text:s/></text:p>
          </table:table-cell>
          <table:table-cell office:value-type="float" office:value="24225" table:style-name="ce6">
            <text:p>24,225<text:s/></text:p>
          </table:table-cell>
          <table:table-cell office:value-type="float" office:value="27094" table:style-name="ce6">
            <text:p>27,094<text:s/></text:p>
          </table:table-cell>
          <table:table-cell office:value-type="float" office:value="28706" table:style-name="ce6">
            <text:p>28,706<text:s/></text:p>
          </table:table-cell>
          <table:table-cell office:value-type="float" office:value="36589" table:style-name="ce6">
            <text:p>36,589<text:s/></text:p>
          </table:table-cell>
          <table:table-cell office:value-type="float" office:value="32363" table:style-name="ce6">
            <text:p>32,363<text:s/></text:p>
          </table:table-cell>
          <table:table-cell office:value-type="float" office:value="25394" table:style-name="ce6">
            <text:p>25,394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34331" table:style-name="ce6">
            <text:p>34,331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19437" table:style-name="ce6">
            <text:p>19,437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40471" table:style-name="ce6">
            <text:p>40,471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23555" table:style-name="ce6">
            <text:p>23,555<text:s/></text:p>
          </table:table-cell>
          <table:table-cell office:value-type="float" office:value="28642" table:style-name="ce6">
            <text:p>28,642<text:s/></text:p>
          </table:table-cell>
          <table:table-cell office:value-type="float" office:value="33062" table:style-name="ce6">
            <text:p>33,062<text:s/></text:p>
          </table:table-cell>
          <table:table-cell office:value-type="float" office:value="39435" table:style-name="ce6">
            <text:p>39,435<text:s/></text:p>
          </table:table-cell>
          <table:table-cell office:value-type="float" office:value="46451" table:style-name="ce6">
            <text:p>46,451<text:s/></text:p>
          </table:table-cell>
          <table:table-cell office:value-type="float" office:value="27376" table:style-name="ce6">
            <text:p>27,376<text:s/></text:p>
          </table:table-cell>
          <table:table-cell office:value-type="float" office:value="31978" table:style-name="ce6">
            <text:p>31,978<text:s/></text:p>
          </table:table-cell>
          <table:table-cell office:value-type="float" office:value="70564" table:style-name="ce6">
            <text:p>70,564<text:s/></text:p>
          </table:table-cell>
          <table:table-cell office:value-type="float" office:value="26206" table:style-name="ce6">
            <text:p>26,206<text:s/></text:p>
          </table:table-cell>
          <table:table-cell office:value-type="float" office:value="35684" table:style-name="ce6">
            <text:p>35,684<text:s/></text:p>
          </table:table-cell>
          <table:table-cell office:value-type="float" office:value="36554" table:style-name="ce6">
            <text:p>36,554<text:s/></text:p>
          </table:table-cell>
          <table:table-cell office:value-type="float" office:value="22294" table:style-name="ce6">
            <text:p>22,294<text:s/></text:p>
          </table:table-cell>
          <table:table-cell office:value-type="float" office:value="63956" table:style-name="ce6">
            <text:p>63,956<text:s/></text:p>
          </table:table-cell>
          <table:table-cell office:value-type="float" office:value="21905" table:style-name="ce6">
            <text:p>21,905<text:s/></text:p>
          </table:table-cell>
          <table:table-cell office:value-type="float" office:value="17252" table:style-name="ce6">
            <text:p>17,252<text:s/></text:p>
          </table:table-cell>
          <table:table-cell office:value-type="float" office:value="15357" table:style-name="ce6">
            <text:p>15,357<text:s/></text:p>
          </table:table-cell>
          <table:table-cell office:value-type="float" office:value="18955" table:style-name="ce6">
            <text:p>18,955<text:s/></text:p>
          </table:table-cell>
          <table:table-cell office:value-type="float" office:value="15848" table:style-name="ce6">
            <text:p>15,848<text:s/></text:p>
          </table:table-cell>
          <table:table-cell office:value-type="float" office:value="32113" table:style-name="ce6">
            <text:p>32,113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4484" table:style-name="ce6">
            <text:p>14,484<text:s/></text:p>
          </table:table-cell>
          <table:table-cell office:value-type="float" office:value="43498" table:style-name="ce6">
            <text:p>43,498<text:s/></text:p>
          </table:table-cell>
          <table:table-cell office:value-type="float" office:value="25090" table:style-name="ce6">
            <text:p>25,090<text:s/></text:p>
          </table:table-cell>
          <table:table-cell office:value-type="float" office:value="26378" table:style-name="ce6">
            <text:p>26,378<text:s/></text:p>
          </table:table-cell>
          <table:table-cell office:value-type="float" office:value="27169" table:style-name="ce6">
            <text:p>27,169<text:s/></text:p>
          </table:table-cell>
          <table:table-cell office:value-type="float" office:value="14835" table:style-name="ce6">
            <text:p>14,835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18462" table:style-name="ce6">
            <text:p>18,462<text:s/></text:p>
          </table:table-cell>
          <table:table-cell office:value-type="float" office:value="11363" table:style-name="ce6">
            <text:p>11,363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31633" table:style-name="ce6">
            <text:p>31,633<text:s/></text:p>
          </table:table-cell>
          <table:table-cell office:value-type="float" office:value="27841" table:style-name="ce6">
            <text:p>27,841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0689" table:style-name="ce6">
            <text:p>10,689<text:s/></text:p>
          </table:table-cell>
          <table:table-cell table:number-columns-repeated="16275"/>
        </table:table-row>
        <table:table-row table:style-name="ro2">
          <table:table-cell office:value-type="date" office:date-value="2019-10-04T00:00:00" table:style-name="ce5">
            <text:p>2019/10/4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45672" table:style-name="ce6">
            <text:p>45,672<text:s/></text:p>
          </table:table-cell>
          <table:table-cell office:value-type="float" office:value="51117" table:style-name="ce6">
            <text:p>51,117<text:s/></text:p>
          </table:table-cell>
          <table:table-cell office:value-type="float" office:value="30280" table:style-name="ce6">
            <text:p>30,280<text:s/></text:p>
          </table:table-cell>
          <table:table-cell office:value-type="float" office:value="17105" table:style-name="ce6">
            <text:p>17,105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15840" table:style-name="ce6">
            <text:p>15,840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20358" table:style-name="ce6">
            <text:p>20,358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32698" table:style-name="ce6">
            <text:p>32,698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4511" table:style-name="ce6">
            <text:p>14,511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8954" table:style-name="ce6">
            <text:p>18,954<text:s/></text:p>
          </table:table-cell>
          <table:table-cell office:value-type="float" office:value="24671" table:style-name="ce6">
            <text:p>24,671<text:s/></text:p>
          </table:table-cell>
          <table:table-cell office:value-type="float" office:value="19633" table:style-name="ce6">
            <text:p>19,633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34514" table:style-name="ce6">
            <text:p>34,514<text:s/></text:p>
          </table:table-cell>
          <table:table-cell office:value-type="float" office:value="20824" table:style-name="ce6">
            <text:p>20,824<text:s/></text:p>
          </table:table-cell>
          <table:table-cell office:value-type="float" office:value="38214" table:style-name="ce6">
            <text:p>38,214<text:s/></text:p>
          </table:table-cell>
          <table:table-cell office:value-type="float" office:value="35168" table:style-name="ce6">
            <text:p>35,168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39768" table:style-name="ce6">
            <text:p>39,768<text:s/></text:p>
          </table:table-cell>
          <table:table-cell office:value-type="float" office:value="30195" table:style-name="ce6">
            <text:p>30,195<text:s/></text:p>
          </table:table-cell>
          <table:table-cell office:value-type="float" office:value="28461" table:style-name="ce6">
            <text:p>28,461<text:s/></text:p>
          </table:table-cell>
          <table:table-cell office:value-type="float" office:value="24449" table:style-name="ce6">
            <text:p>24,449<text:s/></text:p>
          </table:table-cell>
          <table:table-cell office:value-type="float" office:value="27749" table:style-name="ce6">
            <text:p>27,749<text:s/></text:p>
          </table:table-cell>
          <table:table-cell office:value-type="float" office:value="163127" table:style-name="ce6">
            <text:p>163,127<text:s/></text:p>
          </table:table-cell>
          <table:table-cell office:value-type="float" office:value="52594" table:style-name="ce6">
            <text:p>52,594<text:s/></text:p>
          </table:table-cell>
          <table:table-cell office:value-type="float" office:value="24782" table:style-name="ce6">
            <text:p>24,782<text:s/></text:p>
          </table:table-cell>
          <table:table-cell office:value-type="float" office:value="27674" table:style-name="ce6">
            <text:p>27,674<text:s/></text:p>
          </table:table-cell>
          <table:table-cell office:value-type="float" office:value="29583" table:style-name="ce6">
            <text:p>29,583<text:s/></text:p>
          </table:table-cell>
          <table:table-cell office:value-type="float" office:value="40016" table:style-name="ce6">
            <text:p>40,016<text:s/></text:p>
          </table:table-cell>
          <table:table-cell office:value-type="float" office:value="33563" table:style-name="ce6">
            <text:p>33,563<text:s/></text:p>
          </table:table-cell>
          <table:table-cell office:value-type="float" office:value="26371" table:style-name="ce6">
            <text:p>26,371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35480" table:style-name="ce6">
            <text:p>35,480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20270" table:style-name="ce6">
            <text:p>20,270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42457" table:style-name="ce6">
            <text:p>42,457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29008" table:style-name="ce6">
            <text:p>29,008<text:s/></text:p>
          </table:table-cell>
          <table:table-cell office:value-type="float" office:value="34413" table:style-name="ce6">
            <text:p>34,413<text:s/></text:p>
          </table:table-cell>
          <table:table-cell office:value-type="float" office:value="42998" table:style-name="ce6">
            <text:p>42,998<text:s/></text:p>
          </table:table-cell>
          <table:table-cell office:value-type="float" office:value="47280" table:style-name="ce6">
            <text:p>47,280<text:s/></text:p>
          </table:table-cell>
          <table:table-cell office:value-type="float" office:value="28032" table:style-name="ce6">
            <text:p>28,032<text:s/></text:p>
          </table:table-cell>
          <table:table-cell office:value-type="float" office:value="33595" table:style-name="ce6">
            <text:p>33,595<text:s/></text:p>
          </table:table-cell>
          <table:table-cell office:value-type="float" office:value="78611" table:style-name="ce6">
            <text:p>78,611<text:s/></text:p>
          </table:table-cell>
          <table:table-cell office:value-type="float" office:value="27070" table:style-name="ce6">
            <text:p>27,070<text:s/></text:p>
          </table:table-cell>
          <table:table-cell office:value-type="float" office:value="39223" table:style-name="ce6">
            <text:p>39,223<text:s/></text:p>
          </table:table-cell>
          <table:table-cell office:value-type="float" office:value="39093" table:style-name="ce6">
            <text:p>39,093<text:s/></text:p>
          </table:table-cell>
          <table:table-cell office:value-type="float" office:value="24262" table:style-name="ce6">
            <text:p>24,262<text:s/></text:p>
          </table:table-cell>
          <table:table-cell office:value-type="float" office:value="69528" table:style-name="ce6">
            <text:p>69,528<text:s/></text:p>
          </table:table-cell>
          <table:table-cell office:value-type="float" office:value="22656" table:style-name="ce6">
            <text:p>22,656<text:s/></text:p>
          </table:table-cell>
          <table:table-cell office:value-type="float" office:value="18228" table:style-name="ce6">
            <text:p>18,228<text:s/></text:p>
          </table:table-cell>
          <table:table-cell office:value-type="float" office:value="15757" table:style-name="ce6">
            <text:p>15,757<text:s/></text:p>
          </table:table-cell>
          <table:table-cell office:value-type="float" office:value="20733" table:style-name="ce6">
            <text:p>20,733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36130" table:style-name="ce6">
            <text:p>36,130<text:s/></text:p>
          </table:table-cell>
          <table:table-cell office:value-type="float" office:value="20595" table:style-name="ce6">
            <text:p>20,595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44742" table:style-name="ce6">
            <text:p>44,742<text:s/></text:p>
          </table:table-cell>
          <table:table-cell office:value-type="float" office:value="25664" table:style-name="ce6">
            <text:p>25,664<text:s/></text:p>
          </table:table-cell>
          <table:table-cell office:value-type="float" office:value="27002" table:style-name="ce6">
            <text:p>27,002<text:s/></text:p>
          </table:table-cell>
          <table:table-cell office:value-type="float" office:value="28622" table:style-name="ce6">
            <text:p>28,622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21470" table:style-name="ce6">
            <text:p>21,470<text:s/></text:p>
          </table:table-cell>
          <table:table-cell office:value-type="float" office:value="11807" table:style-name="ce6">
            <text:p>11,807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16615" table:style-name="ce6">
            <text:p>16,615<text:s/></text:p>
          </table:table-cell>
          <table:table-cell office:value-type="float" office:value="20168" table:style-name="ce6">
            <text:p>20,168<text:s/></text:p>
          </table:table-cell>
          <table:table-cell office:value-type="float" office:value="32462" table:style-name="ce6">
            <text:p>32,462<text:s/></text:p>
          </table:table-cell>
          <table:table-cell office:value-type="float" office:value="29226" table:style-name="ce6">
            <text:p>29,226<text:s/></text:p>
          </table:table-cell>
          <table:table-cell office:value-type="float" office:value="16387" table:style-name="ce6">
            <text:p>16,387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1282" table:style-name="ce6">
            <text:p>11,282<text:s/></text:p>
          </table:table-cell>
          <table:table-cell table:number-columns-repeated="16275"/>
        </table:table-row>
        <table:table-row table:style-name="ro2">
          <table:table-cell office:value-type="date" office:date-value="2019-10-05T00:00:00" table:style-name="ce5">
            <text:p>2019/10/5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41562" table:style-name="ce6">
            <text:p>41,562<text:s/></text:p>
          </table:table-cell>
          <table:table-cell office:value-type="float" office:value="56130" table:style-name="ce6">
            <text:p>56,130<text:s/></text:p>
          </table:table-cell>
          <table:table-cell office:value-type="float" office:value="28032" table:style-name="ce6">
            <text:p>28,032<text:s/></text:p>
          </table:table-cell>
          <table:table-cell office:value-type="float" office:value="15759" table:style-name="ce6">
            <text:p>15,759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35338" table:style-name="ce6">
            <text:p>35,338<text:s/></text:p>
          </table:table-cell>
          <table:table-cell office:value-type="float" office:value="16637" table:style-name="ce6">
            <text:p>16,637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28449" table:style-name="ce6">
            <text:p>28,449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8759" table:style-name="ce6">
            <text:p>18,759<text:s/></text:p>
          </table:table-cell>
          <table:table-cell office:value-type="float" office:value="21883" table:style-name="ce6">
            <text:p>21,883<text:s/></text:p>
          </table:table-cell>
          <table:table-cell office:value-type="float" office:value="18420" table:style-name="ce6">
            <text:p>18,420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35149" table:style-name="ce6">
            <text:p>35,149<text:s/></text:p>
          </table:table-cell>
          <table:table-cell office:value-type="float" office:value="20628" table:style-name="ce6">
            <text:p>20,628<text:s/></text:p>
          </table:table-cell>
          <table:table-cell office:value-type="float" office:value="33671" table:style-name="ce6">
            <text:p>33,671<text:s/></text:p>
          </table:table-cell>
          <table:table-cell office:value-type="float" office:value="37587" table:style-name="ce6">
            <text:p>37,587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39376" table:style-name="ce6">
            <text:p>39,376<text:s/></text:p>
          </table:table-cell>
          <table:table-cell office:value-type="float" office:value="28847" table:style-name="ce6">
            <text:p>28,847<text:s/></text:p>
          </table:table-cell>
          <table:table-cell office:value-type="float" office:value="26760" table:style-name="ce6">
            <text:p>26,760<text:s/></text:p>
          </table:table-cell>
          <table:table-cell office:value-type="float" office:value="23229" table:style-name="ce6">
            <text:p>23,229<text:s/></text:p>
          </table:table-cell>
          <table:table-cell office:value-type="float" office:value="18232" table:style-name="ce6">
            <text:p>18,232<text:s/></text:p>
          </table:table-cell>
          <table:table-cell office:value-type="float" office:value="173562" table:style-name="ce6">
            <text:p>173,562<text:s/></text:p>
          </table:table-cell>
          <table:table-cell office:value-type="float" office:value="59644" table:style-name="ce6">
            <text:p>59,644<text:s/></text:p>
          </table:table-cell>
          <table:table-cell office:value-type="float" office:value="23357" table:style-name="ce6">
            <text:p>23,357<text:s/></text:p>
          </table:table-cell>
          <table:table-cell office:value-type="float" office:value="25665" table:style-name="ce6">
            <text:p>25,665<text:s/></text:p>
          </table:table-cell>
          <table:table-cell office:value-type="float" office:value="32734" table:style-name="ce6">
            <text:p>32,734<text:s/></text:p>
          </table:table-cell>
          <table:table-cell office:value-type="float" office:value="38004" table:style-name="ce6">
            <text:p>38,004<text:s/></text:p>
          </table:table-cell>
          <table:table-cell office:value-type="float" office:value="32270" table:style-name="ce6">
            <text:p>32,270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30931" table:style-name="ce6">
            <text:p>30,931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20350" table:style-name="ce6">
            <text:p>20,350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45732" table:style-name="ce6">
            <text:p>45,732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24203" table:style-name="ce6">
            <text:p>24,203<text:s/></text:p>
          </table:table-cell>
          <table:table-cell office:value-type="float" office:value="34594" table:style-name="ce6">
            <text:p>34,594<text:s/></text:p>
          </table:table-cell>
          <table:table-cell office:value-type="float" office:value="45219" table:style-name="ce6">
            <text:p>45,219<text:s/></text:p>
          </table:table-cell>
          <table:table-cell office:value-type="float" office:value="43296" table:style-name="ce6">
            <text:p>43,296<text:s/></text:p>
          </table:table-cell>
          <table:table-cell office:value-type="float" office:value="27014" table:style-name="ce6">
            <text:p>27,014<text:s/></text:p>
          </table:table-cell>
          <table:table-cell office:value-type="float" office:value="35220" table:style-name="ce6">
            <text:p>35,220<text:s/></text:p>
          </table:table-cell>
          <table:table-cell office:value-type="float" office:value="91731" table:style-name="ce6">
            <text:p>91,731<text:s/></text:p>
          </table:table-cell>
          <table:table-cell office:value-type="float" office:value="23120" table:style-name="ce6">
            <text:p>23,120<text:s/></text:p>
          </table:table-cell>
          <table:table-cell office:value-type="float" office:value="37358" table:style-name="ce6">
            <text:p>37,358<text:s/></text:p>
          </table:table-cell>
          <table:table-cell office:value-type="float" office:value="39722" table:style-name="ce6">
            <text:p>39,722<text:s/></text:p>
          </table:table-cell>
          <table:table-cell office:value-type="float" office:value="24603" table:style-name="ce6">
            <text:p>24,603<text:s/></text:p>
          </table:table-cell>
          <table:table-cell office:value-type="float" office:value="71595" table:style-name="ce6">
            <text:p>71,595<text:s/></text:p>
          </table:table-cell>
          <table:table-cell office:value-type="float" office:value="21873" table:style-name="ce6">
            <text:p>21,873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14214" table:style-name="ce6">
            <text:p>14,214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15438" table:style-name="ce6">
            <text:p>15,438<text:s/></text:p>
          </table:table-cell>
          <table:table-cell office:value-type="float" office:value="38098" table:style-name="ce6">
            <text:p>38,098<text:s/></text:p>
          </table:table-cell>
          <table:table-cell office:value-type="float" office:value="19430" table:style-name="ce6">
            <text:p>19,430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39925" table:style-name="ce6">
            <text:p>39,925<text:s/></text:p>
          </table:table-cell>
          <table:table-cell office:value-type="float" office:value="29034" table:style-name="ce6">
            <text:p>29,034<text:s/></text:p>
          </table:table-cell>
          <table:table-cell office:value-type="float" office:value="25458" table:style-name="ce6">
            <text:p>25,458<text:s/></text:p>
          </table:table-cell>
          <table:table-cell office:value-type="float" office:value="28037" table:style-name="ce6">
            <text:p>28,037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32620" table:style-name="ce6">
            <text:p>32,620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11300" table:style-name="ce6">
            <text:p>11,300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19276" table:style-name="ce6">
            <text:p>19,276<text:s/></text:p>
          </table:table-cell>
          <table:table-cell office:value-type="float" office:value="30213" table:style-name="ce6">
            <text:p>30,213<text:s/></text:p>
          </table:table-cell>
          <table:table-cell office:value-type="float" office:value="30515" table:style-name="ce6">
            <text:p>30,515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13450" table:style-name="ce6">
            <text:p>13,450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11088" table:style-name="ce6">
            <text:p>11,088<text:s/></text:p>
          </table:table-cell>
          <table:table-cell table:number-columns-repeated="16275"/>
        </table:table-row>
        <table:table-row table:style-name="ro2">
          <table:table-cell office:value-type="date" office:date-value="2019-10-06T00:00:00" table:style-name="ce5">
            <text:p>2019/10/6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21667" table:style-name="ce6">
            <text:p>21,667<text:s/></text:p>
          </table:table-cell>
          <table:table-cell office:value-type="float" office:value="41492" table:style-name="ce6">
            <text:p>41,492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8321" table:style-name="ce6">
            <text:p>8,321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17571" table:style-name="ce6">
            <text:p>17,571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5035" table:style-name="ce6">
            <text:p>15,035<text:s/></text:p>
          </table:table-cell>
          <table:table-cell office:value-type="float" office:value="14061" table:style-name="ce6">
            <text:p>14,061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28650" table:style-name="ce6">
            <text:p>28,650<text:s/></text:p>
          </table:table-cell>
          <table:table-cell office:value-type="float" office:value="16135" table:style-name="ce6">
            <text:p>16,135<text:s/></text:p>
          </table:table-cell>
          <table:table-cell office:value-type="float" office:value="23959" table:style-name="ce6">
            <text:p>23,959<text:s/></text:p>
          </table:table-cell>
          <table:table-cell office:value-type="float" office:value="28343" table:style-name="ce6">
            <text:p>28,343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29946" table:style-name="ce6">
            <text:p>29,946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19395" table:style-name="ce6">
            <text:p>19,395<text:s/></text:p>
          </table:table-cell>
          <table:table-cell office:value-type="float" office:value="17681" table:style-name="ce6">
            <text:p>17,681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161879" table:style-name="ce6">
            <text:p>161,879<text:s/></text:p>
          </table:table-cell>
          <table:table-cell office:value-type="float" office:value="48592" table:style-name="ce6">
            <text:p>48,592<text:s/></text:p>
          </table:table-cell>
          <table:table-cell office:value-type="float" office:value="15900" table:style-name="ce6">
            <text:p>15,900<text:s/></text:p>
          </table:table-cell>
          <table:table-cell office:value-type="float" office:value="20692" table:style-name="ce6">
            <text:p>20,692<text:s/></text:p>
          </table:table-cell>
          <table:table-cell office:value-type="float" office:value="27714" table:style-name="ce6">
            <text:p>27,714<text:s/></text:p>
          </table:table-cell>
          <table:table-cell office:value-type="float" office:value="31454" table:style-name="ce6">
            <text:p>31,454<text:s/></text:p>
          </table:table-cell>
          <table:table-cell office:value-type="float" office:value="26070" table:style-name="ce6">
            <text:p>26,070<text:s/></text:p>
          </table:table-cell>
          <table:table-cell office:value-type="float" office:value="20369" table:style-name="ce6">
            <text:p>20,369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44189" table:style-name="ce6">
            <text:p>44,189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15702" table:style-name="ce6">
            <text:p>15,702<text:s/></text:p>
          </table:table-cell>
          <table:table-cell office:value-type="float" office:value="27702" table:style-name="ce6">
            <text:p>27,702<text:s/></text:p>
          </table:table-cell>
          <table:table-cell office:value-type="float" office:value="37223" table:style-name="ce6">
            <text:p>37,223<text:s/></text:p>
          </table:table-cell>
          <table:table-cell office:value-type="float" office:value="31035" table:style-name="ce6">
            <text:p>31,035<text:s/></text:p>
          </table:table-cell>
          <table:table-cell office:value-type="float" office:value="19214" table:style-name="ce6">
            <text:p>19,214<text:s/></text:p>
          </table:table-cell>
          <table:table-cell office:value-type="float" office:value="30181" table:style-name="ce6">
            <text:p>30,181<text:s/></text:p>
          </table:table-cell>
          <table:table-cell office:value-type="float" office:value="81424" table:style-name="ce6">
            <text:p>81,424<text:s/></text:p>
          </table:table-cell>
          <table:table-cell office:value-type="float" office:value="15056" table:style-name="ce6">
            <text:p>15,056<text:s/></text:p>
          </table:table-cell>
          <table:table-cell office:value-type="float" office:value="31926" table:style-name="ce6">
            <text:p>31,926<text:s/></text:p>
          </table:table-cell>
          <table:table-cell office:value-type="float" office:value="27852" table:style-name="ce6">
            <text:p>27,852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52422" table:style-name="ce6">
            <text:p>52,422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12787" table:style-name="ce6">
            <text:p>12,787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30069" table:style-name="ce6">
            <text:p>30,069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18825" table:style-name="ce6">
            <text:p>18,825<text:s/></text:p>
          </table:table-cell>
          <table:table-cell office:value-type="float" office:value="17850" table:style-name="ce6">
            <text:p>17,850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6032" table:style-name="ce6">
            <text:p>36,032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20323" table:style-name="ce6">
            <text:p>20,323<text:s/></text:p>
          </table:table-cell>
          <table:table-cell office:value-type="float" office:value="23333" table:style-name="ce6">
            <text:p>23,333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8050" table:style-name="ce6">
            <text:p>8,050<text:s/></text:p>
          </table:table-cell>
          <table:table-cell table:number-columns-repeated="16275"/>
        </table:table-row>
        <table:table-row table:style-name="ro2">
          <table:table-cell office:value-type="date" office:date-value="2019-10-07T00:00:00" table:style-name="ce5">
            <text:p>2019/10/7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15657" table:style-name="ce6">
            <text:p>15,657<text:s/></text:p>
          </table:table-cell>
          <table:table-cell office:value-type="float" office:value="42906" table:style-name="ce6">
            <text:p>42,906<text:s/></text:p>
          </table:table-cell>
          <table:table-cell office:value-type="float" office:value="43955" table:style-name="ce6">
            <text:p>43,955<text:s/></text:p>
          </table:table-cell>
          <table:table-cell office:value-type="float" office:value="28786" table:style-name="ce6">
            <text:p>28,786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4811" table:style-name="ce6">
            <text:p>4,811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7140" table:style-name="ce6">
            <text:p>7,140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19058" table:style-name="ce6">
            <text:p>19,058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35259" table:style-name="ce6">
            <text:p>35,259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17965" table:style-name="ce6">
            <text:p>17,965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28975" table:style-name="ce6">
            <text:p>28,975<text:s/></text:p>
          </table:table-cell>
          <table:table-cell office:value-type="float" office:value="17951" table:style-name="ce6">
            <text:p>17,951<text:s/></text:p>
          </table:table-cell>
          <table:table-cell office:value-type="float" office:value="35035" table:style-name="ce6">
            <text:p>35,035<text:s/></text:p>
          </table:table-cell>
          <table:table-cell office:value-type="float" office:value="28864" table:style-name="ce6">
            <text:p>28,864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37825" table:style-name="ce6">
            <text:p>37,825<text:s/></text:p>
          </table:table-cell>
          <table:table-cell office:value-type="float" office:value="27785" table:style-name="ce6">
            <text:p>27,785<text:s/></text:p>
          </table:table-cell>
          <table:table-cell office:value-type="float" office:value="27204" table:style-name="ce6">
            <text:p>27,204<text:s/></text:p>
          </table:table-cell>
          <table:table-cell office:value-type="float" office:value="23715" table:style-name="ce6">
            <text:p>23,715<text:s/></text:p>
          </table:table-cell>
          <table:table-cell office:value-type="float" office:value="27574" table:style-name="ce6">
            <text:p>27,574<text:s/></text:p>
          </table:table-cell>
          <table:table-cell office:value-type="float" office:value="143107" table:style-name="ce6">
            <text:p>143,107<text:s/></text:p>
          </table:table-cell>
          <table:table-cell office:value-type="float" office:value="42775" table:style-name="ce6">
            <text:p>42,775<text:s/></text:p>
          </table:table-cell>
          <table:table-cell office:value-type="float" office:value="23327" table:style-name="ce6">
            <text:p>23,327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27150" table:style-name="ce6">
            <text:p>27,150<text:s/></text:p>
          </table:table-cell>
          <table:table-cell office:value-type="float" office:value="32737" table:style-name="ce6">
            <text:p>32,737<text:s/></text:p>
          </table:table-cell>
          <table:table-cell office:value-type="float" office:value="29351" table:style-name="ce6">
            <text:p>29,351<text:s/></text:p>
          </table:table-cell>
          <table:table-cell office:value-type="float" office:value="23767" table:style-name="ce6">
            <text:p>23,767<text:s/></text:p>
          </table:table-cell>
          <table:table-cell office:value-type="float" office:value="14218" table:style-name="ce6">
            <text:p>14,218<text:s/></text:p>
          </table:table-cell>
          <table:table-cell office:value-type="float" office:value="33329" table:style-name="ce6">
            <text:p>33,329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13838" table:style-name="ce6">
            <text:p>13,838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39436" table:style-name="ce6">
            <text:p>39,436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3939" table:style-name="ce6">
            <text:p>13,939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22952" table:style-name="ce6">
            <text:p>22,952<text:s/></text:p>
          </table:table-cell>
          <table:table-cell office:value-type="float" office:value="27922" table:style-name="ce6">
            <text:p>27,922<text:s/></text:p>
          </table:table-cell>
          <table:table-cell office:value-type="float" office:value="31614" table:style-name="ce6">
            <text:p>31,614<text:s/></text:p>
          </table:table-cell>
          <table:table-cell office:value-type="float" office:value="38932" table:style-name="ce6">
            <text:p>38,932<text:s/></text:p>
          </table:table-cell>
          <table:table-cell office:value-type="float" office:value="44477" table:style-name="ce6">
            <text:p>44,477<text:s/></text:p>
          </table:table-cell>
          <table:table-cell office:value-type="float" office:value="26294" table:style-name="ce6">
            <text:p>26,294<text:s/></text:p>
          </table:table-cell>
          <table:table-cell office:value-type="float" office:value="30864" table:style-name="ce6">
            <text:p>30,864<text:s/></text:p>
          </table:table-cell>
          <table:table-cell office:value-type="float" office:value="67043" table:style-name="ce6">
            <text:p>67,043<text:s/></text:p>
          </table:table-cell>
          <table:table-cell office:value-type="float" office:value="24443" table:style-name="ce6">
            <text:p>24,443<text:s/></text:p>
          </table:table-cell>
          <table:table-cell office:value-type="float" office:value="34552" table:style-name="ce6">
            <text:p>34,552<text:s/></text:p>
          </table:table-cell>
          <table:table-cell office:value-type="float" office:value="34092" table:style-name="ce6">
            <text:p>34,092<text:s/></text:p>
          </table:table-cell>
          <table:table-cell office:value-type="float" office:value="21031" table:style-name="ce6">
            <text:p>21,031<text:s/></text:p>
          </table:table-cell>
          <table:table-cell office:value-type="float" office:value="62116" table:style-name="ce6">
            <text:p>62,116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16920" table:style-name="ce6">
            <text:p>16,920<text:s/></text:p>
          </table:table-cell>
          <table:table-cell office:value-type="float" office:value="15067" table:style-name="ce6">
            <text:p>15,067<text:s/></text:p>
          </table:table-cell>
          <table:table-cell office:value-type="float" office:value="19661" table:style-name="ce6">
            <text:p>19,661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31848" table:style-name="ce6">
            <text:p>31,848<text:s/></text:p>
          </table:table-cell>
          <table:table-cell office:value-type="float" office:value="18946" table:style-name="ce6">
            <text:p>18,946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13532" table:style-name="ce6">
            <text:p>13,532<text:s/></text:p>
          </table:table-cell>
          <table:table-cell office:value-type="float" office:value="41796" table:style-name="ce6">
            <text:p>41,796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25240" table:style-name="ce6">
            <text:p>25,240<text:s/></text:p>
          </table:table-cell>
          <table:table-cell office:value-type="float" office:value="25850" table:style-name="ce6">
            <text:p>25,850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18277" table:style-name="ce6">
            <text:p>18,277<text:s/></text:p>
          </table:table-cell>
          <table:table-cell office:value-type="float" office:value="30189" table:style-name="ce6">
            <text:p>30,189<text:s/></text:p>
          </table:table-cell>
          <table:table-cell office:value-type="float" office:value="25689" table:style-name="ce6">
            <text:p>25,689<text:s/></text:p>
          </table:table-cell>
          <table:table-cell office:value-type="float" office:value="15772" table:style-name="ce6">
            <text:p>15,772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10430" table:style-name="ce6">
            <text:p>10,430<text:s/></text:p>
          </table:table-cell>
          <table:table-cell table:number-columns-repeated="16275"/>
        </table:table-row>
        <table:table-row table:style-name="ro2">
          <table:table-cell office:value-type="date" office:date-value="2019-10-08T00:00:00" table:style-name="ce5">
            <text:p>2019/10/8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16068" table:style-name="ce6">
            <text:p>16,068<text:s/></text:p>
          </table:table-cell>
          <table:table-cell office:value-type="float" office:value="43700" table:style-name="ce6">
            <text:p>43,700<text:s/></text:p>
          </table:table-cell>
          <table:table-cell office:value-type="float" office:value="46038" table:style-name="ce6">
            <text:p>46,038<text:s/></text:p>
          </table:table-cell>
          <table:table-cell office:value-type="float" office:value="29345" table:style-name="ce6">
            <text:p>29,345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19825" table:style-name="ce6">
            <text:p>19,825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36755" table:style-name="ce6">
            <text:p>36,755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17910" table:style-name="ce6">
            <text:p>17,910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18759" table:style-name="ce6">
            <text:p>18,759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30914" table:style-name="ce6">
            <text:p>30,914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36253" table:style-name="ce6">
            <text:p>36,253<text:s/></text:p>
          </table:table-cell>
          <table:table-cell office:value-type="float" office:value="32038" table:style-name="ce6">
            <text:p>32,038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38527" table:style-name="ce6">
            <text:p>38,527<text:s/></text:p>
          </table:table-cell>
          <table:table-cell office:value-type="float" office:value="28712" table:style-name="ce6">
            <text:p>28,712<text:s/></text:p>
          </table:table-cell>
          <table:table-cell office:value-type="float" office:value="27717" table:style-name="ce6">
            <text:p>27,717<text:s/></text:p>
          </table:table-cell>
          <table:table-cell office:value-type="float" office:value="23984" table:style-name="ce6">
            <text:p>23,984<text:s/></text:p>
          </table:table-cell>
          <table:table-cell office:value-type="float" office:value="29826" table:style-name="ce6">
            <text:p>29,826<text:s/></text:p>
          </table:table-cell>
          <table:table-cell office:value-type="float" office:value="143597" table:style-name="ce6">
            <text:p>143,597<text:s/></text:p>
          </table:table-cell>
          <table:table-cell office:value-type="float" office:value="43085" table:style-name="ce6">
            <text:p>43,085<text:s/></text:p>
          </table:table-cell>
          <table:table-cell office:value-type="float" office:value="23757" table:style-name="ce6">
            <text:p>23,757<text:s/></text:p>
          </table:table-cell>
          <table:table-cell office:value-type="float" office:value="26614" table:style-name="ce6">
            <text:p>26,614<text:s/></text:p>
          </table:table-cell>
          <table:table-cell office:value-type="float" office:value="28141" table:style-name="ce6">
            <text:p>28,141<text:s/></text:p>
          </table:table-cell>
          <table:table-cell office:value-type="float" office:value="34258" table:style-name="ce6">
            <text:p>34,258<text:s/></text:p>
          </table:table-cell>
          <table:table-cell office:value-type="float" office:value="30612" table:style-name="ce6">
            <text:p>30,612<text:s/></text:p>
          </table:table-cell>
          <table:table-cell office:value-type="float" office:value="24991" table:style-name="ce6">
            <text:p>24,991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34227" table:style-name="ce6">
            <text:p>34,227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19283" table:style-name="ce6">
            <text:p>19,283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14571" table:style-name="ce6">
            <text:p>14,571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38157" table:style-name="ce6">
            <text:p>38,157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28423" table:style-name="ce6">
            <text:p>28,423<text:s/></text:p>
          </table:table-cell>
          <table:table-cell office:value-type="float" office:value="32537" table:style-name="ce6">
            <text:p>32,537<text:s/></text:p>
          </table:table-cell>
          <table:table-cell office:value-type="float" office:value="40105" table:style-name="ce6">
            <text:p>40,105<text:s/></text:p>
          </table:table-cell>
          <table:table-cell office:value-type="float" office:value="45544" table:style-name="ce6">
            <text:p>45,544<text:s/></text:p>
          </table:table-cell>
          <table:table-cell office:value-type="float" office:value="27144" table:style-name="ce6">
            <text:p>27,144<text:s/></text:p>
          </table:table-cell>
          <table:table-cell office:value-type="float" office:value="32099" table:style-name="ce6">
            <text:p>32,099<text:s/></text:p>
          </table:table-cell>
          <table:table-cell office:value-type="float" office:value="70854" table:style-name="ce6">
            <text:p>70,854<text:s/></text:p>
          </table:table-cell>
          <table:table-cell office:value-type="float" office:value="25344" table:style-name="ce6">
            <text:p>25,344<text:s/></text:p>
          </table:table-cell>
          <table:table-cell office:value-type="float" office:value="35027" table:style-name="ce6">
            <text:p>35,027<text:s/></text:p>
          </table:table-cell>
          <table:table-cell office:value-type="float" office:value="35526" table:style-name="ce6">
            <text:p>35,526<text:s/></text:p>
          </table:table-cell>
          <table:table-cell office:value-type="float" office:value="22292" table:style-name="ce6">
            <text:p>22,292<text:s/></text:p>
          </table:table-cell>
          <table:table-cell office:value-type="float" office:value="62636" table:style-name="ce6">
            <text:p>62,636<text:s/></text:p>
          </table:table-cell>
          <table:table-cell office:value-type="float" office:value="21569" table:style-name="ce6">
            <text:p>21,569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20508" table:style-name="ce6">
            <text:p>20,508<text:s/></text:p>
          </table:table-cell>
          <table:table-cell office:value-type="float" office:value="15328" table:style-name="ce6">
            <text:p>15,328<text:s/></text:p>
          </table:table-cell>
          <table:table-cell office:value-type="float" office:value="29877" table:style-name="ce6">
            <text:p>29,877<text:s/></text:p>
          </table:table-cell>
          <table:table-cell office:value-type="float" office:value="19518" table:style-name="ce6">
            <text:p>19,518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42175" table:style-name="ce6">
            <text:p>42,175<text:s/></text:p>
          </table:table-cell>
          <table:table-cell office:value-type="float" office:value="24437" table:style-name="ce6">
            <text:p>24,437<text:s/></text:p>
          </table:table-cell>
          <table:table-cell office:value-type="float" office:value="25843" table:style-name="ce6">
            <text:p>25,843<text:s/></text:p>
          </table:table-cell>
          <table:table-cell office:value-type="float" office:value="25751" table:style-name="ce6">
            <text:p>25,751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4135" table:style-name="ce6">
            <text:p>14,135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30626" table:style-name="ce6">
            <text:p>30,626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15738" table:style-name="ce6">
            <text:p>15,738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0536" table:style-name="ce6">
            <text:p>10,536<text:s/></text:p>
          </table:table-cell>
          <table:table-cell table:number-columns-repeated="16275"/>
        </table:table-row>
        <table:table-row table:style-name="ro2">
          <table:table-cell office:value-type="date" office:date-value="2019-10-09T00:00:00" table:style-name="ce5">
            <text:p>2019/10/9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16430" table:style-name="ce6">
            <text:p>16,430<text:s/></text:p>
          </table:table-cell>
          <table:table-cell office:value-type="float" office:value="43344" table:style-name="ce6">
            <text:p>43,344<text:s/></text:p>
          </table:table-cell>
          <table:table-cell office:value-type="float" office:value="49207" table:style-name="ce6">
            <text:p>49,207<text:s/></text:p>
          </table:table-cell>
          <table:table-cell office:value-type="float" office:value="29696" table:style-name="ce6">
            <text:p>29,696<text:s/></text:p>
          </table:table-cell>
          <table:table-cell office:value-type="float" office:value="17783" table:style-name="ce6">
            <text:p>17,783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17404" table:style-name="ce6">
            <text:p>17,404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20224" table:style-name="ce6">
            <text:p>20,224<text:s/></text:p>
          </table:table-cell>
          <table:table-cell office:value-type="float" office:value="19676" table:style-name="ce6">
            <text:p>19,676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36443" table:style-name="ce6">
            <text:p>36,443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25239" table:style-name="ce6">
            <text:p>25,239<text:s/></text:p>
          </table:table-cell>
          <table:table-cell office:value-type="float" office:value="19947" table:style-name="ce6">
            <text:p>19,947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36476" table:style-name="ce6">
            <text:p>36,476<text:s/></text:p>
          </table:table-cell>
          <table:table-cell office:value-type="float" office:value="20149" table:style-name="ce6">
            <text:p>20,149<text:s/></text:p>
          </table:table-cell>
          <table:table-cell office:value-type="float" office:value="37849" table:style-name="ce6">
            <text:p>37,849<text:s/></text:p>
          </table:table-cell>
          <table:table-cell office:value-type="float" office:value="31522" table:style-name="ce6">
            <text:p>31,522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40885" table:style-name="ce6">
            <text:p>40,885<text:s/></text:p>
          </table:table-cell>
          <table:table-cell office:value-type="float" office:value="30201" table:style-name="ce6">
            <text:p>30,201<text:s/></text:p>
          </table:table-cell>
          <table:table-cell office:value-type="float" office:value="29007" table:style-name="ce6">
            <text:p>29,007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28622" table:style-name="ce6">
            <text:p>28,622<text:s/></text:p>
          </table:table-cell>
          <table:table-cell office:value-type="float" office:value="167607" table:style-name="ce6">
            <text:p>167,607<text:s/></text:p>
          </table:table-cell>
          <table:table-cell office:value-type="float" office:value="46515" table:style-name="ce6">
            <text:p>46,515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27291" table:style-name="ce6">
            <text:p>27,291<text:s/></text:p>
          </table:table-cell>
          <table:table-cell office:value-type="float" office:value="29530" table:style-name="ce6">
            <text:p>29,530<text:s/></text:p>
          </table:table-cell>
          <table:table-cell office:value-type="float" office:value="39956" table:style-name="ce6">
            <text:p>39,956<text:s/></text:p>
          </table:table-cell>
          <table:table-cell office:value-type="float" office:value="34186" table:style-name="ce6">
            <text:p>34,186<text:s/></text:p>
          </table:table-cell>
          <table:table-cell office:value-type="float" office:value="26089" table:style-name="ce6">
            <text:p>26,089<text:s/></text:p>
          </table:table-cell>
          <table:table-cell office:value-type="float" office:value="15214" table:style-name="ce6">
            <text:p>15,214<text:s/></text:p>
          </table:table-cell>
          <table:table-cell office:value-type="float" office:value="36923" table:style-name="ce6">
            <text:p>36,923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21056" table:style-name="ce6">
            <text:p>21,056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15918" table:style-name="ce6">
            <text:p>15,918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12686" table:style-name="ce6">
            <text:p>12,686<text:s/></text:p>
          </table:table-cell>
          <table:table-cell office:value-type="float" office:value="46513" table:style-name="ce6">
            <text:p>46,513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24602" table:style-name="ce6">
            <text:p>24,602<text:s/></text:p>
          </table:table-cell>
          <table:table-cell office:value-type="float" office:value="29499" table:style-name="ce6">
            <text:p>29,499<text:s/></text:p>
          </table:table-cell>
          <table:table-cell office:value-type="float" office:value="34556" table:style-name="ce6">
            <text:p>34,556<text:s/></text:p>
          </table:table-cell>
          <table:table-cell office:value-type="float" office:value="44888" table:style-name="ce6">
            <text:p>44,888<text:s/></text:p>
          </table:table-cell>
          <table:table-cell office:value-type="float" office:value="48598" table:style-name="ce6">
            <text:p>48,598<text:s/></text:p>
          </table:table-cell>
          <table:table-cell office:value-type="float" office:value="28389" table:style-name="ce6">
            <text:p>28,389<text:s/></text:p>
          </table:table-cell>
          <table:table-cell office:value-type="float" office:value="32552" table:style-name="ce6">
            <text:p>32,552<text:s/></text:p>
          </table:table-cell>
          <table:table-cell office:value-type="float" office:value="75663" table:style-name="ce6">
            <text:p>75,663<text:s/></text:p>
          </table:table-cell>
          <table:table-cell office:value-type="float" office:value="26028" table:style-name="ce6">
            <text:p>26,028<text:s/></text:p>
          </table:table-cell>
          <table:table-cell office:value-type="float" office:value="37478" table:style-name="ce6">
            <text:p>37,478<text:s/></text:p>
          </table:table-cell>
          <table:table-cell office:value-type="float" office:value="37439" table:style-name="ce6">
            <text:p>37,439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70046" table:style-name="ce6">
            <text:p>70,046<text:s/></text:p>
          </table:table-cell>
          <table:table-cell office:value-type="float" office:value="22942" table:style-name="ce6">
            <text:p>22,942<text:s/></text:p>
          </table:table-cell>
          <table:table-cell office:value-type="float" office:value="18137" table:style-name="ce6">
            <text:p>18,137<text:s/></text:p>
          </table:table-cell>
          <table:table-cell office:value-type="float" office:value="15945" table:style-name="ce6">
            <text:p>15,945<text:s/></text:p>
          </table:table-cell>
          <table:table-cell office:value-type="float" office:value="21462" table:style-name="ce6">
            <text:p>21,462<text:s/></text:p>
          </table:table-cell>
          <table:table-cell office:value-type="float" office:value="15423" table:style-name="ce6">
            <text:p>15,423<text:s/></text:p>
          </table:table-cell>
          <table:table-cell office:value-type="float" office:value="31988" table:style-name="ce6">
            <text:p>31,988<text:s/></text:p>
          </table:table-cell>
          <table:table-cell office:value-type="float" office:value="19896" table:style-name="ce6">
            <text:p>19,896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42872" table:style-name="ce6">
            <text:p>42,872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26076" table:style-name="ce6">
            <text:p>26,076<text:s/></text:p>
          </table:table-cell>
          <table:table-cell office:value-type="float" office:value="27542" table:style-name="ce6">
            <text:p>27,542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5624" table:style-name="ce6">
            <text:p>5,624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11435" table:style-name="ce6">
            <text:p>11,435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9041" table:style-name="ce6">
            <text:p>19,041<text:s/></text:p>
          </table:table-cell>
          <table:table-cell office:value-type="float" office:value="31281" table:style-name="ce6">
            <text:p>31,281<text:s/></text:p>
          </table:table-cell>
          <table:table-cell office:value-type="float" office:value="27201" table:style-name="ce6">
            <text:p>27,201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13767" table:style-name="ce6">
            <text:p>13,767<text:s/></text:p>
          </table:table-cell>
          <table:table-cell office:value-type="float" office:value="13612" table:style-name="ce6">
            <text:p>13,612<text:s/></text:p>
          </table:table-cell>
          <table:table-cell office:value-type="float" office:value="14431" table:style-name="ce6">
            <text:p>14,431<text:s/></text:p>
          </table:table-cell>
          <table:table-cell office:value-type="float" office:value="13227" table:style-name="ce6">
            <text:p>13,227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1490" table:style-name="ce6">
            <text:p>11,490<text:s/></text:p>
          </table:table-cell>
          <table:table-cell table:number-columns-repeated="16275"/>
        </table:table-row>
        <table:table-row table:style-name="ro2">
          <table:table-cell office:value-type="date" office:date-value="2019-10-10T00:00:00" table:style-name="ce5">
            <text:p>2019/10/10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21201" table:style-name="ce6">
            <text:p>21,201<text:s/></text:p>
          </table:table-cell>
          <table:table-cell office:value-type="float" office:value="45949" table:style-name="ce6">
            <text:p>45,949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17567" table:style-name="ce6">
            <text:p>17,567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17910" table:style-name="ce6">
            <text:p>17,910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18574" table:style-name="ce6">
            <text:p>18,574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15235" table:style-name="ce6">
            <text:p>15,235<text:s/></text:p>
          </table:table-cell>
          <table:table-cell office:value-type="float" office:value="15041" table:style-name="ce6">
            <text:p>15,041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29708" table:style-name="ce6">
            <text:p>29,708<text:s/></text:p>
          </table:table-cell>
          <table:table-cell office:value-type="float" office:value="15912" table:style-name="ce6">
            <text:p>15,912<text:s/></text:p>
          </table:table-cell>
          <table:table-cell office:value-type="float" office:value="22786" table:style-name="ce6">
            <text:p>22,786<text:s/></text:p>
          </table:table-cell>
          <table:table-cell office:value-type="float" office:value="38207" table:style-name="ce6">
            <text:p>38,207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33200" table:style-name="ce6">
            <text:p>33,200<text:s/></text:p>
          </table:table-cell>
          <table:table-cell office:value-type="float" office:value="22939" table:style-name="ce6">
            <text:p>22,939<text:s/></text:p>
          </table:table-cell>
          <table:table-cell office:value-type="float" office:value="20776" table:style-name="ce6">
            <text:p>20,776<text:s/></text:p>
          </table:table-cell>
          <table:table-cell office:value-type="float" office:value="19437" table:style-name="ce6">
            <text:p>19,437<text:s/></text:p>
          </table:table-cell>
          <table:table-cell office:value-type="float" office:value="18526" table:style-name="ce6">
            <text:p>18,526<text:s/></text:p>
          </table:table-cell>
          <table:table-cell office:value-type="float" office:value="170154" table:style-name="ce6">
            <text:p>170,154<text:s/></text:p>
          </table:table-cell>
          <table:table-cell office:value-type="float" office:value="48983" table:style-name="ce6">
            <text:p>48,983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18278" table:style-name="ce6">
            <text:p>18,278<text:s/></text:p>
          </table:table-cell>
          <table:table-cell office:value-type="float" office:value="26976" table:style-name="ce6">
            <text:p>26,976<text:s/></text:p>
          </table:table-cell>
          <table:table-cell office:value-type="float" office:value="39669" table:style-name="ce6">
            <text:p>39,669<text:s/></text:p>
          </table:table-cell>
          <table:table-cell office:value-type="float" office:value="28416" table:style-name="ce6">
            <text:p>28,416<text:s/></text:p>
          </table:table-cell>
          <table:table-cell office:value-type="float" office:value="19363" table:style-name="ce6">
            <text:p>19,363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22989" table:style-name="ce6">
            <text:p>22,989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15878" table:style-name="ce6">
            <text:p>15,878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62986" table:style-name="ce6">
            <text:p>62,986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18156" table:style-name="ce6">
            <text:p>18,156<text:s/></text:p>
          </table:table-cell>
          <table:table-cell office:value-type="float" office:value="16384" table:style-name="ce6">
            <text:p>16,384<text:s/></text:p>
          </table:table-cell>
          <table:table-cell office:value-type="float" office:value="29100" table:style-name="ce6">
            <text:p>29,100<text:s/></text:p>
          </table:table-cell>
          <table:table-cell office:value-type="float" office:value="40970" table:style-name="ce6">
            <text:p>40,970<text:s/></text:p>
          </table:table-cell>
          <table:table-cell office:value-type="float" office:value="33420" table:style-name="ce6">
            <text:p>33,420<text:s/></text:p>
          </table:table-cell>
          <table:table-cell office:value-type="float" office:value="20498" table:style-name="ce6">
            <text:p>20,498<text:s/></text:p>
          </table:table-cell>
          <table:table-cell office:value-type="float" office:value="31790" table:style-name="ce6">
            <text:p>31,790<text:s/></text:p>
          </table:table-cell>
          <table:table-cell office:value-type="float" office:value="94812" table:style-name="ce6">
            <text:p>94,812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30686" table:style-name="ce6">
            <text:p>30,686<text:s/></text:p>
          </table:table-cell>
          <table:table-cell office:value-type="float" office:value="30460" table:style-name="ce6">
            <text:p>30,460<text:s/></text:p>
          </table:table-cell>
          <table:table-cell office:value-type="float" office:value="20701" table:style-name="ce6">
            <text:p>20,701<text:s/></text:p>
          </table:table-cell>
          <table:table-cell office:value-type="float" office:value="62933" table:style-name="ce6">
            <text:p>62,933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12722" table:style-name="ce6">
            <text:p>12,722<text:s/></text:p>
          </table:table-cell>
          <table:table-cell office:value-type="float" office:value="38546" table:style-name="ce6">
            <text:p>38,546<text:s/></text:p>
          </table:table-cell>
          <table:table-cell office:value-type="float" office:value="13440" table:style-name="ce6">
            <text:p>13,440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15939" table:style-name="ce6">
            <text:p>15,939<text:s/></text:p>
          </table:table-cell>
          <table:table-cell office:value-type="float" office:value="21389" table:style-name="ce6">
            <text:p>21,389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9256" table:style-name="ce6">
            <text:p>19,256<text:s/></text:p>
          </table:table-cell>
          <table:table-cell office:value-type="float" office:value="23382" table:style-name="ce6">
            <text:p>23,382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8261" table:style-name="ce6">
            <text:p>8,261<text:s/></text:p>
          </table:table-cell>
          <table:table-cell table:number-columns-repeated="16275"/>
        </table:table-row>
        <table:table-row table:style-name="ro2">
          <table:table-cell office:value-type="date" office:date-value="2019-10-11T00:00:00" table:style-name="ce5">
            <text:p>2019/10/11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21573" table:style-name="ce6">
            <text:p>21,573<text:s/></text:p>
          </table:table-cell>
          <table:table-cell office:value-type="float" office:value="47383" table:style-name="ce6">
            <text:p>47,383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22712" table:style-name="ce6">
            <text:p>22,712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17910" table:style-name="ce6">
            <text:p>17,910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19344" table:style-name="ce6">
            <text:p>19,344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15895" table:style-name="ce6">
            <text:p>15,895<text:s/></text:p>
          </table:table-cell>
          <table:table-cell office:value-type="float" office:value="14009" table:style-name="ce6">
            <text:p>14,009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26616" table:style-name="ce6">
            <text:p>26,616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34055" table:style-name="ce6">
            <text:p>34,055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31281" table:style-name="ce6">
            <text:p>31,281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20783" table:style-name="ce6">
            <text:p>20,783<text:s/></text:p>
          </table:table-cell>
          <table:table-cell office:value-type="float" office:value="18609" table:style-name="ce6">
            <text:p>18,609<text:s/></text:p>
          </table:table-cell>
          <table:table-cell office:value-type="float" office:value="17548" table:style-name="ce6">
            <text:p>17,548<text:s/></text:p>
          </table:table-cell>
          <table:table-cell office:value-type="float" office:value="176075" table:style-name="ce6">
            <text:p>176,075<text:s/></text:p>
          </table:table-cell>
          <table:table-cell office:value-type="float" office:value="49100" table:style-name="ce6">
            <text:p>49,100<text:s/></text:p>
          </table:table-cell>
          <table:table-cell office:value-type="float" office:value="20835" table:style-name="ce6">
            <text:p>20,835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27072" table:style-name="ce6">
            <text:p>27,072<text:s/></text:p>
          </table:table-cell>
          <table:table-cell office:value-type="float" office:value="40800" table:style-name="ce6">
            <text:p>40,800<text:s/></text:p>
          </table:table-cell>
          <table:table-cell office:value-type="float" office:value="29327" table:style-name="ce6">
            <text:p>29,327<text:s/></text:p>
          </table:table-cell>
          <table:table-cell office:value-type="float" office:value="19426" table:style-name="ce6">
            <text:p>19,426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21890" table:style-name="ce6">
            <text:p>21,890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12330" table:style-name="ce6">
            <text:p>12,330<text:s/></text:p>
          </table:table-cell>
          <table:table-cell office:value-type="float" office:value="67703" table:style-name="ce6">
            <text:p>67,703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17599" table:style-name="ce6">
            <text:p>17,599<text:s/></text:p>
          </table:table-cell>
          <table:table-cell office:value-type="float" office:value="19104" table:style-name="ce6">
            <text:p>19,104<text:s/></text:p>
          </table:table-cell>
          <table:table-cell office:value-type="float" office:value="29691" table:style-name="ce6">
            <text:p>29,691<text:s/></text:p>
          </table:table-cell>
          <table:table-cell office:value-type="float" office:value="41420" table:style-name="ce6">
            <text:p>41,420<text:s/></text:p>
          </table:table-cell>
          <table:table-cell office:value-type="float" office:value="32486" table:style-name="ce6">
            <text:p>32,486<text:s/></text:p>
          </table:table-cell>
          <table:table-cell office:value-type="float" office:value="19581" table:style-name="ce6">
            <text:p>19,581<text:s/></text:p>
          </table:table-cell>
          <table:table-cell office:value-type="float" office:value="33070" table:style-name="ce6">
            <text:p>33,070<text:s/></text:p>
          </table:table-cell>
          <table:table-cell office:value-type="float" office:value="93417" table:style-name="ce6">
            <text:p>93,417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31900" table:style-name="ce6">
            <text:p>31,900<text:s/></text:p>
          </table:table-cell>
          <table:table-cell office:value-type="float" office:value="31438" table:style-name="ce6">
            <text:p>31,438<text:s/></text:p>
          </table:table-cell>
          <table:table-cell office:value-type="float" office:value="16716" table:style-name="ce6">
            <text:p>16,716<text:s/></text:p>
          </table:table-cell>
          <table:table-cell office:value-type="float" office:value="62218" table:style-name="ce6">
            <text:p>62,218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16172" table:style-name="ce6">
            <text:p>16,172<text:s/></text:p>
          </table:table-cell>
          <table:table-cell office:value-type="float" office:value="13129" table:style-name="ce6">
            <text:p>13,129<text:s/></text:p>
          </table:table-cell>
          <table:table-cell office:value-type="float" office:value="44199" table:style-name="ce6">
            <text:p>44,199<text:s/></text:p>
          </table:table-cell>
          <table:table-cell office:value-type="float" office:value="13500" table:style-name="ce6">
            <text:p>13,500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13932" table:style-name="ce6">
            <text:p>13,932<text:s/></text:p>
          </table:table-cell>
          <table:table-cell office:value-type="float" office:value="19058" table:style-name="ce6">
            <text:p>19,058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15953" table:style-name="ce6">
            <text:p>15,953<text:s/></text:p>
          </table:table-cell>
          <table:table-cell office:value-type="float" office:value="22249" table:style-name="ce6">
            <text:p>22,249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23440" table:style-name="ce6">
            <text:p>23,440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10298" table:style-name="ce6">
            <text:p>10,298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8181" table:style-name="ce6">
            <text:p>8,181<text:s/></text:p>
          </table:table-cell>
          <table:table-cell table:number-columns-repeated="16275"/>
        </table:table-row>
        <table:table-row table:style-name="ro2">
          <table:table-cell office:value-type="date" office:date-value="2019-10-12T00:00:00" table:style-name="ce5">
            <text:p>2019/10/12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21701" table:style-name="ce6">
            <text:p>21,701<text:s/></text:p>
          </table:table-cell>
          <table:table-cell office:value-type="float" office:value="45350" table:style-name="ce6">
            <text:p>45,350<text:s/></text:p>
          </table:table-cell>
          <table:table-cell office:value-type="float" office:value="15055" table:style-name="ce6">
            <text:p>15,055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17468" table:style-name="ce6">
            <text:p>17,468<text:s/></text:p>
          </table:table-cell>
          <table:table-cell office:value-type="float" office:value="14853" table:style-name="ce6">
            <text:p>14,853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27279" table:style-name="ce6">
            <text:p>27,279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23248" table:style-name="ce6">
            <text:p>23,248<text:s/></text:p>
          </table:table-cell>
          <table:table-cell office:value-type="float" office:value="34163" table:style-name="ce6">
            <text:p>34,163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31032" table:style-name="ce6">
            <text:p>31,032<text:s/></text:p>
          </table:table-cell>
          <table:table-cell office:value-type="float" office:value="21891" table:style-name="ce6">
            <text:p>21,891<text:s/></text:p>
          </table:table-cell>
          <table:table-cell office:value-type="float" office:value="20203" table:style-name="ce6">
            <text:p>20,203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192207" table:style-name="ce6">
            <text:p>192,207<text:s/></text:p>
          </table:table-cell>
          <table:table-cell office:value-type="float" office:value="48418" table:style-name="ce6">
            <text:p>48,418<text:s/></text:p>
          </table:table-cell>
          <table:table-cell office:value-type="float" office:value="18868" table:style-name="ce6">
            <text:p>18,868<text:s/></text:p>
          </table:table-cell>
          <table:table-cell office:value-type="float" office:value="18270" table:style-name="ce6">
            <text:p>18,270<text:s/></text:p>
          </table:table-cell>
          <table:table-cell office:value-type="float" office:value="31185" table:style-name="ce6">
            <text:p>31,185<text:s/></text:p>
          </table:table-cell>
          <table:table-cell office:value-type="float" office:value="38710" table:style-name="ce6">
            <text:p>38,710<text:s/></text:p>
          </table:table-cell>
          <table:table-cell office:value-type="float" office:value="28100" table:style-name="ce6">
            <text:p>28,100<text:s/></text:p>
          </table:table-cell>
          <table:table-cell office:value-type="float" office:value="19443" table:style-name="ce6">
            <text:p>19,443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21845" table:style-name="ce6">
            <text:p>21,845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60235" table:style-name="ce6">
            <text:p>60,235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17990" table:style-name="ce6">
            <text:p>17,990<text:s/></text:p>
          </table:table-cell>
          <table:table-cell office:value-type="float" office:value="31168" table:style-name="ce6">
            <text:p>31,168<text:s/></text:p>
          </table:table-cell>
          <table:table-cell office:value-type="float" office:value="43244" table:style-name="ce6">
            <text:p>43,244<text:s/></text:p>
          </table:table-cell>
          <table:table-cell office:value-type="float" office:value="32741" table:style-name="ce6">
            <text:p>32,741<text:s/></text:p>
          </table:table-cell>
          <table:table-cell office:value-type="float" office:value="20147" table:style-name="ce6">
            <text:p>20,147<text:s/></text:p>
          </table:table-cell>
          <table:table-cell office:value-type="float" office:value="33861" table:style-name="ce6">
            <text:p>33,861<text:s/></text:p>
          </table:table-cell>
          <table:table-cell office:value-type="float" office:value="91029" table:style-name="ce6">
            <text:p>91,029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31302" table:style-name="ce6">
            <text:p>31,302<text:s/></text:p>
          </table:table-cell>
          <table:table-cell office:value-type="float" office:value="30193" table:style-name="ce6">
            <text:p>30,193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60506" table:style-name="ce6">
            <text:p>60,506<text:s/></text:p>
          </table:table-cell>
          <table:table-cell office:value-type="float" office:value="14668" table:style-name="ce6">
            <text:p>14,668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17027" table:style-name="ce6">
            <text:p>17,027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39420" table:style-name="ce6">
            <text:p>39,420<text:s/></text:p>
          </table:table-cell>
          <table:table-cell office:value-type="float" office:value="13306" table:style-name="ce6">
            <text:p>13,306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8549" table:style-name="ce6">
            <text:p>18,549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15741" table:style-name="ce6">
            <text:p>15,741<text:s/></text:p>
          </table:table-cell>
          <table:table-cell office:value-type="float" office:value="22064" table:style-name="ce6">
            <text:p>22,064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6882" table:style-name="ce6">
            <text:p>6,882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2931" table:style-name="ce6">
            <text:p>12,931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8322" table:style-name="ce6">
            <text:p>8,322<text:s/></text:p>
          </table:table-cell>
          <table:table-cell table:number-columns-repeated="16275"/>
        </table:table-row>
        <table:table-row table:style-name="ro2">
          <table:table-cell office:value-type="date" office:date-value="2019-10-13T00:00:00" table:style-name="ce5">
            <text:p>2019/10/13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17416" table:style-name="ce6">
            <text:p>17,416<text:s/></text:p>
          </table:table-cell>
          <table:table-cell office:value-type="float" office:value="37252" table:style-name="ce6">
            <text:p>37,252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19227" table:style-name="ce6">
            <text:p>19,227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15625" table:style-name="ce6">
            <text:p>15,625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13542" table:style-name="ce6">
            <text:p>13,542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24084" table:style-name="ce6">
            <text:p>24,084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20209" table:style-name="ce6">
            <text:p>20,209<text:s/></text:p>
          </table:table-cell>
          <table:table-cell office:value-type="float" office:value="30398" table:style-name="ce6">
            <text:p>30,398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19087" table:style-name="ce6">
            <text:p>19,087<text:s/></text:p>
          </table:table-cell>
          <table:table-cell office:value-type="float" office:value="17510" table:style-name="ce6">
            <text:p>17,510<text:s/></text:p>
          </table:table-cell>
          <table:table-cell office:value-type="float" office:value="16643" table:style-name="ce6">
            <text:p>16,643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206304" table:style-name="ce6">
            <text:p>206,304<text:s/></text:p>
          </table:table-cell>
          <table:table-cell office:value-type="float" office:value="40912" table:style-name="ce6">
            <text:p>40,912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18277" table:style-name="ce6">
            <text:p>18,277<text:s/></text:p>
          </table:table-cell>
          <table:table-cell office:value-type="float" office:value="26580" table:style-name="ce6">
            <text:p>26,580<text:s/></text:p>
          </table:table-cell>
          <table:table-cell office:value-type="float" office:value="28716" table:style-name="ce6">
            <text:p>28,716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19763" table:style-name="ce6">
            <text:p>19,763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44801" table:style-name="ce6">
            <text:p>44,801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15850" table:style-name="ce6">
            <text:p>15,850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26469" table:style-name="ce6">
            <text:p>26,469<text:s/></text:p>
          </table:table-cell>
          <table:table-cell office:value-type="float" office:value="40403" table:style-name="ce6">
            <text:p>40,403<text:s/></text:p>
          </table:table-cell>
          <table:table-cell office:value-type="float" office:value="29125" table:style-name="ce6">
            <text:p>29,125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30085" table:style-name="ce6">
            <text:p>30,085<text:s/></text:p>
          </table:table-cell>
          <table:table-cell office:value-type="float" office:value="74761" table:style-name="ce6">
            <text:p>74,761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25962" table:style-name="ce6">
            <text:p>25,962<text:s/></text:p>
          </table:table-cell>
          <table:table-cell office:value-type="float" office:value="24415" table:style-name="ce6">
            <text:p>24,415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54447" table:style-name="ce6">
            <text:p>54,447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16852" table:style-name="ce6">
            <text:p>16,852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33197" table:style-name="ce6">
            <text:p>33,197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14887" table:style-name="ce6">
            <text:p>14,887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17167" table:style-name="ce6">
            <text:p>17,167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20866" table:style-name="ce6">
            <text:p>20,866<text:s/></text:p>
          </table:table-cell>
          <table:table-cell office:value-type="float" office:value="10060" table:style-name="ce6">
            <text:p>10,060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7013" table:style-name="ce6">
            <text:p>7,013<text:s/></text:p>
          </table:table-cell>
          <table:table-cell table:number-columns-repeated="16275"/>
        </table:table-row>
        <table:table-row table:style-name="ro2">
          <table:table-cell office:value-type="date" office:date-value="2019-10-14T00:00:00" table:style-name="ce5">
            <text:p>2019/10/14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41331" table:style-name="ce6">
            <text:p>41,331<text:s/></text:p>
          </table:table-cell>
          <table:table-cell office:value-type="float" office:value="41212" table:style-name="ce6">
            <text:p>41,212<text:s/></text:p>
          </table:table-cell>
          <table:table-cell office:value-type="float" office:value="27748" table:style-name="ce6">
            <text:p>27,748<text:s/></text:p>
          </table:table-cell>
          <table:table-cell office:value-type="float" office:value="15760" table:style-name="ce6">
            <text:p>15,760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4721" table:style-name="ce6">
            <text:p>14,721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10503" table:style-name="ce6">
            <text:p>10,503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18098" table:style-name="ce6">
            <text:p>18,098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30539" table:style-name="ce6">
            <text:p>30,539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17439" table:style-name="ce6">
            <text:p>17,439<text:s/></text:p>
          </table:table-cell>
          <table:table-cell office:value-type="float" office:value="23038" table:style-name="ce6">
            <text:p>23,038<text:s/></text:p>
          </table:table-cell>
          <table:table-cell office:value-type="float" office:value="17591" table:style-name="ce6">
            <text:p>17,591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28538" table:style-name="ce6">
            <text:p>28,538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34138" table:style-name="ce6">
            <text:p>34,138<text:s/></text:p>
          </table:table-cell>
          <table:table-cell office:value-type="float" office:value="29824" table:style-name="ce6">
            <text:p>29,824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36727" table:style-name="ce6">
            <text:p>36,727<text:s/></text:p>
          </table:table-cell>
          <table:table-cell office:value-type="float" office:value="27423" table:style-name="ce6">
            <text:p>27,423<text:s/></text:p>
          </table:table-cell>
          <table:table-cell office:value-type="float" office:value="26670" table:style-name="ce6">
            <text:p>26,670<text:s/></text:p>
          </table:table-cell>
          <table:table-cell office:value-type="float" office:value="22599" table:style-name="ce6">
            <text:p>22,599<text:s/></text:p>
          </table:table-cell>
          <table:table-cell office:value-type="float" office:value="26363" table:style-name="ce6">
            <text:p>26,363<text:s/></text:p>
          </table:table-cell>
          <table:table-cell office:value-type="float" office:value="153898" table:style-name="ce6">
            <text:p>153,898<text:s/></text:p>
          </table:table-cell>
          <table:table-cell office:value-type="float" office:value="39572" table:style-name="ce6">
            <text:p>39,572<text:s/></text:p>
          </table:table-cell>
          <table:table-cell office:value-type="float" office:value="22760" table:style-name="ce6">
            <text:p>22,760<text:s/></text:p>
          </table:table-cell>
          <table:table-cell office:value-type="float" office:value="25267" table:style-name="ce6">
            <text:p>25,267<text:s/></text:p>
          </table:table-cell>
          <table:table-cell office:value-type="float" office:value="27227" table:style-name="ce6">
            <text:p>27,227<text:s/></text:p>
          </table:table-cell>
          <table:table-cell office:value-type="float" office:value="31995" table:style-name="ce6">
            <text:p>31,995<text:s/></text:p>
          </table:table-cell>
          <table:table-cell office:value-type="float" office:value="28240" table:style-name="ce6">
            <text:p>28,240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14141" table:style-name="ce6">
            <text:p>14,141<text:s/></text:p>
          </table:table-cell>
          <table:table-cell office:value-type="float" office:value="32979" table:style-name="ce6">
            <text:p>32,979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36136" table:style-name="ce6">
            <text:p>36,136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27497" table:style-name="ce6">
            <text:p>27,497<text:s/></text:p>
          </table:table-cell>
          <table:table-cell office:value-type="float" office:value="31055" table:style-name="ce6">
            <text:p>31,055<text:s/></text:p>
          </table:table-cell>
          <table:table-cell office:value-type="float" office:value="38741" table:style-name="ce6">
            <text:p>38,741<text:s/></text:p>
          </table:table-cell>
          <table:table-cell office:value-type="float" office:value="43845" table:style-name="ce6">
            <text:p>43,845<text:s/></text:p>
          </table:table-cell>
          <table:table-cell office:value-type="float" office:value="25934" table:style-name="ce6">
            <text:p>25,934<text:s/></text:p>
          </table:table-cell>
          <table:table-cell office:value-type="float" office:value="30147" table:style-name="ce6">
            <text:p>30,147<text:s/></text:p>
          </table:table-cell>
          <table:table-cell office:value-type="float" office:value="63746" table:style-name="ce6">
            <text:p>63,746<text:s/></text:p>
          </table:table-cell>
          <table:table-cell office:value-type="float" office:value="23025" table:style-name="ce6">
            <text:p>23,025<text:s/></text:p>
          </table:table-cell>
          <table:table-cell office:value-type="float" office:value="32430" table:style-name="ce6">
            <text:p>32,430<text:s/></text:p>
          </table:table-cell>
          <table:table-cell office:value-type="float" office:value="32491" table:style-name="ce6">
            <text:p>32,491<text:s/></text:p>
          </table:table-cell>
          <table:table-cell office:value-type="float" office:value="20014" table:style-name="ce6">
            <text:p>20,014<text:s/></text:p>
          </table:table-cell>
          <table:table-cell office:value-type="float" office:value="59315" table:style-name="ce6">
            <text:p>59,315<text:s/></text:p>
          </table:table-cell>
          <table:table-cell office:value-type="float" office:value="20739" table:style-name="ce6">
            <text:p>20,739<text:s/></text:p>
          </table:table-cell>
          <table:table-cell office:value-type="float" office:value="16307" table:style-name="ce6">
            <text:p>16,307<text:s/></text:p>
          </table:table-cell>
          <table:table-cell office:value-type="float" office:value="14695" table:style-name="ce6">
            <text:p>14,695<text:s/></text:p>
          </table:table-cell>
          <table:table-cell office:value-type="float" office:value="18795" table:style-name="ce6">
            <text:p>18,795<text:s/></text:p>
          </table:table-cell>
          <table:table-cell office:value-type="float" office:value="14488" table:style-name="ce6">
            <text:p>14,488<text:s/></text:p>
          </table:table-cell>
          <table:table-cell office:value-type="float" office:value="28554" table:style-name="ce6">
            <text:p>28,554<text:s/></text:p>
          </table:table-cell>
          <table:table-cell office:value-type="float" office:value="18078" table:style-name="ce6">
            <text:p>18,078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40470" table:style-name="ce6">
            <text:p>40,470<text:s/></text:p>
          </table:table-cell>
          <table:table-cell office:value-type="float" office:value="23251" table:style-name="ce6">
            <text:p>23,251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25632" table:style-name="ce6">
            <text:p>25,632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14090" table:style-name="ce6">
            <text:p>14,090<text:s/></text:p>
          </table:table-cell>
          <table:table-cell office:value-type="float" office:value="17859" table:style-name="ce6">
            <text:p>17,859<text:s/></text:p>
          </table:table-cell>
          <table:table-cell office:value-type="float" office:value="29592" table:style-name="ce6">
            <text:p>29,592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15535" table:style-name="ce6">
            <text:p>15,535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0286" table:style-name="ce6">
            <text:p>10,286<text:s/></text:p>
          </table:table-cell>
          <table:table-cell table:number-columns-repeated="16275"/>
        </table:table-row>
        <table:table-row table:style-name="ro2">
          <table:table-cell office:value-type="date" office:date-value="2019-10-15T00:00:00" table:style-name="ce5">
            <text:p>2019/10/15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15927" table:style-name="ce6">
            <text:p>15,927<text:s/></text:p>
          </table:table-cell>
          <table:table-cell office:value-type="float" office:value="42302" table:style-name="ce6">
            <text:p>42,302<text:s/></text:p>
          </table:table-cell>
          <table:table-cell office:value-type="float" office:value="42913" table:style-name="ce6">
            <text:p>42,913<text:s/></text:p>
          </table:table-cell>
          <table:table-cell office:value-type="float" office:value="28943" table:style-name="ce6">
            <text:p>28,943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15514" table:style-name="ce6">
            <text:p>15,514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19665" table:style-name="ce6">
            <text:p>19,665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32174" table:style-name="ce6">
            <text:p>32,174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3758" table:style-name="ce6">
            <text:p>13,758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18036" table:style-name="ce6">
            <text:p>18,036<text:s/></text:p>
          </table:table-cell>
          <table:table-cell office:value-type="float" office:value="23560" table:style-name="ce6">
            <text:p>23,560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29314" table:style-name="ce6">
            <text:p>29,314<text:s/></text:p>
          </table:table-cell>
          <table:table-cell office:value-type="float" office:value="18199" table:style-name="ce6">
            <text:p>18,199<text:s/></text:p>
          </table:table-cell>
          <table:table-cell office:value-type="float" office:value="35429" table:style-name="ce6">
            <text:p>35,429<text:s/></text:p>
          </table:table-cell>
          <table:table-cell office:value-type="float" office:value="31607" table:style-name="ce6">
            <text:p>31,607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37809" table:style-name="ce6">
            <text:p>37,809<text:s/></text:p>
          </table:table-cell>
          <table:table-cell office:value-type="float" office:value="28620" table:style-name="ce6">
            <text:p>28,620<text:s/></text:p>
          </table:table-cell>
          <table:table-cell office:value-type="float" office:value="27269" table:style-name="ce6">
            <text:p>27,269<text:s/></text:p>
          </table:table-cell>
          <table:table-cell office:value-type="float" office:value="23801" table:style-name="ce6">
            <text:p>23,801<text:s/></text:p>
          </table:table-cell>
          <table:table-cell office:value-type="float" office:value="26924" table:style-name="ce6">
            <text:p>26,924<text:s/></text:p>
          </table:table-cell>
          <table:table-cell office:value-type="float" office:value="136786" table:style-name="ce6">
            <text:p>136,786<text:s/></text:p>
          </table:table-cell>
          <table:table-cell office:value-type="float" office:value="39961" table:style-name="ce6">
            <text:p>39,961<text:s/></text:p>
          </table:table-cell>
          <table:table-cell office:value-type="float" office:value="23118" table:style-name="ce6">
            <text:p>23,118<text:s/></text:p>
          </table:table-cell>
          <table:table-cell office:value-type="float" office:value="26221" table:style-name="ce6">
            <text:p>26,221<text:s/></text:p>
          </table:table-cell>
          <table:table-cell office:value-type="float" office:value="28202" table:style-name="ce6">
            <text:p>28,202<text:s/></text:p>
          </table:table-cell>
          <table:table-cell office:value-type="float" office:value="33429" table:style-name="ce6">
            <text:p>33,429<text:s/></text:p>
          </table:table-cell>
          <table:table-cell office:value-type="float" office:value="29781" table:style-name="ce6">
            <text:p>29,781<text:s/></text:p>
          </table:table-cell>
          <table:table-cell office:value-type="float" office:value="24280" table:style-name="ce6">
            <text:p>24,280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33380" table:style-name="ce6">
            <text:p>33,380<text:s/></text:p>
          </table:table-cell>
          <table:table-cell office:value-type="float" office:value="7622" table:style-name="ce6">
            <text:p>7,622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18789" table:style-name="ce6">
            <text:p>18,789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36270" table:style-name="ce6">
            <text:p>36,270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23031" table:style-name="ce6">
            <text:p>23,031<text:s/></text:p>
          </table:table-cell>
          <table:table-cell office:value-type="float" office:value="28176" table:style-name="ce6">
            <text:p>28,176<text:s/></text:p>
          </table:table-cell>
          <table:table-cell office:value-type="float" office:value="32405" table:style-name="ce6">
            <text:p>32,405<text:s/></text:p>
          </table:table-cell>
          <table:table-cell office:value-type="float" office:value="38438" table:style-name="ce6">
            <text:p>38,438<text:s/></text:p>
          </table:table-cell>
          <table:table-cell office:value-type="float" office:value="45075" table:style-name="ce6">
            <text:p>45,075<text:s/></text:p>
          </table:table-cell>
          <table:table-cell office:value-type="float" office:value="26749" table:style-name="ce6">
            <text:p>26,749<text:s/></text:p>
          </table:table-cell>
          <table:table-cell office:value-type="float" office:value="30405" table:style-name="ce6">
            <text:p>30,405<text:s/></text:p>
          </table:table-cell>
          <table:table-cell office:value-type="float" office:value="65569" table:style-name="ce6">
            <text:p>65,569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33210" table:style-name="ce6">
            <text:p>33,210<text:s/></text:p>
          </table:table-cell>
          <table:table-cell office:value-type="float" office:value="34387" table:style-name="ce6">
            <text:p>34,387<text:s/></text:p>
          </table:table-cell>
          <table:table-cell office:value-type="float" office:value="20915" table:style-name="ce6">
            <text:p>20,915<text:s/></text:p>
          </table:table-cell>
          <table:table-cell office:value-type="float" office:value="60422" table:style-name="ce6">
            <text:p>60,422<text:s/></text:p>
          </table:table-cell>
          <table:table-cell office:value-type="float" office:value="21256" table:style-name="ce6">
            <text:p>21,256<text:s/></text:p>
          </table:table-cell>
          <table:table-cell office:value-type="float" office:value="16831" table:style-name="ce6">
            <text:p>16,831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14589" table:style-name="ce6">
            <text:p>14,589<text:s/></text:p>
          </table:table-cell>
          <table:table-cell office:value-type="float" office:value="28767" table:style-name="ce6">
            <text:p>28,767<text:s/></text:p>
          </table:table-cell>
          <table:table-cell office:value-type="float" office:value="19010" table:style-name="ce6">
            <text:p>19,010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41792" table:style-name="ce6">
            <text:p>41,792<text:s/></text:p>
          </table:table-cell>
          <table:table-cell office:value-type="float" office:value="24173" table:style-name="ce6">
            <text:p>24,173<text:s/></text:p>
          </table:table-cell>
          <table:table-cell office:value-type="float" office:value="25724" table:style-name="ce6">
            <text:p>25,724<text:s/></text:p>
          </table:table-cell>
          <table:table-cell office:value-type="float" office:value="26025" table:style-name="ce6">
            <text:p>26,025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18476" table:style-name="ce6">
            <text:p>18,476<text:s/></text:p>
          </table:table-cell>
          <table:table-cell office:value-type="float" office:value="30312" table:style-name="ce6">
            <text:p>30,312<text:s/></text:p>
          </table:table-cell>
          <table:table-cell office:value-type="float" office:value="25085" table:style-name="ce6">
            <text:p>25,085<text:s/></text:p>
          </table:table-cell>
          <table:table-cell office:value-type="float" office:value="15700" table:style-name="ce6">
            <text:p>15,700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3519" table:style-name="ce6">
            <text:p>13,519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10518" table:style-name="ce6">
            <text:p>10,518<text:s/></text:p>
          </table:table-cell>
          <table:table-cell table:number-columns-repeated="16275"/>
        </table:table-row>
        <table:table-row table:style-name="ro2">
          <table:table-cell office:value-type="date" office:date-value="2019-10-16T00:00:00" table:style-name="ce5">
            <text:p>2019/10/16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15918" table:style-name="ce6">
            <text:p>15,918<text:s/></text:p>
          </table:table-cell>
          <table:table-cell office:value-type="float" office:value="43358" table:style-name="ce6">
            <text:p>43,358<text:s/></text:p>
          </table:table-cell>
          <table:table-cell office:value-type="float" office:value="44409" table:style-name="ce6">
            <text:p>44,409<text:s/></text:p>
          </table:table-cell>
          <table:table-cell office:value-type="float" office:value="29237" table:style-name="ce6">
            <text:p>29,237<text:s/></text:p>
          </table:table-cell>
          <table:table-cell office:value-type="float" office:value="16360" table:style-name="ce6">
            <text:p>16,360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37084" table:style-name="ce6">
            <text:p>37,084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8314" table:style-name="ce6">
            <text:p>18,314<text:s/></text:p>
          </table:table-cell>
          <table:table-cell office:value-type="float" office:value="23612" table:style-name="ce6">
            <text:p>23,612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30453" table:style-name="ce6">
            <text:p>30,453<text:s/></text:p>
          </table:table-cell>
          <table:table-cell office:value-type="float" office:value="18697" table:style-name="ce6">
            <text:p>18,697<text:s/></text:p>
          </table:table-cell>
          <table:table-cell office:value-type="float" office:value="36471" table:style-name="ce6">
            <text:p>36,471<text:s/></text:p>
          </table:table-cell>
          <table:table-cell office:value-type="float" office:value="31963" table:style-name="ce6">
            <text:p>31,963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37948" table:style-name="ce6">
            <text:p>37,948<text:s/></text:p>
          </table:table-cell>
          <table:table-cell office:value-type="float" office:value="28874" table:style-name="ce6">
            <text:p>28,874<text:s/></text:p>
          </table:table-cell>
          <table:table-cell office:value-type="float" office:value="27692" table:style-name="ce6">
            <text:p>27,692<text:s/></text:p>
          </table:table-cell>
          <table:table-cell office:value-type="float" office:value="24030" table:style-name="ce6">
            <text:p>24,030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140697" table:style-name="ce6">
            <text:p>140,697<text:s/></text:p>
          </table:table-cell>
          <table:table-cell office:value-type="float" office:value="41683" table:style-name="ce6">
            <text:p>41,683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26273" table:style-name="ce6">
            <text:p>26,273<text:s/></text:p>
          </table:table-cell>
          <table:table-cell office:value-type="float" office:value="27959" table:style-name="ce6">
            <text:p>27,959<text:s/></text:p>
          </table:table-cell>
          <table:table-cell office:value-type="float" office:value="34538" table:style-name="ce6">
            <text:p>34,538<text:s/></text:p>
          </table:table-cell>
          <table:table-cell office:value-type="float" office:value="30589" table:style-name="ce6">
            <text:p>30,589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14241" table:style-name="ce6">
            <text:p>14,241<text:s/></text:p>
          </table:table-cell>
          <table:table-cell office:value-type="float" office:value="34077" table:style-name="ce6">
            <text:p>34,077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19176" table:style-name="ce6">
            <text:p>19,176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36857" table:style-name="ce6">
            <text:p>36,857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13971" table:style-name="ce6">
            <text:p>13,971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28399" table:style-name="ce6">
            <text:p>28,399<text:s/></text:p>
          </table:table-cell>
          <table:table-cell office:value-type="float" office:value="32614" table:style-name="ce6">
            <text:p>32,614<text:s/></text:p>
          </table:table-cell>
          <table:table-cell office:value-type="float" office:value="38847" table:style-name="ce6">
            <text:p>38,847<text:s/></text:p>
          </table:table-cell>
          <table:table-cell office:value-type="float" office:value="45691" table:style-name="ce6">
            <text:p>45,691<text:s/></text:p>
          </table:table-cell>
          <table:table-cell office:value-type="float" office:value="27157" table:style-name="ce6">
            <text:p>27,157<text:s/></text:p>
          </table:table-cell>
          <table:table-cell office:value-type="float" office:value="31370" table:style-name="ce6">
            <text:p>31,370<text:s/></text:p>
          </table:table-cell>
          <table:table-cell office:value-type="float" office:value="67419" table:style-name="ce6">
            <text:p>67,419<text:s/></text:p>
          </table:table-cell>
          <table:table-cell office:value-type="float" office:value="25905" table:style-name="ce6">
            <text:p>25,905<text:s/></text:p>
          </table:table-cell>
          <table:table-cell office:value-type="float" office:value="34416" table:style-name="ce6">
            <text:p>34,416<text:s/></text:p>
          </table:table-cell>
          <table:table-cell office:value-type="float" office:value="35127" table:style-name="ce6">
            <text:p>35,127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61908" table:style-name="ce6">
            <text:p>61,908<text:s/></text:p>
          </table:table-cell>
          <table:table-cell office:value-type="float" office:value="21748" table:style-name="ce6">
            <text:p>21,748<text:s/></text:p>
          </table:table-cell>
          <table:table-cell office:value-type="float" office:value="17428" table:style-name="ce6">
            <text:p>17,428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20273" table:style-name="ce6">
            <text:p>20,273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30378" table:style-name="ce6">
            <text:p>30,378<text:s/></text:p>
          </table:table-cell>
          <table:table-cell office:value-type="float" office:value="19252" table:style-name="ce6">
            <text:p>19,252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42669" table:style-name="ce6">
            <text:p>42,669<text:s/></text:p>
          </table:table-cell>
          <table:table-cell office:value-type="float" office:value="25099" table:style-name="ce6">
            <text:p>25,099<text:s/></text:p>
          </table:table-cell>
          <table:table-cell office:value-type="float" office:value="25876" table:style-name="ce6">
            <text:p>25,876<text:s/></text:p>
          </table:table-cell>
          <table:table-cell office:value-type="float" office:value="26389" table:style-name="ce6">
            <text:p>26,389<text:s/></text:p>
          </table:table-cell>
          <table:table-cell office:value-type="float" office:value="14525" table:style-name="ce6">
            <text:p>14,525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30412" table:style-name="ce6">
            <text:p>30,412<text:s/></text:p>
          </table:table-cell>
          <table:table-cell office:value-type="float" office:value="26332" table:style-name="ce6">
            <text:p>26,332<text:s/></text:p>
          </table:table-cell>
          <table:table-cell office:value-type="float" office:value="15963" table:style-name="ce6">
            <text:p>15,963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0612" table:style-name="ce6">
            <text:p>10,612<text:s/></text:p>
          </table:table-cell>
          <table:table-cell table:number-columns-repeated="16275"/>
        </table:table-row>
        <table:table-row table:style-name="ro2">
          <table:table-cell office:value-type="date" office:date-value="2019-10-17T00:00:00" table:style-name="ce5">
            <text:p>2019/10/17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15985" table:style-name="ce6">
            <text:p>15,985<text:s/></text:p>
          </table:table-cell>
          <table:table-cell office:value-type="float" office:value="43463" table:style-name="ce6">
            <text:p>43,463<text:s/></text:p>
          </table:table-cell>
          <table:table-cell office:value-type="float" office:value="44628" table:style-name="ce6">
            <text:p>44,628<text:s/></text:p>
          </table:table-cell>
          <table:table-cell office:value-type="float" office:value="29516" table:style-name="ce6">
            <text:p>29,516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15293" table:style-name="ce6">
            <text:p>15,293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4739" table:style-name="ce6">
            <text:p>4,739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9699" table:style-name="ce6">
            <text:p>19,699<text:s/></text:p>
          </table:table-cell>
          <table:table-cell office:value-type="float" office:value="18797" table:style-name="ce6">
            <text:p>18,797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37782" table:style-name="ce6">
            <text:p>37,782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14037" table:style-name="ce6">
            <text:p>14,037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18242" table:style-name="ce6">
            <text:p>18,242<text:s/></text:p>
          </table:table-cell>
          <table:table-cell office:value-type="float" office:value="23625" table:style-name="ce6">
            <text:p>23,625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30643" table:style-name="ce6">
            <text:p>30,643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36374" table:style-name="ce6">
            <text:p>36,374<text:s/></text:p>
          </table:table-cell>
          <table:table-cell office:value-type="float" office:value="33925" table:style-name="ce6">
            <text:p>33,925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38405" table:style-name="ce6">
            <text:p>38,405<text:s/></text:p>
          </table:table-cell>
          <table:table-cell office:value-type="float" office:value="28939" table:style-name="ce6">
            <text:p>28,939<text:s/></text:p>
          </table:table-cell>
          <table:table-cell office:value-type="float" office:value="27451" table:style-name="ce6">
            <text:p>27,451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26997" table:style-name="ce6">
            <text:p>26,997<text:s/></text:p>
          </table:table-cell>
          <table:table-cell office:value-type="float" office:value="143726" table:style-name="ce6">
            <text:p>143,726<text:s/></text:p>
          </table:table-cell>
          <table:table-cell office:value-type="float" office:value="42078" table:style-name="ce6">
            <text:p>42,078<text:s/></text:p>
          </table:table-cell>
          <table:table-cell office:value-type="float" office:value="23412" table:style-name="ce6">
            <text:p>23,412<text:s/></text:p>
          </table:table-cell>
          <table:table-cell office:value-type="float" office:value="26085" table:style-name="ce6">
            <text:p>26,085<text:s/></text:p>
          </table:table-cell>
          <table:table-cell office:value-type="float" office:value="28975" table:style-name="ce6">
            <text:p>28,975<text:s/></text:p>
          </table:table-cell>
          <table:table-cell office:value-type="float" office:value="35675" table:style-name="ce6">
            <text:p>35,675<text:s/></text:p>
          </table:table-cell>
          <table:table-cell office:value-type="float" office:value="31141" table:style-name="ce6">
            <text:p>31,141<text:s/></text:p>
          </table:table-cell>
          <table:table-cell office:value-type="float" office:value="24969" table:style-name="ce6">
            <text:p>24,969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33833" table:style-name="ce6">
            <text:p>33,833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19305" table:style-name="ce6">
            <text:p>19,305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38114" table:style-name="ce6">
            <text:p>38,114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23548" table:style-name="ce6">
            <text:p>23,548<text:s/></text:p>
          </table:table-cell>
          <table:table-cell office:value-type="float" office:value="28533" table:style-name="ce6">
            <text:p>28,533<text:s/></text:p>
          </table:table-cell>
          <table:table-cell office:value-type="float" office:value="33153" table:style-name="ce6">
            <text:p>33,153<text:s/></text:p>
          </table:table-cell>
          <table:table-cell office:value-type="float" office:value="39628" table:style-name="ce6">
            <text:p>39,628<text:s/></text:p>
          </table:table-cell>
          <table:table-cell office:value-type="float" office:value="46044" table:style-name="ce6">
            <text:p>46,044<text:s/></text:p>
          </table:table-cell>
          <table:table-cell office:value-type="float" office:value="27401" table:style-name="ce6">
            <text:p>27,401<text:s/></text:p>
          </table:table-cell>
          <table:table-cell office:value-type="float" office:value="34778" table:style-name="ce6">
            <text:p>34,778<text:s/></text:p>
          </table:table-cell>
          <table:table-cell office:value-type="float" office:value="68881" table:style-name="ce6">
            <text:p>68,881<text:s/></text:p>
          </table:table-cell>
          <table:table-cell office:value-type="float" office:value="26410" table:style-name="ce6">
            <text:p>26,410<text:s/></text:p>
          </table:table-cell>
          <table:table-cell office:value-type="float" office:value="34749" table:style-name="ce6">
            <text:p>34,749<text:s/></text:p>
          </table:table-cell>
          <table:table-cell office:value-type="float" office:value="35457" table:style-name="ce6">
            <text:p>35,457<text:s/></text:p>
          </table:table-cell>
          <table:table-cell office:value-type="float" office:value="22200" table:style-name="ce6">
            <text:p>22,200<text:s/></text:p>
          </table:table-cell>
          <table:table-cell office:value-type="float" office:value="69787" table:style-name="ce6">
            <text:p>69,787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15609" table:style-name="ce6">
            <text:p>15,609<text:s/></text:p>
          </table:table-cell>
          <table:table-cell office:value-type="float" office:value="20660" table:style-name="ce6">
            <text:p>20,660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33481" table:style-name="ce6">
            <text:p>33,481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42851" table:style-name="ce6">
            <text:p>42,851<text:s/></text:p>
          </table:table-cell>
          <table:table-cell office:value-type="float" office:value="25014" table:style-name="ce6">
            <text:p>25,014<text:s/></text:p>
          </table:table-cell>
          <table:table-cell office:value-type="float" office:value="25577" table:style-name="ce6">
            <text:p>25,577<text:s/></text:p>
          </table:table-cell>
          <table:table-cell office:value-type="float" office:value="26952" table:style-name="ce6">
            <text:p>26,952<text:s/></text:p>
          </table:table-cell>
          <table:table-cell office:value-type="float" office:value="14431" table:style-name="ce6">
            <text:p>14,431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14360" table:style-name="ce6">
            <text:p>14,360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31211" table:style-name="ce6">
            <text:p>31,211<text:s/></text:p>
          </table:table-cell>
          <table:table-cell office:value-type="float" office:value="26988" table:style-name="ce6">
            <text:p>26,988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12952" table:style-name="ce6">
            <text:p>12,952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0539" table:style-name="ce6">
            <text:p>10,539<text:s/></text:p>
          </table:table-cell>
          <table:table-cell table:number-columns-repeated="16275"/>
        </table:table-row>
        <table:table-row table:style-name="ro2">
          <table:table-cell office:value-type="date" office:date-value="2019-10-18T00:00:00" table:style-name="ce5">
            <text:p>2019/10/18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16833" table:style-name="ce6">
            <text:p>16,833<text:s/></text:p>
          </table:table-cell>
          <table:table-cell office:value-type="float" office:value="45476" table:style-name="ce6">
            <text:p>45,476<text:s/></text:p>
          </table:table-cell>
          <table:table-cell office:value-type="float" office:value="50090" table:style-name="ce6">
            <text:p>50,090<text:s/></text:p>
          </table:table-cell>
          <table:table-cell office:value-type="float" office:value="30629" table:style-name="ce6">
            <text:p>30,629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16791" table:style-name="ce6">
            <text:p>16,791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20448" table:style-name="ce6">
            <text:p>20,448<text:s/></text:p>
          </table:table-cell>
          <table:table-cell office:value-type="float" office:value="19751" table:style-name="ce6">
            <text:p>19,751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38061" table:style-name="ce6">
            <text:p>38,061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34607" table:style-name="ce6">
            <text:p>34,607<text:s/></text:p>
          </table:table-cell>
          <table:table-cell office:value-type="float" office:value="21108" table:style-name="ce6">
            <text:p>21,108<text:s/></text:p>
          </table:table-cell>
          <table:table-cell office:value-type="float" office:value="38250" table:style-name="ce6">
            <text:p>38,250<text:s/></text:p>
          </table:table-cell>
          <table:table-cell office:value-type="float" office:value="36134" table:style-name="ce6">
            <text:p>36,134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40858" table:style-name="ce6">
            <text:p>40,858<text:s/></text:p>
          </table:table-cell>
          <table:table-cell office:value-type="float" office:value="29973" table:style-name="ce6">
            <text:p>29,973<text:s/></text:p>
          </table:table-cell>
          <table:table-cell office:value-type="float" office:value="28637" table:style-name="ce6">
            <text:p>28,637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26874" table:style-name="ce6">
            <text:p>26,874<text:s/></text:p>
          </table:table-cell>
          <table:table-cell office:value-type="float" office:value="169582" table:style-name="ce6">
            <text:p>169,582<text:s/></text:p>
          </table:table-cell>
          <table:table-cell office:value-type="float" office:value="48144" table:style-name="ce6">
            <text:p>48,144<text:s/></text:p>
          </table:table-cell>
          <table:table-cell office:value-type="float" office:value="25536" table:style-name="ce6">
            <text:p>25,536<text:s/></text:p>
          </table:table-cell>
          <table:table-cell office:value-type="float" office:value="27318" table:style-name="ce6">
            <text:p>27,318<text:s/></text:p>
          </table:table-cell>
          <table:table-cell office:value-type="float" office:value="30853" table:style-name="ce6">
            <text:p>30,853<text:s/></text:p>
          </table:table-cell>
          <table:table-cell office:value-type="float" office:value="40434" table:style-name="ce6">
            <text:p>40,434<text:s/></text:p>
          </table:table-cell>
          <table:table-cell office:value-type="float" office:value="34493" table:style-name="ce6">
            <text:p>34,493<text:s/></text:p>
          </table:table-cell>
          <table:table-cell office:value-type="float" office:value="26607" table:style-name="ce6">
            <text:p>26,607<text:s/></text:p>
          </table:table-cell>
          <table:table-cell office:value-type="float" office:value="14632" table:style-name="ce6">
            <text:p>14,632<text:s/></text:p>
          </table:table-cell>
          <table:table-cell office:value-type="float" office:value="35578" table:style-name="ce6">
            <text:p>35,578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44444" table:style-name="ce6">
            <text:p>44,444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15071" table:style-name="ce6">
            <text:p>15,071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28980" table:style-name="ce6">
            <text:p>28,980<text:s/></text:p>
          </table:table-cell>
          <table:table-cell office:value-type="float" office:value="35348" table:style-name="ce6">
            <text:p>35,348<text:s/></text:p>
          </table:table-cell>
          <table:table-cell office:value-type="float" office:value="43997" table:style-name="ce6">
            <text:p>43,997<text:s/></text:p>
          </table:table-cell>
          <table:table-cell office:value-type="float" office:value="47923" table:style-name="ce6">
            <text:p>47,923<text:s/></text:p>
          </table:table-cell>
          <table:table-cell office:value-type="float" office:value="28459" table:style-name="ce6">
            <text:p>28,459<text:s/></text:p>
          </table:table-cell>
          <table:table-cell office:value-type="float" office:value="34475" table:style-name="ce6">
            <text:p>34,475<text:s/></text:p>
          </table:table-cell>
          <table:table-cell office:value-type="float" office:value="79347" table:style-name="ce6">
            <text:p>79,347<text:s/></text:p>
          </table:table-cell>
          <table:table-cell office:value-type="float" office:value="26231" table:style-name="ce6">
            <text:p>26,231<text:s/></text:p>
          </table:table-cell>
          <table:table-cell office:value-type="float" office:value="37897" table:style-name="ce6">
            <text:p>37,897<text:s/></text:p>
          </table:table-cell>
          <table:table-cell office:value-type="float" office:value="39750" table:style-name="ce6">
            <text:p>39,750<text:s/></text:p>
          </table:table-cell>
          <table:table-cell office:value-type="float" office:value="25620" table:style-name="ce6">
            <text:p>25,620<text:s/></text:p>
          </table:table-cell>
          <table:table-cell office:value-type="float" office:value="76641" table:style-name="ce6">
            <text:p>76,641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18596" table:style-name="ce6">
            <text:p>18,596<text:s/></text:p>
          </table:table-cell>
          <table:table-cell office:value-type="float" office:value="16205" table:style-name="ce6">
            <text:p>16,205<text:s/></text:p>
          </table:table-cell>
          <table:table-cell office:value-type="float" office:value="22106" table:style-name="ce6">
            <text:p>22,106<text:s/></text:p>
          </table:table-cell>
          <table:table-cell office:value-type="float" office:value="16362" table:style-name="ce6">
            <text:p>16,362<text:s/></text:p>
          </table:table-cell>
          <table:table-cell office:value-type="float" office:value="37453" table:style-name="ce6">
            <text:p>37,453<text:s/></text:p>
          </table:table-cell>
          <table:table-cell office:value-type="float" office:value="20698" table:style-name="ce6">
            <text:p>20,698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5395" table:style-name="ce6">
            <text:p>15,395<text:s/></text:p>
          </table:table-cell>
          <table:table-cell office:value-type="float" office:value="43978" table:style-name="ce6">
            <text:p>43,978<text:s/></text:p>
          </table:table-cell>
          <table:table-cell office:value-type="float" office:value="25584" table:style-name="ce6">
            <text:p>25,584<text:s/></text:p>
          </table:table-cell>
          <table:table-cell office:value-type="float" office:value="26597" table:style-name="ce6">
            <text:p>26,597<text:s/></text:p>
          </table:table-cell>
          <table:table-cell office:value-type="float" office:value="29053" table:style-name="ce6">
            <text:p>29,053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6537" table:style-name="ce6">
            <text:p>16,537<text:s/></text:p>
          </table:table-cell>
          <table:table-cell office:value-type="float" office:value="19528" table:style-name="ce6">
            <text:p>19,528<text:s/></text:p>
          </table:table-cell>
          <table:table-cell office:value-type="float" office:value="32675" table:style-name="ce6">
            <text:p>32,675<text:s/></text:p>
          </table:table-cell>
          <table:table-cell office:value-type="float" office:value="29374" table:style-name="ce6">
            <text:p>29,374<text:s/></text:p>
          </table:table-cell>
          <table:table-cell office:value-type="float" office:value="16683" table:style-name="ce6">
            <text:p>16,683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13081" table:style-name="ce6">
            <text:p>13,081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1503" table:style-name="ce6">
            <text:p>11,503<text:s/></text:p>
          </table:table-cell>
          <table:table-cell table:number-columns-repeated="16275"/>
        </table:table-row>
        <table:table-row table:style-name="ro2">
          <table:table-cell office:value-type="date" office:date-value="2019-10-19T00:00:00" table:style-name="ce5">
            <text:p>2019/10/19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27686" table:style-name="ce6">
            <text:p>27,686<text:s/></text:p>
          </table:table-cell>
          <table:table-cell office:value-type="float" office:value="51419" table:style-name="ce6">
            <text:p>51,419<text:s/></text:p>
          </table:table-cell>
          <table:table-cell office:value-type="float" office:value="20421" table:style-name="ce6">
            <text:p>20,421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20601" table:style-name="ce6">
            <text:p>20,601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19071" table:style-name="ce6">
            <text:p>19,071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35724" table:style-name="ce6">
            <text:p>35,724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32196" table:style-name="ce6">
            <text:p>32,196<text:s/></text:p>
          </table:table-cell>
          <table:table-cell office:value-type="float" office:value="32951" table:style-name="ce6">
            <text:p>32,951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35499" table:style-name="ce6">
            <text:p>35,499<text:s/></text:p>
          </table:table-cell>
          <table:table-cell office:value-type="float" office:value="25377" table:style-name="ce6">
            <text:p>25,377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21106" table:style-name="ce6">
            <text:p>21,106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181700" table:style-name="ce6">
            <text:p>181,700<text:s/></text:p>
          </table:table-cell>
          <table:table-cell office:value-type="float" office:value="52367" table:style-name="ce6">
            <text:p>52,367<text:s/></text:p>
          </table:table-cell>
          <table:table-cell office:value-type="float" office:value="21461" table:style-name="ce6">
            <text:p>21,461<text:s/></text:p>
          </table:table-cell>
          <table:table-cell office:value-type="float" office:value="21257" table:style-name="ce6">
            <text:p>21,257<text:s/></text:p>
          </table:table-cell>
          <table:table-cell office:value-type="float" office:value="32009" table:style-name="ce6">
            <text:p>32,009<text:s/></text:p>
          </table:table-cell>
          <table:table-cell office:value-type="float" office:value="37511" table:style-name="ce6">
            <text:p>37,511<text:s/></text:p>
          </table:table-cell>
          <table:table-cell office:value-type="float" office:value="30365" table:style-name="ce6">
            <text:p>30,365<text:s/></text:p>
          </table:table-cell>
          <table:table-cell office:value-type="float" office:value="22168" table:style-name="ce6">
            <text:p>22,168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26760" table:style-name="ce6">
            <text:p>26,760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17315" table:style-name="ce6">
            <text:p>17,315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43789" table:style-name="ce6">
            <text:p>43,789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19695" table:style-name="ce6">
            <text:p>19,695<text:s/></text:p>
          </table:table-cell>
          <table:table-cell office:value-type="float" office:value="21612" table:style-name="ce6">
            <text:p>21,612<text:s/></text:p>
          </table:table-cell>
          <table:table-cell office:value-type="float" office:value="34081" table:style-name="ce6">
            <text:p>34,081<text:s/></text:p>
          </table:table-cell>
          <table:table-cell office:value-type="float" office:value="43408" table:style-name="ce6">
            <text:p>43,408<text:s/></text:p>
          </table:table-cell>
          <table:table-cell office:value-type="float" office:value="38574" table:style-name="ce6">
            <text:p>38,574<text:s/></text:p>
          </table:table-cell>
          <table:table-cell office:value-type="float" office:value="23815" table:style-name="ce6">
            <text:p>23,815<text:s/></text:p>
          </table:table-cell>
          <table:table-cell office:value-type="float" office:value="37262" table:style-name="ce6">
            <text:p>37,262<text:s/></text:p>
          </table:table-cell>
          <table:table-cell office:value-type="float" office:value="93946" table:style-name="ce6">
            <text:p>93,946<text:s/></text:p>
          </table:table-cell>
          <table:table-cell office:value-type="float" office:value="18474" table:style-name="ce6">
            <text:p>18,474<text:s/></text:p>
          </table:table-cell>
          <table:table-cell office:value-type="float" office:value="34240" table:style-name="ce6">
            <text:p>34,240<text:s/></text:p>
          </table:table-cell>
          <table:table-cell office:value-type="float" office:value="37122" table:style-name="ce6">
            <text:p>37,122<text:s/></text:p>
          </table:table-cell>
          <table:table-cell office:value-type="float" office:value="23668" table:style-name="ce6">
            <text:p>23,668<text:s/></text:p>
          </table:table-cell>
          <table:table-cell office:value-type="float" office:value="75828" table:style-name="ce6">
            <text:p>75,828<text:s/></text:p>
          </table:table-cell>
          <table:table-cell office:value-type="float" office:value="17240" table:style-name="ce6">
            <text:p>17,240<text:s/></text:p>
          </table:table-cell>
          <table:table-cell office:value-type="float" office:value="16388" table:style-name="ce6">
            <text:p>16,388<text:s/></text:p>
          </table:table-cell>
          <table:table-cell office:value-type="float" office:value="10110" table:style-name="ce6">
            <text:p>10,110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38915" table:style-name="ce6">
            <text:p>38,915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25403" table:style-name="ce6">
            <text:p>25,403<text:s/></text:p>
          </table:table-cell>
          <table:table-cell office:value-type="float" office:value="19139" table:style-name="ce6">
            <text:p>19,139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22779" table:style-name="ce6">
            <text:p>22,779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4520" table:style-name="ce6">
            <text:p>14,520<text:s/></text:p>
          </table:table-cell>
          <table:table-cell office:value-type="float" office:value="15085" table:style-name="ce6">
            <text:p>15,085<text:s/></text:p>
          </table:table-cell>
          <table:table-cell office:value-type="float" office:value="24689" table:style-name="ce6">
            <text:p>24,689<text:s/></text:p>
          </table:table-cell>
          <table:table-cell office:value-type="float" office:value="28817" table:style-name="ce6">
            <text:p>28,817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11142" table:style-name="ce6">
            <text:p>11,142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9351" table:style-name="ce6">
            <text:p>9,351<text:s/></text:p>
          </table:table-cell>
          <table:table-cell table:number-columns-repeated="16275"/>
        </table:table-row>
        <table:table-row table:style-name="ro2">
          <table:table-cell office:value-type="date" office:date-value="2019-10-20T00:00:00" table:style-name="ce5">
            <text:p>2019/10/20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21496" table:style-name="ce6">
            <text:p>21,496<text:s/></text:p>
          </table:table-cell>
          <table:table-cell office:value-type="float" office:value="41327" table:style-name="ce6">
            <text:p>41,327<text:s/></text:p>
          </table:table-cell>
          <table:table-cell office:value-type="float" office:value="14259" table:style-name="ce6">
            <text:p>14,259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15147" table:style-name="ce6">
            <text:p>15,147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32524" table:style-name="ce6">
            <text:p>32,524<text:s/></text:p>
          </table:table-cell>
          <table:table-cell office:value-type="float" office:value="16434" table:style-name="ce6">
            <text:p>16,434<text:s/></text:p>
          </table:table-cell>
          <table:table-cell office:value-type="float" office:value="24576" table:style-name="ce6">
            <text:p>24,576<text:s/></text:p>
          </table:table-cell>
          <table:table-cell office:value-type="float" office:value="34656" table:style-name="ce6">
            <text:p>34,656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29781" table:style-name="ce6">
            <text:p>29,781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19329" table:style-name="ce6">
            <text:p>19,329<text:s/></text:p>
          </table:table-cell>
          <table:table-cell office:value-type="float" office:value="17325" table:style-name="ce6">
            <text:p>17,325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81618" table:style-name="ce6">
            <text:p>181,618<text:s/></text:p>
          </table:table-cell>
          <table:table-cell office:value-type="float" office:value="43719" table:style-name="ce6">
            <text:p>43,719<text:s/></text:p>
          </table:table-cell>
          <table:table-cell office:value-type="float" office:value="16499" table:style-name="ce6">
            <text:p>16,499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30474" table:style-name="ce6">
            <text:p>30,474<text:s/></text:p>
          </table:table-cell>
          <table:table-cell office:value-type="float" office:value="33426" table:style-name="ce6">
            <text:p>33,426<text:s/></text:p>
          </table:table-cell>
          <table:table-cell office:value-type="float" office:value="26389" table:style-name="ce6">
            <text:p>26,389<text:s/></text:p>
          </table:table-cell>
          <table:table-cell office:value-type="float" office:value="20601" table:style-name="ce6">
            <text:p>20,601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47564" table:style-name="ce6">
            <text:p>47,564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16526" table:style-name="ce6">
            <text:p>16,526<text:s/></text:p>
          </table:table-cell>
          <table:table-cell office:value-type="float" office:value="15772" table:style-name="ce6">
            <text:p>15,772<text:s/></text:p>
          </table:table-cell>
          <table:table-cell office:value-type="float" office:value="29069" table:style-name="ce6">
            <text:p>29,069<text:s/></text:p>
          </table:table-cell>
          <table:table-cell office:value-type="float" office:value="39700" table:style-name="ce6">
            <text:p>39,700<text:s/></text:p>
          </table:table-cell>
          <table:table-cell office:value-type="float" office:value="32204" table:style-name="ce6">
            <text:p>32,204<text:s/></text:p>
          </table:table-cell>
          <table:table-cell office:value-type="float" office:value="19518" table:style-name="ce6">
            <text:p>19,518<text:s/></text:p>
          </table:table-cell>
          <table:table-cell office:value-type="float" office:value="31223" table:style-name="ce6">
            <text:p>31,223<text:s/></text:p>
          </table:table-cell>
          <table:table-cell office:value-type="float" office:value="82424" table:style-name="ce6">
            <text:p>82,424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28224" table:style-name="ce6">
            <text:p>28,224<text:s/></text:p>
          </table:table-cell>
          <table:table-cell office:value-type="float" office:value="27888" table:style-name="ce6">
            <text:p>27,888<text:s/></text:p>
          </table:table-cell>
          <table:table-cell office:value-type="float" office:value="17304" table:style-name="ce6">
            <text:p>17,304<text:s/></text:p>
          </table:table-cell>
          <table:table-cell office:value-type="float" office:value="62821" table:style-name="ce6">
            <text:p>62,821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14975" table:style-name="ce6">
            <text:p>14,975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36653" table:style-name="ce6">
            <text:p>36,653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17563" table:style-name="ce6">
            <text:p>17,563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18970" table:style-name="ce6">
            <text:p>18,970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8481" table:style-name="ce6">
            <text:p>8,481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20473" table:style-name="ce6">
            <text:p>20,473<text:s/></text:p>
          </table:table-cell>
          <table:table-cell office:value-type="float" office:value="24407" table:style-name="ce6">
            <text:p>24,407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7756" table:style-name="ce6">
            <text:p>7,756<text:s/></text:p>
          </table:table-cell>
          <table:table-cell table:number-columns-repeated="16275"/>
        </table:table-row>
        <table:table-row table:style-name="ro2">
          <table:table-cell office:value-type="date" office:date-value="2019-10-21T00:00:00" table:style-name="ce5">
            <text:p>2019/10/21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15612" table:style-name="ce6">
            <text:p>15,612<text:s/></text:p>
          </table:table-cell>
          <table:table-cell office:value-type="float" office:value="42289" table:style-name="ce6">
            <text:p>42,289<text:s/></text:p>
          </table:table-cell>
          <table:table-cell office:value-type="float" office:value="43043" table:style-name="ce6">
            <text:p>43,043<text:s/></text:p>
          </table:table-cell>
          <table:table-cell office:value-type="float" office:value="28759" table:style-name="ce6">
            <text:p>28,759<text:s/></text:p>
          </table:table-cell>
          <table:table-cell office:value-type="float" office:value="15734" table:style-name="ce6">
            <text:p>15,734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4499" table:style-name="ce6">
            <text:p>4,499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4626" table:style-name="ce6">
            <text:p>14,626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11610" table:style-name="ce6">
            <text:p>11,610<text:s/></text:p>
          </table:table-cell>
          <table:table-cell office:value-type="float" office:value="19079" table:style-name="ce6">
            <text:p>19,079<text:s/></text:p>
          </table:table-cell>
          <table:table-cell office:value-type="float" office:value="18347" table:style-name="ce6">
            <text:p>18,347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31314" table:style-name="ce6">
            <text:p>31,314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17598" table:style-name="ce6">
            <text:p>17,598<text:s/></text:p>
          </table:table-cell>
          <table:table-cell office:value-type="float" office:value="22731" table:style-name="ce6">
            <text:p>22,731<text:s/></text:p>
          </table:table-cell>
          <table:table-cell office:value-type="float" office:value="17352" table:style-name="ce6">
            <text:p>17,352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28155" table:style-name="ce6">
            <text:p>28,155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34848" table:style-name="ce6">
            <text:p>34,848<text:s/></text:p>
          </table:table-cell>
          <table:table-cell office:value-type="float" office:value="30036" table:style-name="ce6">
            <text:p>30,036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36766" table:style-name="ce6">
            <text:p>36,766<text:s/></text:p>
          </table:table-cell>
          <table:table-cell office:value-type="float" office:value="27499" table:style-name="ce6">
            <text:p>27,499<text:s/></text:p>
          </table:table-cell>
          <table:table-cell office:value-type="float" office:value="26576" table:style-name="ce6">
            <text:p>26,576<text:s/></text:p>
          </table:table-cell>
          <table:table-cell office:value-type="float" office:value="23157" table:style-name="ce6">
            <text:p>23,157<text:s/></text:p>
          </table:table-cell>
          <table:table-cell office:value-type="float" office:value="26338" table:style-name="ce6">
            <text:p>26,338<text:s/></text:p>
          </table:table-cell>
          <table:table-cell office:value-type="float" office:value="146857" table:style-name="ce6">
            <text:p>146,857<text:s/></text:p>
          </table:table-cell>
          <table:table-cell office:value-type="float" office:value="40507" table:style-name="ce6">
            <text:p>40,507<text:s/></text:p>
          </table:table-cell>
          <table:table-cell office:value-type="float" office:value="23658" table:style-name="ce6">
            <text:p>23,658<text:s/></text:p>
          </table:table-cell>
          <table:table-cell office:value-type="float" office:value="26223" table:style-name="ce6">
            <text:p>26,223<text:s/></text:p>
          </table:table-cell>
          <table:table-cell office:value-type="float" office:value="27839" table:style-name="ce6">
            <text:p>27,839<text:s/></text:p>
          </table:table-cell>
          <table:table-cell office:value-type="float" office:value="34440" table:style-name="ce6">
            <text:p>34,440<text:s/></text:p>
          </table:table-cell>
          <table:table-cell office:value-type="float" office:value="29497" table:style-name="ce6">
            <text:p>29,497<text:s/></text:p>
          </table:table-cell>
          <table:table-cell office:value-type="float" office:value="23616" table:style-name="ce6">
            <text:p>23,616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32760" table:style-name="ce6">
            <text:p>32,760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18453" table:style-name="ce6">
            <text:p>18,453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13786" table:style-name="ce6">
            <text:p>13,786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37646" table:style-name="ce6">
            <text:p>37,646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23032" table:style-name="ce6">
            <text:p>23,032<text:s/></text:p>
          </table:table-cell>
          <table:table-cell office:value-type="float" office:value="27410" table:style-name="ce6">
            <text:p>27,410<text:s/></text:p>
          </table:table-cell>
          <table:table-cell office:value-type="float" office:value="31450" table:style-name="ce6">
            <text:p>31,450<text:s/></text:p>
          </table:table-cell>
          <table:table-cell office:value-type="float" office:value="38724" table:style-name="ce6">
            <text:p>38,724<text:s/></text:p>
          </table:table-cell>
          <table:table-cell office:value-type="float" office:value="43934" table:style-name="ce6">
            <text:p>43,934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32611" table:style-name="ce6">
            <text:p>32,611<text:s/></text:p>
          </table:table-cell>
          <table:table-cell office:value-type="float" office:value="69285" table:style-name="ce6">
            <text:p>69,285<text:s/></text:p>
          </table:table-cell>
          <table:table-cell office:value-type="float" office:value="23353" table:style-name="ce6">
            <text:p>23,353<text:s/></text:p>
          </table:table-cell>
          <table:table-cell office:value-type="float" office:value="33052" table:style-name="ce6">
            <text:p>33,052<text:s/></text:p>
          </table:table-cell>
          <table:table-cell office:value-type="float" office:value="33196" table:style-name="ce6">
            <text:p>33,196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64035" table:style-name="ce6">
            <text:p>64,035<text:s/></text:p>
          </table:table-cell>
          <table:table-cell office:value-type="float" office:value="20567" table:style-name="ce6">
            <text:p>20,567<text:s/></text:p>
          </table:table-cell>
          <table:table-cell office:value-type="float" office:value="16898" table:style-name="ce6">
            <text:p>16,898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15190" table:style-name="ce6">
            <text:p>15,190<text:s/></text:p>
          </table:table-cell>
          <table:table-cell office:value-type="float" office:value="34808" table:style-name="ce6">
            <text:p>34,808<text:s/></text:p>
          </table:table-cell>
          <table:table-cell office:value-type="float" office:value="18570" table:style-name="ce6">
            <text:p>18,570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41406" table:style-name="ce6">
            <text:p>41,406<text:s/></text:p>
          </table:table-cell>
          <table:table-cell office:value-type="float" office:value="23257" table:style-name="ce6">
            <text:p>23,257<text:s/></text:p>
          </table:table-cell>
          <table:table-cell office:value-type="float" office:value="25126" table:style-name="ce6">
            <text:p>25,126<text:s/></text:p>
          </table:table-cell>
          <table:table-cell office:value-type="float" office:value="27061" table:style-name="ce6">
            <text:p>27,061<text:s/></text:p>
          </table:table-cell>
          <table:table-cell office:value-type="float" office:value="13675" table:style-name="ce6">
            <text:p>13,675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18784" table:style-name="ce6">
            <text:p>18,784<text:s/></text:p>
          </table:table-cell>
          <table:table-cell office:value-type="float" office:value="29997" table:style-name="ce6">
            <text:p>29,997<text:s/></text:p>
          </table:table-cell>
          <table:table-cell office:value-type="float" office:value="26962" table:style-name="ce6">
            <text:p>26,962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0374" table:style-name="ce6">
            <text:p>10,374<text:s/></text:p>
          </table:table-cell>
          <table:table-cell table:number-columns-repeated="16275"/>
        </table:table-row>
        <table:table-row table:style-name="ro2">
          <table:table-cell office:value-type="date" office:date-value="2019-10-22T00:00:00" table:style-name="ce5">
            <text:p>2019/10/22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43037" table:style-name="ce6">
            <text:p>43,037<text:s/></text:p>
          </table:table-cell>
          <table:table-cell office:value-type="float" office:value="44136" table:style-name="ce6">
            <text:p>44,136<text:s/></text:p>
          </table:table-cell>
          <table:table-cell office:value-type="float" office:value="29693" table:style-name="ce6">
            <text:p>29,693<text:s/></text:p>
          </table:table-cell>
          <table:table-cell office:value-type="float" office:value="16467" table:style-name="ce6">
            <text:p>16,467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5388" table:style-name="ce6">
            <text:p>15,388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19669" table:style-name="ce6">
            <text:p>19,669<text:s/></text:p>
          </table:table-cell>
          <table:table-cell office:value-type="float" office:value="18996" table:style-name="ce6">
            <text:p>18,996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38311" table:style-name="ce6">
            <text:p>38,311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23138" table:style-name="ce6">
            <text:p>23,138<text:s/></text:p>
          </table:table-cell>
          <table:table-cell office:value-type="float" office:value="18233" table:style-name="ce6">
            <text:p>18,233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29711" table:style-name="ce6">
            <text:p>29,711<text:s/></text:p>
          </table:table-cell>
          <table:table-cell office:value-type="float" office:value="18562" table:style-name="ce6">
            <text:p>18,562<text:s/></text:p>
          </table:table-cell>
          <table:table-cell office:value-type="float" office:value="35938" table:style-name="ce6">
            <text:p>35,938<text:s/></text:p>
          </table:table-cell>
          <table:table-cell office:value-type="float" office:value="31280" table:style-name="ce6">
            <text:p>31,280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38156" table:style-name="ce6">
            <text:p>38,156<text:s/></text:p>
          </table:table-cell>
          <table:table-cell office:value-type="float" office:value="28580" table:style-name="ce6">
            <text:p>28,580<text:s/></text:p>
          </table:table-cell>
          <table:table-cell office:value-type="float" office:value="27406" table:style-name="ce6">
            <text:p>27,406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27431" table:style-name="ce6">
            <text:p>27,431<text:s/></text:p>
          </table:table-cell>
          <table:table-cell office:value-type="float" office:value="141828" table:style-name="ce6">
            <text:p>141,828<text:s/></text:p>
          </table:table-cell>
          <table:table-cell office:value-type="float" office:value="40924" table:style-name="ce6">
            <text:p>40,924<text:s/></text:p>
          </table:table-cell>
          <table:table-cell office:value-type="float" office:value="23877" table:style-name="ce6">
            <text:p>23,877<text:s/></text:p>
          </table:table-cell>
          <table:table-cell office:value-type="float" office:value="26587" table:style-name="ce6">
            <text:p>26,587<text:s/></text:p>
          </table:table-cell>
          <table:table-cell office:value-type="float" office:value="29216" table:style-name="ce6">
            <text:p>29,216<text:s/></text:p>
          </table:table-cell>
          <table:table-cell office:value-type="float" office:value="35379" table:style-name="ce6">
            <text:p>35,379<text:s/></text:p>
          </table:table-cell>
          <table:table-cell office:value-type="float" office:value="30700" table:style-name="ce6">
            <text:p>30,700<text:s/></text:p>
          </table:table-cell>
          <table:table-cell office:value-type="float" office:value="24642" table:style-name="ce6">
            <text:p>24,642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33309" table:style-name="ce6">
            <text:p>33,309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19430" table:style-name="ce6">
            <text:p>19,430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38827" table:style-name="ce6">
            <text:p>38,827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23257" table:style-name="ce6">
            <text:p>23,257<text:s/></text:p>
          </table:table-cell>
          <table:table-cell office:value-type="float" office:value="28157" table:style-name="ce6">
            <text:p>28,157<text:s/></text:p>
          </table:table-cell>
          <table:table-cell office:value-type="float" office:value="32453" table:style-name="ce6">
            <text:p>32,453<text:s/></text:p>
          </table:table-cell>
          <table:table-cell office:value-type="float" office:value="38450" table:style-name="ce6">
            <text:p>38,450<text:s/></text:p>
          </table:table-cell>
          <table:table-cell office:value-type="float" office:value="45146" table:style-name="ce6">
            <text:p>45,146<text:s/></text:p>
          </table:table-cell>
          <table:table-cell office:value-type="float" office:value="26852" table:style-name="ce6">
            <text:p>26,852<text:s/></text:p>
          </table:table-cell>
          <table:table-cell office:value-type="float" office:value="32700" table:style-name="ce6">
            <text:p>32,700<text:s/></text:p>
          </table:table-cell>
          <table:table-cell office:value-type="float" office:value="69331" table:style-name="ce6">
            <text:p>69,331<text:s/></text:p>
          </table:table-cell>
          <table:table-cell office:value-type="float" office:value="25449" table:style-name="ce6">
            <text:p>25,449<text:s/></text:p>
          </table:table-cell>
          <table:table-cell office:value-type="float" office:value="33953" table:style-name="ce6">
            <text:p>33,953<text:s/></text:p>
          </table:table-cell>
          <table:table-cell office:value-type="float" office:value="35311" table:style-name="ce6">
            <text:p>35,311<text:s/></text:p>
          </table:table-cell>
          <table:table-cell office:value-type="float" office:value="21799" table:style-name="ce6">
            <text:p>21,799<text:s/></text:p>
          </table:table-cell>
          <table:table-cell office:value-type="float" office:value="63149" table:style-name="ce6">
            <text:p>63,149<text:s/></text:p>
          </table:table-cell>
          <table:table-cell office:value-type="float" office:value="21843" table:style-name="ce6">
            <text:p>21,843<text:s/></text:p>
          </table:table-cell>
          <table:table-cell office:value-type="float" office:value="17167" table:style-name="ce6">
            <text:p>17,167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20340" table:style-name="ce6">
            <text:p>20,340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32544" table:style-name="ce6">
            <text:p>32,544<text:s/></text:p>
          </table:table-cell>
          <table:table-cell office:value-type="float" office:value="19313" table:style-name="ce6">
            <text:p>19,313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41982" table:style-name="ce6">
            <text:p>41,982<text:s/></text:p>
          </table:table-cell>
          <table:table-cell office:value-type="float" office:value="24154" table:style-name="ce6">
            <text:p>24,154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26584" table:style-name="ce6">
            <text:p>26,584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4466" table:style-name="ce6">
            <text:p>14,466<text:s/></text:p>
          </table:table-cell>
          <table:table-cell office:value-type="float" office:value="19114" table:style-name="ce6">
            <text:p>19,114<text:s/></text:p>
          </table:table-cell>
          <table:table-cell office:value-type="float" office:value="30797" table:style-name="ce6">
            <text:p>30,797<text:s/></text:p>
          </table:table-cell>
          <table:table-cell office:value-type="float" office:value="26955" table:style-name="ce6">
            <text:p>26,955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10684" table:style-name="ce6">
            <text:p>10,684<text:s/></text:p>
          </table:table-cell>
          <table:table-cell table:number-columns-repeated="16275"/>
        </table:table-row>
        <table:table-row table:style-name="ro2">
          <table:table-cell office:value-type="date" office:date-value="2019-10-23T00:00:00" table:style-name="ce5">
            <text:p>2019/10/23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16456" table:style-name="ce6">
            <text:p>16,456<text:s/></text:p>
          </table:table-cell>
          <table:table-cell office:value-type="float" office:value="43606" table:style-name="ce6">
            <text:p>43,606<text:s/></text:p>
          </table:table-cell>
          <table:table-cell office:value-type="float" office:value="45081" table:style-name="ce6">
            <text:p>45,081<text:s/></text:p>
          </table:table-cell>
          <table:table-cell office:value-type="float" office:value="29924" table:style-name="ce6">
            <text:p>29,924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35110" table:style-name="ce6">
            <text:p>35,110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18241" table:style-name="ce6">
            <text:p>18,241<text:s/></text:p>
          </table:table-cell>
          <table:table-cell office:value-type="float" office:value="23439" table:style-name="ce6">
            <text:p>23,439<text:s/></text:p>
          </table:table-cell>
          <table:table-cell office:value-type="float" office:value="18170" table:style-name="ce6">
            <text:p>18,170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30490" table:style-name="ce6">
            <text:p>30,490<text:s/></text:p>
          </table:table-cell>
          <table:table-cell office:value-type="float" office:value="18515" table:style-name="ce6">
            <text:p>18,515<text:s/></text:p>
          </table:table-cell>
          <table:table-cell office:value-type="float" office:value="36724" table:style-name="ce6">
            <text:p>36,724<text:s/></text:p>
          </table:table-cell>
          <table:table-cell office:value-type="float" office:value="32727" table:style-name="ce6">
            <text:p>32,727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38193" table:style-name="ce6">
            <text:p>38,193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27330" table:style-name="ce6">
            <text:p>27,330<text:s/></text:p>
          </table:table-cell>
          <table:table-cell office:value-type="float" office:value="23928" table:style-name="ce6">
            <text:p>23,928<text:s/></text:p>
          </table:table-cell>
          <table:table-cell office:value-type="float" office:value="27525" table:style-name="ce6">
            <text:p>27,525<text:s/></text:p>
          </table:table-cell>
          <table:table-cell office:value-type="float" office:value="142131" table:style-name="ce6">
            <text:p>142,131<text:s/></text:p>
          </table:table-cell>
          <table:table-cell office:value-type="float" office:value="42471" table:style-name="ce6">
            <text:p>42,471<text:s/></text:p>
          </table:table-cell>
          <table:table-cell office:value-type="float" office:value="24385" table:style-name="ce6">
            <text:p>24,385<text:s/></text:p>
          </table:table-cell>
          <table:table-cell office:value-type="float" office:value="26578" table:style-name="ce6">
            <text:p>26,578<text:s/></text:p>
          </table:table-cell>
          <table:table-cell office:value-type="float" office:value="28657" table:style-name="ce6">
            <text:p>28,657<text:s/></text:p>
          </table:table-cell>
          <table:table-cell office:value-type="float" office:value="35597" table:style-name="ce6">
            <text:p>35,597<text:s/></text:p>
          </table:table-cell>
          <table:table-cell office:value-type="float" office:value="30955" table:style-name="ce6">
            <text:p>30,955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33896" table:style-name="ce6">
            <text:p>33,896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19514" table:style-name="ce6">
            <text:p>19,514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14589" table:style-name="ce6">
            <text:p>14,589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39011" table:style-name="ce6">
            <text:p>39,011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23410" table:style-name="ce6">
            <text:p>23,410<text:s/></text:p>
          </table:table-cell>
          <table:table-cell office:value-type="float" office:value="28165" table:style-name="ce6">
            <text:p>28,165<text:s/></text:p>
          </table:table-cell>
          <table:table-cell office:value-type="float" office:value="32800" table:style-name="ce6">
            <text:p>32,800<text:s/></text:p>
          </table:table-cell>
          <table:table-cell office:value-type="float" office:value="38469" table:style-name="ce6">
            <text:p>38,469<text:s/></text:p>
          </table:table-cell>
          <table:table-cell office:value-type="float" office:value="45649" table:style-name="ce6">
            <text:p>45,649<text:s/></text:p>
          </table:table-cell>
          <table:table-cell office:value-type="float" office:value="27275" table:style-name="ce6">
            <text:p>27,275<text:s/></text:p>
          </table:table-cell>
          <table:table-cell office:value-type="float" office:value="32493" table:style-name="ce6">
            <text:p>32,493<text:s/></text:p>
          </table:table-cell>
          <table:table-cell office:value-type="float" office:value="71402" table:style-name="ce6">
            <text:p>71,402<text:s/></text:p>
          </table:table-cell>
          <table:table-cell office:value-type="float" office:value="25996" table:style-name="ce6">
            <text:p>25,996<text:s/></text:p>
          </table:table-cell>
          <table:table-cell office:value-type="float" office:value="34280" table:style-name="ce6">
            <text:p>34,280<text:s/></text:p>
          </table:table-cell>
          <table:table-cell office:value-type="float" office:value="35040" table:style-name="ce6">
            <text:p>35,040<text:s/></text:p>
          </table:table-cell>
          <table:table-cell office:value-type="float" office:value="22344" table:style-name="ce6">
            <text:p>22,344<text:s/></text:p>
          </table:table-cell>
          <table:table-cell office:value-type="float" office:value="64048" table:style-name="ce6">
            <text:p>64,048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17440" table:style-name="ce6">
            <text:p>17,440<text:s/></text:p>
          </table:table-cell>
          <table:table-cell office:value-type="float" office:value="15233" table:style-name="ce6">
            <text:p>15,233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33863" table:style-name="ce6">
            <text:p>33,863<text:s/></text:p>
          </table:table-cell>
          <table:table-cell office:value-type="float" office:value="19070" table:style-name="ce6">
            <text:p>19,070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42743" table:style-name="ce6">
            <text:p>42,743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27010" table:style-name="ce6">
            <text:p>27,010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31071" table:style-name="ce6">
            <text:p>31,071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15996" table:style-name="ce6">
            <text:p>15,996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12842" table:style-name="ce6">
            <text:p>12,842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10495" table:style-name="ce6">
            <text:p>10,495<text:s/></text:p>
          </table:table-cell>
          <table:table-cell table:number-columns-repeated="16275"/>
        </table:table-row>
        <table:table-row table:style-name="ro2">
          <table:table-cell office:value-type="date" office:date-value="2019-10-24T00:00:00" table:style-name="ce5">
            <text:p>2019/10/24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44449" table:style-name="ce6">
            <text:p>44,449<text:s/></text:p>
          </table:table-cell>
          <table:table-cell office:value-type="float" office:value="46191" table:style-name="ce6">
            <text:p>46,191<text:s/></text:p>
          </table:table-cell>
          <table:table-cell office:value-type="float" office:value="29812" table:style-name="ce6">
            <text:p>29,812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18737" table:style-name="ce6">
            <text:p>18,737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35443" table:style-name="ce6">
            <text:p>35,443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14173" table:style-name="ce6">
            <text:p>14,173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23857" table:style-name="ce6">
            <text:p>23,857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30420" table:style-name="ce6">
            <text:p>30,420<text:s/></text:p>
          </table:table-cell>
          <table:table-cell office:value-type="float" office:value="18709" table:style-name="ce6">
            <text:p>18,709<text:s/></text:p>
          </table:table-cell>
          <table:table-cell office:value-type="float" office:value="36451" table:style-name="ce6">
            <text:p>36,451<text:s/></text:p>
          </table:table-cell>
          <table:table-cell office:value-type="float" office:value="32666" table:style-name="ce6">
            <text:p>32,666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38119" table:style-name="ce6">
            <text:p>38,119<text:s/></text:p>
          </table:table-cell>
          <table:table-cell office:value-type="float" office:value="28917" table:style-name="ce6">
            <text:p>28,917<text:s/></text:p>
          </table:table-cell>
          <table:table-cell office:value-type="float" office:value="27445" table:style-name="ce6">
            <text:p>27,445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26870" table:style-name="ce6">
            <text:p>26,870<text:s/></text:p>
          </table:table-cell>
          <table:table-cell office:value-type="float" office:value="145326" table:style-name="ce6">
            <text:p>145,326<text:s/></text:p>
          </table:table-cell>
          <table:table-cell office:value-type="float" office:value="42500" table:style-name="ce6">
            <text:p>42,500<text:s/></text:p>
          </table:table-cell>
          <table:table-cell office:value-type="float" office:value="24007" table:style-name="ce6">
            <text:p>24,007<text:s/></text:p>
          </table:table-cell>
          <table:table-cell office:value-type="float" office:value="26936" table:style-name="ce6">
            <text:p>26,936<text:s/></text:p>
          </table:table-cell>
          <table:table-cell office:value-type="float" office:value="28591" table:style-name="ce6">
            <text:p>28,591<text:s/></text:p>
          </table:table-cell>
          <table:table-cell office:value-type="float" office:value="36558" table:style-name="ce6">
            <text:p>36,558<text:s/></text:p>
          </table:table-cell>
          <table:table-cell office:value-type="float" office:value="31144" table:style-name="ce6">
            <text:p>31,144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14536" table:style-name="ce6">
            <text:p>14,536<text:s/></text:p>
          </table:table-cell>
          <table:table-cell office:value-type="float" office:value="33286" table:style-name="ce6">
            <text:p>33,286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14811" table:style-name="ce6">
            <text:p>14,811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39553" table:style-name="ce6">
            <text:p>39,553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28236" table:style-name="ce6">
            <text:p>28,236<text:s/></text:p>
          </table:table-cell>
          <table:table-cell office:value-type="float" office:value="33085" table:style-name="ce6">
            <text:p>33,085<text:s/></text:p>
          </table:table-cell>
          <table:table-cell office:value-type="float" office:value="41015" table:style-name="ce6">
            <text:p>41,015<text:s/></text:p>
          </table:table-cell>
          <table:table-cell office:value-type="float" office:value="45593" table:style-name="ce6">
            <text:p>45,593<text:s/></text:p>
          </table:table-cell>
          <table:table-cell office:value-type="float" office:value="27129" table:style-name="ce6">
            <text:p>27,129<text:s/></text:p>
          </table:table-cell>
          <table:table-cell office:value-type="float" office:value="31996" table:style-name="ce6">
            <text:p>31,996<text:s/></text:p>
          </table:table-cell>
          <table:table-cell office:value-type="float" office:value="72020" table:style-name="ce6">
            <text:p>72,020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34190" table:style-name="ce6">
            <text:p>34,190<text:s/></text:p>
          </table:table-cell>
          <table:table-cell office:value-type="float" office:value="35625" table:style-name="ce6">
            <text:p>35,625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64132" table:style-name="ce6">
            <text:p>64,132<text:s/></text:p>
          </table:table-cell>
          <table:table-cell office:value-type="float" office:value="21669" table:style-name="ce6">
            <text:p>21,669<text:s/></text:p>
          </table:table-cell>
          <table:table-cell office:value-type="float" office:value="16826" table:style-name="ce6">
            <text:p>16,826<text:s/></text:p>
          </table:table-cell>
          <table:table-cell office:value-type="float" office:value="15502" table:style-name="ce6">
            <text:p>15,502<text:s/></text:p>
          </table:table-cell>
          <table:table-cell office:value-type="float" office:value="20147" table:style-name="ce6">
            <text:p>20,147<text:s/></text:p>
          </table:table-cell>
          <table:table-cell office:value-type="float" office:value="15850" table:style-name="ce6">
            <text:p>15,850<text:s/></text:p>
          </table:table-cell>
          <table:table-cell office:value-type="float" office:value="33087" table:style-name="ce6">
            <text:p>33,087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14147" table:style-name="ce6">
            <text:p>14,147<text:s/></text:p>
          </table:table-cell>
          <table:table-cell office:value-type="float" office:value="42324" table:style-name="ce6">
            <text:p>42,324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26066" table:style-name="ce6">
            <text:p>26,066<text:s/></text:p>
          </table:table-cell>
          <table:table-cell office:value-type="float" office:value="27140" table:style-name="ce6">
            <text:p>27,140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14634" table:style-name="ce6">
            <text:p>14,634<text:s/></text:p>
          </table:table-cell>
          <table:table-cell office:value-type="float" office:value="18902" table:style-name="ce6">
            <text:p>18,902<text:s/></text:p>
          </table:table-cell>
          <table:table-cell office:value-type="float" office:value="32043" table:style-name="ce6">
            <text:p>32,043<text:s/></text:p>
          </table:table-cell>
          <table:table-cell office:value-type="float" office:value="27773" table:style-name="ce6">
            <text:p>27,773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2931" table:style-name="ce6">
            <text:p>12,931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10812" table:style-name="ce6">
            <text:p>10,812<text:s/></text:p>
          </table:table-cell>
          <table:table-cell table:number-columns-repeated="16275"/>
        </table:table-row>
        <table:table-row table:style-name="ro2">
          <table:table-cell office:value-type="date" office:date-value="2019-10-25T00:00:00" table:style-name="ce5">
            <text:p>2019/10/25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45189" table:style-name="ce6">
            <text:p>45,189<text:s/></text:p>
          </table:table-cell>
          <table:table-cell office:value-type="float" office:value="51962" table:style-name="ce6">
            <text:p>51,962<text:s/></text:p>
          </table:table-cell>
          <table:table-cell office:value-type="float" office:value="31005" table:style-name="ce6">
            <text:p>31,005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10223" table:style-name="ce6">
            <text:p>10,223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35937" table:style-name="ce6">
            <text:p>35,937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20092" table:style-name="ce6">
            <text:p>20,092<text:s/></text:p>
          </table:table-cell>
          <table:table-cell office:value-type="float" office:value="25345" table:style-name="ce6">
            <text:p>25,345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35713" table:style-name="ce6">
            <text:p>35,713<text:s/></text:p>
          </table:table-cell>
          <table:table-cell office:value-type="float" office:value="20983" table:style-name="ce6">
            <text:p>20,983<text:s/></text:p>
          </table:table-cell>
          <table:table-cell office:value-type="float" office:value="38399" table:style-name="ce6">
            <text:p>38,399<text:s/></text:p>
          </table:table-cell>
          <table:table-cell office:value-type="float" office:value="34741" table:style-name="ce6">
            <text:p>34,741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40521" table:style-name="ce6">
            <text:p>40,521<text:s/></text:p>
          </table:table-cell>
          <table:table-cell office:value-type="float" office:value="30106" table:style-name="ce6">
            <text:p>30,106<text:s/></text:p>
          </table:table-cell>
          <table:table-cell office:value-type="float" office:value="28982" table:style-name="ce6">
            <text:p>28,982<text:s/></text:p>
          </table:table-cell>
          <table:table-cell office:value-type="float" office:value="25012" table:style-name="ce6">
            <text:p>25,012<text:s/></text:p>
          </table:table-cell>
          <table:table-cell office:value-type="float" office:value="28144" table:style-name="ce6">
            <text:p>28,144<text:s/></text:p>
          </table:table-cell>
          <table:table-cell office:value-type="float" office:value="176273" table:style-name="ce6">
            <text:p>176,273<text:s/></text:p>
          </table:table-cell>
          <table:table-cell office:value-type="float" office:value="49594" table:style-name="ce6">
            <text:p>49,594<text:s/></text:p>
          </table:table-cell>
          <table:table-cell office:value-type="float" office:value="25683" table:style-name="ce6">
            <text:p>25,683<text:s/></text:p>
          </table:table-cell>
          <table:table-cell office:value-type="float" office:value="28209" table:style-name="ce6">
            <text:p>28,209<text:s/></text:p>
          </table:table-cell>
          <table:table-cell office:value-type="float" office:value="33295" table:style-name="ce6">
            <text:p>33,295<text:s/></text:p>
          </table:table-cell>
          <table:table-cell office:value-type="float" office:value="40248" table:style-name="ce6">
            <text:p>40,248<text:s/></text:p>
          </table:table-cell>
          <table:table-cell office:value-type="float" office:value="34301" table:style-name="ce6">
            <text:p>34,301<text:s/></text:p>
          </table:table-cell>
          <table:table-cell office:value-type="float" office:value="26277" table:style-name="ce6">
            <text:p>26,277<text:s/></text:p>
          </table:table-cell>
          <table:table-cell office:value-type="float" office:value="14757" table:style-name="ce6">
            <text:p>14,757<text:s/></text:p>
          </table:table-cell>
          <table:table-cell office:value-type="float" office:value="35903" table:style-name="ce6">
            <text:p>35,903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21838" table:style-name="ce6">
            <text:p>21,838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15423" table:style-name="ce6">
            <text:p>15,423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46122" table:style-name="ce6">
            <text:p>46,122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15011" table:style-name="ce6">
            <text:p>15,011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28877" table:style-name="ce6">
            <text:p>28,877<text:s/></text:p>
          </table:table-cell>
          <table:table-cell office:value-type="float" office:value="35542" table:style-name="ce6">
            <text:p>35,542<text:s/></text:p>
          </table:table-cell>
          <table:table-cell office:value-type="float" office:value="46019" table:style-name="ce6">
            <text:p>46,019<text:s/></text:p>
          </table:table-cell>
          <table:table-cell office:value-type="float" office:value="48183" table:style-name="ce6">
            <text:p>48,183<text:s/></text:p>
          </table:table-cell>
          <table:table-cell office:value-type="float" office:value="29345" table:style-name="ce6">
            <text:p>29,345<text:s/></text:p>
          </table:table-cell>
          <table:table-cell office:value-type="float" office:value="35228" table:style-name="ce6">
            <text:p>35,228<text:s/></text:p>
          </table:table-cell>
          <table:table-cell office:value-type="float" office:value="86688" table:style-name="ce6">
            <text:p>86,688<text:s/></text:p>
          </table:table-cell>
          <table:table-cell office:value-type="float" office:value="26768" table:style-name="ce6">
            <text:p>26,768<text:s/></text:p>
          </table:table-cell>
          <table:table-cell office:value-type="float" office:value="38350" table:style-name="ce6">
            <text:p>38,350<text:s/></text:p>
          </table:table-cell>
          <table:table-cell office:value-type="float" office:value="40844" table:style-name="ce6">
            <text:p>40,844<text:s/></text:p>
          </table:table-cell>
          <table:table-cell office:value-type="float" office:value="24027" table:style-name="ce6">
            <text:p>24,027<text:s/></text:p>
          </table:table-cell>
          <table:table-cell office:value-type="float" office:value="73753" table:style-name="ce6">
            <text:p>73,753<text:s/></text:p>
          </table:table-cell>
          <table:table-cell office:value-type="float" office:value="23060" table:style-name="ce6">
            <text:p>23,060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22313" table:style-name="ce6">
            <text:p>22,313<text:s/></text:p>
          </table:table-cell>
          <table:table-cell office:value-type="float" office:value="17213" table:style-name="ce6">
            <text:p>17,213<text:s/></text:p>
          </table:table-cell>
          <table:table-cell office:value-type="float" office:value="38011" table:style-name="ce6">
            <text:p>38,011<text:s/></text:p>
          </table:table-cell>
          <table:table-cell office:value-type="float" office:value="20922" table:style-name="ce6">
            <text:p>20,922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16385" table:style-name="ce6">
            <text:p>16,385<text:s/></text:p>
          </table:table-cell>
          <table:table-cell office:value-type="float" office:value="44091" table:style-name="ce6">
            <text:p>44,091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26960" table:style-name="ce6">
            <text:p>26,960<text:s/></text:p>
          </table:table-cell>
          <table:table-cell office:value-type="float" office:value="29324" table:style-name="ce6">
            <text:p>29,324<text:s/></text:p>
          </table:table-cell>
          <table:table-cell office:value-type="float" office:value="15569" table:style-name="ce6">
            <text:p>15,569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32973" table:style-name="ce6">
            <text:p>32,973<text:s/></text:p>
          </table:table-cell>
          <table:table-cell office:value-type="float" office:value="30314" table:style-name="ce6">
            <text:p>30,314<text:s/></text:p>
          </table:table-cell>
          <table:table-cell office:value-type="float" office:value="16760" table:style-name="ce6">
            <text:p>16,760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13695" table:style-name="ce6">
            <text:p>13,695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13318" table:style-name="ce6">
            <text:p>13,318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11510" table:style-name="ce6">
            <text:p>11,510<text:s/></text:p>
          </table:table-cell>
          <table:table-cell table:number-columns-repeated="16275"/>
        </table:table-row>
        <table:table-row table:style-name="ro2">
          <table:table-cell office:value-type="date" office:date-value="2019-10-26T00:00:00" table:style-name="ce5">
            <text:p>2019/10/26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28059" table:style-name="ce6">
            <text:p>28,059<text:s/></text:p>
          </table:table-cell>
          <table:table-cell office:value-type="float" office:value="57240" table:style-name="ce6">
            <text:p>57,240<text:s/></text:p>
          </table:table-cell>
          <table:table-cell office:value-type="float" office:value="18537" table:style-name="ce6">
            <text:p>18,537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14914" table:style-name="ce6">
            <text:p>14,914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29514" table:style-name="ce6">
            <text:p>29,514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16596" table:style-name="ce6">
            <text:p>16,596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35886" table:style-name="ce6">
            <text:p>35,886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33141" table:style-name="ce6">
            <text:p>33,141<text:s/></text:p>
          </table:table-cell>
          <table:table-cell office:value-type="float" office:value="38188" table:style-name="ce6">
            <text:p>38,188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36549" table:style-name="ce6">
            <text:p>36,549<text:s/></text:p>
          </table:table-cell>
          <table:table-cell office:value-type="float" office:value="26018" table:style-name="ce6">
            <text:p>26,018<text:s/></text:p>
          </table:table-cell>
          <table:table-cell office:value-type="float" office:value="23894" table:style-name="ce6">
            <text:p>23,894<text:s/></text:p>
          </table:table-cell>
          <table:table-cell office:value-type="float" office:value="21529" table:style-name="ce6">
            <text:p>21,529<text:s/></text:p>
          </table:table-cell>
          <table:table-cell office:value-type="float" office:value="28716" table:style-name="ce6">
            <text:p>28,716<text:s/></text:p>
          </table:table-cell>
          <table:table-cell office:value-type="float" office:value="197741" table:style-name="ce6">
            <text:p>197,741<text:s/></text:p>
          </table:table-cell>
          <table:table-cell office:value-type="float" office:value="51569" table:style-name="ce6">
            <text:p>51,569<text:s/></text:p>
          </table:table-cell>
          <table:table-cell office:value-type="float" office:value="22304" table:style-name="ce6">
            <text:p>22,304<text:s/></text:p>
          </table:table-cell>
          <table:table-cell office:value-type="float" office:value="23018" table:style-name="ce6">
            <text:p>23,018<text:s/></text:p>
          </table:table-cell>
          <table:table-cell office:value-type="float" office:value="39348" table:style-name="ce6">
            <text:p>39,348<text:s/></text:p>
          </table:table-cell>
          <table:table-cell office:value-type="float" office:value="40903" table:style-name="ce6">
            <text:p>40,903<text:s/></text:p>
          </table:table-cell>
          <table:table-cell office:value-type="float" office:value="33416" table:style-name="ce6">
            <text:p>33,416<text:s/></text:p>
          </table:table-cell>
          <table:table-cell office:value-type="float" office:value="26838" table:style-name="ce6">
            <text:p>26,838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30146" table:style-name="ce6">
            <text:p>30,146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18987" table:style-name="ce6">
            <text:p>18,987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51343" table:style-name="ce6">
            <text:p>51,343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40492" table:style-name="ce6">
            <text:p>40,492<text:s/></text:p>
          </table:table-cell>
          <table:table-cell office:value-type="float" office:value="48947" table:style-name="ce6">
            <text:p>48,947<text:s/></text:p>
          </table:table-cell>
          <table:table-cell office:value-type="float" office:value="40147" table:style-name="ce6">
            <text:p>40,147<text:s/></text:p>
          </table:table-cell>
          <table:table-cell office:value-type="float" office:value="25097" table:style-name="ce6">
            <text:p>25,097<text:s/></text:p>
          </table:table-cell>
          <table:table-cell office:value-type="float" office:value="36186" table:style-name="ce6">
            <text:p>36,186<text:s/></text:p>
          </table:table-cell>
          <table:table-cell office:value-type="float" office:value="107626" table:style-name="ce6">
            <text:p>107,626<text:s/></text:p>
          </table:table-cell>
          <table:table-cell office:value-type="float" office:value="24911" table:style-name="ce6">
            <text:p>24,911<text:s/></text:p>
          </table:table-cell>
          <table:table-cell office:value-type="float" office:value="43541" table:style-name="ce6">
            <text:p>43,541<text:s/></text:p>
          </table:table-cell>
          <table:table-cell office:value-type="float" office:value="40751" table:style-name="ce6">
            <text:p>40,751<text:s/></text:p>
          </table:table-cell>
          <table:table-cell office:value-type="float" office:value="28739" table:style-name="ce6">
            <text:p>28,739<text:s/></text:p>
          </table:table-cell>
          <table:table-cell office:value-type="float" office:value="75603" table:style-name="ce6">
            <text:p>75,603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37723" table:style-name="ce6">
            <text:p>37,723<text:s/></text:p>
          </table:table-cell>
          <table:table-cell office:value-type="float" office:value="16054" table:style-name="ce6">
            <text:p>16,054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20151" table:style-name="ce6">
            <text:p>20,151<text:s/></text:p>
          </table:table-cell>
          <table:table-cell office:value-type="float" office:value="18231" table:style-name="ce6">
            <text:p>18,231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10426" table:style-name="ce6">
            <text:p>10,426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14966" table:style-name="ce6">
            <text:p>14,966<text:s/></text:p>
          </table:table-cell>
          <table:table-cell office:value-type="float" office:value="15713" table:style-name="ce6">
            <text:p>15,713<text:s/></text:p>
          </table:table-cell>
          <table:table-cell office:value-type="float" office:value="23451" table:style-name="ce6">
            <text:p>23,451<text:s/></text:p>
          </table:table-cell>
          <table:table-cell office:value-type="float" office:value="28411" table:style-name="ce6">
            <text:p>28,411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11734" table:style-name="ce6">
            <text:p>11,734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9652" table:style-name="ce6">
            <text:p>9,652<text:s/></text:p>
          </table:table-cell>
          <table:table-cell table:number-columns-repeated="16275"/>
        </table:table-row>
        <table:table-row table:style-name="ro2">
          <table:table-cell office:value-type="date" office:date-value="2019-10-27T00:00:00" table:style-name="ce5">
            <text:p>2019/10/27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20766" table:style-name="ce6">
            <text:p>20,766<text:s/></text:p>
          </table:table-cell>
          <table:table-cell office:value-type="float" office:value="40647" table:style-name="ce6">
            <text:p>40,647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5059" table:style-name="ce6">
            <text:p>15,059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16040" table:style-name="ce6">
            <text:p>16,040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29012" table:style-name="ce6">
            <text:p>29,012<text:s/></text:p>
          </table:table-cell>
          <table:table-cell office:value-type="float" office:value="15845" table:style-name="ce6">
            <text:p>15,845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29731" table:style-name="ce6">
            <text:p>29,731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29759" table:style-name="ce6">
            <text:p>29,759<text:s/></text:p>
          </table:table-cell>
          <table:table-cell office:value-type="float" office:value="21245" table:style-name="ce6">
            <text:p>21,245<text:s/></text:p>
          </table:table-cell>
          <table:table-cell office:value-type="float" office:value="19559" table:style-name="ce6">
            <text:p>19,559<text:s/></text:p>
          </table:table-cell>
          <table:table-cell office:value-type="float" office:value="17487" table:style-name="ce6">
            <text:p>17,487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179459" table:style-name="ce6">
            <text:p>179,459<text:s/></text:p>
          </table:table-cell>
          <table:table-cell office:value-type="float" office:value="42006" table:style-name="ce6">
            <text:p>42,006<text:s/></text:p>
          </table:table-cell>
          <table:table-cell office:value-type="float" office:value="16557" table:style-name="ce6">
            <text:p>16,557<text:s/></text:p>
          </table:table-cell>
          <table:table-cell office:value-type="float" office:value="20295" table:style-name="ce6">
            <text:p>20,295<text:s/></text:p>
          </table:table-cell>
          <table:table-cell office:value-type="float" office:value="40016" table:style-name="ce6">
            <text:p>40,016<text:s/></text:p>
          </table:table-cell>
          <table:table-cell office:value-type="float" office:value="33187" table:style-name="ce6">
            <text:p>33,187<text:s/></text:p>
          </table:table-cell>
          <table:table-cell office:value-type="float" office:value="24959" table:style-name="ce6">
            <text:p>24,959<text:s/></text:p>
          </table:table-cell>
          <table:table-cell office:value-type="float" office:value="20372" table:style-name="ce6">
            <text:p>20,372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22401" table:style-name="ce6">
            <text:p>22,401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15502" table:style-name="ce6">
            <text:p>15,502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46292" table:style-name="ce6">
            <text:p>46,292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16649" table:style-name="ce6">
            <text:p>16,649<text:s/></text:p>
          </table:table-cell>
          <table:table-cell office:value-type="float" office:value="16063" table:style-name="ce6">
            <text:p>16,063<text:s/></text:p>
          </table:table-cell>
          <table:table-cell office:value-type="float" office:value="29030" table:style-name="ce6">
            <text:p>29,030<text:s/></text:p>
          </table:table-cell>
          <table:table-cell office:value-type="float" office:value="41294" table:style-name="ce6">
            <text:p>41,294<text:s/></text:p>
          </table:table-cell>
          <table:table-cell office:value-type="float" office:value="31730" table:style-name="ce6">
            <text:p>31,730<text:s/></text:p>
          </table:table-cell>
          <table:table-cell office:value-type="float" office:value="19957" table:style-name="ce6">
            <text:p>19,957<text:s/></text:p>
          </table:table-cell>
          <table:table-cell office:value-type="float" office:value="30327" table:style-name="ce6">
            <text:p>30,327<text:s/></text:p>
          </table:table-cell>
          <table:table-cell office:value-type="float" office:value="81958" table:style-name="ce6">
            <text:p>81,958<text:s/></text:p>
          </table:table-cell>
          <table:table-cell office:value-type="float" office:value="15024" table:style-name="ce6">
            <text:p>15,024<text:s/></text:p>
          </table:table-cell>
          <table:table-cell office:value-type="float" office:value="31180" table:style-name="ce6">
            <text:p>31,180<text:s/></text:p>
          </table:table-cell>
          <table:table-cell office:value-type="float" office:value="26408" table:style-name="ce6">
            <text:p>26,408<text:s/></text:p>
          </table:table-cell>
          <table:table-cell office:value-type="float" office:value="17494" table:style-name="ce6">
            <text:p>17,494<text:s/></text:p>
          </table:table-cell>
          <table:table-cell office:value-type="float" office:value="58365" table:style-name="ce6">
            <text:p>58,365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30637" table:style-name="ce6">
            <text:p>30,637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19253" table:style-name="ce6">
            <text:p>19,253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19957" table:style-name="ce6">
            <text:p>19,957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7723" table:style-name="ce6">
            <text:p>7,723<text:s/></text:p>
          </table:table-cell>
          <table:table-cell table:number-columns-repeated="16275"/>
        </table:table-row>
        <table:table-row table:style-name="ro2">
          <table:table-cell office:value-type="date" office:date-value="2019-10-28T00:00:00" table:style-name="ce5">
            <text:p>2019/10/28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41845" table:style-name="ce6">
            <text:p>41,845<text:s/></text:p>
          </table:table-cell>
          <table:table-cell office:value-type="float" office:value="42525" table:style-name="ce6">
            <text:p>42,525<text:s/></text:p>
          </table:table-cell>
          <table:table-cell office:value-type="float" office:value="28560" table:style-name="ce6">
            <text:p>28,560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4970" table:style-name="ce6">
            <text:p>14,970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17984" table:style-name="ce6">
            <text:p>17,984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30801" table:style-name="ce6">
            <text:p>30,801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27953" table:style-name="ce6">
            <text:p>27,953<text:s/></text:p>
          </table:table-cell>
          <table:table-cell office:value-type="float" office:value="17545" table:style-name="ce6">
            <text:p>17,545<text:s/></text:p>
          </table:table-cell>
          <table:table-cell office:value-type="float" office:value="34503" table:style-name="ce6">
            <text:p>34,503<text:s/></text:p>
          </table:table-cell>
          <table:table-cell office:value-type="float" office:value="29290" table:style-name="ce6">
            <text:p>29,290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37332" table:style-name="ce6">
            <text:p>37,332<text:s/></text:p>
          </table:table-cell>
          <table:table-cell office:value-type="float" office:value="27483" table:style-name="ce6">
            <text:p>27,483<text:s/></text:p>
          </table:table-cell>
          <table:table-cell office:value-type="float" office:value="26858" table:style-name="ce6">
            <text:p>26,858<text:s/></text:p>
          </table:table-cell>
          <table:table-cell office:value-type="float" office:value="23389" table:style-name="ce6">
            <text:p>23,389<text:s/></text:p>
          </table:table-cell>
          <table:table-cell office:value-type="float" office:value="26629" table:style-name="ce6">
            <text:p>26,629<text:s/></text:p>
          </table:table-cell>
          <table:table-cell office:value-type="float" office:value="144899" table:style-name="ce6">
            <text:p>144,899<text:s/></text:p>
          </table:table-cell>
          <table:table-cell office:value-type="float" office:value="39361" table:style-name="ce6">
            <text:p>39,361<text:s/></text:p>
          </table:table-cell>
          <table:table-cell office:value-type="float" office:value="23458" table:style-name="ce6">
            <text:p>23,458<text:s/></text:p>
          </table:table-cell>
          <table:table-cell office:value-type="float" office:value="25749" table:style-name="ce6">
            <text:p>25,749<text:s/></text:p>
          </table:table-cell>
          <table:table-cell office:value-type="float" office:value="30307" table:style-name="ce6">
            <text:p>30,307<text:s/></text:p>
          </table:table-cell>
          <table:table-cell office:value-type="float" office:value="33456" table:style-name="ce6">
            <text:p>33,456<text:s/></text:p>
          </table:table-cell>
          <table:table-cell office:value-type="float" office:value="29238" table:style-name="ce6">
            <text:p>29,238<text:s/></text:p>
          </table:table-cell>
          <table:table-cell office:value-type="float" office:value="23776" table:style-name="ce6">
            <text:p>23,776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32721" table:style-name="ce6">
            <text:p>32,721<text:s/></text:p>
          </table:table-cell>
          <table:table-cell office:value-type="float" office:value="7557" table:style-name="ce6">
            <text:p>7,557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8651" table:style-name="ce6">
            <text:p>18,651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4071" table:style-name="ce6">
            <text:p>14,071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37724" table:style-name="ce6">
            <text:p>37,724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27951" table:style-name="ce6">
            <text:p>27,951<text:s/></text:p>
          </table:table-cell>
          <table:table-cell office:value-type="float" office:value="31832" table:style-name="ce6">
            <text:p>31,832<text:s/></text:p>
          </table:table-cell>
          <table:table-cell office:value-type="float" office:value="39326" table:style-name="ce6">
            <text:p>39,326<text:s/></text:p>
          </table:table-cell>
          <table:table-cell office:value-type="float" office:value="44265" table:style-name="ce6">
            <text:p>44,265<text:s/></text:p>
          </table:table-cell>
          <table:table-cell office:value-type="float" office:value="26182" table:style-name="ce6">
            <text:p>26,182<text:s/></text:p>
          </table:table-cell>
          <table:table-cell office:value-type="float" office:value="32552" table:style-name="ce6">
            <text:p>32,552<text:s/></text:p>
          </table:table-cell>
          <table:table-cell office:value-type="float" office:value="69041" table:style-name="ce6">
            <text:p>69,041<text:s/></text:p>
          </table:table-cell>
          <table:table-cell office:value-type="float" office:value="23112" table:style-name="ce6">
            <text:p>23,112<text:s/></text:p>
          </table:table-cell>
          <table:table-cell office:value-type="float" office:value="32965" table:style-name="ce6">
            <text:p>32,965<text:s/></text:p>
          </table:table-cell>
          <table:table-cell office:value-type="float" office:value="32844" table:style-name="ce6">
            <text:p>32,844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62511" table:style-name="ce6">
            <text:p>62,511<text:s/></text:p>
          </table:table-cell>
          <table:table-cell office:value-type="float" office:value="20844" table:style-name="ce6">
            <text:p>20,844<text:s/></text:p>
          </table:table-cell>
          <table:table-cell office:value-type="float" office:value="16708" table:style-name="ce6">
            <text:p>16,708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19142" table:style-name="ce6">
            <text:p>19,142<text:s/></text:p>
          </table:table-cell>
          <table:table-cell office:value-type="float" office:value="15529" table:style-name="ce6">
            <text:p>15,529<text:s/></text:p>
          </table:table-cell>
          <table:table-cell office:value-type="float" office:value="32041" table:style-name="ce6">
            <text:p>32,041<text:s/></text:p>
          </table:table-cell>
          <table:table-cell office:value-type="float" office:value="18721" table:style-name="ce6">
            <text:p>18,721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40808" table:style-name="ce6">
            <text:p>40,808<text:s/></text:p>
          </table:table-cell>
          <table:table-cell office:value-type="float" office:value="23562" table:style-name="ce6">
            <text:p>23,562<text:s/></text:p>
          </table:table-cell>
          <table:table-cell office:value-type="float" office:value="25289" table:style-name="ce6">
            <text:p>25,289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18242" table:style-name="ce6">
            <text:p>18,242<text:s/></text:p>
          </table:table-cell>
          <table:table-cell office:value-type="float" office:value="30728" table:style-name="ce6">
            <text:p>30,728<text:s/></text:p>
          </table:table-cell>
          <table:table-cell office:value-type="float" office:value="25641" table:style-name="ce6">
            <text:p>25,641<text:s/></text:p>
          </table:table-cell>
          <table:table-cell office:value-type="float" office:value="15532" table:style-name="ce6">
            <text:p>15,532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10299" table:style-name="ce6">
            <text:p>10,299<text:s/></text:p>
          </table:table-cell>
          <table:table-cell table:number-columns-repeated="16275"/>
        </table:table-row>
        <table:table-row table:style-name="ro2">
          <table:table-cell office:value-type="date" office:date-value="2019-10-29T00:00:00" table:style-name="ce5">
            <text:p>2019/10/29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15918" table:style-name="ce6">
            <text:p>15,918<text:s/></text:p>
          </table:table-cell>
          <table:table-cell office:value-type="float" office:value="43037" table:style-name="ce6">
            <text:p>43,037<text:s/></text:p>
          </table:table-cell>
          <table:table-cell office:value-type="float" office:value="44669" table:style-name="ce6">
            <text:p>44,669<text:s/></text:p>
          </table:table-cell>
          <table:table-cell office:value-type="float" office:value="29291" table:style-name="ce6">
            <text:p>29,291<text:s/></text:p>
          </table:table-cell>
          <table:table-cell office:value-type="float" office:value="16514" table:style-name="ce6">
            <text:p>16,514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19804" table:style-name="ce6">
            <text:p>19,804<text:s/></text:p>
          </table:table-cell>
          <table:table-cell office:value-type="float" office:value="18658" table:style-name="ce6">
            <text:p>18,658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31201" table:style-name="ce6">
            <text:p>31,201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2064" table:style-name="ce6">
            <text:p>12,064<text:s/></text:p>
          </table:table-cell>
          <table:table-cell office:value-type="float" office:value="17906" table:style-name="ce6">
            <text:p>17,906<text:s/></text:p>
          </table:table-cell>
          <table:table-cell office:value-type="float" office:value="23702" table:style-name="ce6">
            <text:p>23,702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10551" table:style-name="ce6">
            <text:p>10,551<text:s/></text:p>
          </table:table-cell>
          <table:table-cell office:value-type="float" office:value="29199" table:style-name="ce6">
            <text:p>29,199<text:s/></text:p>
          </table:table-cell>
          <table:table-cell office:value-type="float" office:value="18308" table:style-name="ce6">
            <text:p>18,308<text:s/></text:p>
          </table:table-cell>
          <table:table-cell office:value-type="float" office:value="35553" table:style-name="ce6">
            <text:p>35,553<text:s/></text:p>
          </table:table-cell>
          <table:table-cell office:value-type="float" office:value="30559" table:style-name="ce6">
            <text:p>30,559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37966" table:style-name="ce6">
            <text:p>37,966<text:s/></text:p>
          </table:table-cell>
          <table:table-cell office:value-type="float" office:value="28397" table:style-name="ce6">
            <text:p>28,397<text:s/></text:p>
          </table:table-cell>
          <table:table-cell office:value-type="float" office:value="27409" table:style-name="ce6">
            <text:p>27,409<text:s/></text:p>
          </table:table-cell>
          <table:table-cell office:value-type="float" office:value="23757" table:style-name="ce6">
            <text:p>23,757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135832" table:style-name="ce6">
            <text:p>135,832<text:s/></text:p>
          </table:table-cell>
          <table:table-cell office:value-type="float" office:value="39923" table:style-name="ce6">
            <text:p>39,923<text:s/></text:p>
          </table:table-cell>
          <table:table-cell office:value-type="float" office:value="23783" table:style-name="ce6">
            <text:p>23,783<text:s/></text:p>
          </table:table-cell>
          <table:table-cell office:value-type="float" office:value="26219" table:style-name="ce6">
            <text:p>26,219<text:s/></text:p>
          </table:table-cell>
          <table:table-cell office:value-type="float" office:value="27955" table:style-name="ce6">
            <text:p>27,955<text:s/></text:p>
          </table:table-cell>
          <table:table-cell office:value-type="float" office:value="33169" table:style-name="ce6">
            <text:p>33,169<text:s/></text:p>
          </table:table-cell>
          <table:table-cell office:value-type="float" office:value="30140" table:style-name="ce6">
            <text:p>30,140<text:s/></text:p>
          </table:table-cell>
          <table:table-cell office:value-type="float" office:value="24321" table:style-name="ce6">
            <text:p>24,321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33459" table:style-name="ce6">
            <text:p>33,459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19136" table:style-name="ce6">
            <text:p>19,136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14360" table:style-name="ce6">
            <text:p>14,360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36120" table:style-name="ce6">
            <text:p>36,120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23234" table:style-name="ce6">
            <text:p>23,234<text:s/></text:p>
          </table:table-cell>
          <table:table-cell office:value-type="float" office:value="28452" table:style-name="ce6">
            <text:p>28,452<text:s/></text:p>
          </table:table-cell>
          <table:table-cell office:value-type="float" office:value="32554" table:style-name="ce6">
            <text:p>32,554<text:s/></text:p>
          </table:table-cell>
          <table:table-cell office:value-type="float" office:value="38762" table:style-name="ce6">
            <text:p>38,762<text:s/></text:p>
          </table:table-cell>
          <table:table-cell office:value-type="float" office:value="45167" table:style-name="ce6">
            <text:p>45,167<text:s/></text:p>
          </table:table-cell>
          <table:table-cell office:value-type="float" office:value="26653" table:style-name="ce6">
            <text:p>26,653<text:s/></text:p>
          </table:table-cell>
          <table:table-cell office:value-type="float" office:value="31591" table:style-name="ce6">
            <text:p>31,591<text:s/></text:p>
          </table:table-cell>
          <table:table-cell office:value-type="float" office:value="68579" table:style-name="ce6">
            <text:p>68,579<text:s/></text:p>
          </table:table-cell>
          <table:table-cell office:value-type="float" office:value="24671" table:style-name="ce6">
            <text:p>24,671<text:s/></text:p>
          </table:table-cell>
          <table:table-cell office:value-type="float" office:value="33585" table:style-name="ce6">
            <text:p>33,585<text:s/></text:p>
          </table:table-cell>
          <table:table-cell office:value-type="float" office:value="34542" table:style-name="ce6">
            <text:p>34,542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62416" table:style-name="ce6">
            <text:p>62,416<text:s/></text:p>
          </table:table-cell>
          <table:table-cell office:value-type="float" office:value="21604" table:style-name="ce6">
            <text:p>21,604<text:s/></text:p>
          </table:table-cell>
          <table:table-cell office:value-type="float" office:value="17077" table:style-name="ce6">
            <text:p>17,077<text:s/></text:p>
          </table:table-cell>
          <table:table-cell office:value-type="float" office:value="15173" table:style-name="ce6">
            <text:p>15,173<text:s/></text:p>
          </table:table-cell>
          <table:table-cell office:value-type="float" office:value="18718" table:style-name="ce6">
            <text:p>18,718<text:s/></text:p>
          </table:table-cell>
          <table:table-cell office:value-type="float" office:value="15253" table:style-name="ce6">
            <text:p>15,253<text:s/></text:p>
          </table:table-cell>
          <table:table-cell office:value-type="float" office:value="31152" table:style-name="ce6">
            <text:p>31,152<text:s/></text:p>
          </table:table-cell>
          <table:table-cell office:value-type="float" office:value="19202" table:style-name="ce6">
            <text:p>19,202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41711" table:style-name="ce6">
            <text:p>41,711<text:s/></text:p>
          </table:table-cell>
          <table:table-cell office:value-type="float" office:value="24491" table:style-name="ce6">
            <text:p>24,491<text:s/></text:p>
          </table:table-cell>
          <table:table-cell office:value-type="float" office:value="26071" table:style-name="ce6">
            <text:p>26,071<text:s/></text:p>
          </table:table-cell>
          <table:table-cell office:value-type="float" office:value="26141" table:style-name="ce6">
            <text:p>26,141<text:s/></text:p>
          </table:table-cell>
          <table:table-cell office:value-type="float" office:value="14267" table:style-name="ce6">
            <text:p>14,267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18557" table:style-name="ce6">
            <text:p>18,557<text:s/></text:p>
          </table:table-cell>
          <table:table-cell office:value-type="float" office:value="30408" table:style-name="ce6">
            <text:p>30,408<text:s/></text:p>
          </table:table-cell>
          <table:table-cell office:value-type="float" office:value="26458" table:style-name="ce6">
            <text:p>26,458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13632" table:style-name="ce6">
            <text:p>13,632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10479" table:style-name="ce6">
            <text:p>10,479<text:s/></text:p>
          </table:table-cell>
          <table:table-cell table:number-columns-repeated="16275"/>
        </table:table-row>
        <table:table-row table:style-name="ro2">
          <table:table-cell office:value-type="date" office:date-value="2019-10-30T00:00:00" table:style-name="ce5">
            <text:p>2019/10/30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16047" table:style-name="ce6">
            <text:p>16,047<text:s/></text:p>
          </table:table-cell>
          <table:table-cell office:value-type="float" office:value="43193" table:style-name="ce6">
            <text:p>43,193<text:s/></text:p>
          </table:table-cell>
          <table:table-cell office:value-type="float" office:value="46437" table:style-name="ce6">
            <text:p>46,437<text:s/></text:p>
          </table:table-cell>
          <table:table-cell office:value-type="float" office:value="29509" table:style-name="ce6">
            <text:p>29,509<text:s/></text:p>
          </table:table-cell>
          <table:table-cell office:value-type="float" office:value="16471" table:style-name="ce6">
            <text:p>16,471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15403" table:style-name="ce6">
            <text:p>15,403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31902" table:style-name="ce6">
            <text:p>31,902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3779" table:style-name="ce6">
            <text:p>13,779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23442" table:style-name="ce6">
            <text:p>23,442<text:s/></text:p>
          </table:table-cell>
          <table:table-cell office:value-type="float" office:value="18052" table:style-name="ce6">
            <text:p>18,052<text:s/></text:p>
          </table:table-cell>
          <table:table-cell office:value-type="float" office:value="10712" table:style-name="ce6">
            <text:p>10,712<text:s/></text:p>
          </table:table-cell>
          <table:table-cell office:value-type="float" office:value="29588" table:style-name="ce6">
            <text:p>29,588<text:s/></text:p>
          </table:table-cell>
          <table:table-cell office:value-type="float" office:value="18805" table:style-name="ce6">
            <text:p>18,805<text:s/></text:p>
          </table:table-cell>
          <table:table-cell office:value-type="float" office:value="36065" table:style-name="ce6">
            <text:p>36,065<text:s/></text:p>
          </table:table-cell>
          <table:table-cell office:value-type="float" office:value="30855" table:style-name="ce6">
            <text:p>30,855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37884" table:style-name="ce6">
            <text:p>37,884<text:s/></text:p>
          </table:table-cell>
          <table:table-cell office:value-type="float" office:value="28866" table:style-name="ce6">
            <text:p>28,866<text:s/></text:p>
          </table:table-cell>
          <table:table-cell office:value-type="float" office:value="27165" table:style-name="ce6">
            <text:p>27,165<text:s/></text:p>
          </table:table-cell>
          <table:table-cell office:value-type="float" office:value="24230" table:style-name="ce6">
            <text:p>24,230<text:s/></text:p>
          </table:table-cell>
          <table:table-cell office:value-type="float" office:value="27306" table:style-name="ce6">
            <text:p>27,306<text:s/></text:p>
          </table:table-cell>
          <table:table-cell office:value-type="float" office:value="137588" table:style-name="ce6">
            <text:p>137,588<text:s/></text:p>
          </table:table-cell>
          <table:table-cell office:value-type="float" office:value="40458" table:style-name="ce6">
            <text:p>40,458<text:s/></text:p>
          </table:table-cell>
          <table:table-cell office:value-type="float" office:value="23847" table:style-name="ce6">
            <text:p>23,847<text:s/></text:p>
          </table:table-cell>
          <table:table-cell office:value-type="float" office:value="26363" table:style-name="ce6">
            <text:p>26,363<text:s/></text:p>
          </table:table-cell>
          <table:table-cell office:value-type="float" office:value="28366" table:style-name="ce6">
            <text:p>28,366<text:s/></text:p>
          </table:table-cell>
          <table:table-cell office:value-type="float" office:value="34456" table:style-name="ce6">
            <text:p>34,456<text:s/></text:p>
          </table:table-cell>
          <table:table-cell office:value-type="float" office:value="30276" table:style-name="ce6">
            <text:p>30,276<text:s/></text:p>
          </table:table-cell>
          <table:table-cell office:value-type="float" office:value="25056" table:style-name="ce6">
            <text:p>25,056<text:s/></text:p>
          </table:table-cell>
          <table:table-cell office:value-type="float" office:value="14440" table:style-name="ce6">
            <text:p>14,440<text:s/></text:p>
          </table:table-cell>
          <table:table-cell office:value-type="float" office:value="34095" table:style-name="ce6">
            <text:p>34,095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10060" table:style-name="ce6">
            <text:p>10,060<text:s/></text:p>
          </table:table-cell>
          <table:table-cell office:value-type="float" office:value="19380" table:style-name="ce6">
            <text:p>19,380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37672" table:style-name="ce6">
            <text:p>37,672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28438" table:style-name="ce6">
            <text:p>28,438<text:s/></text:p>
          </table:table-cell>
          <table:table-cell office:value-type="float" office:value="32724" table:style-name="ce6">
            <text:p>32,724<text:s/></text:p>
          </table:table-cell>
          <table:table-cell office:value-type="float" office:value="39666" table:style-name="ce6">
            <text:p>39,666<text:s/></text:p>
          </table:table-cell>
          <table:table-cell office:value-type="float" office:value="45591" table:style-name="ce6">
            <text:p>45,591<text:s/></text:p>
          </table:table-cell>
          <table:table-cell office:value-type="float" office:value="27045" table:style-name="ce6">
            <text:p>27,045<text:s/></text:p>
          </table:table-cell>
          <table:table-cell office:value-type="float" office:value="31466" table:style-name="ce6">
            <text:p>31,466<text:s/></text:p>
          </table:table-cell>
          <table:table-cell office:value-type="float" office:value="70072" table:style-name="ce6">
            <text:p>70,072<text:s/></text:p>
          </table:table-cell>
          <table:table-cell office:value-type="float" office:value="25226" table:style-name="ce6">
            <text:p>25,226<text:s/></text:p>
          </table:table-cell>
          <table:table-cell office:value-type="float" office:value="34468" table:style-name="ce6">
            <text:p>34,468<text:s/></text:p>
          </table:table-cell>
          <table:table-cell office:value-type="float" office:value="35162" table:style-name="ce6">
            <text:p>35,162<text:s/></text:p>
          </table:table-cell>
          <table:table-cell office:value-type="float" office:value="23161" table:style-name="ce6">
            <text:p>23,161<text:s/></text:p>
          </table:table-cell>
          <table:table-cell office:value-type="float" office:value="63920" table:style-name="ce6">
            <text:p>63,920<text:s/></text:p>
          </table:table-cell>
          <table:table-cell office:value-type="float" office:value="21978" table:style-name="ce6">
            <text:p>21,978<text:s/></text:p>
          </table:table-cell>
          <table:table-cell office:value-type="float" office:value="17289" table:style-name="ce6">
            <text:p>17,289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18967" table:style-name="ce6">
            <text:p>18,967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31390" table:style-name="ce6">
            <text:p>31,390<text:s/></text:p>
          </table:table-cell>
          <table:table-cell office:value-type="float" office:value="19257" table:style-name="ce6">
            <text:p>19,257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13444" table:style-name="ce6">
            <text:p>13,444<text:s/></text:p>
          </table:table-cell>
          <table:table-cell office:value-type="float" office:value="42458" table:style-name="ce6">
            <text:p>42,458<text:s/></text:p>
          </table:table-cell>
          <table:table-cell office:value-type="float" office:value="24039" table:style-name="ce6">
            <text:p>24,039<text:s/></text:p>
          </table:table-cell>
          <table:table-cell office:value-type="float" office:value="25817" table:style-name="ce6">
            <text:p>25,817<text:s/></text:p>
          </table:table-cell>
          <table:table-cell office:value-type="float" office:value="26092" table:style-name="ce6">
            <text:p>26,092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8633" table:style-name="ce6">
            <text:p>18,633<text:s/></text:p>
          </table:table-cell>
          <table:table-cell office:value-type="float" office:value="30818" table:style-name="ce6">
            <text:p>30,818<text:s/></text:p>
          </table:table-cell>
          <table:table-cell office:value-type="float" office:value="26601" table:style-name="ce6">
            <text:p>26,601<text:s/></text:p>
          </table:table-cell>
          <table:table-cell office:value-type="float" office:value="16063" table:style-name="ce6">
            <text:p>16,063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10583" table:style-name="ce6">
            <text:p>10,583<text:s/></text:p>
          </table:table-cell>
          <table:table-cell table:number-columns-repeated="16275"/>
        </table:table-row>
        <table:table-row table:style-name="ro2">
          <table:table-cell office:value-type="date" office:date-value="2019-10-31T00:00:00" table:style-name="ce5">
            <text:p>2019/10/31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44764" table:style-name="ce6">
            <text:p>44,764<text:s/></text:p>
          </table:table-cell>
          <table:table-cell office:value-type="float" office:value="48651" table:style-name="ce6">
            <text:p>48,651<text:s/></text:p>
          </table:table-cell>
          <table:table-cell office:value-type="float" office:value="30063" table:style-name="ce6">
            <text:p>30,063<text:s/></text:p>
          </table:table-cell>
          <table:table-cell office:value-type="float" office:value="17474" table:style-name="ce6">
            <text:p>17,474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19103" table:style-name="ce6">
            <text:p>19,103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33233" table:style-name="ce6">
            <text:p>33,233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8007" table:style-name="ce6">
            <text:p>18,007<text:s/></text:p>
          </table:table-cell>
          <table:table-cell office:value-type="float" office:value="23703" table:style-name="ce6">
            <text:p>23,703<text:s/></text:p>
          </table:table-cell>
          <table:table-cell office:value-type="float" office:value="18356" table:style-name="ce6">
            <text:p>18,356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30265" table:style-name="ce6">
            <text:p>30,265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37503" table:style-name="ce6">
            <text:p>37,503<text:s/></text:p>
          </table:table-cell>
          <table:table-cell office:value-type="float" office:value="32086" table:style-name="ce6">
            <text:p>32,086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39106" table:style-name="ce6">
            <text:p>39,106<text:s/></text:p>
          </table:table-cell>
          <table:table-cell office:value-type="float" office:value="28888" table:style-name="ce6">
            <text:p>28,888<text:s/></text:p>
          </table:table-cell>
          <table:table-cell office:value-type="float" office:value="27685" table:style-name="ce6">
            <text:p>27,685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26888" table:style-name="ce6">
            <text:p>26,888<text:s/></text:p>
          </table:table-cell>
          <table:table-cell office:value-type="float" office:value="141765" table:style-name="ce6">
            <text:p>141,765<text:s/></text:p>
          </table:table-cell>
          <table:table-cell office:value-type="float" office:value="42068" table:style-name="ce6">
            <text:p>42,068<text:s/></text:p>
          </table:table-cell>
          <table:table-cell office:value-type="float" office:value="23709" table:style-name="ce6">
            <text:p>23,709<text:s/></text:p>
          </table:table-cell>
          <table:table-cell office:value-type="float" office:value="26174" table:style-name="ce6">
            <text:p>26,174<text:s/></text:p>
          </table:table-cell>
          <table:table-cell office:value-type="float" office:value="27882" table:style-name="ce6">
            <text:p>27,882<text:s/></text:p>
          </table:table-cell>
          <table:table-cell office:value-type="float" office:value="33911" table:style-name="ce6">
            <text:p>33,911<text:s/></text:p>
          </table:table-cell>
          <table:table-cell office:value-type="float" office:value="30402" table:style-name="ce6">
            <text:p>30,402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14334" table:style-name="ce6">
            <text:p>14,334<text:s/></text:p>
          </table:table-cell>
          <table:table-cell office:value-type="float" office:value="33415" table:style-name="ce6">
            <text:p>33,415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19020" table:style-name="ce6">
            <text:p>19,020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14900" table:style-name="ce6">
            <text:p>14,900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37171" table:style-name="ce6">
            <text:p>37,171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23327" table:style-name="ce6">
            <text:p>23,327<text:s/></text:p>
          </table:table-cell>
          <table:table-cell office:value-type="float" office:value="28297" table:style-name="ce6">
            <text:p>28,297<text:s/></text:p>
          </table:table-cell>
          <table:table-cell office:value-type="float" office:value="32647" table:style-name="ce6">
            <text:p>32,647<text:s/></text:p>
          </table:table-cell>
          <table:table-cell office:value-type="float" office:value="39821" table:style-name="ce6">
            <text:p>39,821<text:s/></text:p>
          </table:table-cell>
          <table:table-cell office:value-type="float" office:value="46311" table:style-name="ce6">
            <text:p>46,311<text:s/></text:p>
          </table:table-cell>
          <table:table-cell office:value-type="float" office:value="27272" table:style-name="ce6">
            <text:p>27,272<text:s/></text:p>
          </table:table-cell>
          <table:table-cell office:value-type="float" office:value="31386" table:style-name="ce6">
            <text:p>31,386<text:s/></text:p>
          </table:table-cell>
          <table:table-cell office:value-type="float" office:value="70072" table:style-name="ce6">
            <text:p>70,072<text:s/></text:p>
          </table:table-cell>
          <table:table-cell office:value-type="float" office:value="26086" table:style-name="ce6">
            <text:p>26,086<text:s/></text:p>
          </table:table-cell>
          <table:table-cell office:value-type="float" office:value="35022" table:style-name="ce6">
            <text:p>35,022<text:s/></text:p>
          </table:table-cell>
          <table:table-cell office:value-type="float" office:value="36519" table:style-name="ce6">
            <text:p>36,519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64894" table:style-name="ce6">
            <text:p>64,894<text:s/></text:p>
          </table:table-cell>
          <table:table-cell office:value-type="float" office:value="22657" table:style-name="ce6">
            <text:p>22,657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20043" table:style-name="ce6">
            <text:p>20,043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32867" table:style-name="ce6">
            <text:p>32,867<text:s/></text:p>
          </table:table-cell>
          <table:table-cell office:value-type="float" office:value="19713" table:style-name="ce6">
            <text:p>19,713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43523" table:style-name="ce6">
            <text:p>43,523<text:s/></text:p>
          </table:table-cell>
          <table:table-cell office:value-type="float" office:value="25235" table:style-name="ce6">
            <text:p>25,235<text:s/></text:p>
          </table:table-cell>
          <table:table-cell office:value-type="float" office:value="26496" table:style-name="ce6">
            <text:p>26,496<text:s/></text:p>
          </table:table-cell>
          <table:table-cell office:value-type="float" office:value="26045" table:style-name="ce6">
            <text:p>26,045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4566" table:style-name="ce6">
            <text:p>14,566<text:s/></text:p>
          </table:table-cell>
          <table:table-cell office:value-type="float" office:value="19172" table:style-name="ce6">
            <text:p>19,172<text:s/></text:p>
          </table:table-cell>
          <table:table-cell office:value-type="float" office:value="31365" table:style-name="ce6">
            <text:p>31,365<text:s/></text:p>
          </table:table-cell>
          <table:table-cell office:value-type="float" office:value="27381" table:style-name="ce6">
            <text:p>27,381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0505" table:style-name="ce6">
            <text:p>10,505<text:s/></text:p>
          </table:table-cell>
          <table:table-cell table:number-columns-repeated="16275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09"/>
          <table:table-cell table:style-name="ce8"/>
          <table:table-cell table:number-columns-repeated="16274"/>
        </table:table-row>
        <table:table-row table:style-name="ro4">
          <table:table-cell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16274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rtc</meta:initial-creator>
    <dc:creator>trtc</dc:creator>
    <meta:creation-date>2019-11-08T09:34:50Z</meta:creation-date>
    <dc:date>2019-11-08T09:35:37Z</dc:date>
  </office:meta>
</office:document-meta>
</file>